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9.63mm"/>
    </style:style>
    <style:style style:name="co3" style:family="table-column">
      <style:table-column-properties fo:break-before="auto" style:column-width="37.87mm"/>
    </style:style>
    <style:style style:name="co4" style:family="table-column">
      <style:table-column-properties fo:break-before="auto" style:column-width="30.85mm"/>
    </style:style>
    <style:style style:name="co5" style:family="table-column">
      <style:table-column-properties fo:break-before="auto" style:column-width="30.55mm"/>
    </style:style>
    <style:style style:name="co6" style:family="table-column">
      <style:table-column-properties fo:break-before="auto" style:column-width="52.95mm"/>
    </style:style>
    <style:style style:name="co7" style:family="table-column">
      <style:table-column-properties fo:break-before="auto" style:column-width="44.96mm"/>
    </style:style>
    <style:style style:name="co8" style:family="table-column">
      <style:table-column-properties fo:break-before="auto" style:column-width="60.2mm"/>
    </style:style>
    <style:style style:name="co9" style:family="table-column">
      <style:table-column-properties fo:break-before="auto" style:column-width="44.31mm"/>
    </style:style>
    <style:style style:name="co10" style:family="table-column">
      <style:table-column-properties fo:break-before="auto" style:column-width="44.47mm"/>
    </style:style>
    <style:style style:name="co11" style:family="table-column">
      <style:table-column-properties fo:break-before="auto" style:column-width="52.97mm"/>
    </style:style>
    <style:style style:name="co12" style:family="table-column">
      <style:table-column-properties fo:break-before="auto" style:column-width="43.07mm"/>
    </style:style>
    <style:style style:name="co13" style:family="table-column">
      <style:table-column-properties fo:break-before="auto" style:column-width="58.9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style:font-name="Liberation Sans1"/>
    </style:style>
    <style:style style:name="ce10" style:family="table-cell" style:parent-style-name="Default" style:data-style-name="N61"/>
    <style:style style:name="ce11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fo:background-color="#ff0000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fo:background-color="#ff8000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00a933"/>
    </style:style>
    <style:style style:name="ce9" style:family="table-cell" style:parent-style-name="Default" style:data-style-name="N111">
      <style:table-cell-properties fo:background-color="#00a933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shapes>
          <draw:frame draw:z-index="0" draw:style-name="gr1" draw:text-style-name="P1" svg:width="214.48mm" svg:height="120.64mm" svg:x="617.93mm" svg:y="101.03mm">
            <draw:object draw:notify-on-update-of-ranges="Arkusz1.B8:Arkusz1.B50 Arkusz1.C8:Arkusz1.C50 Arkusz1.B8:Arkusz1.B50 Arkusz1.D8:Arkusz1.D50 Arkusz1.B8:Arkusz1.B50 Arkusz1.AC8:Arkusz1.AC5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6" table:default-cell-style-name="ce12"/>
        <table:table-column table:style-name="co4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4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9"/>
          <table:table-cell table:style-name="Default" table:number-columns-repeated="6"/>
          <table:table-cell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11" office:value-type="string" calcext:value-type="string" table:number-columns-spanned="4" table:number-rows-spanned="1">
            <text:p>Współczynniki kierunkowe</text:p>
          </table:table-cell>
          <table:covered-table-cell table:number-columns-repeated="3"/>
          <table:table-cell table:style-name="ce13" office:value-type="string" calcext:value-type="string">
            <text:p>Nowe funkcje</text:p>
          </table:table-cell>
          <table: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a1</text:p>
          </table:table-cell>
          <table:table-cell office:value-type="string" calcext:value-type="string">
            <text:p>b1</text:p>
          </table:table-cell>
          <table:table-cell office:value-type="string" calcext:value-type="string">
            <text:p>a2</text:p>
          </table:table-cell>
          <table:table-cell office:value-type="string" calcext:value-type="string">
            <text:p>b2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office:value-type="float" office:value="0.0000160643705129985" calcext:value-type="float">
            <text:p>1.61E-05</text:p>
          </table:table-cell>
          <table:table-cell table:formula="of:=[$Arkusz3.C1]" office:value-type="float" office:value="0.000032262193006057" calcext:value-type="float">
            <text:p>3.23E-05</text:p>
          </table:table-cell>
          <table:table-cell/>
          <table:table-cell table:formula="of:=((1/2)*[.C8]*[.C8]+((1/3)*[.E9]+[.C8])*(1/2)*[.E9])/([.C8]+(1/2)*[.E9])" office:value-type="float" office:value="0.00000803218525649925" calcext:value-type="float">
            <text:p>8.03218525649925E-06</text:p>
          </table:table-cell>
          <table:table-cell table:formula="of:=(((1/2)*([.B9]-[.B8])+[.B8])*[.C8]+((2/3)*([.B9]-[.B8])+[.B8])*(1/2)*[.E9])/([.C8]+(1/2)*[.E9])" office:value-type="float" office:value="0.00049999999999999" calcext:value-type="float">
            <text:p>0.0005</text:p>
          </table:table-cell>
          <table:table-cell table:formula="of:=(((1/2)*([.D8]-[.C9])+[.C8]+[.E9])*([.D8]-[.C9])+((2/3)*[.E9]+[.C8])*(1/2)*[.E9])/([.D8]-[.C9]+(1/2)*[.E9])" office:value-type="float" office:value="0.0000241632817595277" calcext:value-type="float">
            <text:p>2.41632817595277E-05</text:p>
          </table:table-cell>
          <table:table-cell table:formula="of:=(((1/2)*([.B9]-[.B8])+[.B8])*([.D8]-[.C9])+((1/3)*([.B9]-[.B8])+[.B8])*(1/2)*[.E9])/([.D8]-[.C9]+(1/2)*[.E9])" office:value-type="float" office:value="0.00049999999999999" calcext:value-type="float">
            <text:p>0.0005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  <table:table-cell table:formula="of:=[.E9]/([.B9]-[.B8])" office:value-type="float" office:value="0" calcext:value-type="float">
            <text:p>0</text:p>
          </table:table-cell>
          <table:table-cell table:formula="of:=[.C9]-[.N8]*[.B9]" office:value-type="float" office:value="0.0000160643705129985" calcext:value-type="float">
            <text:p>1.60643705129985E-05</text:p>
          </table:table-cell>
          <table:table-cell table:formula="of:=([.F8]-[.H8])/([.G8]-[.I8])" office:value-type="string" office:string-value="" calcext:value-type="error">
            <text:p>#DIV/0!</text:p>
          </table:table-cell>
          <table:table-cell table:formula="of:=[.F8]-[.P8]*[.G8]" office:value-type="string" office:string-value="" calcext:value-type="error">
            <text:p>#DIV/0!</text:p>
          </table:table-cell>
          <table:table-cell table:formula="of:=([.Q8]-[.O8])/([.N8]-[.P8])" office:value-type="string" office:string-value="" calcext:value-type="error">
            <text:p>#DIV/0!</text:p>
          </table:table-cell>
          <table:table-cell table:formula="of:=[.N8]*[.R8]+[.O8]" office:value-type="string" office:string-value="" calcext:value-type="error">
            <text:p>#DIV/0!</text:p>
          </table:table-cell>
          <table:table-cell table:formula="of:=SQRT(([.B9]-[.R8])^2+([.C9]-[.S8])^2)*SQRT(([.F8]-[.S8])^2+([.G8]-[.R8])^2)" office:value-type="string" office:string-value="" calcext:value-type="error">
            <text:p>#DIV/0!</text:p>
          </table:table-cell>
          <table:table-cell table:formula="of:=(-([.B9]-[.R8])*([.F8]-[.S8])+([.C9]-[.S8])*([.G8]-[.R8]))/[.T8]" office:value-type="string" office:string-value="" calcext:value-type="error">
            <text:p>#DIV/0!</text:p>
          </table:table-cell>
          <table:table-cell table:formula="of:=DEGREES(ACOS([.U8]))" office:value-type="string" office:string-value="" calcext:value-type="error">
            <text:p>#DIV/0!</text:p>
          </table:table-cell>
          <table:table-cell table:style-name="ce7" table:formula="of:=(([.B9]-[.R8])*([.G8]-[.R8])+([.C9]-[.S8])*([.F8]-[.S8]))/[.Y8]" office:value-type="string" office:string-value="" calcext:value-type="error">
            <text:p>#DIV/0!</text:p>
          </table:table-cell>
          <table:table-cell table:style-name="ce7" table:formula="of:=DEGREES(ACOS([.W8]))" office:value-type="string" office:string-value="" calcext:value-type="error">
            <text:p>#DIV/0!</text:p>
          </table:table-cell>
          <table:table-cell table:style-name="ce9" table:formula="of:=SQRT(([.B9]-[.R8])^2+([.C9]-[.S8])^2)*SQRT(([.F8]-[.S8])^2+([.G8]-[.R8])^2)" office:value-type="string" office:string-value="" calcext:value-type="error">
            <text:p>#DIV/0!</text:p>
          </table:table-cell>
          <table:table-cell table:style-name="ce7" table:formula="of:=SQRT(1-[.W8]^2)" office:value-type="string" office:string-value="" calcext:value-type="error">
            <text:p>#DIV/0!</text:p>
          </table:table-cell>
          <table:table-cell table:style-name="ce7" table:formula="of:=DEGREES(ACOS([.Z8]))" office:value-type="string" office:string-value="" calcext:value-type="error">
            <text:p>#DIV/0!</text:p>
          </table:table-cell>
          <table:table-cell table:formula="of:=[.M8]-[.AA8]" office:value-type="string" office:string-value="" calcext:value-type="error">
            <text:p>#DIV/0!</text:p>
          </table:table-cell>
          <table:table-cell table:formula="of:=[.M8]-DEGREES(ACOS([.U8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.001</text:p>
          </table:table-cell>
          <table:table-cell table:formula="of:=[.C8]+[.E9]" office:value-type="float" office:value="0.0000160643705129985" calcext:value-type="float">
            <text:p>1.60643705129985E-05</text:p>
          </table:table-cell>
          <table:table-cell table:formula="of:=[$Arkusz3.C2]" office:value-type="float" office:value="0.000032262193006057" calcext:value-type="float">
            <text:p>3.23E-05</text:p>
          </table:table-cell>
          <table:table-cell table:formula="of:=[$Arkusz3.D1]"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00000803218525649925" calcext:value-type="float">
            <text:p>8.03218525649925E-06</text:p>
          </table:table-cell>
          <table:table-cell table:formula="of:=(((1/2)*([.B10]-[.B9])+[.B9])*[.C9]+((2/3)*([.B10]-[.B9])+[.B9])*(1/2)*[.E10])/([.C9]+(1/2)*[.E10])" office:value-type="float" office:value="0.00150418101415817" calcext:value-type="float">
            <text:p>0.001504181014158</text:p>
          </table:table-cell>
          <table:table-cell table:formula="of:=(((1/2)*([.D9]-[.C10])+[.C9]+[.E10])*([.D9]-[.C10])+((2/3)*[.E10]+[.C9])*(1/2)*[.E10])/([.D9]-[.C10]+(1/2)*[.E10])" office:value-type="float" office:value="0.0000241632817595277" calcext:value-type="float">
            <text:p>2.41632817595277E-05</text:p>
          </table:table-cell>
          <table:table-cell table:formula="of:=(((1/2)*([.B10]-[.B9])+[.B9])*([.D9]-[.C10])+((1/3)*([.B10]-[.B9])+[.B9])*(1/2)*[.E10])/([.D9]-[.C10]+(1/2)*[.E10])" office:value-type="float" office:value="0.00150418101415817" calcext:value-type="float">
            <text:p>0.001504181014158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  <table:table-cell table:formula="of:=[.E10]/([.B10]-[.B9])" office:value-type="float" office:value="0" calcext:value-type="float">
            <text:p>0</text:p>
          </table:table-cell>
          <table:table-cell table:formula="of:=[.C10]-[.N9]*[.B10]" office:value-type="float" office:value="0.0000160643705129985" calcext:value-type="float">
            <text:p>1.60643705129985E-05</text:p>
          </table:table-cell>
          <table:table-cell table:formula="of:=([.F9]-[.H9])/([.G9]-[.I9])" office:value-type="string" office:string-value="" calcext:value-type="error">
            <text:p>#DIV/0!</text:p>
          </table:table-cell>
          <table:table-cell table:formula="of:=[.F9]-[.P9]*[.G9]" office:value-type="string" office:string-value="" calcext:value-type="error">
            <text:p>#DIV/0!</text:p>
          </table:table-cell>
          <table:table-cell table:formula="of:=([.Q9]-[.O9])/([.N9]-[.P9])" office:value-type="string" office:string-value="" calcext:value-type="error">
            <text:p>#DIV/0!</text:p>
          </table:table-cell>
          <table:table-cell table:formula="of:=[.N9]*[.R9]+[.O9]" office:value-type="string" office:string-value="" calcext:value-type="error">
            <text:p>#DIV/0!</text:p>
          </table:table-cell>
          <table:table-cell table:formula="of:=SQRT(([.B10]-[.R9])^2+([.C10]-[.S9])^2)*SQRT(([.F9]-[.S9])^2+([.G9]-[.R9])^2)" office:value-type="string" office:string-value="" calcext:value-type="error">
            <text:p>#DIV/0!</text:p>
          </table:table-cell>
          <table:table-cell table:formula="of:=(-([.B10]-[.R9])*([.F9]-[.S9])+([.C10]-[.S9])*([.G9]-[.R9]))/[.T9]" office:value-type="string" office:string-value="" calcext:value-type="error">
            <text:p>#DIV/0!</text:p>
          </table:table-cell>
          <table:table-cell table:formula="of:=DEGREES(ACOS([.U9]))" office:value-type="string" office:string-value="" calcext:value-type="error">
            <text:p>#DIV/0!</text:p>
          </table:table-cell>
          <table:table-cell table:style-name="ce7" table:formula="of:=(([.B10]-[.R9])*([.G9]-[.R9])+([.C10]-[.S9])*([.F9]-[.S9]))/[.Y9]" office:value-type="string" office:string-value="" calcext:value-type="error">
            <text:p>#DIV/0!</text:p>
          </table:table-cell>
          <table:table-cell table:style-name="ce7" table:formula="of:=DEGREES(ACOS([.W9]))" office:value-type="string" office:string-value="" calcext:value-type="error">
            <text:p>#DIV/0!</text:p>
          </table:table-cell>
          <table:table-cell table:style-name="ce9" table:formula="of:=SQRT(([.B10]-[.R9])^2+([.C10]-[.S9])^2)*SQRT(([.F9]-[.S9])^2+([.G9]-[.R9])^2)" office:value-type="string" office:string-value="" calcext:value-type="error">
            <text:p>#DIV/0!</text:p>
          </table:table-cell>
          <table:table-cell table:style-name="ce7" table:formula="of:=SQRT(1-[.W9]^2)" office:value-type="string" office:string-value="" calcext:value-type="error">
            <text:p>#DIV/0!</text:p>
          </table:table-cell>
          <table:table-cell table:style-name="ce7" table:formula="of:=DEGREES(ACOS([.Z9]))" office:value-type="string" office:string-value="" calcext:value-type="error">
            <text:p>#DIV/0!</text:p>
          </table:table-cell>
          <table:table-cell table:formula="of:=[.M9]-[.AA9]" office:value-type="string" office:string-value="" calcext:value-type="error">
            <text:p>#DIV/0!</text:p>
          </table:table-cell>
          <table:table-cell table:formula="of:=[.M9]-DEGREES(ACOS([.U9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.002008362028316</text:p>
          </table:table-cell>
          <table:table-cell table:formula="of:=[.C9]+[.E10]" office:value-type="float" office:value="0.0000160643705129985" calcext:value-type="float">
            <text:p>1.60643705129985E-05</text:p>
          </table:table-cell>
          <table:table-cell table:formula="of:=[$Arkusz3.C3]" office:value-type="float" office:value="0.0000322621930060571" calcext:value-type="float">
            <text:p>3.23E-05</text:p>
          </table:table-cell>
          <table:table-cell table:formula="of:=[$Arkusz3.D2]"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00000803218525649925" calcext:value-type="float">
            <text:p>8.03218525649925E-06</text:p>
          </table:table-cell>
          <table:table-cell table:formula="of:=(((1/2)*([.B11]-[.B10])+[.B10])*[.C10]+((2/3)*([.B11]-[.B10])+[.B10])*(1/2)*[.E11])/([.C10]+(1/2)*[.E11])" office:value-type="float" office:value="0.00252094003254965" calcext:value-type="float">
            <text:p>0.00252094003255</text:p>
          </table:table-cell>
          <table:table-cell table:formula="of:=(((1/2)*([.D10]-[.C11])+[.C10]+[.E11])*([.D10]-[.C11])+((2/3)*[.E11]+[.C10])*(1/2)*[.E11])/([.D10]-[.C11]+(1/2)*[.E11])" office:value-type="float" office:value="0.0000241632817595278" calcext:value-type="float">
            <text:p>2.41632817595278E-05</text:p>
          </table:table-cell>
          <table:table-cell table:formula="of:=(((1/2)*([.B11]-[.B10])+[.B10])*([.D10]-[.C11])+((1/3)*([.B11]-[.B10])+[.B10])*(1/2)*[.E11])/([.D10]-[.C11]+(1/2)*[.E11])" office:value-type="float" office:value="0.00252094003254965" calcext:value-type="float">
            <text:p>0.0025209400325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  <table:table-cell table:formula="of:=[.E11]/([.B11]-[.B10])" office:value-type="float" office:value="0" calcext:value-type="float">
            <text:p>0</text:p>
          </table:table-cell>
          <table:table-cell table:formula="of:=[.C11]-[.N10]*[.B11]" office:value-type="float" office:value="0.0000160643705129985" calcext:value-type="float">
            <text:p>1.60643705129985E-05</text:p>
          </table:table-cell>
          <table:table-cell table:formula="of:=([.F10]-[.H10])/([.G10]-[.I10])" office:value-type="string" office:string-value="" calcext:value-type="error">
            <text:p>#DIV/0!</text:p>
          </table:table-cell>
          <table:table-cell table:formula="of:=[.F10]-[.P10]*[.G10]" office:value-type="string" office:string-value="" calcext:value-type="error">
            <text:p>#DIV/0!</text:p>
          </table:table-cell>
          <table:table-cell table:formula="of:=([.Q10]-[.O10])/([.N10]-[.P10])" office:value-type="string" office:string-value="" calcext:value-type="error">
            <text:p>#DIV/0!</text:p>
          </table:table-cell>
          <table:table-cell table:formula="of:=[.N10]*[.R10]+[.O10]" office:value-type="string" office:string-value="" calcext:value-type="error">
            <text:p>#DIV/0!</text:p>
          </table:table-cell>
          <table:table-cell table:formula="of:=SQRT(([.B11]-[.R10])^2+([.C11]-[.S10])^2)*SQRT(([.F10]-[.S10])^2+([.G10]-[.R10])^2)" office:value-type="string" office:string-value="" calcext:value-type="error">
            <text:p>#DIV/0!</text:p>
          </table:table-cell>
          <table:table-cell table:formula="of:=(-([.B11]-[.R10])*([.F10]-[.S10])+([.C11]-[.S10])*([.G10]-[.R10]))/[.T10]" office:value-type="string" office:string-value="" calcext:value-type="error">
            <text:p>#DIV/0!</text:p>
          </table:table-cell>
          <table:table-cell table:formula="of:=DEGREES(ACOS([.U10]))" office:value-type="string" office:string-value="" calcext:value-type="error">
            <text:p>#DIV/0!</text:p>
          </table:table-cell>
          <table:table-cell table:style-name="ce7" table:formula="of:=(([.B11]-[.R10])*([.G10]-[.R10])+([.C11]-[.S10])*([.F10]-[.S10]))/[.Y10]" office:value-type="string" office:string-value="" calcext:value-type="error">
            <text:p>#DIV/0!</text:p>
          </table:table-cell>
          <table:table-cell table:style-name="ce7" table:formula="of:=DEGREES(ACOS([.W10]))" office:value-type="string" office:string-value="" calcext:value-type="error">
            <text:p>#DIV/0!</text:p>
          </table:table-cell>
          <table:table-cell table:style-name="ce9" table:formula="of:=SQRT(([.B11]-[.R10])^2+([.C11]-[.S10])^2)*SQRT(([.F10]-[.S10])^2+([.G10]-[.R10])^2)" office:value-type="string" office:string-value="" calcext:value-type="error">
            <text:p>#DIV/0!</text:p>
          </table:table-cell>
          <table:table-cell table:style-name="ce7" table:formula="of:=SQRT(1-[.W10]^2)" office:value-type="string" office:string-value="" calcext:value-type="error">
            <text:p>#DIV/0!</text:p>
          </table:table-cell>
          <table:table-cell table:style-name="ce7" table:formula="of:=DEGREES(ACOS([.Z10]))" office:value-type="string" office:string-value="" calcext:value-type="error">
            <text:p>#DIV/0!</text:p>
          </table:table-cell>
          <table:table-cell table:formula="of:=[.M10]-[.AA10]" office:value-type="string" office:string-value="" calcext:value-type="error">
            <text:p>#DIV/0!</text:p>
          </table:table-cell>
          <table:table-cell table:formula="of:=[.M10]-DEGREES(ACOS([.U10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.003033518036783</text:p>
          </table:table-cell>
          <table:table-cell table:formula="of:=[.C10]+[.E11]" office:value-type="float" office:value="0.0000160643705129985" calcext:value-type="float">
            <text:p>1.60643705129985E-05</text:p>
          </table:table-cell>
          <table:table-cell table:formula="of:=[$Arkusz3.C4]" office:value-type="float" office:value="0.0000322621930060571" calcext:value-type="float">
            <text:p>3.23E-05</text:p>
          </table:table-cell>
          <table:table-cell table:formula="of:=[$Arkusz3.D3]"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00000803218525649925" calcext:value-type="float">
            <text:p>8.03218525649925E-06</text:p>
          </table:table-cell>
          <table:table-cell table:formula="of:=(((1/2)*([.B12]-[.B11])+[.B11])*[.C11]+((2/3)*([.B12]-[.B11])+[.B11])*(1/2)*[.E12])/([.C11]+(1/2)*[.E12])" office:value-type="float" office:value="0.0035587792228771" calcext:value-type="float">
            <text:p>0.003558779222877</text:p>
          </table:table-cell>
          <table:table-cell table:formula="of:=(((1/2)*([.D11]-[.C12])+[.C11]+[.E12])*([.D11]-[.C12])+((2/3)*[.E12]+[.C11])*(1/2)*[.E12])/([.D11]-[.C12]+(1/2)*[.E12])" office:value-type="float" office:value="0.0000241632817595278" calcext:value-type="float">
            <text:p>2.41632817595278E-05</text:p>
          </table:table-cell>
          <table:table-cell table:formula="of:=(((1/2)*([.B12]-[.B11])+[.B11])*([.D11]-[.C12])+((1/3)*([.B12]-[.B11])+[.B11])*(1/2)*[.E12])/([.D11]-[.C12]+(1/2)*[.E12])" office:value-type="float" office:value="0.0035587792228771" calcext:value-type="float">
            <text:p>0.003558779222877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  <table:table-cell table:formula="of:=[.E12]/([.B12]-[.B11])" office:value-type="float" office:value="0" calcext:value-type="float">
            <text:p>0</text:p>
          </table:table-cell>
          <table:table-cell table:formula="of:=[.C12]-[.N11]*[.B12]" office:value-type="float" office:value="0.0000160643705129985" calcext:value-type="float">
            <text:p>1.60643705129985E-05</text:p>
          </table:table-cell>
          <table:table-cell table:formula="of:=([.F11]-[.H11])/([.G11]-[.I11])" office:value-type="string" office:string-value="" calcext:value-type="error">
            <text:p>#DIV/0!</text:p>
          </table:table-cell>
          <table:table-cell table:formula="of:=[.F11]-[.P11]*[.G11]" office:value-type="string" office:string-value="" calcext:value-type="error">
            <text:p>#DIV/0!</text:p>
          </table:table-cell>
          <table:table-cell table:formula="of:=([.Q11]-[.O11])/([.N11]-[.P11])" office:value-type="string" office:string-value="" calcext:value-type="error">
            <text:p>#DIV/0!</text:p>
          </table:table-cell>
          <table:table-cell table:formula="of:=[.N11]*[.R11]+[.O11]" office:value-type="string" office:string-value="" calcext:value-type="error">
            <text:p>#DIV/0!</text:p>
          </table:table-cell>
          <table:table-cell table:formula="of:=SQRT(([.B12]-[.R11])^2+([.C12]-[.S11])^2)*SQRT(([.F11]-[.S11])^2+([.G11]-[.R11])^2)" office:value-type="string" office:string-value="" calcext:value-type="error">
            <text:p>#DIV/0!</text:p>
          </table:table-cell>
          <table:table-cell table:formula="of:=(-([.B12]-[.R11])*([.F11]-[.S11])+([.C12]-[.S11])*([.G11]-[.R11]))/[.T11]" office:value-type="string" office:string-value="" calcext:value-type="error">
            <text:p>#DIV/0!</text:p>
          </table:table-cell>
          <table:table-cell table:formula="of:=DEGREES(ACOS([.U11]))" office:value-type="string" office:string-value="" calcext:value-type="error">
            <text:p>#DIV/0!</text:p>
          </table:table-cell>
          <table:table-cell table:style-name="ce7" table:formula="of:=(([.B12]-[.R11])*([.G11]-[.R11])+([.C12]-[.S11])*([.F11]-[.S11]))/[.Y11]" office:value-type="string" office:string-value="" calcext:value-type="error">
            <text:p>#DIV/0!</text:p>
          </table:table-cell>
          <table:table-cell table:style-name="ce7" table:formula="of:=DEGREES(ACOS([.W11]))" office:value-type="string" office:string-value="" calcext:value-type="error">
            <text:p>#DIV/0!</text:p>
          </table:table-cell>
          <table:table-cell table:style-name="ce9" table:formula="of:=SQRT(([.B12]-[.R11])^2+([.C12]-[.S11])^2)*SQRT(([.F11]-[.S11])^2+([.G11]-[.R11])^2)" office:value-type="string" office:string-value="" calcext:value-type="error">
            <text:p>#DIV/0!</text:p>
          </table:table-cell>
          <table:table-cell table:style-name="ce7" table:formula="of:=SQRT(1-[.W11]^2)" office:value-type="string" office:string-value="" calcext:value-type="error">
            <text:p>#DIV/0!</text:p>
          </table:table-cell>
          <table:table-cell table:style-name="ce7" table:formula="of:=DEGREES(ACOS([.Z11]))" office:value-type="string" office:string-value="" calcext:value-type="error">
            <text:p>#DIV/0!</text:p>
          </table:table-cell>
          <table:table-cell table:formula="of:=[.M11]-[.AA11]" office:value-type="string" office:string-value="" calcext:value-type="error">
            <text:p>#DIV/0!</text:p>
          </table:table-cell>
          <table:table-cell table:formula="of:=[.M11]-DEGREES(ACOS([.U11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.004084040408971</text:p>
          </table:table-cell>
          <table:table-cell table:formula="of:=[.C11]+[.E12]" office:value-type="float" office:value="0.0000160643705129985" calcext:value-type="float">
            <text:p>1.60643705129985E-05</text:p>
          </table:table-cell>
          <table:table-cell table:formula="of:=[$Arkusz3.C5]" office:value-type="float" office:value="0.0000322621930060571" calcext:value-type="float">
            <text:p>3.23E-05</text:p>
          </table:table-cell>
          <table:table-cell table:formula="of:=[$Arkusz3.D4]"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00000803218525649925" calcext:value-type="float">
            <text:p>8.03218525649925E-06</text:p>
          </table:table-cell>
          <table:table-cell table:formula="of:=(((1/2)*([.B13]-[.B12])+[.B12])*[.C12]+((2/3)*([.B13]-[.B12])+[.B12])*(1/2)*[.E13])/([.C12]+(1/2)*[.E13])" office:value-type="float" office:value="0.00462637702583788" calcext:value-type="float">
            <text:p>0.004626377025838</text:p>
          </table:table-cell>
          <table:table-cell table:formula="of:=(((1/2)*([.D12]-[.C13])+[.C12]+[.E13])*([.D12]-[.C13])+((2/3)*[.E13]+[.C12])*(1/2)*[.E13])/([.D12]-[.C13]+(1/2)*[.E13])" office:value-type="float" office:value="0.0000241632817595278" calcext:value-type="float">
            <text:p>2.41632817595278E-05</text:p>
          </table:table-cell>
          <table:table-cell table:formula="of:=(((1/2)*([.B13]-[.B12])+[.B12])*([.D12]-[.C13])+((1/3)*([.B13]-[.B12])+[.B12])*(1/2)*[.E13])/([.D12]-[.C13]+(1/2)*[.E13])" office:value-type="float" office:value="0.00462637702583788" calcext:value-type="float">
            <text:p>0.004626377025838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  <table:table-cell table:formula="of:=[.E13]/([.B13]-[.B12])" office:value-type="float" office:value="0" calcext:value-type="float">
            <text:p>0</text:p>
          </table:table-cell>
          <table:table-cell table:formula="of:=[.C13]-[.N12]*[.B13]" office:value-type="float" office:value="0.0000160643705129985" calcext:value-type="float">
            <text:p>1.60643705129985E-05</text:p>
          </table:table-cell>
          <table:table-cell table:formula="of:=([.F12]-[.H12])/([.G12]-[.I12])" office:value-type="string" office:string-value="" calcext:value-type="error">
            <text:p>#DIV/0!</text:p>
          </table:table-cell>
          <table:table-cell table:formula="of:=[.F12]-[.P12]*[.G12]" office:value-type="string" office:string-value="" calcext:value-type="error">
            <text:p>#DIV/0!</text:p>
          </table:table-cell>
          <table:table-cell table:formula="of:=([.Q12]-[.O12])/([.N12]-[.P12])" office:value-type="string" office:string-value="" calcext:value-type="error">
            <text:p>#DIV/0!</text:p>
          </table:table-cell>
          <table:table-cell table:formula="of:=[.N12]*[.R12]+[.O12]" office:value-type="string" office:string-value="" calcext:value-type="error">
            <text:p>#DIV/0!</text:p>
          </table:table-cell>
          <table:table-cell table:formula="of:=SQRT(([.B13]-[.R12])^2+([.C13]-[.S12])^2)*SQRT(([.F12]-[.S12])^2+([.G12]-[.R12])^2)" office:value-type="string" office:string-value="" calcext:value-type="error">
            <text:p>#DIV/0!</text:p>
          </table:table-cell>
          <table:table-cell table:formula="of:=(-([.B13]-[.R12])*([.F12]-[.S12])+([.C13]-[.S12])*([.G12]-[.R12]))/[.T12]" office:value-type="string" office:string-value="" calcext:value-type="error">
            <text:p>#DIV/0!</text:p>
          </table:table-cell>
          <table:table-cell table:formula="of:=DEGREES(ACOS([.U12]))" office:value-type="string" office:string-value="" calcext:value-type="error">
            <text:p>#DIV/0!</text:p>
          </table:table-cell>
          <table:table-cell table:style-name="ce7" table:formula="of:=(([.B13]-[.R12])*([.G12]-[.R12])+([.C13]-[.S12])*([.F12]-[.S12]))/[.Y12]" office:value-type="string" office:string-value="" calcext:value-type="error">
            <text:p>#DIV/0!</text:p>
          </table:table-cell>
          <table:table-cell table:style-name="ce7" table:formula="of:=DEGREES(ACOS([.W12]))" office:value-type="string" office:string-value="" calcext:value-type="error">
            <text:p>#DIV/0!</text:p>
          </table:table-cell>
          <table:table-cell table:style-name="ce9" table:formula="of:=SQRT(([.B13]-[.R12])^2+([.C13]-[.S12])^2)*SQRT(([.F12]-[.S12])^2+([.G12]-[.R12])^2)" office:value-type="string" office:string-value="" calcext:value-type="error">
            <text:p>#DIV/0!</text:p>
          </table:table-cell>
          <table:table-cell table:style-name="ce7" table:formula="of:=SQRT(1-[.W12]^2)" office:value-type="string" office:string-value="" calcext:value-type="error">
            <text:p>#DIV/0!</text:p>
          </table:table-cell>
          <table:table-cell table:style-name="ce7" table:formula="of:=DEGREES(ACOS([.Z12]))" office:value-type="string" office:string-value="" calcext:value-type="error">
            <text:p>#DIV/0!</text:p>
          </table:table-cell>
          <table:table-cell table:formula="of:=[.M12]-[.AA12]" office:value-type="string" office:string-value="" calcext:value-type="error">
            <text:p>#DIV/0!</text:p>
          </table:table-cell>
          <table:table-cell table:formula="of:=[.M12]-DEGREES(ACOS([.U12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.005168713642704</text:p>
          </table:table-cell>
          <table:table-cell table:formula="of:=[.C12]+[.E13]" office:value-type="float" office:value="0.0000160643705129985" calcext:value-type="float">
            <text:p>1.60643705129985E-05</text:p>
          </table:table-cell>
          <table:table-cell table:formula="of:=[$Arkusz3.C6]" office:value-type="float" office:value="0.0000322621930060571" calcext:value-type="float">
            <text:p>3.23E-05</text:p>
          </table:table-cell>
          <table:table-cell table:formula="of:=[$Arkusz3.D5]"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00000803218525649925" calcext:value-type="float">
            <text:p>8.03218525649925E-06</text:p>
          </table:table-cell>
          <table:table-cell table:formula="of:=(((1/2)*([.B14]-[.B13])+[.B13])*[.C13]+((2/3)*([.B14]-[.B13])+[.B13])*(1/2)*[.E14])/([.C13]+(1/2)*[.E14])" office:value-type="float" office:value="0.00573266072449079" calcext:value-type="float">
            <text:p>0.005732660724491</text:p>
          </table:table-cell>
          <table:table-cell table:formula="of:=(((1/2)*([.D13]-[.C14])+[.C13]+[.E14])*([.D13]-[.C14])+((2/3)*[.E14]+[.C13])*(1/2)*[.E14])/([.D13]-[.C14]+(1/2)*[.E14])" office:value-type="float" office:value="0.0000241632817595278" calcext:value-type="float">
            <text:p>2.41632817595278E-05</text:p>
          </table:table-cell>
          <table:table-cell table:formula="of:=(((1/2)*([.B14]-[.B13])+[.B13])*([.D13]-[.C14])+((1/3)*([.B14]-[.B13])+[.B13])*(1/2)*[.E14])/([.D13]-[.C14]+(1/2)*[.E14])" office:value-type="float" office:value="0.00573266072449079" calcext:value-type="float">
            <text:p>0.005732660724491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  <table:table-cell table:formula="of:=[.E14]/([.B14]-[.B13])" office:value-type="float" office:value="0" calcext:value-type="float">
            <text:p>0</text:p>
          </table:table-cell>
          <table:table-cell table:formula="of:=[.C14]-[.N13]*[.B14]" office:value-type="float" office:value="0.0000160643705129985" calcext:value-type="float">
            <text:p>1.60643705129985E-05</text:p>
          </table:table-cell>
          <table:table-cell table:formula="of:=([.F13]-[.H13])/([.G13]-[.I13])" office:value-type="string" office:string-value="" calcext:value-type="error">
            <text:p>#DIV/0!</text:p>
          </table:table-cell>
          <table:table-cell table:formula="of:=[.F13]-[.P13]*[.G13]" office:value-type="string" office:string-value="" calcext:value-type="error">
            <text:p>#DIV/0!</text:p>
          </table:table-cell>
          <table:table-cell table:formula="of:=([.Q13]-[.O13])/([.N13]-[.P13])" office:value-type="string" office:string-value="" calcext:value-type="error">
            <text:p>#DIV/0!</text:p>
          </table:table-cell>
          <table:table-cell table:formula="of:=[.N13]*[.R13]+[.O13]" office:value-type="string" office:string-value="" calcext:value-type="error">
            <text:p>#DIV/0!</text:p>
          </table:table-cell>
          <table:table-cell table:formula="of:=SQRT(([.B14]-[.R13])^2+([.C14]-[.S13])^2)*SQRT(([.F13]-[.S13])^2+([.G13]-[.R13])^2)" office:value-type="string" office:string-value="" calcext:value-type="error">
            <text:p>#DIV/0!</text:p>
          </table:table-cell>
          <table:table-cell table:formula="of:=(-([.B14]-[.R13])*([.F13]-[.S13])+([.C14]-[.S13])*([.G13]-[.R13]))/[.T13]" office:value-type="string" office:string-value="" calcext:value-type="error">
            <text:p>#DIV/0!</text:p>
          </table:table-cell>
          <table:table-cell table:formula="of:=DEGREES(ACOS([.U13]))" office:value-type="string" office:string-value="" calcext:value-type="error">
            <text:p>#DIV/0!</text:p>
          </table:table-cell>
          <table:table-cell table:style-name="ce7" table:formula="of:=(([.B14]-[.R13])*([.G13]-[.R13])+([.C14]-[.S13])*([.F13]-[.S13]))/[.Y13]" office:value-type="string" office:string-value="" calcext:value-type="error">
            <text:p>#DIV/0!</text:p>
          </table:table-cell>
          <table:table-cell table:style-name="ce7" table:formula="of:=DEGREES(ACOS([.W13]))" office:value-type="string" office:string-value="" calcext:value-type="error">
            <text:p>#DIV/0!</text:p>
          </table:table-cell>
          <table:table-cell table:style-name="ce9" table:formula="of:=SQRT(([.B14]-[.R13])^2+([.C14]-[.S13])^2)*SQRT(([.F13]-[.S13])^2+([.G13]-[.R13])^2)" office:value-type="string" office:string-value="" calcext:value-type="error">
            <text:p>#DIV/0!</text:p>
          </table:table-cell>
          <table:table-cell table:style-name="ce7" table:formula="of:=SQRT(1-[.W13]^2)" office:value-type="string" office:string-value="" calcext:value-type="error">
            <text:p>#DIV/0!</text:p>
          </table:table-cell>
          <table:table-cell table:style-name="ce7" table:formula="of:=DEGREES(ACOS([.Z13]))" office:value-type="string" office:string-value="" calcext:value-type="error">
            <text:p>#DIV/0!</text:p>
          </table:table-cell>
          <table:table-cell table:formula="of:=[.M13]-[.AA13]" office:value-type="string" office:string-value="" calcext:value-type="error">
            <text:p>#DIV/0!</text:p>
          </table:table-cell>
          <table:table-cell table:formula="of:=[.M13]-DEGREES(ACOS([.U13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.006296607806277</text:p>
          </table:table-cell>
          <table:table-cell table:formula="of:=[.C13]+[.E14]" office:value-type="float" office:value="0.0000160643705129985" calcext:value-type="float">
            <text:p>1.60643705129985E-05</text:p>
          </table:table-cell>
          <table:table-cell table:formula="of:=[$Arkusz3.C7]" office:value-type="float" office:value="0.0000322621930060571" calcext:value-type="float">
            <text:p>3.23E-05</text:p>
          </table:table-cell>
          <table:table-cell table:formula="of:=[$Arkusz3.D6]"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00000803218525649925" calcext:value-type="float">
            <text:p>8.03218525649925E-06</text:p>
          </table:table-cell>
          <table:table-cell table:formula="of:=(((1/2)*([.B15]-[.B14])+[.B14])*[.C14]+((2/3)*([.B15]-[.B14])+[.B14])*(1/2)*[.E15])/([.C14]+(1/2)*[.E15])" office:value-type="float" office:value="0.00688688109444989" calcext:value-type="float">
            <text:p>0.00688688109445</text:p>
          </table:table-cell>
          <table:table-cell table:formula="of:=(((1/2)*([.D14]-[.C15])+[.C14]+[.E15])*([.D14]-[.C15])+((2/3)*[.E15]+[.C14])*(1/2)*[.E15])/([.D14]-[.C15]+(1/2)*[.E15])" office:value-type="float" office:value="0.0000241632817595278" calcext:value-type="float">
            <text:p>2.41632817595278E-05</text:p>
          </table:table-cell>
          <table:table-cell table:formula="of:=(((1/2)*([.B15]-[.B14])+[.B14])*([.D14]-[.C15])+((1/3)*([.B15]-[.B14])+[.B14])*(1/2)*[.E15])/([.D14]-[.C15]+(1/2)*[.E15])" office:value-type="float" office:value="0.00688688109444989" calcext:value-type="float">
            <text:p>0.00688688109445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  <table:table-cell table:formula="of:=[.E15]/([.B15]-[.B14])" office:value-type="float" office:value="0" calcext:value-type="float">
            <text:p>0</text:p>
          </table:table-cell>
          <table:table-cell table:formula="of:=[.C15]-[.N14]*[.B15]" office:value-type="float" office:value="0.0000160643705129985" calcext:value-type="float">
            <text:p>1.60643705129985E-05</text:p>
          </table:table-cell>
          <table:table-cell table:formula="of:=([.F14]-[.H14])/([.G14]-[.I14])" office:value-type="string" office:string-value="" calcext:value-type="error">
            <text:p>#DIV/0!</text:p>
          </table:table-cell>
          <table:table-cell table:formula="of:=[.F14]-[.P14]*[.G14]" office:value-type="string" office:string-value="" calcext:value-type="error">
            <text:p>#DIV/0!</text:p>
          </table:table-cell>
          <table:table-cell table:formula="of:=([.Q14]-[.O14])/([.N14]-[.P14])" office:value-type="string" office:string-value="" calcext:value-type="error">
            <text:p>#DIV/0!</text:p>
          </table:table-cell>
          <table:table-cell table:formula="of:=[.N14]*[.R14]+[.O14]" office:value-type="string" office:string-value="" calcext:value-type="error">
            <text:p>#DIV/0!</text:p>
          </table:table-cell>
          <table:table-cell table:formula="of:=SQRT(([.B15]-[.R14])^2+([.C15]-[.S14])^2)*SQRT(([.F14]-[.S14])^2+([.G14]-[.R14])^2)" office:value-type="string" office:string-value="" calcext:value-type="error">
            <text:p>#DIV/0!</text:p>
          </table:table-cell>
          <table:table-cell table:formula="of:=(-([.B15]-[.R14])*([.F14]-[.S14])+([.C15]-[.S14])*([.G14]-[.R14]))/[.T14]" office:value-type="string" office:string-value="" calcext:value-type="error">
            <text:p>#DIV/0!</text:p>
          </table:table-cell>
          <table:table-cell table:formula="of:=DEGREES(ACOS([.U14]))" office:value-type="string" office:string-value="" calcext:value-type="error">
            <text:p>#DIV/0!</text:p>
          </table:table-cell>
          <table:table-cell table:style-name="ce7" table:formula="of:=(([.B15]-[.R14])*([.G14]-[.R14])+([.C15]-[.S14])*([.F14]-[.S14]))/[.Y14]" office:value-type="string" office:string-value="" calcext:value-type="error">
            <text:p>#DIV/0!</text:p>
          </table:table-cell>
          <table:table-cell table:style-name="ce7" table:formula="of:=DEGREES(ACOS([.W14]))" office:value-type="string" office:string-value="" calcext:value-type="error">
            <text:p>#DIV/0!</text:p>
          </table:table-cell>
          <table:table-cell table:style-name="ce9" table:formula="of:=SQRT(([.B15]-[.R14])^2+([.C15]-[.S14])^2)*SQRT(([.F14]-[.S14])^2+([.G14]-[.R14])^2)" office:value-type="string" office:string-value="" calcext:value-type="error">
            <text:p>#DIV/0!</text:p>
          </table:table-cell>
          <table:table-cell table:style-name="ce7" table:formula="of:=SQRT(1-[.W14]^2)" office:value-type="string" office:string-value="" calcext:value-type="error">
            <text:p>#DIV/0!</text:p>
          </table:table-cell>
          <table:table-cell table:style-name="ce7" table:formula="of:=DEGREES(ACOS([.Z14]))" office:value-type="string" office:string-value="" calcext:value-type="error">
            <text:p>#DIV/0!</text:p>
          </table:table-cell>
          <table:table-cell table:formula="of:=[.M14]-[.AA14]" office:value-type="string" office:string-value="" calcext:value-type="error">
            <text:p>#DIV/0!</text:p>
          </table:table-cell>
          <table:table-cell table:formula="of:=[.M14]-DEGREES(ACOS([.U14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.007477154382623</text:p>
          </table:table-cell>
          <table:table-cell table:formula="of:=[.C14]+[.E15]" office:value-type="float" office:value="0.0000160643705129985" calcext:value-type="float">
            <text:p>1.60643705129985E-05</text:p>
          </table:table-cell>
          <table:table-cell table:formula="of:=[$Arkusz3.C8]" office:value-type="float" office:value="0.0000322621930060571" calcext:value-type="float">
            <text:p>3.23E-05</text:p>
          </table:table-cell>
          <table:table-cell table:formula="of:=[$Arkusz3.D7]"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00000803218525649925" calcext:value-type="float">
            <text:p>8.03218525649925E-06</text:p>
          </table:table-cell>
          <table:table-cell table:formula="of:=(((1/2)*([.B16]-[.B15])+[.B15])*[.C15]+((2/3)*([.B16]-[.B15])+[.B15])*(1/2)*[.E16])/([.C15]+(1/2)*[.E16])" office:value-type="float" office:value="0.00809868975913207" calcext:value-type="float">
            <text:p>0.008098689759132</text:p>
          </table:table-cell>
          <table:table-cell table:formula="of:=(((1/2)*([.D15]-[.C16])+[.C15]+[.E16])*([.D15]-[.C16])+((2/3)*[.E16]+[.C15])*(1/2)*[.E16])/([.D15]-[.C16]+(1/2)*[.E16])" office:value-type="float" office:value="0.0000241632817595278" calcext:value-type="float">
            <text:p>2.41632817595278E-05</text:p>
          </table:table-cell>
          <table:table-cell table:formula="of:=(((1/2)*([.B16]-[.B15])+[.B15])*([.D15]-[.C16])+((1/3)*([.B16]-[.B15])+[.B15])*(1/2)*[.E16])/([.D15]-[.C16]+(1/2)*[.E16])" office:value-type="float" office:value="0.00809868975913207" calcext:value-type="float">
            <text:p>0.008098689759132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  <table:table-cell table:formula="of:=[.E16]/([.B16]-[.B15])" office:value-type="float" office:value="0" calcext:value-type="float">
            <text:p>0</text:p>
          </table:table-cell>
          <table:table-cell table:formula="of:=[.C16]-[.N15]*[.B16]" office:value-type="float" office:value="0.0000160643705129985" calcext:value-type="float">
            <text:p>1.60643705129985E-05</text:p>
          </table:table-cell>
          <table:table-cell table:formula="of:=([.F15]-[.H15])/([.G15]-[.I15])" office:value-type="string" office:string-value="" calcext:value-type="error">
            <text:p>#DIV/0!</text:p>
          </table:table-cell>
          <table:table-cell table:formula="of:=[.F15]-[.P15]*[.G15]" office:value-type="string" office:string-value="" calcext:value-type="error">
            <text:p>#DIV/0!</text:p>
          </table:table-cell>
          <table:table-cell table:formula="of:=([.Q15]-[.O15])/([.N15]-[.P15])" office:value-type="string" office:string-value="" calcext:value-type="error">
            <text:p>#DIV/0!</text:p>
          </table:table-cell>
          <table:table-cell table:formula="of:=[.N15]*[.R15]+[.O15]" office:value-type="string" office:string-value="" calcext:value-type="error">
            <text:p>#DIV/0!</text:p>
          </table:table-cell>
          <table:table-cell table:formula="of:=SQRT(([.B16]-[.R15])^2+([.C16]-[.S15])^2)*SQRT(([.F15]-[.S15])^2+([.G15]-[.R15])^2)" office:value-type="string" office:string-value="" calcext:value-type="error">
            <text:p>#DIV/0!</text:p>
          </table:table-cell>
          <table:table-cell table:formula="of:=(-([.B16]-[.R15])*([.F15]-[.S15])+([.C16]-[.S15])*([.G15]-[.R15]))/[.T15]" office:value-type="string" office:string-value="" calcext:value-type="error">
            <text:p>#DIV/0!</text:p>
          </table:table-cell>
          <table:table-cell table:formula="of:=DEGREES(ACOS([.U15]))" office:value-type="string" office:string-value="" calcext:value-type="error">
            <text:p>#DIV/0!</text:p>
          </table:table-cell>
          <table:table-cell table:style-name="ce7" table:formula="of:=(([.B16]-[.R15])*([.G15]-[.R15])+([.C16]-[.S15])*([.F15]-[.S15]))/[.Y15]" office:value-type="string" office:string-value="" calcext:value-type="error">
            <text:p>#DIV/0!</text:p>
          </table:table-cell>
          <table:table-cell table:style-name="ce7" table:formula="of:=DEGREES(ACOS([.W15]))" office:value-type="string" office:string-value="" calcext:value-type="error">
            <text:p>#DIV/0!</text:p>
          </table:table-cell>
          <table:table-cell table:style-name="ce9" table:formula="of:=SQRT(([.B16]-[.R15])^2+([.C16]-[.S15])^2)*SQRT(([.F15]-[.S15])^2+([.G15]-[.R15])^2)" office:value-type="string" office:string-value="" calcext:value-type="error">
            <text:p>#DIV/0!</text:p>
          </table:table-cell>
          <table:table-cell table:style-name="ce7" table:formula="of:=SQRT(1-[.W15]^2)" office:value-type="string" office:string-value="" calcext:value-type="error">
            <text:p>#DIV/0!</text:p>
          </table:table-cell>
          <table:table-cell table:style-name="ce7" table:formula="of:=DEGREES(ACOS([.Z15]))" office:value-type="string" office:string-value="" calcext:value-type="error">
            <text:p>#DIV/0!</text:p>
          </table:table-cell>
          <table:table-cell table:formula="of:=[.M15]-[.AA15]" office:value-type="string" office:string-value="" calcext:value-type="error">
            <text:p>#DIV/0!</text:p>
          </table:table-cell>
          <table:table-cell table:formula="of:=[.M15]-DEGREES(ACOS([.U15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.008720225135641</text:p>
          </table:table-cell>
          <table:table-cell table:formula="of:=[.C15]+[.E16]" office:value-type="float" office:value="0.0000160643705129985" calcext:value-type="float">
            <text:p>1.60643705129985E-05</text:p>
          </table:table-cell>
          <table:table-cell table:formula="of:=[$Arkusz3.C9]" office:value-type="float" office:value="0.0000322621930060571" calcext:value-type="float">
            <text:p>3.23E-05</text:p>
          </table:table-cell>
          <table:table-cell table:formula="of:=[$Arkusz3.D8]"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00000803218525649925" calcext:value-type="float">
            <text:p>8.03218525649925E-06</text:p>
          </table:table-cell>
          <table:table-cell table:formula="of:=(((1/2)*([.B17]-[.B16])+[.B16])*[.C16]+((2/3)*([.B17]-[.B16])+[.B16])*(1/2)*[.E17])/([.C16]+(1/2)*[.E17])" office:value-type="float" office:value="0.00937821989690543" calcext:value-type="float">
            <text:p>0.009378219896905</text:p>
          </table:table-cell>
          <table:table-cell table:formula="of:=(((1/2)*([.D16]-[.C17])+[.C16]+[.E17])*([.D16]-[.C17])+((2/3)*[.E17]+[.C16])*(1/2)*[.E17])/([.D16]-[.C17]+(1/2)*[.E17])" office:value-type="float" office:value="0.0000241632817595278" calcext:value-type="float">
            <text:p>2.41632817595278E-05</text:p>
          </table:table-cell>
          <table:table-cell table:formula="of:=(((1/2)*([.B17]-[.B16])+[.B16])*([.D16]-[.C17])+((1/3)*([.B17]-[.B16])+[.B16])*(1/2)*[.E17])/([.D16]-[.C17]+(1/2)*[.E17])" office:value-type="float" office:value="0.00937821989690543" calcext:value-type="float">
            <text:p>0.009378219896905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  <table:table-cell table:formula="of:=[.E17]/([.B17]-[.B16])" office:value-type="float" office:value="0" calcext:value-type="float">
            <text:p>0</text:p>
          </table:table-cell>
          <table:table-cell table:formula="of:=[.C17]-[.N16]*[.B17]" office:value-type="float" office:value="0.0000160643705129985" calcext:value-type="float">
            <text:p>1.60643705129985E-05</text:p>
          </table:table-cell>
          <table:table-cell table:formula="of:=([.F16]-[.H16])/([.G16]-[.I16])" office:value-type="string" office:string-value="" calcext:value-type="error">
            <text:p>#DIV/0!</text:p>
          </table:table-cell>
          <table:table-cell table:formula="of:=[.F16]-[.P16]*[.G16]" office:value-type="string" office:string-value="" calcext:value-type="error">
            <text:p>#DIV/0!</text:p>
          </table:table-cell>
          <table:table-cell table:formula="of:=([.Q16]-[.O16])/([.N16]-[.P16])" office:value-type="string" office:string-value="" calcext:value-type="error">
            <text:p>#DIV/0!</text:p>
          </table:table-cell>
          <table:table-cell table:formula="of:=[.N16]*[.R16]+[.O16]" office:value-type="string" office:string-value="" calcext:value-type="error">
            <text:p>#DIV/0!</text:p>
          </table:table-cell>
          <table:table-cell table:formula="of:=SQRT(([.B17]-[.R16])^2+([.C17]-[.S16])^2)*SQRT(([.F16]-[.S16])^2+([.G16]-[.R16])^2)" office:value-type="string" office:string-value="" calcext:value-type="error">
            <text:p>#DIV/0!</text:p>
          </table:table-cell>
          <table:table-cell table:formula="of:=(-([.B17]-[.R16])*([.F16]-[.S16])+([.C17]-[.S16])*([.G16]-[.R16]))/[.T16]" office:value-type="string" office:string-value="" calcext:value-type="error">
            <text:p>#DIV/0!</text:p>
          </table:table-cell>
          <table:table-cell table:formula="of:=DEGREES(ACOS([.U16]))" office:value-type="string" office:string-value="" calcext:value-type="error">
            <text:p>#DIV/0!</text:p>
          </table:table-cell>
          <table:table-cell table:style-name="ce7" table:formula="of:=(([.B17]-[.R16])*([.G16]-[.R16])+([.C17]-[.S16])*([.F16]-[.S16]))/[.Y16]" office:value-type="string" office:string-value="" calcext:value-type="error">
            <text:p>#DIV/0!</text:p>
          </table:table-cell>
          <table:table-cell table:style-name="ce7" table:formula="of:=DEGREES(ACOS([.W16]))" office:value-type="string" office:string-value="" calcext:value-type="error">
            <text:p>#DIV/0!</text:p>
          </table:table-cell>
          <table:table-cell table:style-name="ce9" table:formula="of:=SQRT(([.B17]-[.R16])^2+([.C17]-[.S16])^2)*SQRT(([.F16]-[.S16])^2+([.G16]-[.R16])^2)" office:value-type="string" office:string-value="" calcext:value-type="error">
            <text:p>#DIV/0!</text:p>
          </table:table-cell>
          <table:table-cell table:style-name="ce7" table:formula="of:=SQRT(1-[.W16]^2)" office:value-type="string" office:string-value="" calcext:value-type="error">
            <text:p>#DIV/0!</text:p>
          </table:table-cell>
          <table:table-cell table:style-name="ce7" table:formula="of:=DEGREES(ACOS([.Z16]))" office:value-type="string" office:string-value="" calcext:value-type="error">
            <text:p>#DIV/0!</text:p>
          </table:table-cell>
          <table:table-cell table:formula="of:=[.M16]-[.AA16]" office:value-type="string" office:string-value="" calcext:value-type="error">
            <text:p>#DIV/0!</text:p>
          </table:table-cell>
          <table:table-cell table:formula="of:=[.M16]-DEGREES(ACOS([.U16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.010036214658169</text:p>
          </table:table-cell>
          <table:table-cell table:formula="of:=[.C16]+[.E17]" office:value-type="float" office:value="0.0000160643705129985" calcext:value-type="float">
            <text:p>1.60643705129985E-05</text:p>
          </table:table-cell>
          <table:table-cell table:formula="of:=[$Arkusz3.C10]" office:value-type="float" office:value="0.0000322621930060572" calcext:value-type="float">
            <text:p>3.23E-05</text:p>
          </table:table-cell>
          <table:table-cell table:formula="of:=[$Arkusz3.D9]"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00000803218525649926" calcext:value-type="float">
            <text:p>8.03218525649926E-06</text:p>
          </table:table-cell>
          <table:table-cell table:formula="of:=(((1/2)*([.B18]-[.B17])+[.B17])*[.C17]+((2/3)*([.B18]-[.B17])+[.B17])*(1/2)*[.E18])/([.C17]+(1/2)*[.E18])" office:value-type="float" office:value="0.0107361709750136" calcext:value-type="float">
            <text:p>0.010736170975014</text:p>
          </table:table-cell>
          <table:table-cell table:formula="of:=(((1/2)*([.D17]-[.C18])+[.C17]+[.E18])*([.D17]-[.C18])+((2/3)*[.E18]+[.C17])*(1/2)*[.E18])/([.D17]-[.C18]+(1/2)*[.E18])" office:value-type="float" office:value="0.0000241632817595279" calcext:value-type="float">
            <text:p>2.41632817595279E-05</text:p>
          </table:table-cell>
          <table:table-cell table:formula="of:=(((1/2)*([.B18]-[.B17])+[.B17])*([.D17]-[.C18])+((1/3)*([.B18]-[.B17])+[.B17])*(1/2)*[.E18])/([.D17]-[.C18]+(1/2)*[.E18])" office:value-type="float" office:value="0.0107361709750136" calcext:value-type="float">
            <text:p>0.010736170975014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2.35738717091689E-015" calcext:value-type="float">
            <text:p>2.35738717091689E-15</text:p>
          </table:table-cell>
          <table:table-cell table:formula="of:=[.J17]-[.K17]" office:value-type="float" office:value="-2.35738717091689E-015" calcext:value-type="float">
            <text:p>-2.35738717091689E-15</text:p>
          </table:table-cell>
          <table:table-cell table:formula="of:=ABS([.L17])" office:value-type="float" office:value="2.35738717091689E-015" calcext:value-type="float">
            <text:p>2.35738717091689E-15</text:p>
          </table:table-cell>
          <table:table-cell table:formula="of:=[.E18]/([.B18]-[.B17])" office:value-type="float" office:value="4.1144167876774E-017" calcext:value-type="float">
            <text:p>4.1144167876774E-17</text:p>
          </table:table-cell>
          <table:table-cell table:formula="of:=[.C18]-[.N17]*[.B18]" office:value-type="float" office:value="0.0000160643705129981" calcext:value-type="float">
            <text:p>1.60643705129981E-05</text:p>
          </table:table-cell>
          <table:table-cell table:formula="of:=([.F17]-[.H17])/([.G17]-[.I17])" office:value-type="string" office:string-value="" calcext:value-type="error">
            <text:p>#DIV/0!</text:p>
          </table:table-cell>
          <table:table-cell table:formula="of:=[.F17]-[.P17]*[.G17]" office:value-type="string" office:string-value="" calcext:value-type="error">
            <text:p>#DIV/0!</text:p>
          </table:table-cell>
          <table:table-cell table:formula="of:=([.Q17]-[.O17])/([.N17]-[.P17])" office:value-type="string" office:string-value="" calcext:value-type="error">
            <text:p>#DIV/0!</text:p>
          </table:table-cell>
          <table:table-cell table:formula="of:=[.N17]*[.R17]+[.O17]" office:value-type="string" office:string-value="" calcext:value-type="error">
            <text:p>#DIV/0!</text:p>
          </table:table-cell>
          <table:table-cell table:formula="of:=SQRT(([.B18]-[.R17])^2+([.C18]-[.S17])^2)*SQRT(([.F17]-[.S17])^2+([.G17]-[.R17])^2)" office:value-type="string" office:string-value="" calcext:value-type="error">
            <text:p>#DIV/0!</text:p>
          </table:table-cell>
          <table:table-cell table:formula="of:=(-([.B18]-[.R17])*([.F17]-[.S17])+([.C18]-[.S17])*([.G17]-[.R17]))/[.T17]" office:value-type="string" office:string-value="" calcext:value-type="error">
            <text:p>#DIV/0!</text:p>
          </table:table-cell>
          <table:table-cell table:formula="of:=DEGREES(ACOS([.U17]))" office:value-type="string" office:string-value="" calcext:value-type="error">
            <text:p>#DIV/0!</text:p>
          </table:table-cell>
          <table:table-cell table:style-name="ce7" table:formula="of:=(([.B18]-[.R17])*([.G17]-[.R17])+([.C18]-[.S17])*([.F17]-[.S17]))/[.Y17]" office:value-type="string" office:string-value="" calcext:value-type="error">
            <text:p>#DIV/0!</text:p>
          </table:table-cell>
          <table:table-cell table:style-name="ce7" table:formula="of:=DEGREES(ACOS([.W17]))" office:value-type="string" office:string-value="" calcext:value-type="error">
            <text:p>#DIV/0!</text:p>
          </table:table-cell>
          <table:table-cell table:style-name="ce9" table:formula="of:=SQRT(([.B18]-[.R17])^2+([.C18]-[.S17])^2)*SQRT(([.F17]-[.S17])^2+([.G17]-[.R17])^2)" office:value-type="string" office:string-value="" calcext:value-type="error">
            <text:p>#DIV/0!</text:p>
          </table:table-cell>
          <table:table-cell table:style-name="ce7" table:formula="of:=SQRT(1-[.W17]^2)" office:value-type="string" office:string-value="" calcext:value-type="error">
            <text:p>#DIV/0!</text:p>
          </table:table-cell>
          <table:table-cell table:style-name="ce7" table:formula="of:=DEGREES(ACOS([.Z17]))" office:value-type="string" office:string-value="" calcext:value-type="error">
            <text:p>#DIV/0!</text:p>
          </table:table-cell>
          <table:table-cell table:formula="of:=[.M17]-[.AA17]" office:value-type="string" office:string-value="" calcext:value-type="error">
            <text:p>#DIV/0!</text:p>
          </table:table-cell>
          <table:table-cell table:formula="of:=[.M17]-DEGREES(ACOS([.U17]))" office:value-type="string" office:string-value="" calcext:value-type="error">
            <text:p>#DIV/0!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.011436127291858</text:p>
          </table:table-cell>
          <table:table-cell table:formula="of:=[.C17]+[.E18]" office:value-type="float" office:value="0.0000160643705129986" calcext:value-type="float">
            <text:p>1.60643705129986E-05</text:p>
          </table:table-cell>
          <table:table-cell table:formula="of:=[$Arkusz3.C11]" office:value-type="float" office:value="0.0000322621930060572" calcext:value-type="float">
            <text:p>3.23E-05</text:p>
          </table:table-cell>
          <table:table-cell table:formula="of:=[$Arkusz3.D10]" office:value-type="float" office:value="5.75982404132924E-020" calcext:value-type="float">
            <text:p>5.75982404132924E-20</text:p>
          </table:table-cell>
          <table:table-cell table:formula="of:=((1/2)*[.C18]*[.C18]+((1/3)*[.E19]+[.C18])*(1/2)*[.E19])/([.C18]+(1/2)*[.E19])" office:value-type="float" office:value="0.000011083742397475" calcext:value-type="float">
            <text:p>1.1083742397475E-05</text:p>
          </table:table-cell>
          <table:table-cell table:formula="of:=(((1/2)*([.B19]-[.B18])+[.B18])*[.C18]+((2/3)*([.B19]-[.B18])+[.B18])*(1/2)*[.E19])/([.C18]+(1/2)*[.E19])" office:value-type="float" office:value="0.0122484810695746" calcext:value-type="float">
            <text:p>0.012248481069575</text:p>
          </table:table-cell>
          <table:table-cell table:formula="of:=(((1/2)*([.D18]-[.C19])+[.C18]+[.E19])*([.D18]-[.C19])+((2/3)*[.E19]+[.C18])*(1/2)*[.E19])/([.D18]-[.C19]+(1/2)*[.E19])" office:value-type="float" office:value="0.000026475054151313" calcext:value-type="float">
            <text:p>2.6475054151313E-05</text:p>
          </table:table-cell>
          <table:table-cell table:formula="of:=(((1/2)*([.B19]-[.B18])+[.B18])*([.D18]-[.C19])+((1/3)*([.B19]-[.B18])+[.B18])*(1/2)*[.E19])/([.D18]-[.C19]+(1/2)*[.E19])" office:value-type="float" office:value="0.0120515432742331" calcext:value-type="float">
            <text:p>0.012051543274233</text:p>
          </table:table-cell>
          <table:table-cell table:formula="of:=DEGREES(ATAN(([.G18]-[.I18])/([.H18]-[.F18])))" office:value-type="float" office:value="85.5312370714453" calcext:value-type="float">
            <text:p>85.5312370714453</text:p>
          </table:table-cell>
          <table:table-cell table:formula="of:=DEGREES(ATAN(([.C19]-[.C18])/([.B19]-[.B18])))" office:value-type="float" office:value="0.43044806458926" calcext:value-type="float">
            <text:p>0.43044806458926</text:p>
          </table:table-cell>
          <table:table-cell table:formula="of:=[.J18]-[.K18]" office:value-type="float" office:value="85.100789006856" calcext:value-type="float">
            <text:p>85.100789006856</text:p>
          </table:table-cell>
          <table:table-cell table:formula="of:=ABS([.L18])" office:value-type="float" office:value="85.100789006856" calcext:value-type="float">
            <text:p>85.100789006856</text:p>
          </table:table-cell>
          <table:table-cell table:formula="of:=[.E19]/([.B19]-[.B18])" office:value-type="float" office:value="0.00751287733172733" calcext:value-type="float">
            <text:p>0.007512877331727</text:p>
          </table:table-cell>
          <table:table-cell table:formula="of:=[.C19]-[.N18]*[.B19]" office:value-type="float" office:value="-0.0000698538509807482" calcext:value-type="float">
            <text:p>-6.98538509807482E-05</text:p>
          </table:table-cell>
          <table:table-cell table:formula="of:=([.F18]-[.H18])/([.G18]-[.I18])" office:value-type="float" office:value="-0.078153163678667" calcext:value-type="float">
            <text:p>-0.078153163678667</text:p>
          </table:table-cell>
          <table:table-cell table:formula="of:=[.F18]-[.P18]*[.G18]" office:value-type="float" office:value="0.000968341288242992" calcext:value-type="float">
            <text:p>0.000968341288243</text:p>
          </table:table-cell>
          <table:table-cell table:formula="of:=([.Q18]-[.O18])/([.N18]-[.P18])" office:value-type="float" office:value="0.0121190979176658" calcext:value-type="float">
            <text:p>0.012119097917666</text:p>
          </table:table-cell>
          <table:table-cell table:formula="of:=[.N18]*[.R18]+[.O18]" office:value-type="float" office:value="0.0000211954450458669" calcext:value-type="float">
            <text:p>2.11954450458669E-05</text:p>
          </table:table-cell>
          <table:table-cell table:formula="of:=SQRT(([.B19]-[.R18])^2+([.C19]-[.S18])^2)*SQRT(([.F18]-[.S18])^2+([.G18]-[.R18])^2)" office:value-type="float" office:value="0.000000105456585800794" calcext:value-type="float">
            <text:p>1.05456585800794E-07</text:p>
          </table:table-cell>
          <table:table-cell table:formula="of:=(-([.B19]-[.R18])*([.F18]-[.S18])+([.C19]-[.S18])*([.G18]-[.R18]))/[.T18]" office:value-type="float" office:value="0.0854032026898891" calcext:value-type="float">
            <text:p>0.085403202689889</text:p>
          </table:table-cell>
          <table:table-cell table:formula="of:=DEGREES(ACOS([.U18]))" office:value-type="float" office:value="85.1007890068559" calcext:value-type="float">
            <text:p>85.1007890068559</text:p>
          </table:table-cell>
          <table:table-cell table:style-name="ce7" table:formula="of:=(([.B19]-[.R18])*([.G18]-[.R18])+([.C19]-[.S18])*([.F18]-[.S18]))/[.Y18]" office:value-type="float" office:value="0.996346472353021" calcext:value-type="float">
            <text:p>0.996346472353021</text:p>
          </table:table-cell>
          <table:table-cell table:style-name="ce7" table:formula="of:=DEGREES(ACOS([.W18]))" office:value-type="float" office:value="4.89921099314421" calcext:value-type="float">
            <text:p>4.89921099314421</text:p>
          </table:table-cell>
          <table:table-cell table:style-name="ce9" table:formula="of:=SQRT(([.B19]-[.R18])^2+([.C19]-[.S18])^2)*SQRT(([.F18]-[.S18])^2+([.G18]-[.R18])^2)" office:value-type="float" office:value="0.000000105456585800794" calcext:value-type="float">
            <text:p>.000000105456586</text:p>
          </table:table-cell>
          <table:table-cell table:style-name="ce7" table:formula="of:=SQRT(1-[.W18]^2)" office:value-type="float" office:value="0.0854032026898908" calcext:value-type="float">
            <text:p>0.085403202689891</text:p>
          </table:table-cell>
          <table:table-cell table:style-name="ce7" table:formula="of:=DEGREES(ACOS([.Z18]))" office:value-type="float" office:value="85.1007890068558" calcext:value-type="float">
            <text:p>85.1007890068558</text:p>
          </table:table-cell>
          <table:table-cell table:formula="of:=[.M18]-[.AA18]" office:value-type="float" office:value="0" calcext:value-type="float">
            <text:p>0</text:p>
          </table:table-cell>
          <table:table-cell table:formula="of:=[.M18]-DEGREES(ACOS([.U18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.01293166914579</text:p>
          </table:table-cell>
          <table:table-cell table:formula="of:=[.C18]+[.E19]" office:value-type="float" office:value="0.0000273001930060553" calcext:value-type="float">
            <text:p>2.73001930060553E-05</text:p>
          </table:table-cell>
          <table:table-cell table:formula="of:=[$Arkusz3.C12]" office:value-type="float" office:value="0.0000322621930060572" calcext:value-type="float">
            <text:p>3.23E-05</text:p>
          </table:table-cell>
          <table:table-cell table:formula="of:=[$Arkusz3.D11]" office:value-type="float" office:value="0.0000112358224930567" calcext:value-type="float">
            <text:p>1.12358224930567E-05</text:p>
          </table:table-cell>
          <table:table-cell table:formula="of:=((1/2)*[.C19]*[.C19]+((1/3)*[.E20]+[.C19])*(1/2)*[.E20])/([.C19]+(1/2)*[.E20])" office:value-type="float" office:value="0.0000113162925681503" calcext:value-type="float">
            <text:p>1.13162925681503E-05</text:p>
          </table:table-cell>
          <table:table-cell table:formula="of:=(((1/2)*([.B20]-[.B19])+[.B19])*[.C19]+((2/3)*([.B20]-[.B19])+[.B19])*(1/2)*[.E20])/([.C19]+(1/2)*[.E20])" office:value-type="float" office:value="0.0136728506068032" calcext:value-type="float">
            <text:p>0.013672850606803</text:p>
          </table:table-cell>
          <table:table-cell table:formula="of:=(((1/2)*([.D19]-[.C20])+[.C19]+[.E20])*([.D19]-[.C20])+((2/3)*[.E20]+[.C19])*(1/2)*[.E20])/([.D19]-[.C20]+(1/2)*[.E20])" office:value-type="float" office:value="0.0000268319132572462" calcext:value-type="float">
            <text:p>2.68319132572462E-05</text:p>
          </table:table-cell>
          <table:table-cell table:formula="of:=(((1/2)*([.B20]-[.B19])+[.B19])*([.D19]-[.C20])+((1/3)*([.B20]-[.B19])+[.B19])*(1/2)*[.E20])/([.D19]-[.C20]+(1/2)*[.E20])" office:value-type="float" office:value="0.0138683165824028" calcext:value-type="float">
            <text:p>0.013868316582403</text:p>
          </table:table-cell>
          <table:table-cell table:formula="of:=DEGREES(ATAN(([.G19]-[.I19])/([.H19]-[.F19])))" office:value-type="float" office:value="-85.4615144101014" calcext:value-type="float">
            <text:p>-85.4615144101014</text:p>
          </table:table-cell>
          <table:table-cell table:formula="of:=DEGREES(ATAN(([.C20]-[.C19])/([.B20]-[.B19])))" office:value-type="float" office:value="-0.360816763688954" calcext:value-type="float">
            <text:p>-0.360816763688954</text:p>
          </table:table-cell>
          <table:table-cell table:formula="of:=[.J19]-[.K19]" office:value-type="float" office:value="-85.1006976464125" calcext:value-type="float">
            <text:p>-85.1006976464125</text:p>
          </table:table-cell>
          <table:table-cell table:formula="of:=ABS([.L19])" office:value-type="float" office:value="85.1006976464125" calcext:value-type="float">
            <text:p>85.1006976464125</text:p>
          </table:table-cell>
          <table:table-cell table:formula="of:=[.E20]/([.B20]-[.B19])" office:value-type="float" office:value="-0.00629752377153877" calcext:value-type="float">
            <text:p>-0.006297523771539</text:p>
          </table:table-cell>
          <table:table-cell table:formula="of:=[.C20]-[.N19]*[.B20]" office:value-type="float" office:value="0.000108737686857342" calcext:value-type="float">
            <text:p>0.000108737686857</text:p>
          </table:table-cell>
          <table:table-cell table:formula="of:=([.F19]-[.H19])/([.G19]-[.I19])" office:value-type="float" office:value="0.0793776033987687" calcext:value-type="float">
            <text:p>0.079377603398769</text:p>
          </table:table-cell>
          <table:table-cell table:formula="of:=[.F19]-[.P19]*[.G19]" office:value-type="float" office:value="-0.00107400182022929" calcext:value-type="float">
            <text:p>-0.001074001820229</text:p>
          </table:table-cell>
          <table:table-cell table:formula="of:=([.Q19]-[.O19])/([.N19]-[.P19])" office:value-type="float" office:value="0.0138049343625198" calcext:value-type="float">
            <text:p>0.01380493436252</text:p>
          </table:table-cell>
          <table:table-cell table:formula="of:=[.N19]*[.R19]+[.O19]" office:value-type="float" office:value="0.0000218007845448412" calcext:value-type="float">
            <text:p>2.18007845448412E-05</text:p>
          </table:table-cell>
          <table:table-cell table:formula="of:=SQRT(([.B20]-[.R19])^2+([.C20]-[.S19])^2)*SQRT(([.F19]-[.S19])^2+([.G19]-[.R19])^2)" office:value-type="float" office:value="0.0000000967808885186568" calcext:value-type="float">
            <text:p>9.67808885186568E-08</text:p>
          </table:table-cell>
          <table:table-cell table:formula="of:=(-([.B20]-[.R19])*([.F19]-[.S19])+([.C20]-[.S19])*([.G19]-[.R19]))/[.T19]" office:value-type="float" office:value="0.0854047914046258" calcext:value-type="float">
            <text:p>0.085404791404626</text:p>
          </table:table-cell>
          <table:table-cell table:formula="of:=DEGREES(ACOS([.U19]))" office:value-type="float" office:value="85.1006976464125" calcext:value-type="float">
            <text:p>85.1006976464125</text:p>
          </table:table-cell>
          <table:table-cell table:style-name="ce7" table:formula="of:=(([.B20]-[.R19])*([.G19]-[.R19])+([.C20]-[.S19])*([.F19]-[.S19]))/[.Y19]" office:value-type="float" office:value="-0.996346336172885" calcext:value-type="float">
            <text:p>-0.996346336172885</text:p>
          </table:table-cell>
          <table:table-cell table:style-name="ce7" table:formula="of:=DEGREES(ACOS([.W19]))" office:value-type="float" office:value="175.100697646412" calcext:value-type="float">
            <text:p>175.100697646412</text:p>
          </table:table-cell>
          <table:table-cell table:style-name="ce9" table:formula="of:=SQRT(([.B20]-[.R19])^2+([.C20]-[.S19])^2)*SQRT(([.F19]-[.S19])^2+([.G19]-[.R19])^2)" office:value-type="float" office:value="0.0000000967808885186568" calcext:value-type="float">
            <text:p>.000000096780889</text:p>
          </table:table-cell>
          <table:table-cell table:style-name="ce7" table:formula="of:=SQRT(1-[.W19]^2)" office:value-type="float" office:value="0.0854047914046273" calcext:value-type="float">
            <text:p>0.085404791404627</text:p>
          </table:table-cell>
          <table:table-cell table:style-name="ce7" table:formula="of:=DEGREES(ACOS([.Z19]))" office:value-type="float" office:value="85.1006976464124" calcext:value-type="float">
            <text:p>85.1006976464124</text:p>
          </table:table-cell>
          <table:table-cell table:formula="of:=[.M19]-[.AA19]" office:value-type="float" office:value="0" calcext:value-type="float">
            <text:p>0</text:p>
          </table:table-cell>
          <table:table-cell table:formula="of:=[.M19]-DEGREES(ACOS([.U19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.014535345983297</text:p>
          </table:table-cell>
          <table:table-cell table:formula="of:=[.C19]+[.E20]" office:value-type="float" office:value="0.0000172009999999894" calcext:value-type="float">
            <text:p>1.72009999999894E-05</text:p>
          </table:table-cell>
          <table:table-cell table:formula="of:=[$Arkusz3.C13]" office:value-type="float" office:value="0.0000322621930060572" calcext:value-type="float">
            <text:p>3.23E-05</text:p>
          </table:table-cell>
          <table:table-cell table:formula="of:=[$Arkusz3.D12]" office:value-type="float" office:value="-0.0000100991930060658" calcext:value-type="float">
            <text:p>-1.00991930060658E-05</text:p>
          </table:table-cell>
          <table:table-cell table:formula="of:=((1/2)*[.C20]*[.C20]+((1/3)*[.E21]+[.C20])*(1/2)*[.E21])/([.C20]+(1/2)*[.E21])" office:value-type="float" office:value="0.0000111448889550687" calcext:value-type="float">
            <text:p>1.11448889550687E-05</text:p>
          </table:table-cell>
          <table:table-cell table:formula="of:=(((1/2)*([.B21]-[.B20])+[.B20])*[.C20]+((2/3)*([.B21]-[.B20])+[.B20])*(1/2)*[.E21])/([.C20]+(1/2)*[.E21])" office:value-type="float" office:value="0.0154601423760865" calcext:value-type="float">
            <text:p>0.015460142376087</text:p>
          </table:table-cell>
          <table:table-cell table:formula="of:=(((1/2)*([.D20]-[.C21])+[.C20]+[.E21])*([.D20]-[.C21])+((2/3)*[.E21]+[.C20])*(1/2)*[.E21])/([.D20]-[.C21]+(1/2)*[.E21])" office:value-type="float" office:value="0.0000267408446701767" calcext:value-type="float">
            <text:p>2.67408446701767E-05</text:p>
          </table:table-cell>
          <table:table-cell table:formula="of:=(((1/2)*([.B21]-[.B20])+[.B20])*([.D20]-[.C21])+((1/3)*([.B21]-[.B20])+[.B20])*(1/2)*[.E21])/([.D20]-[.C21]+(1/2)*[.E21])" office:value-type="float" office:value="0.0152656374167262" calcext:value-type="float">
            <text:p>0.015265637416726</text:p>
          </table:table-cell>
          <table:table-cell table:formula="of:=DEGREES(ATAN(([.G20]-[.I20])/([.H20]-[.F20])))" office:value-type="float" office:value="85.4156708155224" calcext:value-type="float">
            <text:p>85.4156708155224</text:p>
          </table:table-cell>
          <table:table-cell table:formula="of:=DEGREES(ATAN(([.C21]-[.C20])/([.B21]-[.B20])))" office:value-type="float" office:value="0.315272157993919" calcext:value-type="float">
            <text:p>0.315272157993919</text:p>
          </table:table-cell>
          <table:table-cell table:formula="of:=[.J20]-[.K20]" office:value-type="float" office:value="85.1003986575285" calcext:value-type="float">
            <text:p>85.1003986575285</text:p>
          </table:table-cell>
          <table:table-cell table:formula="of:=ABS([.L20])" office:value-type="float" office:value="85.1003986575285" calcext:value-type="float">
            <text:p>85.1003986575285</text:p>
          </table:table-cell>
          <table:table-cell table:formula="of:=[.E21]/([.B21]-[.B20])" office:value-type="float" office:value="0.00550259273265319" calcext:value-type="float">
            <text:p>0.005502592732653</text:p>
          </table:table-cell>
          <table:table-cell table:formula="of:=[.C21]-[.N20]*[.B21]" office:value-type="float" office:value="-0.0000627810891742999" calcext:value-type="float">
            <text:p>-6.27810891742999E-05</text:p>
          </table:table-cell>
          <table:table-cell table:formula="of:=([.F20]-[.H20])/([.G20]-[.I20])" office:value-type="float" office:value="-0.0801828177872537" calcext:value-type="float">
            <text:p>-0.080182817787254</text:p>
          </table:table-cell>
          <table:table-cell table:formula="of:=[.F20]-[.P20]*[.G20]" office:value-type="float" office:value="0.00125078266806181" calcext:value-type="float">
            <text:p>0.001250782668062</text:p>
          </table:table-cell>
          <table:table-cell table:formula="of:=([.Q20]-[.O20])/([.N20]-[.P20])" office:value-type="float" office:value="0.0153300748548195" calcext:value-type="float">
            <text:p>0.01533007485482</text:p>
          </table:table-cell>
          <table:table-cell table:formula="of:=[.N20]*[.R20]+[.O20]" office:value-type="float" office:value="0.0000215740693128595" calcext:value-type="float">
            <text:p>2.15740693128595E-05</text:p>
          </table:table-cell>
          <table:table-cell table:formula="of:=SQRT(([.B21]-[.R20])^2+([.C21]-[.S20])^2)*SQRT(([.F20]-[.S20])^2+([.G20]-[.R20])^2)" office:value-type="float" office:value="0.000000121417183342378" calcext:value-type="float">
            <text:p>1.21417183342378E-07</text:p>
          </table:table-cell>
          <table:table-cell table:formula="of:=(-([.B21]-[.R20])*([.F20]-[.S20])+([.C21]-[.S20])*([.G20]-[.R20]))/[.T20]" office:value-type="float" office:value="0.0854099906778547" calcext:value-type="float">
            <text:p>0.085409990677855</text:p>
          </table:table-cell>
          <table:table-cell table:formula="of:=DEGREES(ACOS([.U20]))" office:value-type="float" office:value="85.1003986575285" calcext:value-type="float">
            <text:p>85.1003986575285</text:p>
          </table:table-cell>
          <table:table-cell table:style-name="ce7" table:formula="of:=(([.B21]-[.R20])*([.G20]-[.R20])+([.C21]-[.S20])*([.F20]-[.S20]))/[.Y20]" office:value-type="float" office:value="0.996345890488041" calcext:value-type="float">
            <text:p>0.996345890488041</text:p>
          </table:table-cell>
          <table:table-cell table:style-name="ce7" table:formula="of:=DEGREES(ACOS([.W20]))" office:value-type="float" office:value="4.89960134247171" calcext:value-type="float">
            <text:p>4.89960134247171</text:p>
          </table:table-cell>
          <table:table-cell table:style-name="ce9" table:formula="of:=SQRT(([.B21]-[.R20])^2+([.C21]-[.S20])^2)*SQRT(([.F20]-[.S20])^2+([.G20]-[.R20])^2)" office:value-type="float" office:value="0.000000121417183342378" calcext:value-type="float">
            <text:p>.000000121417183</text:p>
          </table:table-cell>
          <table:table-cell table:style-name="ce7" table:formula="of:=SQRT(1-[.W20]^2)" office:value-type="float" office:value="0.0854099906778575" calcext:value-type="float">
            <text:p>0.085409990677858</text:p>
          </table:table-cell>
          <table:table-cell table:style-name="ce7" table:formula="of:=DEGREES(ACOS([.Z20]))" office:value-type="float" office:value="85.1003986575283" calcext:value-type="float">
            <text:p>85.1003986575283</text:p>
          </table:table-cell>
          <table:table-cell table:formula="of:=[.M20]-[.AA20]" office:value-type="float" office:value="0" calcext:value-type="float">
            <text:p>0</text:p>
          </table:table-cell>
          <table:table-cell table:formula="of:=[.M20]-DEGREES(ACOS([.U20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.016260567795504</text:p>
          </table:table-cell>
          <table:table-cell table:formula="of:=[.C20]+[.E21]" office:value-type="float" office:value="0.000026694193006055" calcext:value-type="float">
            <text:p>2.6694193006055E-05</text:p>
          </table:table-cell>
          <table:table-cell table:formula="of:=[$Arkusz3.C14]" office:value-type="float" office:value="0.0000322621930060573" calcext:value-type="float">
            <text:p>3.23E-05</text:p>
          </table:table-cell>
          <table:table-cell table:formula="of:=[$Arkusz3.D13]" office:value-type="float" office:value="0.00000949319300606556" calcext:value-type="float">
            <text:p>9.49319300606556E-06</text:p>
          </table:table-cell>
          <table:table-cell table:formula="of:=((1/2)*[.C21]*[.C21]+((1/3)*[.E22]+[.C21])*(1/2)*[.E22])/([.C21]+(1/2)*[.E22])" office:value-type="float" office:value="0.0000113510145827437" calcext:value-type="float">
            <text:p>1.13510145827437E-05</text:p>
          </table:table-cell>
          <table:table-cell table:formula="of:=(((1/2)*([.B22]-[.B21])+[.B21])*[.C21]+((2/3)*([.B22]-[.B21])+[.B21])*(1/2)*[.E22])/([.C21]+(1/2)*[.E22])" office:value-type="float" office:value="0.0171322266083374" calcext:value-type="float">
            <text:p>0.017132226608337</text:p>
          </table:table-cell>
          <table:table-cell table:formula="of:=(((1/2)*([.D21]-[.C22])+[.C21]+[.E22])*([.D21]-[.C22])+((2/3)*[.E22]+[.C21])*(1/2)*[.E22])/([.D21]-[.C22]+(1/2)*[.E22])" office:value-type="float" office:value="0.0000270391541090846" calcext:value-type="float">
            <text:p>2.70391541090846E-05</text:p>
          </table:table-cell>
          <table:table-cell table:formula="of:=(((1/2)*([.B22]-[.B21])+[.B21])*([.D21]-[.C22])+((1/3)*([.B22]-[.B21])+[.B21])*(1/2)*[.E22])/([.D21]-[.C22]+(1/2)*[.E22])" office:value-type="float" office:value="0.0173256592267646" calcext:value-type="float">
            <text:p>0.017325659226765</text:p>
          </table:table-cell>
          <table:table-cell table:formula="of:=DEGREES(ATAN(([.G21]-[.I21])/([.H21]-[.F21])))" office:value-type="float" office:value="-85.3632377501796" calcext:value-type="float">
            <text:p>-85.3632377501796</text:p>
          </table:table-cell>
          <table:table-cell table:formula="of:=DEGREES(ATAN(([.C22]-[.C21])/([.B22]-[.B21])))" office:value-type="float" office:value="-0.262410631922768" calcext:value-type="float">
            <text:p>-0.262410631922768</text:p>
          </table:table-cell>
          <table:table-cell table:formula="of:=[.J21]-[.K21]" office:value-type="float" office:value="-85.1008271182568" calcext:value-type="float">
            <text:p>-85.1008271182568</text:p>
          </table:table-cell>
          <table:table-cell table:formula="of:=ABS([.L21])" office:value-type="float" office:value="85.1008271182568" calcext:value-type="float">
            <text:p>85.1008271182568</text:p>
          </table:table-cell>
          <table:table-cell table:formula="of:=[.E22]/([.B22]-[.B21])" office:value-type="float" office:value="-0.00457996154205217" calcext:value-type="float">
            <text:p>-0.004579961542052</text:p>
          </table:table-cell>
          <table:table-cell table:formula="of:=[.C22]-[.N21]*[.B22]" office:value-type="float" office:value="0.000101166968161395" calcext:value-type="float">
            <text:p>0.000101166968161</text:p>
          </table:table-cell>
          <table:table-cell table:formula="of:=([.F21]-[.H21])/([.G21]-[.I21])" office:value-type="float" office:value="0.081103898886825" calcext:value-type="float">
            <text:p>0.081103898886825</text:p>
          </table:table-cell>
          <table:table-cell table:formula="of:=[.F21]-[.P21]*[.G21]" office:value-type="float" office:value="-0.00137813935996602" calcext:value-type="float">
            <text:p>-0.001378139359966</text:p>
          </table:table-cell>
          <table:table-cell table:formula="of:=([.Q21]-[.O21])/([.N21]-[.P21])" office:value-type="float" office:value="0.0172647021355362" calcext:value-type="float">
            <text:p>0.017264702135536</text:p>
          </table:table-cell>
          <table:table-cell table:formula="of:=[.N21]*[.R21]+[.O21]" office:value-type="float" office:value="0.0000220952963456538" calcext:value-type="float">
            <text:p>2.20952963456538E-05</text:p>
          </table:table-cell>
          <table:table-cell table:formula="of:=SQRT(([.B22]-[.R21])^2+([.C22]-[.S21])^2)*SQRT(([.F21]-[.S21])^2+([.G21]-[.R21])^2)" office:value-type="float" office:value="0.000000113913320945746" calcext:value-type="float">
            <text:p>1.13913320945746E-07</text:p>
          </table:table-cell>
          <table:table-cell table:formula="of:=(-([.B22]-[.R21])*([.F21]-[.S21])+([.C22]-[.S21])*([.G21]-[.R21]))/[.T21]" office:value-type="float" office:value="0.0854025399506562" calcext:value-type="float">
            <text:p>0.085402539950656</text:p>
          </table:table-cell>
          <table:table-cell table:formula="of:=DEGREES(ACOS([.U21]))" office:value-type="float" office:value="85.1008271182569" calcext:value-type="float">
            <text:p>85.1008271182569</text:p>
          </table:table-cell>
          <table:table-cell table:style-name="ce7" table:formula="of:=(([.B22]-[.R21])*([.G21]-[.R21])+([.C22]-[.S21])*([.F21]-[.S21]))/[.Y21]" office:value-type="float" office:value="-0.9963465291604" calcext:value-type="float">
            <text:p>-0.9963465291604</text:p>
          </table:table-cell>
          <table:table-cell table:style-name="ce7" table:formula="of:=DEGREES(ACOS([.W21]))" office:value-type="float" office:value="175.100827118257" calcext:value-type="float">
            <text:p>175.100827118257</text:p>
          </table:table-cell>
          <table:table-cell table:style-name="ce9" table:formula="of:=SQRT(([.B22]-[.R21])^2+([.C22]-[.S21])^2)*SQRT(([.F21]-[.S21])^2+([.G21]-[.R21])^2)" office:value-type="float" office:value="0.000000113913320945746" calcext:value-type="float">
            <text:p>.000000113913321</text:p>
          </table:table-cell>
          <table:table-cell table:style-name="ce7" table:formula="of:=SQRT(1-[.W21]^2)" office:value-type="float" office:value="0.0854025399506552" calcext:value-type="float">
            <text:p>0.085402539950655</text:p>
          </table:table-cell>
          <table:table-cell table:style-name="ce7" table:formula="of:=DEGREES(ACOS([.Z21]))" office:value-type="float" office:value="85.1008271182569" calcext:value-type="float">
            <text:p>85.1008271182569</text:p>
          </table:table-cell>
          <table:table-cell table:formula="of:=[.M21]-[.AA21]" office:value-type="float" office:value="0" calcext:value-type="float">
            <text:p>0</text:p>
          </table:table-cell>
          <table:table-cell table:formula="of:=[.M21]-DEGREES(ACOS([.U21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.018121760936057</text:p>
          </table:table-cell>
          <table:table-cell table:formula="of:=[.C21]+[.E22]" office:value-type="float" office:value="0.0000181699999999909" calcext:value-type="float">
            <text:p>1.81699999999909E-05</text:p>
          </table:table-cell>
          <table:table-cell table:formula="of:=[$Arkusz3.C15]" office:value-type="float" office:value="0.0000322621930060573" calcext:value-type="float">
            <text:p>3.23E-05</text:p>
          </table:table-cell>
          <table:table-cell table:formula="of:=[$Arkusz3.D14]" office:value-type="float" office:value="-0.00000852419300606405" calcext:value-type="float">
            <text:p>-8.52419300606405E-06</text:p>
          </table:table-cell>
          <table:table-cell table:formula="of:=((1/2)*[.C22]*[.C22]+((1/3)*[.E23]+[.C22])*(1/2)*[.E23])/([.C22]+(1/2)*[.E23])" office:value-type="float" office:value="0.0000111978484396147" calcext:value-type="float">
            <text:p>1.11978484396147E-05</text:p>
          </table:table-cell>
          <table:table-cell table:formula="of:=(((1/2)*([.B23]-[.B22])+[.B22])*[.C22]+((2/3)*([.B23]-[.B22])+[.B22])*(1/2)*[.E23])/([.C22]+(1/2)*[.E23])" office:value-type="float" office:value="0.0191884825939329" calcext:value-type="float">
            <text:p>0.019188482593933</text:p>
          </table:table-cell>
          <table:table-cell table:formula="of:=(((1/2)*([.D22]-[.C23])+[.C22]+[.E23])*([.D22]-[.C23])+((2/3)*[.E23]+[.C22])*(1/2)*[.E23])/([.D22]-[.C23]+(1/2)*[.E23])" office:value-type="float" office:value="0.0000269472800660238" calcext:value-type="float">
            <text:p>2.69472800660238E-05</text:p>
          </table:table-cell>
          <table:table-cell table:formula="of:=(((1/2)*([.B23]-[.B22])+[.B22])*([.D22]-[.C23])+((1/3)*([.B23]-[.B22])+[.B22])*(1/2)*[.E23])/([.D22]-[.C23]+(1/2)*[.E23])" office:value-type="float" office:value="0.0189957900267301" calcext:value-type="float">
            <text:p>0.01899579002673</text:p>
          </table:table-cell>
          <table:table-cell table:formula="of:=DEGREES(ATAN(([.G22]-[.I22])/([.H22]-[.F22])))" office:value-type="float" office:value="85.3274036865865" calcext:value-type="float">
            <text:p>85.3274036865865</text:p>
          </table:table-cell>
          <table:table-cell table:formula="of:=DEGREES(ATAN(([.C23]-[.C22])/([.B23]-[.B22])))" office:value-type="float" office:value="0.22696954584022" calcext:value-type="float">
            <text:p>0.22696954584022</text:p>
          </table:table-cell>
          <table:table-cell table:formula="of:=[.J22]-[.K22]" office:value-type="float" office:value="85.1004341407463" calcext:value-type="float">
            <text:p>85.1004341407463</text:p>
          </table:table-cell>
          <table:table-cell table:formula="of:=ABS([.L22])" office:value-type="float" office:value="85.1004341407463" calcext:value-type="float">
            <text:p>85.1004341407463</text:p>
          </table:table-cell>
          <table:table-cell table:formula="of:=[.E23]/([.B23]-[.B22])" office:value-type="float" office:value="0.00396138659793663" calcext:value-type="float">
            <text:p>0.003961386597937</text:p>
          </table:table-cell>
          <table:table-cell table:formula="of:=[.C23]-[.N22]*[.B23]" office:value-type="float" office:value="-0.0000536173009031169" calcext:value-type="float">
            <text:p>-5.36173009031169E-05</text:p>
          </table:table-cell>
          <table:table-cell table:formula="of:=([.F22]-[.H22])/([.G22]-[.I22])" office:value-type="float" office:value="-0.0817334672272771" calcext:value-type="float">
            <text:p>-0.081733467227277</text:p>
          </table:table-cell>
          <table:table-cell table:formula="of:=[.F22]-[.P22]*[.G22]" office:value-type="float" office:value="0.00157953906167201" calcext:value-type="float">
            <text:p>0.001579539061672</text:p>
          </table:table-cell>
          <table:table-cell table:formula="of:=([.Q22]-[.O22])/([.N22]-[.P22])" office:value-type="float" office:value="0.0190578114049435" calcext:value-type="float">
            <text:p>0.019057811404944</text:p>
          </table:table-cell>
          <table:table-cell table:formula="of:=[.N22]*[.R22]+[.O22]" office:value-type="float" office:value="0.0000218780577824303" calcext:value-type="float">
            <text:p>2.18780577824303E-05</text:p>
          </table:table-cell>
          <table:table-cell table:formula="of:=SQRT(([.B23]-[.R22])^2+([.C23]-[.S22])^2)*SQRT(([.F22]-[.S22])^2+([.G22]-[.R22])^2)" office:value-type="float" office:value="0.000000141160967079431" calcext:value-type="float">
            <text:p>1.41160967079431E-07</text:p>
          </table:table-cell>
          <table:table-cell table:formula="of:=(-([.B23]-[.R22])*([.F22]-[.S22])+([.C23]-[.S22])*([.G22]-[.R22]))/[.T22]" office:value-type="float" office:value="0.085409373641845" calcext:value-type="float">
            <text:p>0.085409373641845</text:p>
          </table:table-cell>
          <table:table-cell table:formula="of:=DEGREES(ACOS([.U22]))" office:value-type="float" office:value="85.1004341407463" calcext:value-type="float">
            <text:p>85.1004341407463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U2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.020134488754699</text:p>
          </table:table-cell>
          <table:table-cell table:formula="of:=[.C22]+[.E23]" office:value-type="float" office:value="0.0000261431930060548" calcext:value-type="float">
            <text:p>2.61431930060548E-05</text:p>
          </table:table-cell>
          <table:table-cell table:formula="of:=[$Arkusz3.C16]" office:value-type="float" office:value="0.0000322621930060573" calcext:value-type="float">
            <text:p>3.23E-05</text:p>
          </table:table-cell>
          <table:table-cell table:formula="of:=[$Arkusz3.D15]" office:value-type="float" office:value="0.00000797319300606384" calcext:value-type="float">
            <text:p>7.97319300606384E-06</text:p>
          </table:table-cell>
          <table:table-cell table:formula="of:=((1/2)*[.C23]*[.C23]+((1/3)*[.E24]+[.C23])*(1/2)*[.E24])/([.C23]+(1/2)*[.E24])" office:value-type="float" office:value="0.0000113755598190926" calcext:value-type="float">
            <text:p>1.13755598190926E-05</text:p>
          </table:table-cell>
          <table:table-cell table:formula="of:=(((1/2)*([.B24]-[.B23])+[.B23])*[.C23]+((2/3)*([.B24]-[.B23])+[.B23])*(1/2)*[.E24])/([.C23]+(1/2)*[.E24])" office:value-type="float" office:value="0.0211673280788309" calcext:value-type="float">
            <text:p>0.021167328078831</text:p>
          </table:table-cell>
          <table:table-cell table:formula="of:=(((1/2)*([.D23]-[.C24])+[.C23]+[.E24])*([.D23]-[.C24])+((2/3)*[.E24]+[.C23])*(1/2)*[.E24])/([.D23]-[.C24]+(1/2)*[.E24])" office:value-type="float" office:value="0.0000271914987973344" calcext:value-type="float">
            <text:p>2.71914987973344E-05</text:p>
          </table:table-cell>
          <table:table-cell table:formula="of:=(((1/2)*([.B24]-[.B23])+[.B23])*([.D23]-[.C24])+((1/3)*([.B24]-[.B23])+[.B23])*(1/2)*[.E24])/([.D23]-[.C24]+(1/2)*[.E24])" office:value-type="float" office:value="0.0213592502748418" calcext:value-type="float">
            <text:p>0.021359250274842</text:p>
          </table:table-cell>
          <table:table-cell table:formula="of:=DEGREES(ATAN(([.G23]-[.I23])/([.H23]-[.F23])))" office:value-type="float" office:value="-85.2890100383118" calcext:value-type="float">
            <text:p>-85.2890100383118</text:p>
          </table:table-cell>
          <table:table-cell table:formula="of:=DEGREES(ATAN(([.C24]-[.C23])/([.B24]-[.B23])))" office:value-type="float" office:value="-0.188171368455518" calcext:value-type="float">
            <text:p>-0.188171368455518</text:p>
          </table:table-cell>
          <table:table-cell table:formula="of:=[.J23]-[.K23]" office:value-type="float" office:value="-85.1008386698563" calcext:value-type="float">
            <text:p>-85.1008386698563</text:p>
          </table:table-cell>
          <table:table-cell table:formula="of:=ABS([.L23])" office:value-type="float" office:value="85.1008386698563" calcext:value-type="float">
            <text:p>85.1008386698563</text:p>
          </table:table-cell>
          <table:table-cell table:formula="of:=[.E24]/([.B24]-[.B23])" office:value-type="float" office:value="-0.00328422174545081" calcext:value-type="float">
            <text:p>-0.003284221745451</text:p>
          </table:table-cell>
          <table:table-cell table:formula="of:=[.C24]-[.N23]*[.B24]" office:value-type="float" office:value="0.0000922693188077731" calcext:value-type="float">
            <text:p>9.22693188077731E-05</text:p>
          </table:table-cell>
          <table:table-cell table:formula="of:=([.F23]-[.H23])/([.G23]-[.I23])" office:value-type="float" office:value="0.0824080763297655" calcext:value-type="float">
            <text:p>0.082408076329766</text:p>
          </table:table-cell>
          <table:table-cell table:formula="of:=[.F23]-[.P23]*[.G23]" office:value-type="float" office:value="-0.00173298322819839" calcext:value-type="float">
            <text:p>-0.001732983228198</text:p>
          </table:table-cell>
          <table:table-cell table:formula="of:=([.Q23]-[.O23])/([.N23]-[.P23])" office:value-type="float" office:value="0.0213000769964653" calcext:value-type="float">
            <text:p>0.021300076996465</text:p>
          </table:table-cell>
          <table:table-cell table:formula="of:=[.N23]*[.R23]+[.O23]" office:value-type="float" office:value="0.0000223151427562051" calcext:value-type="float">
            <text:p>2.23151427562051E-05</text:p>
          </table:table-cell>
          <table:table-cell table:formula="of:=SQRT(([.B24]-[.R23])^2+([.C24]-[.S23])^2)*SQRT(([.F23]-[.S23])^2+([.G23]-[.R23])^2)" office:value-type="float" office:value="0.000000135264854150687" calcext:value-type="float">
            <text:p>1.35264854150687E-07</text:p>
          </table:table-cell>
          <table:table-cell table:formula="of:=(-([.B24]-[.R23])*([.F23]-[.S23])+([.C24]-[.S23])*([.G23]-[.R23]))/[.T23]" office:value-type="float" office:value="0.0854023390737999" calcext:value-type="float">
            <text:p>0.0854023390738</text:p>
          </table:table-cell>
          <table:table-cell table:formula="of:=DEGREES(ACOS([.U23]))" office:value-type="float" office:value="85.1008386698562" calcext:value-type="float">
            <text:p>85.1008386698562</text:p>
          </table:table-cell>
          <table:table-cell table:number-columns-repeated="6"/>
          <table:table-cell table:formula="of:=[.M23]-DEGREES(ACOS([.U23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.022315581738444</text:p>
          </table:table-cell>
          <table:table-cell table:formula="of:=[.C23]+[.E24]" office:value-type="float" office:value="0.0000189799999999919" calcext:value-type="float">
            <text:p>1.89799999999919E-05</text:p>
          </table:table-cell>
          <table:table-cell table:formula="of:=[$Arkusz3.C17]" office:value-type="float" office:value="0.0000322621930060573" calcext:value-type="float">
            <text:p>3.23E-05</text:p>
          </table:table-cell>
          <table:table-cell table:formula="of:=[$Arkusz3.D16]" office:value-type="float" office:value="-0.0000071631930060629" calcext:value-type="float">
            <text:p>-7.1631930060629E-06</text:p>
          </table:table-cell>
          <table:table-cell table:formula="of:=((1/2)*[.C24]*[.C24]+((1/3)*[.E25]+[.C24])*(1/2)*[.E25])/([.C24]+(1/2)*[.E25])" office:value-type="float" office:value="0.0000112411686714595" calcext:value-type="float">
            <text:p>1.12411686714595E-05</text:p>
          </table:table-cell>
          <table:table-cell table:formula="of:=(((1/2)*([.B25]-[.B24])+[.B24])*[.C24]+((2/3)*([.B25]-[.B24])+[.B24])*(1/2)*[.E25])/([.C24]+(1/2)*[.E25])" office:value-type="float" office:value="0.0235584222702797" calcext:value-type="float">
            <text:p>0.02355842227028</text:p>
          </table:table-cell>
          <table:table-cell table:formula="of:=(((1/2)*([.D24]-[.C25])+[.C24]+[.E25])*([.D24]-[.C25])+((2/3)*[.E25]+[.C24])*(1/2)*[.E25])/([.D24]-[.C25]+(1/2)*[.E25])" office:value-type="float" office:value="0.0000271026471358659" calcext:value-type="float">
            <text:p>2.71026471358659E-05</text:p>
          </table:table-cell>
          <table:table-cell table:formula="of:=(((1/2)*([.B25]-[.B24])+[.B24])*([.D24]-[.C25])+((1/3)*([.B25]-[.B24])+[.B24])*(1/2)*[.E25])/([.D24]-[.C25]+(1/2)*[.E25])" office:value-type="float" office:value="0.0233670687861897" calcext:value-type="float">
            <text:p>0.02336706878619</text:p>
          </table:table-cell>
          <table:table-cell table:formula="of:=DEGREES(ATAN(([.G24]-[.I24])/([.H24]-[.F24])))" office:value-type="float" office:value="85.2615292243777" calcext:value-type="float">
            <text:p>85.2615292243777</text:p>
          </table:table-cell>
          <table:table-cell table:formula="of:=DEGREES(ATAN(([.C25]-[.C24])/([.B25]-[.B24])))" office:value-type="float" office:value="0.161459665869965" calcext:value-type="float">
            <text:p>0.161459665869965</text:p>
          </table:table-cell>
          <table:table-cell table:formula="of:=[.J24]-[.K24]" office:value-type="float" office:value="85.1000695585078" calcext:value-type="float">
            <text:p>85.1000695585078</text:p>
          </table:table-cell>
          <table:table-cell table:formula="of:=ABS([.L24])" office:value-type="float" office:value="85.1000695585078" calcext:value-type="float">
            <text:p>85.1000695585078</text:p>
          </table:table-cell>
          <table:table-cell table:formula="of:=[.E25]/([.B25]-[.B24])" office:value-type="float" office:value="0.00281801023800905" calcext:value-type="float">
            <text:p>0.002818010238009</text:p>
          </table:table-cell>
          <table:table-cell table:formula="of:=[.C25]-[.N24]*[.B25]" office:value-type="float" office:value="-0.0000439055378060696" calcext:value-type="float">
            <text:p>-4.39055378060696E-05</text:p>
          </table:table-cell>
          <table:table-cell table:formula="of:=([.F24]-[.H24])/([.G24]-[.I24])" office:value-type="float" office:value="-0.0828909833538317" calcext:value-type="float">
            <text:p>-0.082890983353832</text:p>
          </table:table-cell>
          <table:table-cell table:formula="of:=[.F24]-[.P24]*[.G24]" office:value-type="float" office:value="0.00196402195691975" calcext:value-type="float">
            <text:p>0.00196402195692</text:p>
          </table:table-cell>
          <table:table-cell table:formula="of:=([.Q24]-[.O24])/([.N24]-[.P24])" office:value-type="float" office:value="0.0234272672047449" calcext:value-type="float">
            <text:p>0.023427267204745</text:p>
          </table:table-cell>
          <table:table-cell table:formula="of:=[.N24]*[.R24]+[.O24]" office:value-type="float" office:value="0.0000221127410254751" calcext:value-type="float">
            <text:p>2.21127410254751E-05</text:p>
          </table:table-cell>
          <table:table-cell table:formula="of:=SQRT(([.B25]-[.R24])^2+([.C25]-[.S24])^2)*SQRT(([.F24]-[.S24])^2+([.G24]-[.R24])^2)" office:value-type="float" office:value="0.000000165297828822002" calcext:value-type="float">
            <text:p>1.65297828822002E-07</text:p>
          </table:table-cell>
          <table:table-cell table:formula="of:=(-([.B25]-[.R24])*([.F24]-[.S24])+([.C25]-[.S24])*([.G24]-[.R24]))/[.T24]" office:value-type="float" office:value="0.0854157135492215" calcext:value-type="float">
            <text:p>0.085415713549222</text:p>
          </table:table-cell>
          <table:table-cell table:formula="of:=DEGREES(ACOS([.U24]))" office:value-type="float" office:value="85.1000695585078" calcext:value-type="float">
            <text:p>85.1000695585078</text:p>
          </table:table-cell>
          <table:table-cell table:number-columns-repeated="6"/>
          <table:table-cell table:formula="of:=[.M24]-DEGREES(ACOS([.U24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.02468327824858</text:p>
          </table:table-cell>
          <table:table-cell table:formula="of:=[.C24]+[.E25]" office:value-type="float" office:value="0.0000256521930060554" calcext:value-type="float">
            <text:p>2.56521930060554E-05</text:p>
          </table:table-cell>
          <table:table-cell table:formula="of:=[$Arkusz3.C18]" office:value-type="float" office:value="0.0000322621930060574" calcext:value-type="float">
            <text:p>3.23E-05</text:p>
          </table:table-cell>
          <table:table-cell table:formula="of:=[$Arkusz3.D17]" office:value-type="float" office:value="0.00000667219300606352" calcext:value-type="float">
            <text:p>6.67219300606352E-06</text:p>
          </table:table-cell>
          <table:table-cell table:formula="of:=((1/2)*[.C25]*[.C25]+((1/3)*[.E26]+[.C25])*(1/2)*[.E26])/([.C25]+(1/2)*[.E26])" office:value-type="float" office:value="0.0000113918186284544" calcext:value-type="float">
            <text:p>1.13918186284544E-05</text:p>
          </table:table-cell>
          <table:table-cell table:formula="of:=(((1/2)*([.B26]-[.B25])+[.B25])*[.C25]+((2/3)*([.B26]-[.B25])+[.B25])*(1/2)*[.E26])/([.C25]+(1/2)*[.E26])" office:value-type="float" office:value="0.0259134862495425" calcext:value-type="float">
            <text:p>0.025913486249543</text:p>
          </table:table-cell>
          <table:table-cell table:formula="of:=(((1/2)*([.D25]-[.C26])+[.C25]+[.E26])*([.D25]-[.C26])+((2/3)*[.E26]+[.C25])*(1/2)*[.E26])/([.D25]-[.C26]+(1/2)*[.E26])" office:value-type="float" office:value="0.0000273004610451226" calcext:value-type="float">
            <text:p>2.73004610451226E-05</text:p>
          </table:table-cell>
          <table:table-cell table:formula="of:=(((1/2)*([.B26]-[.B25])+[.B25])*([.D25]-[.C26])+((1/3)*([.B26]-[.B25])+[.B25])*(1/2)*[.E26])/([.D25]-[.C26]+(1/2)*[.E26])" office:value-type="float" office:value="0.0261042894416848" calcext:value-type="float">
            <text:p>0.026104289441685</text:p>
          </table:table-cell>
          <table:table-cell table:formula="of:=DEGREES(ATAN(([.G25]-[.I25])/([.H25]-[.F25])))" office:value-type="float" office:value="-85.2338603372754" calcext:value-type="float">
            <text:p>-85.2338603372754</text:p>
          </table:table-cell>
          <table:table-cell table:formula="of:=DEGREES(ATAN(([.C26]-[.C25])/([.B26]-[.B25])))" office:value-type="float" office:value="-0.13360004139252" calcext:value-type="float">
            <text:p>-0.13360004139252</text:p>
          </table:table-cell>
          <table:table-cell table:formula="of:=[.J25]-[.K25]" office:value-type="float" office:value="-85.1002602958828" calcext:value-type="float">
            <text:p>-85.1002602958828</text:p>
          </table:table-cell>
          <table:table-cell table:formula="of:=ABS([.L25])" office:value-type="float" office:value="85.1002602958828" calcext:value-type="float">
            <text:p>85.1002602958828</text:p>
          </table:table-cell>
          <table:table-cell table:formula="of:=[.E26]/([.B26]-[.B25])" office:value-type="float" office:value="-0.00233176482912041" calcext:value-type="float">
            <text:p>-0.00233176482912</text:p>
          </table:table-cell>
          <table:table-cell table:formula="of:=[.C26]-[.N25]*[.B26]" office:value-type="float" office:value="0.0000832077930934875" calcext:value-type="float">
            <text:p>8.32077930934875E-05</text:p>
          </table:table-cell>
          <table:table-cell table:formula="of:=([.F25]-[.H25])/([.G25]-[.I25])" office:value-type="float" office:value="0.083377234091605" calcext:value-type="float">
            <text:p>0.083377234091605</text:p>
          </table:table-cell>
          <table:table-cell table:formula="of:=[.F25]-[.P25]*[.G25]" office:value-type="float" office:value="-0.00214920299052924" calcext:value-type="float">
            <text:p>-0.002149202990529</text:p>
          </table:table-cell>
          <table:table-cell table:formula="of:=([.Q25]-[.O25])/([.N25]-[.P25])" office:value-type="float" office:value="0.0260463989981676" calcext:value-type="float">
            <text:p>0.026046398998168</text:p>
          </table:table-cell>
          <table:table-cell table:formula="of:=[.N25]*[.R25]+[.O25]" office:value-type="float" office:value="0.0000224737159843233" calcext:value-type="float">
            <text:p>2.24737159843233E-05</text:p>
          </table:table-cell>
          <table:table-cell table:formula="of:=SQRT(([.B26]-[.R25])^2+([.C26]-[.S25])^2)*SQRT(([.F25]-[.S25])^2+([.G25]-[.R25])^2)" office:value-type="float" office:value="0.000000161513347426442" calcext:value-type="float">
            <text:p>1.61513347426442E-07</text:p>
          </table:table-cell>
          <table:table-cell table:formula="of:=(-([.B26]-[.R25])*([.F25]-[.S25])+([.C26]-[.S25])*([.G25]-[.R25]))/[.T25]" office:value-type="float" office:value="0.0854123967196942" calcext:value-type="float">
            <text:p>0.085412396719694</text:p>
          </table:table-cell>
          <table:table-cell table:formula="of:=DEGREES(ACOS([.U25]))" office:value-type="float" office:value="85.1002602958829" calcext:value-type="float">
            <text:p>85.1002602958829</text:p>
          </table:table-cell>
          <table:table-cell table:number-columns-repeated="6"/>
          <table:table-cell table:formula="of:=[.M25]-DEGREES(ACOS([.U25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.027257377030372</text:p>
          </table:table-cell>
          <table:table-cell table:formula="of:=[.C25]+[.E26]" office:value-type="float" office:value="0.0000196499999999921" calcext:value-type="float">
            <text:p>1.96499999999921E-05</text:p>
          </table:table-cell>
          <table:table-cell table:formula="of:=[$Arkusz3.C19]" office:value-type="float" office:value="0.0000322621930060574" calcext:value-type="float">
            <text:p>3.23E-05</text:p>
          </table:table-cell>
          <table:table-cell table:formula="of:=[$Arkusz3.D18]" office:value-type="float" office:value="-0.00000600219300606333" calcext:value-type="float">
            <text:p>-6.00219300606333E-06</text:p>
          </table:table-cell>
          <table:table-cell table:formula="of:=((1/2)*[.C26]*[.C26]+((1/3)*[.E27]+[.C26])*(1/2)*[.E27])/([.C26]+(1/2)*[.E27])" office:value-type="float" office:value="0.000011275710790412" calcext:value-type="float">
            <text:p>1.1275710790412E-05</text:p>
          </table:table-cell>
          <table:table-cell table:formula="of:=(((1/2)*([.B27]-[.B26])+[.B26])*[.C26]+((2/3)*([.B27]-[.B26])+[.B26])*(1/2)*[.E27])/([.C26]+(1/2)*[.E27])" office:value-type="float" office:value="0.0287163821194358" calcext:value-type="float">
            <text:p>0.028716382119436</text:p>
          </table:table-cell>
          <table:table-cell table:formula="of:=(((1/2)*([.D26]-[.C27])+[.C26]+[.E27])*([.D26]-[.C27])+((2/3)*[.E27]+[.C26])*(1/2)*[.E27])/([.D26]-[.C27]+(1/2)*[.E27])" office:value-type="float" office:value="0.0000272174828797598" calcext:value-type="float">
            <text:p>2.72174828797598E-05</text:p>
          </table:table-cell>
          <table:table-cell table:formula="of:=(((1/2)*([.B27]-[.B26])+[.B26])*([.D26]-[.C27])+((1/3)*([.B27]-[.B26])+[.B26])*(1/2)*[.E27])/([.D26]-[.C27]+(1/2)*[.E27])" office:value-type="float" office:value="0.028525975261729" calcext:value-type="float">
            <text:p>0.028525975261729</text:p>
          </table:table-cell>
          <table:table-cell table:formula="of:=DEGREES(ATAN(([.G26]-[.I26])/([.H26]-[.F26])))" office:value-type="float" office:value="85.2140855221411" calcext:value-type="float">
            <text:p>85.2140855221411</text:p>
          </table:table-cell>
          <table:table-cell table:formula="of:=DEGREES(ATAN(([.C27]-[.C26])/([.B27]-[.B26])))" office:value-type="float" office:value="0.113939967226369" calcext:value-type="float">
            <text:p>0.113939967226369</text:p>
          </table:table-cell>
          <table:table-cell table:formula="of:=[.J26]-[.K26]" office:value-type="float" office:value="85.1001455549147" calcext:value-type="float">
            <text:p>85.1001455549147</text:p>
          </table:table-cell>
          <table:table-cell table:formula="of:=ABS([.L26])" office:value-type="float" office:value="85.1001455549147" calcext:value-type="float">
            <text:p>85.1001455549147</text:p>
          </table:table-cell>
          <table:table-cell table:formula="of:=[.E27]/([.B27]-[.B26])" office:value-type="float" office:value="0.00198863019915387" calcext:value-type="float">
            <text:p>0.001988630199154</text:p>
          </table:table-cell>
          <table:table-cell table:formula="of:=[.C27]-[.N26]*[.B27]" office:value-type="float" office:value="-0.0000345548431123284" calcext:value-type="float">
            <text:p>-3.45548431123284E-05</text:p>
          </table:table-cell>
          <table:table-cell table:formula="of:=([.F26]-[.H26])/([.G26]-[.I26])" office:value-type="float" office:value="-0.0837247790407636" calcext:value-type="float">
            <text:p>-0.083724779040764</text:p>
          </table:table-cell>
          <table:table-cell table:formula="of:=[.F26]-[.P26]*[.G26]" office:value-type="float" office:value="0.00241554845859031" calcext:value-type="float">
            <text:p>0.00241554845859</text:p>
          </table:table-cell>
          <table:table-cell table:formula="of:=([.Q26]-[.O26])/([.N26]-[.P26])" office:value-type="float" office:value="0.028584830815032" calcext:value-type="float">
            <text:p>0.028584830815032</text:p>
          </table:table-cell>
          <table:table-cell table:formula="of:=[.N26]*[.R26]+[.O26]" office:value-type="float" office:value="0.0000222898146841484" calcext:value-type="float">
            <text:p>2.22898146841484E-05</text:p>
          </table:table-cell>
          <table:table-cell table:formula="of:=SQRT(([.B27]-[.R26])^2+([.C27]-[.S26])^2)*SQRT(([.F26]-[.S26])^2+([.G26]-[.R26])^2)" office:value-type="float" office:value="0.000000194660952573861" calcext:value-type="float">
            <text:p>1.94660952573861E-07</text:p>
          </table:table-cell>
          <table:table-cell table:formula="of:=(-([.B27]-[.R26])*([.F26]-[.S26])+([.C27]-[.S26])*([.G26]-[.R26]))/[.T26]" office:value-type="float" office:value="0.0854143920090419" calcext:value-type="float">
            <text:p>0.085414392009042</text:p>
          </table:table-cell>
          <table:table-cell table:formula="of:=DEGREES(ACOS([.U26]))" office:value-type="float" office:value="85.1001455549148" calcext:value-type="float">
            <text:p>85.1001455549148</text:p>
          </table:table-cell>
          <table:table-cell table:number-columns-repeated="6"/>
          <table:table-cell table:formula="of:=[.M26]-DEGREES(ACOS([.U26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.030059402770721</text:p>
          </table:table-cell>
          <table:table-cell table:formula="of:=[.C26]+[.E27]" office:value-type="float" office:value="0.0000252221930060562" calcext:value-type="float">
            <text:p>2.52221930060562E-05</text:p>
          </table:table-cell>
          <table:table-cell table:formula="of:=[$Arkusz3.C20]" office:value-type="float" office:value="0.0000322621930060574" calcext:value-type="float">
            <text:p>3.23E-05</text:p>
          </table:table-cell>
          <table:table-cell table:formula="of:=[$Arkusz3.D19]" office:value-type="float" office:value="0.00000557219300606412" calcext:value-type="float">
            <text:p>5.57219300606412E-06</text:p>
          </table:table-cell>
          <table:table-cell table:formula="of:=((1/2)*[.C27]*[.C27]+((1/3)*[.E28]+[.C27])*(1/2)*[.E28])/([.C27]+(1/2)*[.E28])" office:value-type="float" office:value="0.0000114020528510086" calcext:value-type="float">
            <text:p>1.14020528510086E-05</text:p>
          </table:table-cell>
          <table:table-cell table:formula="of:=(((1/2)*([.B28]-[.B27])+[.B27])*[.C27]+((2/3)*([.B28]-[.B27])+[.B27])*(1/2)*[.E28])/([.C27]+(1/2)*[.E28])" office:value-type="float" office:value="0.0315298396620072" calcext:value-type="float">
            <text:p>0.031529839662007</text:p>
          </table:table-cell>
          <table:table-cell table:formula="of:=(((1/2)*([.D27]-[.C28])+[.C27]+[.E28])*([.D27]-[.C28])+((2/3)*[.E28]+[.C27])*(1/2)*[.E28])/([.D27]-[.C28]+(1/2)*[.E28])" office:value-type="float" office:value="0.0000273768999704622" calcext:value-type="float">
            <text:p>2.73768999704622E-05</text:p>
          </table:table-cell>
          <table:table-cell table:formula="of:=(((1/2)*([.B28]-[.B27])+[.B27])*([.D27]-[.C28])+((1/3)*([.B28]-[.B27])+[.B27])*(1/2)*[.E28])/([.D27]-[.C28]+(1/2)*[.E28])" office:value-type="float" office:value="0.0317198699040632" calcext:value-type="float">
            <text:p>0.031719869904063</text:p>
          </table:table-cell>
          <table:table-cell table:formula="of:=DEGREES(ATAN(([.G27]-[.I27])/([.H27]-[.F27])))" office:value-type="float" office:value="-85.1947420647999" calcext:value-type="float">
            <text:p>-85.1947420647999</text:p>
          </table:table-cell>
          <table:table-cell table:formula="of:=DEGREES(ATAN(([.C28]-[.C27])/([.B28]-[.B27])))" office:value-type="float" office:value="-0.0942210257017424" calcext:value-type="float">
            <text:p>-0.094221025701742</text:p>
          </table:table-cell>
          <table:table-cell table:formula="of:=[.J27]-[.K27]" office:value-type="float" office:value="-85.1005210390981" calcext:value-type="float">
            <text:p>-85.1005210390981</text:p>
          </table:table-cell>
          <table:table-cell table:formula="of:=ABS([.L27])" office:value-type="float" office:value="85.1005210390981" calcext:value-type="float">
            <text:p>85.1005210390981</text:p>
          </table:table-cell>
          <table:table-cell table:formula="of:=[.E28]/([.B28]-[.B27])" office:value-type="float" office:value="-0.00164446860546541" calcext:value-type="float">
            <text:p>-0.001644468605465</text:p>
          </table:table-cell>
          <table:table-cell table:formula="of:=[.C28]-[.N27]*[.B28]" office:value-type="float" office:value="0.0000746539371615461" calcext:value-type="float">
            <text:p>7.46539371615461E-05</text:p>
          </table:table-cell>
          <table:table-cell table:formula="of:=([.F27]-[.H27])/([.G27]-[.I27])" office:value-type="float" office:value="0.0840647622537182" calcext:value-type="float">
            <text:p>0.084064762253718</text:p>
          </table:table-cell>
          <table:table-cell table:formula="of:=[.F27]-[.P27]*[.G27]" office:value-type="float" office:value="-0.00263914642223349" calcext:value-type="float">
            <text:p>-0.002639146422233</text:p>
          </table:table-cell>
          <table:table-cell table:formula="of:=([.Q27]-[.O27])/([.N27]-[.P27])" office:value-type="float" office:value="0.0316628714572609" calcext:value-type="float">
            <text:p>0.031662871457261</text:p>
          </table:table-cell>
          <table:table-cell table:formula="of:=[.N27]*[.R27]+[.O27]" office:value-type="float" office:value="0.0000225853390911938" calcext:value-type="float">
            <text:p>2.25853390911938E-05</text:p>
          </table:table-cell>
          <table:table-cell table:formula="of:=SQRT(([.B28]-[.R27])^2+([.C28]-[.S27])^2)*SQRT(([.F27]-[.S27])^2+([.G27]-[.R27])^2)" office:value-type="float" office:value="0.000000193565355266937" calcext:value-type="float">
            <text:p>1.93565355266937E-07</text:p>
          </table:table-cell>
          <table:table-cell table:formula="of:=(-([.B28]-[.R27])*([.F27]-[.S27])+([.C28]-[.S27])*([.G27]-[.R27]))/[.T27]" office:value-type="float" office:value="0.0854078625213647" calcext:value-type="float">
            <text:p>0.085407862521365</text:p>
          </table:table-cell>
          <table:table-cell table:formula="of:=DEGREES(ACOS([.U27]))" office:value-type="float" office:value="85.100521039098" calcext:value-type="float">
            <text:p>85.100521039098</text:p>
          </table:table-cell>
          <table:table-cell table:number-columns-repeated="6"/>
          <table:table-cell table:formula="of:=[.M27]-DEGREES(ACOS([.U27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.033112786088211</text:p>
          </table:table-cell>
          <table:table-cell table:formula="of:=[.C27]+[.E28]" office:value-type="float" office:value="0.0000202009999999922" calcext:value-type="float">
            <text:p>2.02009999999922E-05</text:p>
          </table:table-cell>
          <table:table-cell table:formula="of:=[$Arkusz3.C21]" office:value-type="float" office:value="0.0000322621930060575" calcext:value-type="float">
            <text:p>3.23E-05</text:p>
          </table:table-cell>
          <table:table-cell table:formula="of:=[$Arkusz3.D20]" office:value-type="float" office:value="-0.00000502119300606395" calcext:value-type="float">
            <text:p>-5.02119300606395E-06</text:p>
          </table:table-cell>
          <table:table-cell table:formula="of:=((1/2)*[.C28]*[.C28]+((1/3)*[.E29]+[.C28])*(1/2)*[.E29])/([.C28]+(1/2)*[.E29])" office:value-type="float" office:value="0.0000113025142257215" calcext:value-type="float">
            <text:p>1.13025142257215E-05</text:p>
          </table:table-cell>
          <table:table-cell table:formula="of:=(((1/2)*([.B29]-[.B28])+[.B28])*[.C28]+((2/3)*([.B29]-[.B28])+[.B28])*(1/2)*[.E29])/([.C28]+(1/2)*[.E29])" office:value-type="float" office:value="0.0348351913170586" calcext:value-type="float">
            <text:p>0.034835191317059</text:p>
          </table:table-cell>
          <table:table-cell table:formula="of:=(((1/2)*([.D28]-[.C29])+[.C28]+[.E29])*([.D28]-[.C29])+((2/3)*[.E29]+[.C28])*(1/2)*[.E29])/([.D28]-[.C29]+(1/2)*[.E29])" office:value-type="float" office:value="0.0000273011903534143" calcext:value-type="float">
            <text:p>2.73011903534143E-05</text:p>
          </table:table-cell>
          <table:table-cell table:formula="of:=(((1/2)*([.B29]-[.B28])+[.B28])*([.D28]-[.C29])+((1/3)*([.B29]-[.B28])+[.B28])*(1/2)*[.E29])/([.D28]-[.C29]+(1/2)*[.E29])" office:value-type="float" office:value="0.0346454418598531" calcext:value-type="float">
            <text:p>0.034645441859853</text:p>
          </table:table-cell>
          <table:table-cell table:formula="of:=DEGREES(ATAN(([.G28]-[.I28])/([.H28]-[.F28])))" office:value-type="float" office:value="85.1805202049233" calcext:value-type="float">
            <text:p>85.1805202049233</text:p>
          </table:table-cell>
          <table:table-cell table:formula="of:=DEGREES(ATAN(([.C29]-[.C28])/([.B29]-[.B28])))" office:value-type="float" office:value="0.079969912043331" calcext:value-type="float">
            <text:p>0.079969912043331</text:p>
          </table:table-cell>
          <table:table-cell table:formula="of:=[.J28]-[.K28]" office:value-type="float" office:value="85.10055029288" calcext:value-type="float">
            <text:p>85.10055029288</text:p>
          </table:table-cell>
          <table:table-cell table:formula="of:=ABS([.L28])" office:value-type="float" office:value="85.10055029288" calcext:value-type="float">
            <text:p>85.10055029288</text:p>
          </table:table-cell>
          <table:table-cell table:formula="of:=[.E29]/([.B29]-[.B28])" office:value-type="float" office:value="0.00139573917402617" calcext:value-type="float">
            <text:p>0.001395739174026</text:p>
          </table:table-cell>
          <table:table-cell table:formula="of:=[.C29]-[.N28]*[.B29]" office:value-type="float" office:value="-0.000026015812704472" calcext:value-type="float">
            <text:p>-2.6015812704472E-05</text:p>
          </table:table-cell>
          <table:table-cell table:formula="of:=([.F28]-[.H28])/([.G28]-[.I28])" office:value-type="float" office:value="-0.0843147398854497" calcext:value-type="float">
            <text:p>-0.08431473988545</text:p>
          </table:table-cell>
          <table:table-cell table:formula="of:=[.F28]-[.P28]*[.G28]" office:value-type="float" office:value="0.0029484226089834" calcext:value-type="float">
            <text:p>0.002948422608983</text:p>
          </table:table-cell>
          <table:table-cell table:formula="of:=([.Q28]-[.O28])/([.N28]-[.P28])" office:value-type="float" office:value="0.0347033227946825" calcext:value-type="float">
            <text:p>0.034703322794683</text:p>
          </table:table-cell>
          <table:table-cell table:formula="of:=[.N28]*[.R28]+[.O28]" office:value-type="float" office:value="0.0000224209743889418" calcext:value-type="float">
            <text:p>2.24209743889418E-05</text:p>
          </table:table-cell>
          <table:table-cell table:formula="of:=SQRT(([.B29]-[.R28])^2+([.C29]-[.S28])^2)*SQRT(([.F28]-[.S28])^2+([.G28]-[.R28])^2)" office:value-type="float" office:value="0.000000230230741709048" calcext:value-type="float">
            <text:p>2.30230741709048E-07</text:p>
          </table:table-cell>
          <table:table-cell table:formula="of:=(-([.B29]-[.R28])*([.F28]-[.S28])+([.C29]-[.S28])*([.G28]-[.R28]))/[.T28]" office:value-type="float" office:value="0.0854073538121429" calcext:value-type="float">
            <text:p>0.085407353812143</text:p>
          </table:table-cell>
          <table:table-cell table:formula="of:=DEGREES(ACOS([.U28]))" office:value-type="float" office:value="85.1005502928799" calcext:value-type="float">
            <text:p>85.1005502928799</text:p>
          </table:table-cell>
          <table:table-cell table:number-columns-repeated="6"/>
          <table:table-cell table:formula="of:=[.M28]-DEGREES(ACOS([.U28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.036443059460603</text:p>
          </table:table-cell>
          <table:table-cell table:formula="of:=[.C28]+[.E29]" office:value-type="float" office:value="0.0000248491930060568" calcext:value-type="float">
            <text:p>2.48491930060568E-05</text:p>
          </table:table-cell>
          <table:table-cell table:formula="of:=[$Arkusz3.C22]" office:value-type="float" office:value="0.0000322621930060575" calcext:value-type="float">
            <text:p>3.23E-05</text:p>
          </table:table-cell>
          <table:table-cell table:formula="of:=[$Arkusz3.D21]" office:value-type="float" office:value="0.0000046481930060646" calcext:value-type="float">
            <text:p>4.6481930060646E-06</text:p>
          </table:table-cell>
          <table:table-cell table:formula="of:=((1/2)*[.C29]*[.C29]+((1/3)*[.E30]+[.C29])*(1/2)*[.E30])/([.C29]+(1/2)*[.E30])" office:value-type="float" office:value="0.0000114080297705103" calcext:value-type="float">
            <text:p>1.14080297705103E-05</text:p>
          </table:table-cell>
          <table:table-cell table:formula="of:=(((1/2)*([.B30]-[.B29])+[.B29])*[.C29]+((2/3)*([.B30]-[.B29])+[.B29])*(1/2)*[.E30])/([.C29]+(1/2)*[.E30])" office:value-type="float" office:value="0.0382047097692131" calcext:value-type="float">
            <text:p>0.038204709769213</text:p>
          </table:table-cell>
          <table:table-cell table:formula="of:=(((1/2)*([.D29]-[.C30])+[.C29]+[.E30])*([.D29]-[.C30])+((2/3)*[.E30]+[.C29])*(1/2)*[.E30])/([.D29]-[.C30]+(1/2)*[.E30])" office:value-type="float" office:value="0.0000274297893369483" calcext:value-type="float">
            <text:p>2.74297893369483E-05</text:p>
          </table:table-cell>
          <table:table-cell table:formula="of:=(((1/2)*([.B30]-[.B29])+[.B29])*([.D29]-[.C30])+((1/3)*([.B30]-[.B29])+[.B29])*(1/2)*[.E30])/([.D29]-[.C30]+(1/2)*[.E30])" office:value-type="float" office:value="0.038394184244352" calcext:value-type="float">
            <text:p>0.038394184244352</text:p>
          </table:table-cell>
          <table:table-cell table:formula="of:=DEGREES(ATAN(([.G29]-[.I29])/([.H29]-[.F29])))" office:value-type="float" office:value="-85.1666279801896" calcext:value-type="float">
            <text:p>-85.1666279801896</text:p>
          </table:table-cell>
          <table:table-cell table:formula="of:=DEGREES(ATAN(([.C30]-[.C29])/([.B30]-[.B29])))" office:value-type="float" office:value="-0.0661254475101849" calcext:value-type="float">
            <text:p>-0.066125447510185</text:p>
          </table:table-cell>
          <table:table-cell table:formula="of:=[.J29]-[.K29]" office:value-type="float" office:value="-85.1005025326794" calcext:value-type="float">
            <text:p>-85.1005025326794</text:p>
          </table:table-cell>
          <table:table-cell table:formula="of:=ABS([.L29])" office:value-type="float" office:value="85.1005025326794" calcext:value-type="float">
            <text:p>85.1005025326794</text:p>
          </table:table-cell>
          <table:table-cell table:formula="of:=[.E30]/([.B30]-[.B29])" office:value-type="float" office:value="-0.00115410729081665" calcext:value-type="float">
            <text:p>-0.001154107290817</text:p>
          </table:table-cell>
          <table:table-cell table:formula="of:=[.C30]-[.N29]*[.B30]" office:value-type="float" office:value="0.0000669083936292036" calcext:value-type="float">
            <text:p>6.69083936292036E-05</text:p>
          </table:table-cell>
          <table:table-cell table:formula="of:=([.F29]-[.H29])/([.G29]-[.I29])" office:value-type="float" office:value="0.0845589336225628" calcext:value-type="float">
            <text:p>0.084558933622563</text:p>
          </table:table-cell>
          <table:table-cell table:formula="of:=[.F29]-[.P29]*[.G29]" office:value-type="float" office:value="-0.00321914148767366" calcext:value-type="float">
            <text:p>-0.003219141487674</text:p>
          </table:table-cell>
          <table:table-cell table:formula="of:=([.Q29]-[.O29])/([.N29]-[.P29])" office:value-type="float" office:value="0.0383378053827737" calcext:value-type="float">
            <text:p>0.038337805382774</text:p>
          </table:table-cell>
          <table:table-cell table:formula="of:=[.N29]*[.R29]+[.O29]" office:value-type="float" office:value="0.0000226624529230346" calcext:value-type="float">
            <text:p>2.26624529230346E-05</text:p>
          </table:table-cell>
          <table:table-cell table:formula="of:=SQRT(([.B30]-[.R29])^2+([.C30]-[.S29])^2)*SQRT(([.F29]-[.S29])^2+([.G29]-[.R29])^2)" office:value-type="float" office:value="0.000000232448435968389" calcext:value-type="float">
            <text:p>2.32448435968389E-07</text:p>
          </table:table-cell>
          <table:table-cell table:formula="of:=(-([.B30]-[.R29])*([.F29]-[.S29])+([.C30]-[.S29])*([.G29]-[.R29]))/[.T29]" office:value-type="float" office:value="0.0854081843390865" calcext:value-type="float">
            <text:p>0.085408184339087</text:p>
          </table:table-cell>
          <table:table-cell table:formula="of:=DEGREES(ACOS([.U29]))" office:value-type="float" office:value="85.1005025326794" calcext:value-type="float">
            <text:p>85.1005025326794</text:p>
          </table:table-cell>
          <table:table-cell table:number-columns-repeated="6"/>
          <table:table-cell table:formula="of:=[.M29]-DEGREES(ACOS([.U29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.04007807072814</text:p>
          </table:table-cell>
          <table:table-cell table:formula="of:=[.C29]+[.E30]" office:value-type="float" office:value="0.0000206539999999924" calcext:value-type="float">
            <text:p>2.06539999999924E-05</text:p>
          </table:table-cell>
          <table:table-cell table:formula="of:=[$Arkusz3.C23]" office:value-type="float" office:value="0.0000322621930060575" calcext:value-type="float">
            <text:p>3.23E-05</text:p>
          </table:table-cell>
          <table:table-cell table:formula="of:=[$Arkusz3.D22]" office:value-type="float" office:value="-0.00000419519300606444" calcext:value-type="float">
            <text:p>-4.19519300606444E-06</text:p>
          </table:table-cell>
          <table:table-cell table:formula="of:=((1/2)*[.C30]*[.C30]+((1/3)*[.E31]+[.C30])*(1/2)*[.E31])/([.C30]+(1/2)*[.E31])" office:value-type="float" office:value="0.0000113232313025289" calcext:value-type="float">
            <text:p>1.13232313025289E-05</text:p>
          </table:table-cell>
          <table:table-cell table:formula="of:=(((1/2)*([.B31]-[.B30])+[.B30])*[.C30]+((2/3)*([.B31]-[.B30])+[.B30])*(1/2)*[.E31])/([.C30]+(1/2)*[.E31])" office:value-type="float" office:value="0.0421198806985592" calcext:value-type="float">
            <text:p>0.042119880698559</text:p>
          </table:table-cell>
          <table:table-cell table:formula="of:=(((1/2)*([.D30]-[.C31])+[.C30]+[.E31])*([.D30]-[.C31])+((2/3)*[.E31]+[.C30])*(1/2)*[.E31])/([.D30]-[.C31]+(1/2)*[.E31])" office:value-type="float" office:value="0.0000273619788216954" calcext:value-type="float">
            <text:p>2.73619788216954E-05</text:p>
          </table:table-cell>
          <table:table-cell table:formula="of:=(((1/2)*([.B31]-[.B30])+[.B30])*([.D30]-[.C31])+((1/3)*([.B31]-[.B30])+[.B30])*(1/2)*[.E31])/([.D30]-[.C31]+(1/2)*[.E31])" office:value-type="float" office:value="0.0419306083121881" calcext:value-type="float">
            <text:p>0.041930608312188</text:p>
          </table:table-cell>
          <table:table-cell table:formula="of:=DEGREES(ATAN(([.G30]-[.I30])/([.H30]-[.F30])))" office:value-type="float" office:value="85.1563859088228" calcext:value-type="float">
            <text:p>85.1563859088228</text:p>
          </table:table-cell>
          <table:table-cell table:formula="of:=DEGREES(ATAN(([.C31]-[.C30])/([.B31]-[.B30])))" office:value-type="float" office:value="0.0559110120558159" calcext:value-type="float">
            <text:p>0.055911012055816</text:p>
          </table:table-cell>
          <table:table-cell table:formula="of:=[.J30]-[.K30]" office:value-type="float" office:value="85.100474896767" calcext:value-type="float">
            <text:p>85.100474896767</text:p>
          </table:table-cell>
          <table:table-cell table:formula="of:=ABS([.L30])" office:value-type="float" office:value="85.100474896767" calcext:value-type="float">
            <text:p>85.100474896767</text:p>
          </table:table-cell>
          <table:table-cell table:formula="of:=[.E31]/([.B31]-[.B30])" office:value-type="float" office:value="0.000975831558240353" calcext:value-type="float">
            <text:p>0.00097583155824</text:p>
          </table:table-cell>
          <table:table-cell table:formula="of:=[.C31]-[.N30]*[.B31]" office:value-type="float" office:value="-0.0000184554462099151" calcext:value-type="float">
            <text:p>-1.84554462099151E-05</text:p>
          </table:table-cell>
          <table:table-cell table:formula="of:=([.F30]-[.H30])/([.G30]-[.I30])" office:value-type="float" office:value="-0.0847389723703183" calcext:value-type="float">
            <text:p>-0.084738972370318</text:p>
          </table:table-cell>
          <table:table-cell table:formula="of:=[.F30]-[.P30]*[.G30]" office:value-type="float" office:value="0.00358051863805884" calcext:value-type="float">
            <text:p>0.003580518638059</text:p>
          </table:table-cell>
          <table:table-cell table:formula="of:=([.Q30]-[.O30])/([.N30]-[.P30])" office:value-type="float" office:value="0.0419877771320392" calcext:value-type="float">
            <text:p>0.041987777132039</text:p>
          </table:table-cell>
          <table:table-cell table:formula="of:=[.N30]*[.R30]+[.O30]" office:value-type="float" office:value="0.0000225175517758914" calcext:value-type="float">
            <text:p>2.25175517758914E-05</text:p>
          </table:table-cell>
          <table:table-cell table:formula="of:=SQRT(([.B31]-[.R30])^2+([.C31]-[.S30])^2)*SQRT(([.F30]-[.S30])^2+([.G30]-[.R30])^2)" office:value-type="float" office:value="0.00000027316696068396" calcext:value-type="float">
            <text:p>2.7316696068396E-07</text:p>
          </table:table-cell>
          <table:table-cell table:formula="of:=(-([.B31]-[.R30])*([.F30]-[.S30])+([.C31]-[.S30])*([.G30]-[.R30]))/[.T30]" office:value-type="float" office:value="0.0854086649143018" calcext:value-type="float">
            <text:p>0.085408664914302</text:p>
          </table:table-cell>
          <table:table-cell table:formula="of:=DEGREES(ACOS([.U30]))" office:value-type="float" office:value="85.1004748967669" calcext:value-type="float">
            <text:p>85.1004748967669</text:p>
          </table:table-cell>
          <table:table-cell table:number-columns-repeated="6"/>
          <table:table-cell table:formula="of:=[.M30]-DEGREES(ACOS([.U30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.044048215957969</text:p>
          </table:table-cell>
          <table:table-cell table:formula="of:=[.C30]+[.E31]" office:value-type="float" office:value="0.0000245281930060574" calcext:value-type="float">
            <text:p>2.45281930060574E-05</text:p>
          </table:table-cell>
          <table:table-cell table:formula="of:=[$Arkusz3.C24]" office:value-type="float" office:value="0.0000322621930060576" calcext:value-type="float">
            <text:p>3.23E-05</text:p>
          </table:table-cell>
          <table:table-cell table:formula="of:=[$Arkusz3.D23]" office:value-type="float" office:value="0.00000387419300606503" calcext:value-type="float">
            <text:p>3.87419300606503E-06</text:p>
          </table:table-cell>
          <table:table-cell table:formula="of:=((1/2)*[.C31]*[.C31]+((1/3)*[.E32]+[.C31])*(1/2)*[.E32])/([.C31]+(1/2)*[.E32])" office:value-type="float" office:value="0.0000114109855491617" calcext:value-type="float">
            <text:p>1.14109855491617E-05</text:p>
          </table:table-cell>
          <table:table-cell table:formula="of:=(((1/2)*([.B32]-[.B31])+[.B31])*[.C31]+((2/3)*([.B32]-[.B31])+[.B31])*(1/2)*[.E32])/([.C31]+(1/2)*[.E32])" office:value-type="float" office:value="0.0461618646389824" calcext:value-type="float">
            <text:p>0.046161864638982</text:p>
          </table:table-cell>
          <table:table-cell table:formula="of:=(((1/2)*([.D31]-[.C32])+[.C31]+[.E32])*([.D31]-[.C32])+((2/3)*[.E32]+[.C31])*(1/2)*[.E32])/([.D31]-[.C32]+(1/2)*[.E32])" office:value-type="float" office:value="0.000027465764807863" calcext:value-type="float">
            <text:p>2.7465764807863E-05</text:p>
          </table:table-cell>
          <table:table-cell table:formula="of:=(((1/2)*([.B32]-[.B31])+[.B31])*([.D31]-[.C32])+((1/3)*([.B32]-[.B31])+[.B31])*(1/2)*[.E32])/([.D31]-[.C32]+(1/2)*[.E32])" office:value-type="float" office:value="0.046350946542198" calcext:value-type="float">
            <text:p>0.046350946542198</text:p>
          </table:table-cell>
          <table:table-cell table:formula="of:=DEGREES(ATAN(([.G31]-[.I31])/([.H31]-[.F31])))" office:value-type="float" office:value="-85.1467064343529" calcext:value-type="float">
            <text:p>-85.1467064343529</text:p>
          </table:table-cell>
          <table:table-cell table:formula="of:=DEGREES(ATAN(([.C32]-[.C31])/([.B32]-[.B31])))" office:value-type="float" office:value="-0.0462514389782825" calcext:value-type="float">
            <text:p>-0.046251438978283</text:p>
          </table:table-cell>
          <table:table-cell table:formula="of:=[.J31]-[.K31]" office:value-type="float" office:value="-85.1004549953746" calcext:value-type="float">
            <text:p>-85.1004549953746</text:p>
          </table:table-cell>
          <table:table-cell table:formula="of:=ABS([.L31])" office:value-type="float" office:value="85.1004549953746" calcext:value-type="float">
            <text:p>85.1004549953746</text:p>
          </table:table-cell>
          <table:table-cell table:formula="of:=[.E32]/([.B32]-[.B31])" office:value-type="float" office:value="-0.000807240069298575" calcext:value-type="float">
            <text:p>-0.000807240069299</text:p>
          </table:table-cell>
          <table:table-cell table:formula="of:=[.C32]-[.N31]*[.B32]" office:value-type="float" office:value="0.0000600856779084469" calcext:value-type="float">
            <text:p>6.00856779084469E-05</text:p>
          </table:table-cell>
          <table:table-cell table:formula="of:=([.F31]-[.H31])/([.G31]-[.I31])" office:value-type="float" office:value="0.0849091266041851" calcext:value-type="float">
            <text:p>0.084909126604185</text:p>
          </table:table-cell>
          <table:table-cell table:formula="of:=[.F31]-[.P31]*[.G31]" office:value-type="float" office:value="-0.00390815262336745" calcext:value-type="float">
            <text:p>-0.003908152623367</text:p>
          </table:table-cell>
          <table:table-cell table:formula="of:=([.Q31]-[.O31])/([.N31]-[.P31])" office:value-type="float" office:value="0.0462949895717345" calcext:value-type="float">
            <text:p>0.046294989571735</text:p>
          </table:table-cell>
          <table:table-cell table:formula="of:=[.N31]*[.R31]+[.O31]" office:value-type="float" office:value="0.0000227145073183832" calcext:value-type="float">
            <text:p>2.27145073183832E-05</text:p>
          </table:table-cell>
          <table:table-cell table:formula="of:=SQRT(([.B32]-[.R31])^2+([.C32]-[.S31])^2)*SQRT(([.F31]-[.S31])^2+([.G31]-[.R31])^2)" office:value-type="float" office:value="0.000000279460028352196" calcext:value-type="float">
            <text:p>2.79460028352196E-07</text:p>
          </table:table-cell>
          <table:table-cell table:formula="of:=(-([.B32]-[.R31])*([.F31]-[.S31])+([.C32]-[.S31])*([.G31]-[.R31]))/[.T31]" office:value-type="float" office:value="0.0854090109899173" calcext:value-type="float">
            <text:p>0.085409010989917</text:p>
          </table:table-cell>
          <table:table-cell table:formula="of:=DEGREES(ACOS([.U31]))" office:value-type="float" office:value="85.1004549953748" calcext:value-type="float">
            <text:p>85.1004549953748</text:p>
          </table:table-cell>
          <table:table-cell table:number-columns-repeated="6"/>
          <table:table-cell table:formula="of:=[.M31]-DEGREES(ACOS([.U31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.048386693616924</text:p>
          </table:table-cell>
          <table:table-cell table:formula="of:=[.C31]+[.E32]" office:value-type="float" office:value="0.0000210259999999927" calcext:value-type="float">
            <text:p>2.10259999999927E-05</text:p>
          </table:table-cell>
          <table:table-cell table:formula="of:=[$Arkusz3.C25]" office:value-type="float" office:value="0.0000322621930060577" calcext:value-type="float">
            <text:p>3.23E-05</text:p>
          </table:table-cell>
          <table:table-cell table:formula="of:=[$Arkusz3.D24]" office:value-type="float" office:value="-0.00000350219300606475" calcext:value-type="float">
            <text:p>-3.50219300606475E-06</text:p>
          </table:table-cell>
          <table:table-cell table:formula="of:=((1/2)*[.C32]*[.C32]+((1/3)*[.E33]+[.C32])*(1/2)*[.E33])/([.C32]+(1/2)*[.E33])" office:value-type="float" office:value="0.0000113389659493869" calcext:value-type="float">
            <text:p>1.13389659493869E-05</text:p>
          </table:table-cell>
          <table:table-cell table:formula="of:=(((1/2)*([.B33]-[.B32])+[.B32])*[.C32]+((2/3)*([.B33]-[.B32])+[.B32])*(1/2)*[.E33])/([.C32]+(1/2)*[.E33])" office:value-type="float" office:value="0.0508145804145592" calcext:value-type="float">
            <text:p>0.050814580414559</text:p>
          </table:table-cell>
          <table:table-cell table:formula="of:=(((1/2)*([.D32]-[.C33])+[.C32]+[.E33])*([.D32]-[.C33])+((2/3)*[.E33]+[.C32])*(1/2)*[.E33])/([.D32]-[.C33]+(1/2)*[.E33])" office:value-type="float" office:value="0.000027405797888469" calcext:value-type="float">
            <text:p>2.7405797888469E-05</text:p>
          </table:table-cell>
          <table:table-cell table:formula="of:=(((1/2)*([.B33]-[.B32])+[.B32])*([.D32]-[.C33])+((1/3)*([.B33]-[.B32])+[.B32])*(1/2)*[.E33])/([.D32]-[.C33]+(1/2)*[.E33])" office:value-type="float" office:value="0.0506256778496565" calcext:value-type="float">
            <text:p>0.050625677849657</text:p>
          </table:table-cell>
          <table:table-cell table:formula="of:=DEGREES(ATAN(([.G32]-[.I32])/([.H32]-[.F32])))" office:value-type="float" office:value="85.1384914594396" calcext:value-type="float">
            <text:p>85.1384914594396</text:p>
          </table:table-cell>
          <table:table-cell table:formula="of:=DEGREES(ATAN(([.C33]-[.C32])/([.B33]-[.B32])))" office:value-type="float" office:value="0.038983988598528" calcext:value-type="float">
            <text:p>0.038983988598528</text:p>
          </table:table-cell>
          <table:table-cell table:formula="of:=[.J32]-[.K32]" office:value-type="float" office:value="85.0995074708411" calcext:value-type="float">
            <text:p>85.0995074708411</text:p>
          </table:table-cell>
          <table:table-cell table:formula="of:=ABS([.L32])" office:value-type="float" office:value="85.0995074708411" calcext:value-type="float">
            <text:p>85.0995074708411</text:p>
          </table:table-cell>
          <table:table-cell table:formula="of:=[.E33]/([.B33]-[.B32])" office:value-type="float" office:value="0.000680399061599515" calcext:value-type="float">
            <text:p>0.0006803990616</text:p>
          </table:table-cell>
          <table:table-cell table:formula="of:=[.C33]-[.N32]*[.B33]" office:value-type="float" office:value="-0.0000118962609308653" calcext:value-type="float">
            <text:p>-1.18962609308653E-05</text:p>
          </table:table-cell>
          <table:table-cell table:formula="of:=([.F32]-[.H32])/([.G32]-[.I32])" office:value-type="float" office:value="-0.0850535404183522" calcext:value-type="float">
            <text:p>-0.085053540418352</text:p>
          </table:table-cell>
          <table:table-cell table:formula="of:=[.F32]-[.P32]*[.G32]" office:value-type="float" office:value="0.0043332989350807" calcext:value-type="float">
            <text:p>0.004333298935081</text:p>
          </table:table-cell>
          <table:table-cell table:formula="of:=([.Q32]-[.O32])/([.N32]-[.P32])" office:value-type="float" office:value="0.0506823228043506" calcext:value-type="float">
            <text:p>0.050682322804351</text:p>
          </table:table-cell>
          <table:table-cell table:formula="of:=[.N32]*[.R32]+[.O32]" office:value-type="float" office:value="0.0000225879439448985" calcext:value-type="float">
            <text:p>2.25879439448985E-05</text:p>
          </table:table-cell>
          <table:table-cell table:formula="of:=SQRT(([.B33]-[.R32])^2+([.C33]-[.S32])^2)*SQRT(([.F32]-[.S32])^2+([.G32]-[.R32])^2)" office:value-type="float" office:value="0.00000032486391543391" calcext:value-type="float">
            <text:p>3.2486391543391E-07</text:p>
          </table:table-cell>
          <table:table-cell table:formula="of:=(-([.B33]-[.R32])*([.F32]-[.S32])+([.C33]-[.S32])*([.G32]-[.R32]))/[.T32]" office:value-type="float" office:value="0.0854254879729299" calcext:value-type="float">
            <text:p>0.08542548797293</text:p>
          </table:table-cell>
          <table:table-cell table:formula="of:=DEGREES(ACOS([.U32]))" office:value-type="float" office:value="85.099507470841" calcext:value-type="float">
            <text:p>85.099507470841</text:p>
          </table:table-cell>
          <table:table-cell table:number-columns-repeated="6"/>
          <table:table-cell table:formula="of:=[.M32]-DEGREES(ACOS([.U3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.053129782178037</text:p>
          </table:table-cell>
          <table:table-cell table:formula="of:=[.C32]+[.E33]" office:value-type="float" office:value="0.0000242531930060577" calcext:value-type="float">
            <text:p>2.42531930060577E-05</text:p>
          </table:table-cell>
          <table:table-cell table:formula="of:=[$Arkusz3.C26]" office:value-type="float" office:value="0.0000322621930060577" calcext:value-type="float">
            <text:p>3.23E-05</text:p>
          </table:table-cell>
          <table:table-cell table:formula="of:=[$Arkusz3.D25]" office:value-type="float" office:value="0.00000322719300606502" calcext:value-type="float">
            <text:p>3.22719300606502E-06</text:p>
          </table:table-cell>
          <table:table-cell table:formula="of:=((1/2)*[.C33]*[.C33]+((1/3)*[.E34]+[.C33])*(1/2)*[.E34])/([.C33]+(1/2)*[.E34])" office:value-type="float" office:value="0.0000114116589478995" calcext:value-type="float">
            <text:p>1.14116589478995E-05</text:p>
          </table:table-cell>
          <table:table-cell table:formula="of:=(((1/2)*([.B34]-[.B33])+[.B33])*[.C33]+((2/3)*([.B34]-[.B33])+[.B33])*(1/2)*[.E34])/([.C33]+(1/2)*[.E34])" office:value-type="float" office:value="0.0556680398500308" calcext:value-type="float">
            <text:p>0.055668039850031</text:p>
          </table:table-cell>
          <table:table-cell table:formula="of:=(((1/2)*([.D33]-[.C34])+[.C33]+[.E34])*([.D33]-[.C34])+((2/3)*[.E34]+[.C33])*(1/2)*[.E34])/([.D33]-[.C34]+(1/2)*[.E34])" office:value-type="float" office:value="0.0000274895738070422" calcext:value-type="float">
            <text:p>2.74895738070422E-05</text:p>
          </table:table-cell>
          <table:table-cell table:formula="of:=(((1/2)*([.B34]-[.B33])+[.B33])*([.D33]-[.C34])+((1/3)*([.B34]-[.B33])+[.B33])*(1/2)*[.E34])/([.D33]-[.C34]+(1/2)*[.E34])" office:value-type="float" office:value="0.0558568517464473" calcext:value-type="float">
            <text:p>0.055856851746447</text:p>
          </table:table-cell>
          <table:table-cell table:formula="of:=DEGREES(ATAN(([.G33]-[.I33])/([.H33]-[.F33])))" office:value-type="float" office:value="-85.1328291683204" calcext:value-type="float">
            <text:p>-85.1328291683204</text:p>
          </table:table-cell>
          <table:table-cell table:formula="of:=DEGREES(ATAN(([.C34]-[.C33])/([.B34]-[.B33])))" office:value-type="float" office:value="-0.0322763923010846" calcext:value-type="float">
            <text:p>-0.032276392301085</text:p>
          </table:table-cell>
          <table:table-cell table:formula="of:=[.J33]-[.K33]" office:value-type="float" office:value="-85.1005527760194" calcext:value-type="float">
            <text:p>-85.1005527760194</text:p>
          </table:table-cell>
          <table:table-cell table:formula="of:=ABS([.L33])" office:value-type="float" office:value="85.1005527760194" calcext:value-type="float">
            <text:p>85.1005527760194</text:p>
          </table:table-cell>
          <table:table-cell table:formula="of:=[.E34]/([.B34]-[.B33])" office:value-type="float" office:value="-0.000563329375908243" calcext:value-type="float">
            <text:p>-0.000563329375908</text:p>
          </table:table-cell>
          <table:table-cell table:formula="of:=[.C34]-[.N33]*[.B34]" office:value-type="float" office:value="0.0000541827600425522" calcext:value-type="float">
            <text:p>5.41827600425522E-05</text:p>
          </table:table-cell>
          <table:table-cell table:formula="of:=([.F33]-[.H33])/([.G33]-[.I33])" office:value-type="float" office:value="0.0851530817935135" calcext:value-type="float">
            <text:p>0.085153081793514</text:p>
          </table:table-cell>
          <table:table-cell table:formula="of:=[.F33]-[.P33]*[.G33]" office:value-type="float" office:value="-0.00472889349168634" calcext:value-type="float">
            <text:p>-0.004728893491686</text:p>
          </table:table-cell>
          <table:table-cell table:formula="of:=([.Q33]-[.O33])/([.N33]-[.P33])" office:value-type="float" office:value="0.0558011725698007" calcext:value-type="float">
            <text:p>0.055801172569801</text:p>
          </table:table-cell>
          <table:table-cell table:formula="of:=[.N33]*[.R33]+[.O33]" office:value-type="float" office:value="0.0000227483203238582" calcext:value-type="float">
            <text:p>2.27483203238582E-05</text:p>
          </table:table-cell>
          <table:table-cell table:formula="of:=SQRT(([.B34]-[.R33])^2+([.C34]-[.S33])^2)*SQRT(([.F33]-[.S33])^2+([.G33]-[.R33])^2)" office:value-type="float" office:value="0.000000336170308635462" calcext:value-type="float">
            <text:p>3.36170308635462E-07</text:p>
          </table:table-cell>
          <table:table-cell table:formula="of:=(-([.B34]-[.R33])*([.F33]-[.S33])+([.C34]-[.S33])*([.G33]-[.R33]))/[.T33]" office:value-type="float" office:value="0.0854073106315411" calcext:value-type="float">
            <text:p>0.085407310631541</text:p>
          </table:table-cell>
          <table:table-cell table:formula="of:=DEGREES(ACOS([.U33]))" office:value-type="float" office:value="85.1005527760193" calcext:value-type="float">
            <text:p>85.1005527760193</text:p>
          </table:table-cell>
          <table:table-cell table:number-columns-repeated="6"/>
          <table:table-cell table:formula="of:=[.M33]-DEGREES(ACOS([.U33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.058317143482164</text:p>
          </table:table-cell>
          <table:table-cell table:formula="of:=[.C33]+[.E34]" office:value-type="float" office:value="0.000021330999999993" calcext:value-type="float">
            <text:p>2.1330999999993E-05</text:p>
          </table:table-cell>
          <table:table-cell table:formula="of:=[$Arkusz3.C27]" office:value-type="float" office:value="0.0000322621930060578" calcext:value-type="float">
            <text:p>3.23E-05</text:p>
          </table:table-cell>
          <table:table-cell table:formula="of:=[$Arkusz3.D26]" office:value-type="float" office:value="-0.00000292219300606466" calcext:value-type="float">
            <text:p>-2.92219300606466E-06</text:p>
          </table:table-cell>
          <table:table-cell table:formula="of:=((1/2)*[.C34]*[.C34]+((1/3)*[.E35]+[.C34])*(1/2)*[.E35])/([.C34]+(1/2)*[.E35])" office:value-type="float" office:value="0.0000113508271028231" calcext:value-type="float">
            <text:p>1.13508271028231E-05</text:p>
          </table:table-cell>
          <table:table-cell table:formula="of:=(((1/2)*([.B35]-[.B34])+[.B34])*[.C34]+((2/3)*([.B35]-[.B34])+[.B34])*(1/2)*[.E35])/([.C34]+(1/2)*[.E35])" office:value-type="float" office:value="0.061210714573357" calcext:value-type="float">
            <text:p>0.061210714573357</text:p>
          </table:table-cell>
          <table:table-cell table:formula="of:=(((1/2)*([.D34]-[.C35])+[.C34]+[.E35])*([.D34]-[.C35])+((2/3)*[.E35]+[.C34])*(1/2)*[.E35])/([.D34]-[.C35]+(1/2)*[.E35])" office:value-type="float" office:value="0.0000274372380366875" calcext:value-type="float">
            <text:p>2.74372380366875E-05</text:p>
          </table:table-cell>
          <table:table-cell table:formula="of:=(((1/2)*([.B35]-[.B34])+[.B34])*([.D34]-[.C35])+((1/3)*([.B35]-[.B34])+[.B34])*(1/2)*[.E35])/([.D34]-[.C35]+(1/2)*[.E35])" office:value-type="float" office:value="0.0610220442718407" calcext:value-type="float">
            <text:p>0.061022044271841</text:p>
          </table:table-cell>
          <table:table-cell table:formula="of:=DEGREES(ATAN(([.G34]-[.I34])/([.H34]-[.F34])))" office:value-type="float" office:value="85.1266324853601" calcext:value-type="float">
            <text:p>85.1266324853601</text:p>
          </table:table-cell>
          <table:table-cell table:formula="of:=DEGREES(ATAN(([.C35]-[.C34])/([.B35]-[.B34])))" office:value-type="float" office:value="0.0271404063722666" calcext:value-type="float">
            <text:p>0.027140406372267</text:p>
          </table:table-cell>
          <table:table-cell table:formula="of:=[.J34]-[.K34]" office:value-type="float" office:value="85.0994920789879" calcext:value-type="float">
            <text:p>85.0994920789879</text:p>
          </table:table-cell>
          <table:table-cell table:formula="of:=ABS([.L34])" office:value-type="float" office:value="85.0994920789879" calcext:value-type="float">
            <text:p>85.0994920789879</text:p>
          </table:table-cell>
          <table:table-cell table:formula="of:=[.E35]/([.B35]-[.B34])" office:value-type="float" office:value="0.000473689486954386" calcext:value-type="float">
            <text:p>0.000473689486954</text:p>
          </table:table-cell>
          <table:table-cell table:formula="of:=[.C35]-[.N34]*[.B35]" office:value-type="float" office:value="-0.00000629321777671875" calcext:value-type="float">
            <text:p>-6.29321777671875E-06</text:p>
          </table:table-cell>
          <table:table-cell table:formula="of:=([.F34]-[.H34])/([.G34]-[.I34])" office:value-type="float" office:value="-0.0852620195366073" calcext:value-type="float">
            <text:p>-0.085262019536607</text:p>
          </table:table-cell>
          <table:table-cell table:formula="of:=[.F34]-[.P34]*[.G34]" office:value-type="float" office:value="0.00523029996890608" calcext:value-type="float">
            <text:p>0.005230299968906</text:p>
          </table:table-cell>
          <table:table-cell table:formula="of:=([.Q34]-[.O34])/([.N34]-[.P34])" office:value-type="float" office:value="0.0610783213473361" calcext:value-type="float">
            <text:p>0.061078321347336</text:p>
          </table:table-cell>
          <table:table-cell table:formula="of:=[.N34]*[.R34]+[.O34]" office:value-type="float" office:value="0.000022638940926336" calcext:value-type="float">
            <text:p>2.2638940926336E-05</text:p>
          </table:table-cell>
          <table:table-cell table:formula="of:=SQRT(([.B35]-[.R34])^2+([.C35]-[.S34])^2)*SQRT(([.F34]-[.S34])^2+([.G34]-[.R34])^2)" office:value-type="float" office:value="0.000000387171466569553" calcext:value-type="float">
            <text:p>3.87171466569553E-07</text:p>
          </table:table-cell>
          <table:table-cell table:formula="of:=(-([.B35]-[.R34])*([.F34]-[.S34])+([.C35]-[.S34])*([.G34]-[.R34]))/[.T34]" office:value-type="float" office:value="0.0854257556294509" calcext:value-type="float">
            <text:p>0.085425755629451</text:p>
          </table:table-cell>
          <table:table-cell table:formula="of:=DEGREES(ACOS([.U34]))" office:value-type="float" office:value="85.0994920789879" calcext:value-type="float">
            <text:p>85.0994920789879</text:p>
          </table:table-cell>
          <table:table-cell table:number-columns-repeated="6"/>
          <table:table-cell table:formula="of:=[.M34]-DEGREES(ACOS([.U34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.063992154391418</text:p>
          </table:table-cell>
          <table:table-cell table:formula="of:=[.C34]+[.E35]" office:value-type="float" office:value="0.0000240191930060579" calcext:value-type="float">
            <text:p>2.40191930060579E-05</text:p>
          </table:table-cell>
          <table:table-cell table:formula="of:=[$Arkusz3.C28]" office:value-type="float" office:value="0.0000322621930060579" calcext:value-type="float">
            <text:p>3.23E-05</text:p>
          </table:table-cell>
          <table:table-cell table:formula="of:=[$Arkusz3.D27]" office:value-type="float" office:value="0.00000268819300606488" calcext:value-type="float">
            <text:p>2.68819300606488E-06</text:p>
          </table:table-cell>
          <table:table-cell table:formula="of:=((1/2)*[.C35]*[.C35]+((1/3)*[.E36]+[.C35])*(1/2)*[.E36])/([.C35]+(1/2)*[.E36])" office:value-type="float" office:value="0.0000114111530657498" calcext:value-type="float">
            <text:p>1.14111530657498E-05</text:p>
          </table:table-cell>
          <table:table-cell table:formula="of:=(((1/2)*([.B36]-[.B35])+[.B35])*[.C35]+((2/3)*([.B36]-[.B35])+[.B35])*(1/2)*[.E36])/([.C35]+(1/2)*[.E36])" office:value-type="float" office:value="0.0670418945037924" calcext:value-type="float">
            <text:p>0.067041894503792</text:p>
          </table:table-cell>
          <table:table-cell table:formula="of:=(((1/2)*([.D35]-[.C36])+[.C35]+[.E36])*([.D35]-[.C36])+((2/3)*[.E36]+[.C35])*(1/2)*[.E36])/([.D35]-[.C36]+(1/2)*[.E36])" office:value-type="float" office:value="0.0000275052367758693" calcext:value-type="float">
            <text:p>2.75052367758693E-05</text:p>
          </table:table-cell>
          <table:table-cell table:formula="of:=(((1/2)*([.B36]-[.B35])+[.B35])*([.D35]-[.C36])+((1/3)*([.B36]-[.B35])+[.B35])*(1/2)*[.E36])/([.D35]-[.C36]+(1/2)*[.E36])" office:value-type="float" office:value="0.0672305161715648" calcext:value-type="float">
            <text:p>0.067230516171565</text:p>
          </table:table-cell>
          <table:table-cell table:formula="of:=DEGREES(ATAN(([.G35]-[.I35])/([.H35]-[.F35])))" office:value-type="float" office:value="-85.123068154702" calcext:value-type="float">
            <text:p>-85.123068154702</text:p>
          </table:table-cell>
          <table:table-cell table:formula="of:=DEGREES(ATAN(([.C36]-[.C35])/([.B36]-[.B35])))" office:value-type="float" office:value="-0.0224860350125547" calcext:value-type="float">
            <text:p>-0.022486035012555</text:p>
          </table:table-cell>
          <table:table-cell table:formula="of:=[.J35]-[.K35]" office:value-type="float" office:value="-85.1005821196894" calcext:value-type="float">
            <text:p>-85.1005821196894</text:p>
          </table:table-cell>
          <table:table-cell table:formula="of:=ABS([.L35])" office:value-type="float" office:value="85.1005821196894" calcext:value-type="float">
            <text:p>85.1005821196894</text:p>
          </table:table-cell>
          <table:table-cell table:formula="of:=[.E36]/([.B36]-[.B35])" office:value-type="float" office:value="-0.00039245536683662" calcext:value-type="float">
            <text:p>-0.000392455366837</text:p>
          </table:table-cell>
          <table:table-cell table:formula="of:=[.C36]-[.N35]*[.B36]" office:value-type="float" office:value="0.0000491332574324075" calcext:value-type="float">
            <text:p>4.91332574324075E-05</text:p>
          </table:table-cell>
          <table:table-cell table:formula="of:=([.F35]-[.H35])/([.G35]-[.I35])" office:value-type="float" office:value="0.0853246814121803" calcext:value-type="float">
            <text:p>0.08532468141218</text:p>
          </table:table-cell>
          <table:table-cell table:formula="of:=[.F35]-[.P35]*[.G35]" office:value-type="float" office:value="-0.00570891713673933" calcext:value-type="float">
            <text:p>-0.005708917136739</text:p>
          </table:table-cell>
          <table:table-cell table:formula="of:=([.Q35]-[.O35])/([.N35]-[.P35])" office:value-type="float" office:value="0.0671750201948099" calcext:value-type="float">
            <text:p>0.06717502019481</text:p>
          </table:table-cell>
          <table:table-cell table:formula="of:=[.N35]*[.R35]+[.O35]" office:value-type="float" office:value="0.000022770060239596" calcext:value-type="float">
            <text:p>2.2770060239596E-05</text:p>
          </table:table-cell>
          <table:table-cell table:formula="of:=SQRT(([.B36]-[.R35])^2+([.C36]-[.S35])^2)*SQRT(([.F35]-[.S35])^2+([.G35]-[.R35])^2)" office:value-type="float" office:value="0.00000040446902509506" calcext:value-type="float">
            <text:p>4.0446902509506E-07</text:p>
          </table:table-cell>
          <table:table-cell table:formula="of:=(-([.B36]-[.R35])*([.F35]-[.S35])+([.C36]-[.S35])*([.G35]-[.R35]))/[.T35]" office:value-type="float" office:value="0.0854068003591742" calcext:value-type="float">
            <text:p>0.085406800359174</text:p>
          </table:table-cell>
          <table:table-cell table:formula="of:=DEGREES(ACOS([.U35]))" office:value-type="float" office:value="85.1005821196899" calcext:value-type="float">
            <text:p>85.1005821196899</text:p>
          </table:table-cell>
          <table:table-cell table:number-columns-repeated="6"/>
          <table:table-cell table:formula="of:=[.M35]-DEGREES(ACOS([.U35]))" office:value-type="float" office:value="-0.000000000000483169060316868" calcext:value-type="float">
            <text:p>-4.83169060316868E-1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.070202269507717</text:p>
          </table:table-cell>
          <table:table-cell table:formula="of:=[.C35]+[.E36]" office:value-type="float" office:value="0.0000215819999999933" calcext:value-type="float">
            <text:p>2.15819999999933E-05</text:p>
          </table:table-cell>
          <table:table-cell table:formula="of:=[$Arkusz3.C29]" office:value-type="float" office:value="0.0000322621930060579" calcext:value-type="float">
            <text:p>3.23E-05</text:p>
          </table:table-cell>
          <table:table-cell table:formula="of:=[$Arkusz3.D28]" office:value-type="float" office:value="-0.00000243719300606457" calcext:value-type="float">
            <text:p>-2.43719300606457E-06</text:p>
          </table:table-cell>
          <table:table-cell table:formula="of:=((1/2)*[.C36]*[.C36]+((1/3)*[.E37]+[.C36])*(1/2)*[.E37])/([.C36]+(1/2)*[.E37])" office:value-type="float" office:value="0.0000113600009547195" calcext:value-type="float">
            <text:p>1.13600009547195E-05</text:p>
          </table:table-cell>
          <table:table-cell table:formula="of:=(((1/2)*([.B37]-[.B36])+[.B36])*[.C36]+((2/3)*([.B37]-[.B36])+[.B36])*(1/2)*[.E37])/([.C36]+(1/2)*[.E37])" office:value-type="float" office:value="0.0736567140018339" calcext:value-type="float">
            <text:p>0.073656714001834</text:p>
          </table:table-cell>
          <table:table-cell table:formula="of:=(((1/2)*([.D36]-[.C37])+[.C36]+[.E37])*([.D36]-[.C37])+((2/3)*[.E37]+[.C36])*(1/2)*[.E37])/([.D36]-[.C37]+(1/2)*[.E37])" office:value-type="float" office:value="0.0000274600429741778" calcext:value-type="float">
            <text:p>2.74600429741778E-05</text:p>
          </table:table-cell>
          <table:table-cell table:formula="of:=(((1/2)*([.B37]-[.B36])+[.B36])*([.D36]-[.C37])+((1/3)*([.B37]-[.B36])+[.B36])*(1/2)*[.E37])/([.D36]-[.C37]+(1/2)*[.E37])" office:value-type="float" office:value="0.0734681800654705" calcext:value-type="float">
            <text:p>0.073468180065471</text:p>
          </table:table-cell>
          <table:table-cell table:formula="of:=DEGREES(ATAN(([.G36]-[.I36])/([.H36]-[.F36])))" office:value-type="float" office:value="85.1190120657661" calcext:value-type="float">
            <text:p>85.1190120657661</text:p>
          </table:table-cell>
          <table:table-cell table:formula="of:=DEGREES(ATAN(([.C37]-[.C36])/([.B37]-[.B36])))" office:value-type="float" office:value="0.0188750186148289" calcext:value-type="float">
            <text:p>0.018875018614829</text:p>
          </table:table-cell>
          <table:table-cell table:formula="of:=[.J36]-[.K36]" office:value-type="float" office:value="85.1001370471513" calcext:value-type="float">
            <text:p>85.1001370471513</text:p>
          </table:table-cell>
          <table:table-cell table:formula="of:=ABS([.L36])" office:value-type="float" office:value="85.1001370471513" calcext:value-type="float">
            <text:p>85.1001370471513</text:p>
          </table:table-cell>
          <table:table-cell table:formula="of:=[.E37]/([.B37]-[.B36])" office:value-type="float" office:value="0.000329431233121151" calcext:value-type="float">
            <text:p>0.000329431233121</text:p>
          </table:table-cell>
          <table:table-cell table:formula="of:=[.C37]-[.N36]*[.B37]" office:value-type="float" office:value="-0.00000154482021183709" calcext:value-type="float">
            <text:p>-1.54482021183709E-06</text:p>
          </table:table-cell>
          <table:table-cell table:formula="of:=([.F36]-[.H36])/([.G36]-[.I36])" office:value-type="float" office:value="-0.0853959893375687" calcext:value-type="float">
            <text:p>-0.085395989337569</text:p>
          </table:table-cell>
          <table:table-cell table:formula="of:=[.F36]-[.P36]*[.G36]" office:value-type="float" office:value="0.00630134796449567" calcext:value-type="float">
            <text:p>0.006301347964496</text:p>
          </table:table-cell>
          <table:table-cell table:formula="of:=([.Q36]-[.O36])/([.N36]-[.P36])" office:value-type="float" office:value="0.0735241978720897" calcext:value-type="float">
            <text:p>0.07352419787209</text:p>
          </table:table-cell>
          <table:table-cell table:formula="of:=[.N36]*[.R36]+[.O36]" office:value-type="float" office:value="0.0000226763469574089" calcext:value-type="float">
            <text:p>2.26763469574089E-05</text:p>
          </table:table-cell>
          <table:table-cell table:formula="of:=SQRT(([.B37]-[.R36])^2+([.C37]-[.S36])^2)*SQRT(([.F36]-[.S36])^2+([.G36]-[.R36])^2)" office:value-type="float" office:value="0.000000462198870035665" calcext:value-type="float">
            <text:p>4.62198870035665E-07</text:p>
          </table:table-cell>
          <table:table-cell table:formula="of:=(-([.B37]-[.R36])*([.F36]-[.S36])+([.C37]-[.S36])*([.G36]-[.R36]))/[.T36]" office:value-type="float" office:value="0.0854145399548686" calcext:value-type="float">
            <text:p>0.085414539954869</text:p>
          </table:table-cell>
          <table:table-cell table:formula="of:=DEGREES(ACOS([.U36]))" office:value-type="float" office:value="85.1001370471517" calcext:value-type="float">
            <text:p>85.1001370471517</text:p>
          </table:table-cell>
          <table:table-cell table:number-columns-repeated="6"/>
          <table:table-cell table:formula="of:=[.M36]-DEGREES(ACOS([.U36]))" office:value-type="float" office:value="-0.000000000000440536496171262" calcext:value-type="float">
            <text:p>-4.40536496171262E-1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.07699941798951</text:p>
          </table:table-cell>
          <table:table-cell table:formula="of:=[.C36]+[.E37]" office:value-type="float" office:value="0.0000238211930060582" calcext:value-type="float">
            <text:p>2.38211930060582E-05</text:p>
          </table:table-cell>
          <table:table-cell table:formula="of:=[$Arkusz3.C30]" office:value-type="float" office:value="0.000032262193006058" calcext:value-type="float">
            <text:p>3.23E-05</text:p>
          </table:table-cell>
          <table:table-cell table:formula="of:=[$Arkusz3.D29]" office:value-type="float" office:value="0.00000223919300606483" calcext:value-type="float">
            <text:p>2.23919300606483E-06</text:p>
          </table:table-cell>
          <table:table-cell table:formula="of:=((1/2)*[.C37]*[.C37]+((1/3)*[.E38]+[.C37])*(1/2)*[.E38])/([.C37]+(1/2)*[.E38])" office:value-type="float" office:value="0.0000114103361399784" calcext:value-type="float">
            <text:p>1.14103361399784E-05</text:p>
          </table:table-cell>
          <table:table-cell table:formula="of:=(((1/2)*([.B38]-[.B37])+[.B37])*[.C37]+((2/3)*([.B38]-[.B37])+[.B37])*(1/2)*[.E38])/([.C37]+(1/2)*[.E38])" office:value-type="float" office:value="0.0806646996768552" calcext:value-type="float">
            <text:p>0.080664699676855</text:p>
          </table:table-cell>
          <table:table-cell table:formula="of:=(((1/2)*([.D37]-[.C38])+[.C37]+[.E38])*([.D37]-[.C38])+((2/3)*[.E38]+[.C37])*(1/2)*[.E38])/([.D37]-[.C38]+(1/2)*[.E38])" office:value-type="float" office:value="0.0000275157163282156" calcext:value-type="float">
            <text:p>2.75157163282156E-05</text:p>
          </table:table-cell>
          <table:table-cell table:formula="of:=(((1/2)*([.B38]-[.B37])+[.B37])*([.D37]-[.C38])+((1/3)*([.B38]-[.B37])+[.B37])*(1/2)*[.E38])/([.D37]-[.C38]+(1/2)*[.E38])" office:value-type="float" office:value="0.0808531166385704" calcext:value-type="float">
            <text:p>0.08085311663857</text:p>
          </table:table-cell>
          <table:table-cell table:formula="of:=DEGREES(ATAN(([.G37]-[.I37])/([.H37]-[.F37])))" office:value-type="float" office:value="-85.1143849465586" calcext:value-type="float">
            <text:p>-85.1143849465586</text:p>
          </table:table-cell>
          <table:table-cell table:formula="of:=DEGREES(ATAN(([.C38]-[.C37])/([.B38]-[.B37])))" office:value-type="float" office:value="-0.0156401658554766" calcext:value-type="float">
            <text:p>-0.015640165855477</text:p>
          </table:table-cell>
          <table:table-cell table:formula="of:=[.J37]-[.K37]" office:value-type="float" office:value="-85.0987447807032" calcext:value-type="float">
            <text:p>-85.0987447807032</text:p>
          </table:table-cell>
          <table:table-cell table:formula="of:=ABS([.L37])" office:value-type="float" office:value="85.0987447807032" calcext:value-type="float">
            <text:p>85.0987447807032</text:p>
          </table:table-cell>
          <table:table-cell table:formula="of:=[.E38]/([.B38]-[.B37])" office:value-type="float" office:value="-0.000272972396516144" calcext:value-type="float">
            <text:p>-0.000272972396516</text:p>
          </table:table-cell>
          <table:table-cell table:formula="of:=[.C38]-[.N37]*[.B38]" office:value-type="float" office:value="0.0000448399086650031" calcext:value-type="float">
            <text:p>4.48399086650031E-05</text:p>
          </table:table-cell>
          <table:table-cell table:formula="of:=([.F37]-[.H37])/([.G37]-[.I37])" office:value-type="float" office:value="0.0854773372928981" calcext:value-type="float">
            <text:p>0.085477337292898</text:p>
          </table:table-cell>
          <table:table-cell table:formula="of:=[.F37]-[.P37]*[.G37]" office:value-type="float" office:value="-0.0068835934057689" calcext:value-type="float">
            <text:p>-0.006883593405769</text:p>
          </table:table-cell>
          <table:table-cell table:formula="of:=([.Q37]-[.O37])/([.N37]-[.P37])" office:value-type="float" office:value="0.0807977643407765" calcext:value-type="float">
            <text:p>0.080797764340777</text:p>
          </table:table-cell>
          <table:table-cell table:formula="of:=[.N37]*[.R37]+[.O37]" office:value-type="float" office:value="0.0000227843492997546" calcext:value-type="float">
            <text:p>2.27843492997546E-05</text:p>
          </table:table-cell>
          <table:table-cell table:formula="of:=SQRT(([.B38]-[.R37])^2+([.C38]-[.S37])^2)*SQRT(([.F37]-[.S37])^2+([.G37]-[.R37])^2)" office:value-type="float" office:value="0.000000486478653719568" calcext:value-type="float">
            <text:p>4.86478653719568E-07</text:p>
          </table:table-cell>
          <table:table-cell table:formula="of:=(-([.B38]-[.R37])*([.F37]-[.S37])+([.C38]-[.S37])*([.G37]-[.R37]))/[.T37]" office:value-type="float" office:value="0.0854387507602432" calcext:value-type="float">
            <text:p>0.085438750760243</text:p>
          </table:table-cell>
          <table:table-cell table:formula="of:=DEGREES(ACOS([.U37]))" office:value-type="float" office:value="85.0987447807031" calcext:value-type="float">
            <text:p>85.0987447807031</text:p>
          </table:table-cell>
          <table:table-cell table:number-columns-repeated="6"/>
          <table:table-cell table:formula="of:=[.M37]-DEGREES(ACOS([.U37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.084440437784874</text:p>
          </table:table-cell>
          <table:table-cell table:formula="of:=[.C37]+[.E38]" office:value-type="float" office:value="0.0000217899999999936" calcext:value-type="float">
            <text:p>2.17899999999936E-05</text:p>
          </table:table-cell>
          <table:table-cell table:formula="of:=[$Arkusz3.C31]" office:value-type="float" office:value="0.0000322621930060581" calcext:value-type="float">
            <text:p>3.23E-05</text:p>
          </table:table-cell>
          <table:table-cell table:formula="of:=[$Arkusz3.D30]" office:value-type="float" office:value="-0.00000203119300606456" calcext:value-type="float">
            <text:p>-2.03119300606456E-06</text:p>
          </table:table-cell>
          <table:table-cell table:formula="of:=((1/2)*[.C38]*[.C38]+((1/3)*[.E39]+[.C38])*(1/2)*[.E39])/([.C38]+(1/2)*[.E39])" office:value-type="float" office:value="0.0000113674209314493" calcext:value-type="float">
            <text:p>1.13674209314493E-05</text:p>
          </table:table-cell>
          <table:table-cell table:formula="of:=(((1/2)*([.B39]-[.B38])+[.B38])*[.C38]+((2/3)*([.B39]-[.B38])+[.B38])*(1/2)*[.E39])/([.C38]+(1/2)*[.E39])" office:value-type="float" office:value="0.0885696956027742" calcext:value-type="float">
            <text:p>0.088569695602774</text:p>
          </table:table-cell>
          <table:table-cell table:formula="of:=(((1/2)*([.D38]-[.C39])+[.C38]+[.E39])*([.D38]-[.C39])+((2/3)*[.E39]+[.C38])*(1/2)*[.E39])/([.D38]-[.C39]+(1/2)*[.E39])" office:value-type="float" office:value="0.0000274769666430368" calcext:value-type="float">
            <text:p>2.74769666430368E-05</text:p>
          </table:table-cell>
          <table:table-cell table:formula="of:=(((1/2)*([.B39]-[.B38])+[.B38])*([.D38]-[.C39])+((1/3)*([.B39]-[.B38])+[.B38])*(1/2)*[.E39])/([.D38]-[.C39]+(1/2)*[.E39])" office:value-type="float" office:value="0.0883813280514714" calcext:value-type="float">
            <text:p>0.088381328051471</text:p>
          </table:table-cell>
          <table:table-cell table:formula="of:=DEGREES(ATAN(([.G38]-[.I38])/([.H38]-[.F38])))" office:value-type="float" office:value="85.111851783233" calcext:value-type="float">
            <text:p>85.111851783233</text:p>
          </table:table-cell>
          <table:table-cell table:formula="of:=DEGREES(ATAN(([.C39]-[.C38])/([.B39]-[.B38])))" office:value-type="float" office:value="0.013110213141031" calcext:value-type="float">
            <text:p>0.013110213141031</text:p>
          </table:table-cell>
          <table:table-cell table:formula="of:=[.J38]-[.K38]" office:value-type="float" office:value="85.098741570092" calcext:value-type="float">
            <text:p>85.098741570092</text:p>
          </table:table-cell>
          <table:table-cell table:formula="of:=ABS([.L38])" office:value-type="float" office:value="85.098741570092" calcext:value-type="float">
            <text:p>85.098741570092</text:p>
          </table:table-cell>
          <table:table-cell table:formula="of:=[.E39]/([.B39]-[.B38])" office:value-type="float" office:value="0.000228816388942593" calcext:value-type="float">
            <text:p>0.000228816388943</text:p>
          </table:table-cell>
          <table:table-cell table:formula="of:=[.C39]-[.N38]*[.B39]" office:value-type="float" office:value="0.00000246864394532706" calcext:value-type="float">
            <text:p>2.46864394532706E-06</text:p>
          </table:table-cell>
          <table:table-cell table:formula="of:=([.F38]-[.H38])/([.G38]-[.I38])" office:value-type="float" office:value="-0.0855218725315101" calcext:value-type="float">
            <text:p>-0.08552187253151</text:p>
          </table:table-cell>
          <table:table-cell table:formula="of:=[.F38]-[.P38]*[.G38]" office:value-type="float" office:value="0.00758601363842656" calcext:value-type="float">
            <text:p>0.007586013638427</text:p>
          </table:table-cell>
          <table:table-cell table:formula="of:=([.Q38]-[.O38])/([.N38]-[.P38])" office:value-type="float" office:value="0.0884371319922125" calcext:value-type="float">
            <text:p>0.088437131992213</text:p>
          </table:table-cell>
          <table:table-cell table:formula="of:=[.N38]*[.R38]+[.O38]" office:value-type="float" office:value="0.0000227045091362246" calcext:value-type="float">
            <text:p>2.27045091362246E-05</text:p>
          </table:table-cell>
          <table:table-cell table:formula="of:=SQRT(([.B39]-[.R38])^2+([.C39]-[.S38])^2)*SQRT(([.F38]-[.S38])^2+([.G38]-[.R38])^2)" office:value-type="float" office:value="0.00000055220292494637" calcext:value-type="float">
            <text:p>5.5220292494637E-07</text:p>
          </table:table-cell>
          <table:table-cell table:formula="of:=(-([.B39]-[.R38])*([.F38]-[.S38])+([.C39]-[.S38])*([.G38]-[.R38]))/[.T38]" office:value-type="float" office:value="0.085438806591086" calcext:value-type="float">
            <text:p>0.085438806591086</text:p>
          </table:table-cell>
          <table:table-cell table:formula="of:=DEGREES(ACOS([.U38]))" office:value-type="float" office:value="85.0987415700916" calcext:value-type="float">
            <text:p>85.0987415700916</text:p>
          </table:table-cell>
          <table:table-cell table:number-columns-repeated="6"/>
          <table:table-cell table:formula="of:=[.M38]-DEGREES(ACOS([.U38]))" office:value-type="float" office:value="0.00000000000035527136788005" calcext:value-type="float">
            <text:p>3.5527136788005E-1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.09258755091204</text:p>
          </table:table-cell>
          <table:table-cell table:formula="of:=[.C38]+[.E39]" office:value-type="float" office:value="0.0000236541930060584" calcext:value-type="float">
            <text:p>2.36541930060584E-05</text:p>
          </table:table-cell>
          <table:table-cell table:formula="of:=[$Arkusz3.C32]" office:value-type="float" office:value="0.0000322621930060582" calcext:value-type="float">
            <text:p>3.23E-05</text:p>
          </table:table-cell>
          <table:table-cell table:formula="of:=[$Arkusz3.D31]" office:value-type="float" office:value="0.00000186419300606481" calcext:value-type="float">
            <text:p>1.86419300606481E-06</text:p>
          </table:table-cell>
          <table:table-cell table:formula="of:=((1/2)*[.C39]*[.C39]+((1/3)*[.E40]+[.C39])*(1/2)*[.E40])/([.C39]+(1/2)*[.E40])" office:value-type="float" office:value="0.0000114090357289975" calcext:value-type="float">
            <text:p>1.14090357289975E-05</text:p>
          </table:table-cell>
          <table:table-cell table:formula="of:=(((1/2)*([.B40]-[.B39])+[.B39])*[.C39]+((2/3)*([.B40]-[.B39])+[.B39])*(1/2)*[.E40])/([.C39]+(1/2)*[.E40])" office:value-type="float" office:value="0.0969930254245772" calcext:value-type="float">
            <text:p>0.096993025424577</text:p>
          </table:table-cell>
          <table:table-cell table:formula="of:=(((1/2)*([.D39]-[.C40])+[.C39]+[.E40])*([.D39]-[.C40])+((2/3)*[.E40]+[.C39])*(1/2)*[.E40])/([.D39]-[.C40]+(1/2)*[.E40])" office:value-type="float" office:value="0.0000275222602361765" calcext:value-type="float">
            <text:p>2.75222602361765E-05</text:p>
          </table:table-cell>
          <table:table-cell table:formula="of:=(((1/2)*([.B40]-[.B39])+[.B39])*([.D39]-[.C40])+((1/3)*([.B40]-[.B39])+[.B39])*(1/2)*[.E40])/([.D39]-[.C40]+(1/2)*[.E40])" office:value-type="float" office:value="0.0971813583825976" calcext:value-type="float">
            <text:p>0.097181358382598</text:p>
          </table:table-cell>
          <table:table-cell table:formula="of:=DEGREES(ATAN(([.G39]-[.I39])/([.H39]-[.F39])))" office:value-type="float" office:value="-85.1098472182526" calcext:value-type="float">
            <text:p>-85.1098472182526</text:p>
          </table:table-cell>
          <table:table-cell table:formula="of:=DEGREES(ATAN(([.C40]-[.C39])/([.B40]-[.B39])))" office:value-type="float" office:value="-0.0108742509240353" calcext:value-type="float">
            <text:p>-0.010874250924035</text:p>
          </table:table-cell>
          <table:table-cell table:formula="of:=[.J39]-[.K39]" office:value-type="float" office:value="-85.0989729673286" calcext:value-type="float">
            <text:p>-85.0989729673286</text:p>
          </table:table-cell>
          <table:table-cell table:formula="of:=ABS([.L39])" office:value-type="float" office:value="85.0989729673286" calcext:value-type="float">
            <text:p>85.0989729673286</text:p>
          </table:table-cell>
          <table:table-cell table:formula="of:=[.E40]/([.B40]-[.B39])" office:value-type="float" office:value="-0.000189791484591266" calcext:value-type="float">
            <text:p>-0.000189791484591</text:p>
          </table:table-cell>
          <table:table-cell table:formula="of:=[.C40]-[.N39]*[.B40]" office:value-type="float" office:value="0.0000412265217483238" calcext:value-type="float">
            <text:p>4.12265217483238E-05</text:p>
          </table:table-cell>
          <table:table-cell table:formula="of:=([.F39]-[.H39])/([.G39]-[.I39])" office:value-type="float" office:value="0.0855571147851235" calcext:value-type="float">
            <text:p>0.085557114785124</text:p>
          </table:table-cell>
          <table:table-cell table:formula="of:=[.F39]-[.P39]*[.G39]" office:value-type="float" office:value="-0.00828703437387795" calcext:value-type="float">
            <text:p>-0.008287034373878</text:p>
          </table:table-cell>
          <table:table-cell table:formula="of:=([.Q39]-[.O39])/([.N39]-[.P39])" office:value-type="float" office:value="0.0971260802043392" calcext:value-type="float">
            <text:p>0.097126080204339</text:p>
          </table:table-cell>
          <table:table-cell table:formula="of:=[.N39]*[.R39]+[.O39]" office:value-type="float" office:value="0.0000227928187938119" calcext:value-type="float">
            <text:p>2.27928187938119E-05</text:p>
          </table:table-cell>
          <table:table-cell table:formula="of:=SQRT(([.B40]-[.R39])^2+([.C40]-[.S39])^2)*SQRT(([.F39]-[.S39])^2+([.G39]-[.R39])^2)" office:value-type="float" office:value="0.00000058528342661051" calcext:value-type="float">
            <text:p>5.8528342661051E-07</text:p>
          </table:table-cell>
          <table:table-cell table:formula="of:=(-([.B40]-[.R39])*([.F39]-[.S39])+([.C40]-[.S39])*([.G39]-[.R39]))/[.T39]" office:value-type="float" office:value="0.0854347827143633" calcext:value-type="float">
            <text:p>0.085434782714363</text:p>
          </table:table-cell>
          <table:table-cell table:formula="of:=DEGREES(ACOS([.U39]))" office:value-type="float" office:value="85.0989729673277" calcext:value-type="float">
            <text:p>85.0989729673277</text:p>
          </table:table-cell>
          <table:table-cell table:number-columns-repeated="6"/>
          <table:table-cell table:formula="of:=[.M39]-DEGREES(ACOS([.U39]))" office:value-type="float" office:value="0.000000000000810018718766514" calcext:value-type="float">
            <text:p>8.10018718766514E-13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.101508883761672</text:p>
          </table:table-cell>
          <table:table-cell table:formula="of:=[.C39]+[.E40]" office:value-type="float" office:value="0.0000219609999999938" calcext:value-type="float">
            <text:p>2.19609999999938E-05</text:p>
          </table:table-cell>
          <table:table-cell table:formula="of:=[$Arkusz3.C33]" office:value-type="float" office:value="0.0000322621930060583" calcext:value-type="float">
            <text:p>3.23E-05</text:p>
          </table:table-cell>
          <table:table-cell table:formula="of:=[$Arkusz3.D32]" office:value-type="float" office:value="-0.00000169319300606458" calcext:value-type="float">
            <text:p>-1.69319300606458E-06</text:p>
          </table:table-cell>
          <table:table-cell table:formula="of:=((1/2)*[.C40]*[.C40]+((1/3)*[.E41]+[.C40])*(1/2)*[.E41])/([.C40]+(1/2)*[.E41])" office:value-type="float" office:value="0.0000113729633988176" calcext:value-type="float">
            <text:p>1.13729633988176E-05</text:p>
          </table:table-cell>
          <table:table-cell table:formula="of:=(((1/2)*([.B41]-[.B40])+[.B40])*[.C40]+((2/3)*([.B41]-[.B40])+[.B40])*(1/2)*[.E41])/([.C40]+(1/2)*[.E41])" office:value-type="float" office:value="0.106449541840048" calcext:value-type="float">
            <text:p>0.106449541840048</text:p>
          </table:table-cell>
          <table:table-cell table:formula="of:=(((1/2)*([.D40]-[.C41])+[.C40]+[.E41])*([.D40]-[.C41])+((2/3)*[.E41]+[.C40])*(1/2)*[.E41])/([.D40]-[.C41]+(1/2)*[.E41])" office:value-type="float" office:value="0.0000274891054775592" calcext:value-type="float">
            <text:p>2.74891054775592E-05</text:p>
          </table:table-cell>
          <table:table-cell table:formula="of:=(((1/2)*([.B41]-[.B40])+[.B40])*([.D40]-[.C41])+((1/3)*([.B41]-[.B40])+[.B40])*(1/2)*[.E41])/([.D40]-[.C41]+(1/2)*[.E41])" office:value-type="float" office:value="0.106261283017987" calcext:value-type="float">
            <text:p>0.106261283017987</text:p>
          </table:table-cell>
          <table:table-cell table:formula="of:=DEGREES(ATAN(([.G40]-[.I40])/([.H40]-[.F40])))" office:value-type="float" office:value="85.1070493375927" calcext:value-type="float">
            <text:p>85.1070493375927</text:p>
          </table:table-cell>
          <table:table-cell table:formula="of:=DEGREES(ATAN(([.C41]-[.C40])/([.B41]-[.B40])))" office:value-type="float" office:value="0.0091026320056504" calcext:value-type="float">
            <text:p>0.00910263200565</text:p>
          </table:table-cell>
          <table:table-cell table:formula="of:=[.J40]-[.K40]" office:value-type="float" office:value="85.097946705587" calcext:value-type="float">
            <text:p>85.097946705587</text:p>
          </table:table-cell>
          <table:table-cell table:formula="of:=ABS([.L40])" office:value-type="float" office:value="85.097946705587" calcext:value-type="float">
            <text:p>85.097946705587</text:p>
          </table:table-cell>
          <table:table-cell table:formula="of:=[.E41]/([.B41]-[.B40])" office:value-type="float" office:value="0.000158870900432646" calcext:value-type="float">
            <text:p>0.000158870900433</text:p>
          </table:table-cell>
          <table:table-cell table:formula="of:=[.C41]-[.N40]*[.B41]" office:value-type="float" office:value="0.00000583419223486418" calcext:value-type="float">
            <text:p>5.83419223486418E-06</text:p>
          </table:table-cell>
          <table:table-cell table:formula="of:=([.F40]-[.H40])/([.G40]-[.I40])" office:value-type="float" office:value="-0.08560630467316" calcext:value-type="float">
            <text:p>-0.08560630467316</text:p>
          </table:table-cell>
          <table:table-cell table:formula="of:=[.F40]-[.P40]*[.G40]" office:value-type="float" office:value="0.00912412487447622" calcext:value-type="float">
            <text:p>0.009124124874476</text:p>
          </table:table-cell>
          <table:table-cell table:formula="of:=([.Q40]-[.O40])/([.N40]-[.P40])" office:value-type="float" office:value="0.106316935997143" calcext:value-type="float">
            <text:p>0.106316935997143</text:p>
          </table:table-cell>
          <table:table-cell table:formula="of:=[.N40]*[.R40]+[.O40]" office:value-type="float" office:value="0.0000227248595879703" calcext:value-type="float">
            <text:p>2.27248595879703E-05</text:p>
          </table:table-cell>
          <table:table-cell table:formula="of:=SQRT(([.B41]-[.R40])^2+([.C41]-[.S40])^2)*SQRT(([.F40]-[.S40])^2+([.G40]-[.R40])^2)" office:value-type="float" office:value="0.000000660410232480565" calcext:value-type="float">
            <text:p>6.60410232480565E-07</text:p>
          </table:table-cell>
          <table:table-cell table:formula="of:=(-([.B41]-[.R40])*([.F40]-[.S40])+([.C41]-[.S40])*([.G40]-[.R40]))/[.T40]" office:value-type="float" office:value="0.0854526288578212" calcext:value-type="float">
            <text:p>0.085452628857821</text:p>
          </table:table-cell>
          <table:table-cell table:formula="of:=DEGREES(ACOS([.U40]))" office:value-type="float" office:value="85.0979467055876" calcext:value-type="float">
            <text:p>85.0979467055876</text:p>
          </table:table-cell>
          <table:table-cell table:number-columns-repeated="6"/>
          <table:table-cell table:formula="of:=[.M40]-DEGREES(ACOS([.U40]))" office:value-type="float" office:value="-0.000000000000525801624462474" calcext:value-type="float">
            <text:p>-5.25801624462474E-13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.111279036771681</text:p>
          </table:table-cell>
          <table:table-cell table:formula="of:=[.C40]+[.E41]" office:value-type="float" office:value="0.0000235131930060587" calcext:value-type="float">
            <text:p>2.35131930060587E-05</text:p>
          </table:table-cell>
          <table:table-cell table:formula="of:=[$Arkusz3.C34]" office:value-type="float" office:value="0.0000322621930060585" calcext:value-type="float">
            <text:p>3.23E-05</text:p>
          </table:table-cell>
          <table:table-cell table:formula="of:=[$Arkusz3.D33]" office:value-type="float" office:value="0.00000155219300606486" calcext:value-type="float">
            <text:p>1.55219300606486E-06</text:p>
          </table:table-cell>
          <table:table-cell table:formula="of:=((1/2)*[.C41]*[.C41]+((1/3)*[.E42]+[.C41])*(1/2)*[.E42])/([.C41]+(1/2)*[.E42])" office:value-type="float" office:value="0.0000114074364138029" calcext:value-type="float">
            <text:p>1.14074364138029E-05</text:p>
          </table:table-cell>
          <table:table-cell table:formula="of:=(((1/2)*([.B42]-[.B41])+[.B41])*[.C41]+((2/3)*([.B42]-[.B41])+[.B41])*(1/2)*[.E42])/([.C41]+(1/2)*[.E42])" office:value-type="float" office:value="0.116574198224399" calcext:value-type="float">
            <text:p>0.116574198224399</text:p>
          </table:table-cell>
          <table:table-cell table:formula="of:=(((1/2)*([.D41]-[.C42])+[.C41]+[.E42])*([.D41]-[.C42])+((2/3)*[.E42]+[.C41])*(1/2)*[.E42])/([.D41]-[.C42]+(1/2)*[.E42])" office:value-type="float" office:value="0.0000275261183104616" calcext:value-type="float">
            <text:p>2.75261183104616E-05</text:p>
          </table:table-cell>
          <table:table-cell table:formula="of:=(((1/2)*([.B42]-[.B41])+[.B41])*([.D41]-[.C42])+((1/3)*([.B42]-[.B41])+[.B41])*(1/2)*[.E42])/([.D41]-[.C42]+(1/2)*[.E42])" office:value-type="float" office:value="0.116762471017115" calcext:value-type="float">
            <text:p>0.116762471017115</text:p>
          </table:table-cell>
          <table:table-cell table:formula="of:=DEGREES(ATAN(([.G41]-[.I41])/([.H41]-[.F41])))" office:value-type="float" office:value="-85.1066433508523" calcext:value-type="float">
            <text:p>-85.1066433508523</text:p>
          </table:table-cell>
          <table:table-cell table:formula="of:=DEGREES(ATAN(([.C42]-[.C41])/([.B42]-[.B41])))" office:value-type="float" office:value="-0.00755610553133976" calcext:value-type="float">
            <text:p>-0.00755610553134</text:p>
          </table:table-cell>
          <table:table-cell table:formula="of:=[.J41]-[.K41]" office:value-type="float" office:value="-85.099087245321" calcext:value-type="float">
            <text:p>-85.099087245321</text:p>
          </table:table-cell>
          <table:table-cell table:formula="of:=ABS([.L41])" office:value-type="float" office:value="85.099087245321" calcext:value-type="float">
            <text:p>85.099087245321</text:p>
          </table:table-cell>
          <table:table-cell table:formula="of:=[.E42]/([.B42]-[.B41])" office:value-type="float" office:value="-0.000131878920914583" calcext:value-type="float">
            <text:p>-0.000131878920915</text:p>
          </table:table-cell>
          <table:table-cell table:formula="of:=[.C42]-[.N41]*[.B42]" office:value-type="float" office:value="0.0000381885522959221" calcext:value-type="float">
            <text:p>3.81885522959221E-05</text:p>
          </table:table-cell>
          <table:table-cell table:formula="of:=([.F41]-[.H41])/([.G41]-[.I41])" office:value-type="float" office:value="0.0856134424107237" calcext:value-type="float">
            <text:p>0.085613442410724</text:p>
          </table:table-cell>
          <table:table-cell table:formula="of:=[.F41]-[.P41]*[.G41]" office:value-type="float" office:value="-0.00996891096984711" calcext:value-type="float">
            <text:p>-0.009968910969847</text:p>
          </table:table-cell>
          <table:table-cell table:formula="of:=([.Q41]-[.O41])/([.N41]-[.P41])" office:value-type="float" office:value="0.116707236811656" calcext:value-type="float">
            <text:p>0.116707236811656</text:p>
          </table:table-cell>
          <table:table-cell table:formula="of:=[.N41]*[.R41]+[.O41]" office:value-type="float" office:value="0.0000227973278422783" calcext:value-type="float">
            <text:p>2.27973278422783E-05</text:p>
          </table:table-cell>
          <table:table-cell table:formula="of:=SQRT(([.B42]-[.R41])^2+([.C42]-[.S41])^2)*SQRT(([.F41]-[.S41])^2+([.G41]-[.R41])^2)" office:value-type="float" office:value="0.000000704008129480848" calcext:value-type="float">
            <text:p>7.04008129480848E-07</text:p>
          </table:table-cell>
          <table:table-cell table:formula="of:=(-([.B42]-[.R41])*([.F41]-[.S41])+([.C42]-[.S41])*([.G41]-[.R41]))/[.T41]" office:value-type="float" office:value="0.0854327954794131" calcext:value-type="float">
            <text:p>0.085432795479413</text:p>
          </table:table-cell>
          <table:table-cell table:formula="of:=DEGREES(ACOS([.U41]))" office:value-type="float" office:value="85.0990872453208" calcext:value-type="float">
            <text:p>85.0990872453208</text:p>
          </table:table-cell>
          <table:table-cell table:number-columns-repeated="6"/>
          <table:table-cell table:formula="of:=[.M41]-DEGREES(ACOS([.U41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.12197970823819</text:p>
          </table:table-cell>
          <table:table-cell table:formula="of:=[.C41]+[.E42]" office:value-type="float" office:value="0.000022101999999994" calcext:value-type="float">
            <text:p>2.2101999999994E-05</text:p>
          </table:table-cell>
          <table:table-cell table:formula="of:=[$Arkusz3.C35]" office:value-type="float" office:value="0.0000322621930060586" calcext:value-type="float">
            <text:p>3.23E-05</text:p>
          </table:table-cell>
          <table:table-cell table:formula="of:=[$Arkusz3.D34]" office:value-type="float" office:value="-0.00000141119300606467" calcext:value-type="float">
            <text:p>-1.41119300606467E-06</text:p>
          </table:table-cell>
          <table:table-cell table:formula="of:=((1/2)*[.C42]*[.C42]+((1/3)*[.E43]+[.C42])*(1/2)*[.E43])/([.C42]+(1/2)*[.E43])" office:value-type="float" office:value="0.0000113773613491838" calcext:value-type="float">
            <text:p>1.13773613491838E-05</text:p>
          </table:table-cell>
          <table:table-cell table:formula="of:=(((1/2)*([.B43]-[.B42])+[.B42])*[.C42]+((2/3)*([.B43]-[.B42])+[.B42])*(1/2)*[.E43])/([.C42]+(1/2)*[.E43])" office:value-type="float" office:value="0.127895566750979" calcext:value-type="float">
            <text:p>0.127895566750979</text:p>
          </table:table-cell>
          <table:table-cell table:formula="of:=(((1/2)*([.D42]-[.C43])+[.C42]+[.E43])*([.D42]-[.C43])+((2/3)*[.E43]+[.C42])*(1/2)*[.E43])/([.D42]-[.C43]+(1/2)*[.E43])" office:value-type="float" office:value="0.0000274980703769601" calcext:value-type="float">
            <text:p>2.74980703769601E-05</text:p>
          </table:table-cell>
          <table:table-cell table:formula="of:=(((1/2)*([.B43]-[.B42])+[.B42])*([.D42]-[.C43])+((1/3)*([.B43]-[.B42])+[.B42])*(1/2)*[.E43])/([.D42]-[.C43]+(1/2)*[.E43])" office:value-type="float" office:value="0.127707275968216" calcext:value-type="float">
            <text:p>0.127707275968216</text:p>
          </table:table-cell>
          <table:table-cell table:formula="of:=DEGREES(ATAN(([.G42]-[.I42])/([.H42]-[.F42])))" office:value-type="float" office:value="85.1064962556734" calcext:value-type="float">
            <text:p>85.1064962556734</text:p>
          </table:table-cell>
          <table:table-cell table:formula="of:=DEGREES(ATAN(([.C43]-[.C42])/([.B43]-[.B42])))" office:value-type="float" office:value="0.00632169541860846" calcext:value-type="float">
            <text:p>0.006321695418608</text:p>
          </table:table-cell>
          <table:table-cell table:formula="of:=[.J42]-[.K42]" office:value-type="float" office:value="85.1001745602547" calcext:value-type="float">
            <text:p>85.1001745602547</text:p>
          </table:table-cell>
          <table:table-cell table:formula="of:=ABS([.L42])" office:value-type="float" office:value="85.1001745602547" calcext:value-type="float">
            <text:p>85.1001745602547</text:p>
          </table:table-cell>
          <table:table-cell table:formula="of:=[.E43]/([.B43]-[.B42])" office:value-type="float" office:value="0.000110334399810684" calcext:value-type="float">
            <text:p>0.000110334399811</text:p>
          </table:table-cell>
          <table:table-cell table:formula="of:=[.C43]-[.N42]*[.B43]" office:value-type="float" office:value="0.000008643442102451" calcext:value-type="float">
            <text:p>8.643442102451E-06</text:p>
          </table:table-cell>
          <table:table-cell table:formula="of:=([.F42]-[.H42])/([.G42]-[.I42])" office:value-type="float" office:value="-0.0856160285238836" calcext:value-type="float">
            <text:p>-0.085616028523884</text:p>
          </table:table-cell>
          <table:table-cell table:formula="of:=[.F42]-[.P42]*[.G42]" office:value-type="float" office:value="0.0109612878523793" calcext:value-type="float">
            <text:p>0.010961287852379</text:p>
          </table:table-cell>
          <table:table-cell table:formula="of:=([.Q42]-[.O42])/([.N42]-[.P42])" office:value-type="float" office:value="0.127762849568526" calcext:value-type="float">
            <text:p>0.127762849568526</text:p>
          </table:table-cell>
          <table:table-cell table:formula="of:=[.N42]*[.R42]+[.O42]" office:value-type="float" office:value="0.000022740079427697" calcext:value-type="float">
            <text:p>2.2740079427697E-05</text:p>
          </table:table-cell>
          <table:table-cell table:formula="of:=SQRT(([.B43]-[.R42])^2+([.C43]-[.S42])^2)*SQRT(([.F42]-[.S42])^2+([.G42]-[.R42])^2)" office:value-type="float" office:value="0.000000790894811609853" calcext:value-type="float">
            <text:p>7.90894811609853E-07</text:p>
          </table:table-cell>
          <table:table-cell table:formula="of:=(-([.B43]-[.R42])*([.F42]-[.S42])+([.C43]-[.S42])*([.G42]-[.R42]))/[.T42]" office:value-type="float" office:value="0.0854138876203939" calcext:value-type="float">
            <text:p>0.085413887620394</text:p>
          </table:table-cell>
          <table:table-cell table:formula="of:=DEGREES(ACOS([.U42]))" office:value-type="float" office:value="85.1001745602546" calcext:value-type="float">
            <text:p>85.1001745602546</text:p>
          </table:table-cell>
          <table:table-cell table:number-columns-repeated="6"/>
          <table:table-cell table:formula="of:=[.M42]-DEGREES(ACOS([.U42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.133700377479006</text:p>
          </table:table-cell>
          <table:table-cell table:formula="of:=[.C42]+[.E43]" office:value-type="float" office:value="0.000023395193006059" calcext:value-type="float">
            <text:p>2.3395193006059E-05</text:p>
          </table:table-cell>
          <table:table-cell table:formula="of:=[$Arkusz3.C36]" office:value-type="float" office:value="0.0000322621930060587" calcext:value-type="float">
            <text:p>3.23E-05</text:p>
          </table:table-cell>
          <table:table-cell table:formula="of:=[$Arkusz3.D35]" office:value-type="float" office:value="0.00000129319300606498" calcext:value-type="float">
            <text:p>1.29319300606498E-06</text:p>
          </table:table-cell>
          <table:table-cell table:formula="of:=((1/2)*[.C43]*[.C43]+((1/3)*[.E44]+[.C43])*(1/2)*[.E44])/([.C43]+(1/2)*[.E44])" office:value-type="float" office:value="0.0000114060756629328" calcext:value-type="float">
            <text:p>1.14060756629328E-05</text:p>
          </table:table-cell>
          <table:table-cell table:formula="of:=(((1/2)*([.B44]-[.B43])+[.B43])*[.C43]+((2/3)*([.B44]-[.B43])+[.B43])*(1/2)*[.E44])/([.C43]+(1/2)*[.E44])" office:value-type="float" office:value="0.140064539606217" calcext:value-type="float">
            <text:p>0.140064539606217</text:p>
          </table:table-cell>
          <table:table-cell table:formula="of:=(((1/2)*([.D43]-[.C44])+[.C43]+[.E44])*([.D43]-[.C44])+((2/3)*[.E44]+[.C43])*(1/2)*[.E44])/([.D43]-[.C44]+(1/2)*[.E44])" office:value-type="float" office:value="0.0000275285482629703" calcext:value-type="float">
            <text:p>2.75285482629703E-05</text:p>
          </table:table-cell>
          <table:table-cell table:formula="of:=(((1/2)*([.B44]-[.B43])+[.B43])*([.D43]-[.C44])+((1/3)*([.B44]-[.B43])+[.B43])*(1/2)*[.E44])/([.D43]-[.C44]+(1/2)*[.E44])" office:value-type="float" office:value="0.140252807164691" calcext:value-type="float">
            <text:p>0.140252807164691</text:p>
          </table:table-cell>
          <table:table-cell table:formula="of:=DEGREES(ATAN(([.G43]-[.I43])/([.H43]-[.F43])))" office:value-type="float" office:value="-85.1053627312091" calcext:value-type="float">
            <text:p>-85.1053627312091</text:p>
          </table:table-cell>
          <table:table-cell table:formula="of:=DEGREES(ATAN(([.C44]-[.C43])/([.B44]-[.B43])))" office:value-type="float" office:value="-0.00524905349582641" calcext:value-type="float">
            <text:p>-0.005249053495826</text:p>
          </table:table-cell>
          <table:table-cell table:formula="of:=[.J43]-[.K43]" office:value-type="float" office:value="-85.1001136777133" calcext:value-type="float">
            <text:p>-85.1001136777133</text:p>
          </table:table-cell>
          <table:table-cell table:formula="of:=ABS([.L43])" office:value-type="float" office:value="85.1001136777133" calcext:value-type="float">
            <text:p>85.1001136777133</text:p>
          </table:table-cell>
          <table:table-cell table:formula="of:=[.E44]/([.B44]-[.B43])" office:value-type="float" office:value="-0.0000916132663717925" calcext:value-type="float">
            <text:p>-9.16132663717925E-05</text:p>
          </table:table-cell>
          <table:table-cell table:formula="of:=[.C44]-[.N43]*[.B44]" office:value-type="float" office:value="0.0000356439213020524" calcext:value-type="float">
            <text:p>3.56439213020524E-05</text:p>
          </table:table-cell>
          <table:table-cell table:formula="of:=([.F43]-[.H43])/([.G43]-[.I43])" office:value-type="float" office:value="0.0856359573085295" calcext:value-type="float">
            <text:p>0.08563595730853</text:p>
          </table:table-cell>
          <table:table-cell table:formula="of:=[.F43]-[.P43]*[.G43]" office:value-type="float" office:value="-0.0119831548584939" calcext:value-type="float">
            <text:p>-0.011983154858494</text:p>
          </table:table-cell>
          <table:table-cell table:formula="of:=([.Q43]-[.O43])/([.N43]-[.P43])" office:value-type="float" office:value="0.140197589867486" calcext:value-type="float">
            <text:p>0.140197589867486</text:p>
          </table:table-cell>
          <table:table-cell table:formula="of:=[.N43]*[.R43]+[.O43]" office:value-type="float" office:value="0.0000227999621568391" calcext:value-type="float">
            <text:p>2.27999621568391E-05</text:p>
          </table:table-cell>
          <table:table-cell table:formula="of:=SQRT(([.B44]-[.R43])^2+([.C44]-[.S43])^2)*SQRT(([.F43]-[.S43])^2+([.G43]-[.R43])^2)" office:value-type="float" office:value="0.000000846821453548917" calcext:value-type="float">
            <text:p>8.46821453548917E-07</text:p>
          </table:table-cell>
          <table:table-cell table:formula="of:=(-([.B44]-[.R43])*([.F43]-[.S43])+([.C44]-[.S43])*([.G43]-[.R43]))/[.T43]" office:value-type="float" office:value="0.0854149463379301" calcext:value-type="float">
            <text:p>0.08541494633793</text:p>
          </table:table-cell>
          <table:table-cell table:formula="of:=DEGREES(ACOS([.U43]))" office:value-type="float" office:value="85.1001136777134" calcext:value-type="float">
            <text:p>85.1001136777134</text:p>
          </table:table-cell>
          <table:table-cell table:number-columns-repeated="6"/>
          <table:table-cell table:formula="of:=[.M43]-DEGREES(ACOS([.U43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.146539053062207</text:p>
          </table:table-cell>
          <table:table-cell table:formula="of:=[.C43]+[.E44]" office:value-type="float" office:value="0.0000222189999999942" calcext:value-type="float">
            <text:p>2.22189999999942E-05</text:p>
          </table:table-cell>
          <table:table-cell table:formula="of:=[$Arkusz3.C37]" office:value-type="float" office:value="0.0000322621930060589" calcext:value-type="float">
            <text:p>3.23E-05</text:p>
          </table:table-cell>
          <table:table-cell table:formula="of:=[$Arkusz3.D36]" office:value-type="float" office:value="-0.00000117619300606482" calcext:value-type="float">
            <text:p>-1.17619300606482E-06</text:p>
          </table:table-cell>
          <table:table-cell table:formula="of:=((1/2)*[.C44]*[.C44]+((1/3)*[.E45]+[.C44])*(1/2)*[.E45])/([.C44]+(1/2)*[.E45])" office:value-type="float" office:value="0.0000113806688196809" calcext:value-type="float">
            <text:p>1.13806688196809E-05</text:p>
          </table:table-cell>
          <table:table-cell table:formula="of:=(((1/2)*([.B45]-[.B44])+[.B44])*[.C44]+((2/3)*([.B45]-[.B44])+[.B44])*(1/2)*[.E45])/([.C44]+(1/2)*[.E45])" office:value-type="float" office:value="0.153626497254734" calcext:value-type="float">
            <text:p>0.153626497254734</text:p>
          </table:table-cell>
          <table:table-cell table:formula="of:=(((1/2)*([.D44]-[.C45])+[.C44]+[.E45])*([.D44]-[.C45])+((2/3)*[.E45]+[.C44])*(1/2)*[.E45])/([.D44]-[.C45]+(1/2)*[.E45])" office:value-type="float" office:value="0.0000275045676914732" calcext:value-type="float">
            <text:p>2.75045676914732E-05</text:p>
          </table:table-cell>
          <table:table-cell table:formula="of:=(((1/2)*([.B45]-[.B44])+[.B44])*([.D44]-[.C45])+((1/3)*([.B45]-[.B44])+[.B44])*(1/2)*[.E45])/([.D44]-[.C45]+(1/2)*[.E45])" office:value-type="float" office:value="0.153438375295242" calcext:value-type="float">
            <text:p>0.153438375295242</text:p>
          </table:table-cell>
          <table:table-cell table:formula="of:=DEGREES(ATAN(([.G44]-[.I44])/([.H44]-[.F44])))" office:value-type="float" office:value="85.101161672026" calcext:value-type="float">
            <text:p>85.101161672026</text:p>
          </table:table-cell>
          <table:table-cell table:formula="of:=DEGREES(ATAN(([.C45]-[.C44])/([.B45]-[.B44])))" office:value-type="float" office:value="0.00438432485704314" calcext:value-type="float">
            <text:p>0.004384324857043</text:p>
          </table:table-cell>
          <table:table-cell table:formula="of:=[.J44]-[.K44]" office:value-type="float" office:value="85.096777347169" calcext:value-type="float">
            <text:p>85.096777347169</text:p>
          </table:table-cell>
          <table:table-cell table:formula="of:=ABS([.L44])" office:value-type="float" office:value="85.096777347169" calcext:value-type="float">
            <text:p>85.096777347169</text:p>
          </table:table-cell>
          <table:table-cell table:formula="of:=[.E45]/([.B45]-[.B44])" office:value-type="float" office:value="0.0000765209043817872" calcext:value-type="float">
            <text:p>7.65209043817872E-05</text:p>
          </table:table-cell>
          <table:table-cell table:formula="of:=[.C45]-[.N44]*[.B45]" office:value-type="float" office:value="0.0000110056991324234" calcext:value-type="float">
            <text:p>1.10056991324234E-05</text:p>
          </table:table-cell>
          <table:table-cell table:formula="of:=([.F44]-[.H44])/([.G44]-[.I44])" office:value-type="float" office:value="-0.0857098177977052" calcext:value-type="float">
            <text:p>-0.085709817797705</text:p>
          </table:table-cell>
          <table:table-cell table:formula="of:=[.F44]-[.P44]*[.G44]" office:value-type="float" office:value="0.0131786797574226" calcext:value-type="float">
            <text:p>0.013178679757423</text:p>
          </table:table-cell>
          <table:table-cell table:formula="of:=([.Q44]-[.O44])/([.N44]-[.P44])" office:value-type="float" office:value="0.153493834304061" calcext:value-type="float">
            <text:p>0.153493834304061</text:p>
          </table:table-cell>
          <table:table-cell table:formula="of:=[.N44]*[.R44]+[.O44]" office:value-type="float" office:value="0.0000227511861503983" calcext:value-type="float">
            <text:p>2.27511861503983E-05</text:p>
          </table:table-cell>
          <table:table-cell table:formula="of:=SQRT(([.B45]-[.R44])^2+([.C45]-[.S44])^2)*SQRT(([.F44]-[.S44])^2+([.G44]-[.R44])^2)" office:value-type="float" office:value="0.000000946593031118381" calcext:value-type="float">
            <text:p>9.46593031118381E-07</text:p>
          </table:table-cell>
          <table:table-cell table:formula="of:=(-([.B45]-[.R44])*([.F44]-[.S44])+([.C45]-[.S44])*([.G44]-[.R44]))/[.T44]" office:value-type="float" office:value="0.0854729633426499" calcext:value-type="float">
            <text:p>0.08547296334265</text:p>
          </table:table-cell>
          <table:table-cell table:formula="of:=DEGREES(ACOS([.U44]))" office:value-type="float" office:value="85.0967773471696" calcext:value-type="float">
            <text:p>85.0967773471696</text:p>
          </table:table-cell>
          <table:table-cell table:number-columns-repeated="6"/>
          <table:table-cell table:formula="of:=[.M44]-DEGREES(ACOS([.U44]))" office:value-type="float" office:value="-0.000000000000625277607468888" calcext:value-type="float">
            <text:p>-6.25277607468888E-13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.160603092356564</text:p>
          </table:table-cell>
          <table:table-cell table:formula="of:=[.C44]+[.E45]" office:value-type="float" office:value="0.0000232951930060594" calcext:value-type="float">
            <text:p>2.32951930060594E-05</text:p>
          </table:table-cell>
          <table:table-cell table:formula="of:=[$Arkusz3.C38]" office:value-type="float" office:value="0.0000322621930060591" calcext:value-type="float">
            <text:p>3.23E-05</text:p>
          </table:table-cell>
          <table:table-cell table:formula="of:=[$Arkusz3.D37]" office:value-type="float" office:value="0.00000107619300606519" calcext:value-type="float">
            <text:p>1.07619300606519E-06</text:p>
          </table:table-cell>
          <table:table-cell table:formula="of:=((1/2)*[.C45]*[.C45]+((1/3)*[.E46]+[.C45])*(1/2)*[.E46])/([.C45]+(1/2)*[.E46])" office:value-type="float" office:value="0.0000114043036674739" calcext:value-type="float">
            <text:p>1.14043036674739E-05</text:p>
          </table:table-cell>
          <table:table-cell table:formula="of:=(((1/2)*([.B46]-[.B45])+[.B45])*[.C45]+((2/3)*([.B46]-[.B45])+[.B45])*(1/2)*[.E46])/([.C45]+(1/2)*[.E46])" office:value-type="float" office:value="0.168251411357041" calcext:value-type="float">
            <text:p>0.168251411357041</text:p>
          </table:table-cell>
          <table:table-cell table:formula="of:=(((1/2)*([.D45]-[.C46])+[.C45]+[.E46])*([.D45]-[.C46])+((2/3)*[.E46]+[.C45])*(1/2)*[.E46])/([.D45]-[.C46]+(1/2)*[.E46])" office:value-type="float" office:value="0.0000275294116973496" calcext:value-type="float">
            <text:p>2.75294116973496E-05</text:p>
          </table:table-cell>
          <table:table-cell table:formula="of:=(((1/2)*([.B46]-[.B45])+[.B45])*([.D45]-[.C46])+((1/3)*([.B46]-[.B45])+[.B45])*(1/2)*[.E46])/([.D45]-[.C46]+(1/2)*[.E46])" office:value-type="float" office:value="0.168439669070843" calcext:value-type="float">
            <text:p>0.168439669070843</text:p>
          </table:table-cell>
          <table:table-cell table:formula="of:=DEGREES(ATAN(([.G45]-[.I45])/([.H45]-[.F45])))" office:value-type="float" office:value="-85.1043117708078" calcext:value-type="float">
            <text:p>-85.1043117708078</text:p>
          </table:table-cell>
          <table:table-cell table:formula="of:=DEGREES(ATAN(([.C46]-[.C45])/([.B46]-[.B45])))" office:value-type="float" office:value="-0.00364515461330609" calcext:value-type="float">
            <text:p>-0.003645154613306</text:p>
          </table:table-cell>
          <table:table-cell table:formula="of:=[.J45]-[.K45]" office:value-type="float" office:value="-85.1006666161945" calcext:value-type="float">
            <text:p>-85.1006666161945</text:p>
          </table:table-cell>
          <table:table-cell table:formula="of:=ABS([.L45])" office:value-type="float" office:value="85.1006666161945" calcext:value-type="float">
            <text:p>85.1006666161945</text:p>
          </table:table-cell>
          <table:table-cell table:formula="of:=[.E46]/([.B46]-[.B45])" office:value-type="float" office:value="-0.0000636199498322859" calcext:value-type="float">
            <text:p>-6.36199498322859E-05</text:p>
          </table:table-cell>
          <table:table-cell table:formula="of:=[.C46]-[.N45]*[.B46]" office:value-type="float" office:value="0.000033512753684694" calcext:value-type="float">
            <text:p>3.3512753684694E-05</text:p>
          </table:table-cell>
          <table:table-cell table:formula="of:=([.F45]-[.H45])/([.G45]-[.I45])" office:value-type="float" office:value="0.0856544345735135" calcext:value-type="float">
            <text:p>0.085654434573514</text:p>
          </table:table-cell>
          <table:table-cell table:formula="of:=[.F45]-[.P45]*[.G45]" office:value-type="float" office:value="-0.0144000752023155" calcext:value-type="float">
            <text:p>-0.014400075202316</text:p>
          </table:table-cell>
          <table:table-cell table:formula="of:=([.Q45]-[.O45])/([.N45]-[.P45])" office:value-type="float" office:value="0.168384455716609" calcext:value-type="float">
            <text:p>0.168384455716609</text:p>
          </table:table-cell>
          <table:table-cell table:formula="of:=[.N45]*[.R45]+[.O45]" office:value-type="float" office:value="0.0000228001430594665" calcext:value-type="float">
            <text:p>2.28001430594665E-05</text:p>
          </table:table-cell>
          <table:table-cell table:formula="of:=SQRT(([.B46]-[.R45])^2+([.C46]-[.S45])^2)*SQRT(([.F45]-[.S45])^2+([.G45]-[.R45])^2)" office:value-type="float" office:value="0.00000101826377311229" calcext:value-type="float">
            <text:p>1.01826377311229E-06</text:p>
          </table:table-cell>
          <table:table-cell table:formula="of:=(-([.B46]-[.R45])*([.F45]-[.S45])+([.C46]-[.S45])*([.G45]-[.R45]))/[.T45]" office:value-type="float" office:value="0.0854053310053304" calcext:value-type="float">
            <text:p>0.08540533100533</text:p>
          </table:table-cell>
          <table:table-cell table:formula="of:=DEGREES(ACOS([.U45]))" office:value-type="float" office:value="85.1006666161948" calcext:value-type="float">
            <text:p>85.1006666161948</text:p>
          </table:table-cell>
          <table:table-cell table:number-columns-repeated="6"/>
          <table:table-cell table:formula="of:=[.M45]-DEGREES(ACOS([.U45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.1760100992569</text:p>
          </table:table-cell>
          <table:table-cell table:formula="of:=[.C45]+[.E46]" office:value-type="float" office:value="0.0000223149999999943" calcext:value-type="float">
            <text:p>2.23149999999943E-05</text:p>
          </table:table-cell>
          <table:table-cell table:formula="of:=[$Arkusz3.C39]" office:value-type="float" office:value="0.0000322621930060593" calcext:value-type="float">
            <text:p>3.23E-05</text:p>
          </table:table-cell>
          <table:table-cell table:formula="of:=[$Arkusz3.D38]" office:value-type="float" office:value="-0.00000098019300606506" calcext:value-type="float">
            <text:p>-9.8019300606506E-07</text:p>
          </table:table-cell>
          <table:table-cell table:formula="of:=((1/2)*[.C46]*[.C46]+((1/3)*[.E47]+[.C46])*(1/2)*[.E47])/([.C46]+(1/2)*[.E47])" office:value-type="float" office:value="0.0000113830183976922" calcext:value-type="float">
            <text:p>1.13830183976922E-05</text:p>
          </table:table-cell>
          <table:table-cell table:formula="of:=(((1/2)*([.B47]-[.B46])+[.B46])*[.C46]+((2/3)*([.B47]-[.B46])+[.B46])*(1/2)*[.E47])/([.C46]+(1/2)*[.E47])" office:value-type="float" office:value="0.184504880592587" calcext:value-type="float">
            <text:p>0.184504880592587</text:p>
          </table:table-cell>
          <table:table-cell table:formula="of:=(((1/2)*([.D46]-[.C47])+[.C46]+[.E47])*([.D46]-[.C47])+((2/3)*[.E47]+[.C46])*(1/2)*[.E47])/([.D46]-[.C47]+(1/2)*[.E47])" office:value-type="float" office:value="0.0000275091217795605" calcext:value-type="float">
            <text:p>2.75091217795605E-05</text:p>
          </table:table-cell>
          <table:table-cell table:formula="of:=(((1/2)*([.B47]-[.B46])+[.B46])*([.D46]-[.C47])+((1/3)*([.B47]-[.B46])+[.B46])*(1/2)*[.E47])/([.D46]-[.C47]+(1/2)*[.E47])" office:value-type="float" office:value="0.184316800715815" calcext:value-type="float">
            <text:p>0.184316800715815</text:p>
          </table:table-cell>
          <table:table-cell table:formula="of:=DEGREES(ATAN(([.G46]-[.I46])/([.H46]-[.F46])))" office:value-type="float" office:value="85.0994042255434" calcext:value-type="float">
            <text:p>85.0994042255434</text:p>
          </table:table-cell>
          <table:table-cell table:formula="of:=DEGREES(ATAN(([.C47]-[.C46])/([.B47]-[.B46])))" office:value-type="float" office:value="0.00304216244485359" calcext:value-type="float">
            <text:p>0.003042162444854</text:p>
          </table:table-cell>
          <table:table-cell table:formula="of:=[.J46]-[.K46]" office:value-type="float" office:value="85.0963620630986" calcext:value-type="float">
            <text:p>85.0963620630986</text:p>
          </table:table-cell>
          <table:table-cell table:formula="of:=ABS([.L46])" office:value-type="float" office:value="85.0963620630986" calcext:value-type="float">
            <text:p>85.0963620630986</text:p>
          </table:table-cell>
          <table:table-cell table:formula="of:=[.E47]/([.B47]-[.B46])" office:value-type="float" office:value="0.0000530957510931106" calcext:value-type="float">
            <text:p>5.30957510931106E-05</text:p>
          </table:table-cell>
          <table:table-cell table:formula="of:=[.C47]-[.N46]*[.B47]" office:value-type="float" office:value="0.0000129696115799763" calcext:value-type="float">
            <text:p>1.29696115799763E-05</text:p>
          </table:table-cell>
          <table:table-cell table:formula="of:=([.F46]-[.H46])/([.G46]-[.I46])" office:value-type="float" office:value="-0.0857407164373287" calcext:value-type="float">
            <text:p>-0.085740716437329</text:p>
          </table:table-cell>
          <table:table-cell table:formula="of:=[.F46]-[.P46]*[.G46]" office:value-type="float" office:value="0.0158309636665899" calcext:value-type="float">
            <text:p>0.01583096366659</text:p>
          </table:table-cell>
          <table:table-cell table:formula="of:=([.Q46]-[.O46])/([.N46]-[.P46])" office:value-type="float" office:value="0.18437220181183" calcext:value-type="float">
            <text:p>0.18437220181183</text:p>
          </table:table-cell>
          <table:table-cell table:formula="of:=[.N46]*[.R46]+[.O46]" office:value-type="float" office:value="0.0000227589921158659" calcext:value-type="float">
            <text:p>2.27589921158659E-05</text:p>
          </table:table-cell>
          <table:table-cell table:formula="of:=SQRT(([.B47]-[.R46])^2+([.C47]-[.S46])^2)*SQRT(([.F46]-[.S46])^2+([.G46]-[.R46])^2)" office:value-type="float" office:value="0.00000113413206462342" calcext:value-type="float">
            <text:p>1.13413206462342E-06</text:p>
          </table:table-cell>
          <table:table-cell table:formula="of:=(-([.B47]-[.R46])*([.F46]-[.S46])+([.C47]-[.S46])*([.G46]-[.R46]))/[.T46]" office:value-type="float" office:value="0.0854801848903816" calcext:value-type="float">
            <text:p>0.085480184890382</text:p>
          </table:table-cell>
          <table:table-cell table:formula="of:=DEGREES(ACOS([.U46]))" office:value-type="float" office:value="85.0963620630983" calcext:value-type="float">
            <text:p>85.0963620630983</text:p>
          </table:table-cell>
          <table:table-cell table:number-columns-repeated="6"/>
          <table:table-cell table:formula="of:=[.M46]-DEGREES(ACOS([.U46])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.192888907591184</text:p>
          </table:table-cell>
          <table:table-cell table:formula="of:=[.C46]+[.E47]" office:value-type="float" office:value="0.0000232111930060598" calcext:value-type="float">
            <text:p>2.32111930060598E-05</text:p>
          </table:table-cell>
          <table:table-cell table:formula="of:=[$Arkusz3.C40]" office:value-type="float" office:value="0.0000322621930060595" calcext:value-type="float">
            <text:p>3.23E-05</text:p>
          </table:table-cell>
          <table:table-cell table:formula="of:=[$Arkusz3.D39]" office:value-type="float" office:value="0.000000896193006065465" calcext:value-type="float">
            <text:p>8.96193006065465E-07</text:p>
          </table:table-cell>
          <table:table-cell table:formula="of:=((1/2)*[.C47]*[.C47]+((1/3)*[.E48]+[.C47])*(1/2)*[.E48])/([.C47]+(1/2)*[.E48])" office:value-type="float" office:value="0.0000114027655040021" calcext:value-type="float">
            <text:p>1.14027655040021E-05</text:p>
          </table:table-cell>
          <table:table-cell table:formula="of:=(((1/2)*([.B48]-[.B47])+[.B47])*[.C47]+((2/3)*([.B48]-[.B47])+[.B47])*(1/2)*[.E48])/([.C47]+(1/2)*[.E48])" office:value-type="float" office:value="0.202079626622286" calcext:value-type="float">
            <text:p>0.202079626622286</text:p>
          </table:table-cell>
          <table:table-cell table:formula="of:=(((1/2)*([.D47]-[.C48])+[.C47]+[.E48])*([.D47]-[.C48])+((2/3)*[.E48]+[.C47])*(1/2)*[.E48])/([.D47]-[.C48]+(1/2)*[.E48])" office:value-type="float" office:value="0.0000275297103172051" calcext:value-type="float">
            <text:p>2.75297103172051E-05</text:p>
          </table:table-cell>
          <table:table-cell table:formula="of:=(((1/2)*([.B48]-[.B47])+[.B47])*([.D47]-[.C48])+((1/3)*([.B48]-[.B47])+[.B47])*(1/2)*[.E48])/([.D47]-[.C48]+(1/2)*[.E48])" office:value-type="float" office:value="0.202267748826906" calcext:value-type="float">
            <text:p>0.202267748826906</text:p>
          </table:table-cell>
          <table:table-cell table:formula="of:=DEGREES(ATAN(([.G47]-[.I47])/([.H47]-[.F47])))" office:value-type="float" office:value="-85.1002470981451" calcext:value-type="float">
            <text:p>-85.1002470981451</text:p>
          </table:table-cell>
          <table:table-cell table:formula="of:=DEGREES(ATAN(([.C48]-[.C47])/([.B48]-[.B47])))" office:value-type="float" office:value="-0.00252893384115877" calcext:value-type="float">
            <text:p>-0.002528933841159</text:p>
          </table:table-cell>
          <table:table-cell table:formula="of:=[.J47]-[.K47]" office:value-type="float" office:value="-85.0977181643039" calcext:value-type="float">
            <text:p>-85.0977181643039</text:p>
          </table:table-cell>
          <table:table-cell table:formula="of:=ABS([.L47])" office:value-type="float" office:value="85.0977181643039" calcext:value-type="float">
            <text:p>85.0977181643039</text:p>
          </table:table-cell>
          <table:table-cell table:formula="of:=[.E48]/([.B48]-[.B47])" office:value-type="float" office:value="-0.000044138222121991" calcext:value-type="float">
            <text:p>-4.4138222121991E-05</text:p>
          </table:table-cell>
          <table:table-cell table:formula="of:=[.C48]-[.N47]*[.B48]" office:value-type="float" office:value="0.0000317249664541877" calcext:value-type="float">
            <text:p>3.17249664541877E-05</text:p>
          </table:table-cell>
          <table:table-cell table:formula="of:=([.F47]-[.H47])/([.G47]-[.I47])" office:value-type="float" office:value="0.0857258974071829" calcext:value-type="float">
            <text:p>0.085725897407183</text:p>
          </table:table-cell>
          <table:table-cell table:formula="of:=[.F47]-[.P47]*[.G47]" office:value-type="float" office:value="-0.0173120545744" calcext:value-type="float">
            <text:p>-0.0173120545744</text:p>
          </table:table-cell>
          <table:table-cell table:formula="of:=([.Q47]-[.O47])/([.N47]-[.P47])" office:value-type="float" office:value="0.202212572416471" calcext:value-type="float">
            <text:p>0.202212572416471</text:p>
          </table:table-cell>
          <table:table-cell table:formula="of:=[.N47]*[.R47]+[.O47]" office:value-type="float" office:value="0.0000227996630170103" calcext:value-type="float">
            <text:p>2.27996630170103E-05</text:p>
          </table:table-cell>
          <table:table-cell table:formula="of:=SQRT(([.B48]-[.R47])^2+([.C48]-[.S47])^2)*SQRT(([.F47]-[.S47])^2+([.G47]-[.R47])^2)" office:value-type="float" office:value="0.00000122332893203869" calcext:value-type="float">
            <text:p>1.22332893203869E-06</text:p>
          </table:table-cell>
          <table:table-cell table:formula="of:=(-([.B48]-[.R47])*([.F47]-[.S47])+([.C48]-[.S47])*([.G47]-[.R47]))/[.T47]" office:value-type="float" office:value="0.08545660306492" calcext:value-type="float">
            <text:p>0.08545660306492</text:p>
          </table:table-cell>
          <table:table-cell table:formula="of:=DEGREES(ACOS([.U47]))" office:value-type="float" office:value="85.0977181643045" calcext:value-type="float">
            <text:p>85.0977181643045</text:p>
          </table:table-cell>
          <table:table-cell table:number-columns-repeated="6"/>
          <table:table-cell table:formula="of:=[.M47]-DEGREES(ACOS([.U47]))" office:value-type="float" office:value="-0.000000000000554223333892878" calcext:value-type="float">
            <text:p>-5.54223333892878E-1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.211380658432655</text:p>
          </table:table-cell>
          <table:table-cell table:formula="of:=[.C47]+[.E48]" office:value-type="float" office:value="0.0000223949999999944" calcext:value-type="float">
            <text:p>2.23949999999944E-05</text:p>
          </table:table-cell>
          <table:table-cell table:formula="of:=[$Arkusz3.C41]" office:value-type="float" office:value="0.0000322621930060597" calcext:value-type="float">
            <text:p>3.23E-05</text:p>
          </table:table-cell>
          <table:table-cell table:formula="of:=[$Arkusz3.D40]" office:value-type="float" office:value="-0.000000816193006065361" calcext:value-type="float">
            <text:p>-8.16193006065361E-07</text:p>
          </table:table-cell>
          <table:table-cell table:formula="of:=((1/2)*[.C48]*[.C48]+((1/3)*[.E49]+[.C48])*(1/2)*[.E49])/([.C48]+(1/2)*[.E49])" office:value-type="float" office:value="0.0000113850672285177" calcext:value-type="float">
            <text:p>1.13850672285177E-05</text:p>
          </table:table-cell>
          <table:table-cell table:formula="of:=(((1/2)*([.B49]-[.B48])+[.B48])*[.C48]+((2/3)*([.B49]-[.B48])+[.B48])*(1/2)*[.E49])/([.C48]+(1/2)*[.E49])" office:value-type="float" office:value="0.221565650326841" calcext:value-type="float">
            <text:p>0.221565650326841</text:p>
          </table:table-cell>
          <table:table-cell table:formula="of:=(((1/2)*([.D48]-[.C49])+[.C48]+[.E49])*([.D48]-[.C49])+((2/3)*[.E49]+[.C48])*(1/2)*[.E49])/([.D48]-[.C49]+(1/2)*[.E49])" office:value-type="float" office:value="0.000027512701113197" calcext:value-type="float">
            <text:p>2.7512701113197E-05</text:p>
          </table:table-cell>
          <table:table-cell table:formula="of:=(((1/2)*([.B49]-[.B48])+[.B48])*([.D48]-[.C49])+((1/3)*([.B49]-[.B48])+[.B48])*(1/2)*[.E49])/([.D48]-[.C49]+(1/2)*[.E49])" office:value-type="float" office:value="0.221377628463367" calcext:value-type="float">
            <text:p>0.221377628463367</text:p>
          </table:table-cell>
          <table:table-cell table:formula="of:=DEGREES(ATAN(([.G48]-[.I48])/([.H48]-[.F48])))" office:value-type="float" office:value="85.0974365527851" calcext:value-type="float">
            <text:p>85.0974365527851</text:p>
          </table:table-cell>
          <table:table-cell table:formula="of:=DEGREES(ATAN(([.C49]-[.C48])/([.B49]-[.B48])))" office:value-type="float" office:value="0.00211032285071642" calcext:value-type="float">
            <text:p>0.002110322850716</text:p>
          </table:table-cell>
          <table:table-cell table:formula="of:=[.J48]-[.K48]" office:value-type="float" office:value="85.0953262299344" calcext:value-type="float">
            <text:p>85.0953262299344</text:p>
          </table:table-cell>
          <table:table-cell table:formula="of:=ABS([.L48])" office:value-type="float" office:value="85.0953262299344" calcext:value-type="float">
            <text:p>85.0953262299344</text:p>
          </table:table-cell>
          <table:table-cell table:formula="of:=[.E49]/([.B49]-[.B48])" office:value-type="float" office:value="0.0000368320820417298" calcext:value-type="float">
            <text:p>3.68320820417298E-05</text:p>
          </table:table-cell>
          <table:table-cell table:formula="of:=[.C49]-[.N48]*[.B49]" office:value-type="float" office:value="0.000014609410246568" calcext:value-type="float">
            <text:p>1.4609410246568E-05</text:p>
          </table:table-cell>
          <table:table-cell table:formula="of:=([.F48]-[.H48])/([.G48]-[.I48])" office:value-type="float" office:value="-0.0857753113743487" calcext:value-type="float">
            <text:p>-0.085775311374349</text:p>
          </table:table-cell>
          <table:table-cell table:formula="of:=[.F48]-[.P48]*[.G48]" office:value-type="float" office:value="0.0190162477138734" calcext:value-type="float">
            <text:p>0.019016247713874</text:p>
          </table:table-cell>
          <table:table-cell table:formula="of:=([.Q48]-[.O48])/([.N48]-[.P48])" office:value-type="float" office:value="0.221432976013278" calcext:value-type="float">
            <text:p>0.221432976013278</text:p>
          </table:table-cell>
          <table:table-cell table:formula="of:=[.N48]*[.R48]+[.O48]" office:value-type="float" office:value="0.0000227652477858334" calcext:value-type="float">
            <text:p>2.27652477858334E-05</text:p>
          </table:table-cell>
          <table:table-cell table:formula="of:=SQRT(([.B49]-[.R48])^2+([.C49]-[.S48])^2)*SQRT(([.F48]-[.S48])^2+([.G48]-[.R48])^2)" office:value-type="float" office:value="0.00000135917988709485" calcext:value-type="float">
            <text:p>1.35917988709485E-06</text:p>
          </table:table-cell>
          <table:table-cell table:formula="of:=(-([.B49]-[.R48])*([.F48]-[.S48])+([.C49]-[.S48])*([.G48]-[.R48]))/[.T48]" office:value-type="float" office:value="0.0854981974052243" calcext:value-type="float">
            <text:p>0.085498197405224</text:p>
          </table:table-cell>
          <table:table-cell table:formula="of:=DEGREES(ACOS([.U48]))" office:value-type="float" office:value="85.0953262299357" calcext:value-type="float">
            <text:p>85.0953262299357</text:p>
          </table:table-cell>
          <table:table-cell table:number-columns-repeated="6"/>
          <table:table-cell table:formula="of:=[.M48]-DEGREES(ACOS([.U48]))" office:value-type="float" office:value="-0.00000000000132160948851379" calcext:value-type="float">
            <text:p>-1.32160948851379E-12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.231639980325467</text:p>
          </table:table-cell>
          <table:table-cell table:formula="of:=[.C48]+[.E49]" office:value-type="float" office:value="0.0000231411930060603" calcext:value-type="float">
            <text:p>2.31411930060603E-05</text:p>
          </table:table-cell>
          <table:table-cell table:formula="of:=[$Arkusz3.C42]" office:value-type="float" office:value="0.00003226219300606" calcext:value-type="float">
            <text:p>3.23E-05</text:p>
          </table:table-cell>
          <table:table-cell table:formula="of:=[$Arkusz3.D41]" office:value-type="float" office:value="0.000000746193006065865" calcext:value-type="float">
            <text:p>7.46193006065865E-07</text:p>
          </table:table-cell>
          <table:table-cell table:formula="of:=((1/2)*[.C49]*[.C49]+((1/3)*[.E50]+[.C49])*(1/2)*[.E50])/([.C49]+(1/2)*[.E50])" office:value-type="float" office:value="0.0000114013937198545" calcext:value-type="float">
            <text:p>1.14013937198545E-05</text:p>
          </table:table-cell>
          <table:table-cell table:formula="of:=(((1/2)*([.B50]-[.B49])+[.B49])*[.C49]+((2/3)*([.B50]-[.B49])+[.B49])*(1/2)*[.E50])/([.C49]+(1/2)*[.E50])" office:value-type="float" office:value="0.242682952057355" calcext:value-type="float">
            <text:p>0.242682952057355</text:p>
          </table:table-cell>
          <table:table-cell table:formula="of:=(((1/2)*([.D49]-[.C50])+[.C49]+[.E50])*([.D49]-[.C50])+((2/3)*[.E50]+[.C49])*(1/2)*[.E50])/([.D49]-[.C50]+(1/2)*[.E50])" office:value-type="float" office:value="0.0000275296071888955" calcext:value-type="float">
            <text:p>2.75296071888955E-05</text:p>
          </table:table-cell>
          <table:table-cell table:formula="of:=(((1/2)*([.B50]-[.B49])+[.B49])*([.D49]-[.C50])+((1/3)*([.B50]-[.B49])+[.B49])*(1/2)*[.E50])/([.D49]-[.C50]+(1/2)*[.E50])" office:value-type="float" office:value="0.24287111245428" calcext:value-type="float">
            <text:p>0.24287111245428</text:p>
          </table:table-cell>
          <table:table-cell table:formula="of:=DEGREES(ATAN(([.G49]-[.I49])/([.H49]-[.F49])))" office:value-type="float" office:value="-85.1008533022683" calcext:value-type="float">
            <text:p>-85.1008533022683</text:p>
          </table:table-cell>
          <table:table-cell table:formula="of:=DEGREES(ATAN(([.C50]-[.C49])/([.B50]-[.B49])))" office:value-type="float" office:value="-0.00175579646315705" calcext:value-type="float">
            <text:p>-0.001755796463157</text:p>
          </table:table-cell>
          <table:table-cell table:formula="of:=[.J49]-[.K49]" office:value-type="float" office:value="-85.0990975058051" calcext:value-type="float">
            <text:p>-85.0990975058051</text:p>
          </table:table-cell>
          <table:table-cell table:formula="of:=ABS([.L49])" office:value-type="float" office:value="85.0990975058051" calcext:value-type="float">
            <text:p>85.0990975058051</text:p>
          </table:table-cell>
          <table:table-cell table:formula="of:=[.E50]/([.B50]-[.B49])" office:value-type="float" office:value="-0.0000306444292865544" calcext:value-type="float">
            <text:p>-3.06444292865544E-05</text:p>
          </table:table-cell>
          <table:table-cell table:formula="of:=[.C50]-[.N49]*[.B50]" office:value-type="float" office:value="0.0000302396680030829" calcext:value-type="float">
            <text:p>3.02396680030829E-05</text:p>
          </table:table-cell>
          <table:table-cell table:formula="of:=([.F49]-[.H49])/([.G49]-[.I49])" office:value-type="float" office:value="0.0857152394053912" calcext:value-type="float">
            <text:p>0.085715239405391</text:p>
          </table:table-cell>
          <table:table-cell table:formula="of:=[.F49]-[.P49]*[.G49]" office:value-type="float" office:value="-0.0207902259414834" calcext:value-type="float">
            <text:p>-0.020790225941483</text:p>
          </table:table-cell>
          <table:table-cell table:formula="of:=([.Q49]-[.O49])/([.N49]-[.P49])" office:value-type="float" office:value="0.242815919299746" calcext:value-type="float">
            <text:p>0.242815919299746</text:p>
          </table:table-cell>
          <table:table-cell table:formula="of:=[.N49]*[.R49]+[.O49]" office:value-type="float" office:value="0.0000227987127344522" calcext:value-type="float">
            <text:p>2.27987127344522E-05</text:p>
          </table:table-cell>
          <table:table-cell table:formula="of:=SQRT(([.B50]-[.R49])^2+([.C50]-[.S49])^2)*SQRT(([.F49]-[.S49])^2+([.G49]-[.R49])^2)" office:value-type="float" office:value="0.00000147072045493515" calcext:value-type="float">
            <text:p>1.47072045493515E-06</text:p>
          </table:table-cell>
          <table:table-cell table:formula="of:=(-([.B50]-[.R49])*([.F49]-[.S49])+([.C50]-[.S49])*([.G49]-[.R49]))/[.T49]" office:value-type="float" office:value="0.0854326170549304" calcext:value-type="float">
            <text:p>0.085432617054931</text:p>
          </table:table-cell>
          <table:table-cell table:formula="of:=DEGREES(ACOS([.U49]))" office:value-type="float" office:value="85.0990975058035" calcext:value-type="float">
            <text:p>85.0990975058035</text:p>
          </table:table-cell>
          <table:table-cell table:number-columns-repeated="6"/>
          <table:table-cell table:formula="of:=[.M49]-DEGREES(ACOS([.U49]))" office:value-type="float" office:value="0.00000000000164845914696343" calcext:value-type="float">
            <text:p>1.64845914696343E-12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.253836282292958</text:p>
          </table:table-cell>
          <table:table-cell table:formula="of:=[.C49]+[.E50]" office:value-type="float" office:value="0.0000224609999999945" calcext:value-type="float">
            <text:p>2.24609999999945E-05</text:p>
          </table:table-cell>
          <table:table-cell table:formula="of:=[$Arkusz3.C43]" office:value-type="float" office:value="0.0000322621930060603" calcext:value-type="float">
            <text:p>3.23E-05</text:p>
          </table:table-cell>
          <table:table-cell table:formula="of:=[$Arkusz3.D42]" office:value-type="float" office:value="-0.000000680193006065788" calcext:value-type="float">
            <text:p>-6.80193006065788E-07</text:p>
          </table:table-cell>
          <table:table-cell table:formula="of:=((1/2)*[.C50]*[.C50]+((1/3)*[.E51]+[.C50])*(1/2)*[.E51])/([.C50]+(1/2)*[.E51])" office:value-type="float" office:value="0.0000113865043225447" calcext:value-type="float">
            <text:p>1.13865043225447E-05</text:p>
          </table:table-cell>
          <table:table-cell table:formula="of:=(((1/2)*([.B51]-[.B50])+[.B50])*[.C50]+((2/3)*([.B51]-[.B50])+[.B50])*(1/2)*[.E51])/([.C50]+(1/2)*[.E51])" office:value-type="float" office:value="0.266051009868911" calcext:value-type="float">
            <text:p>0.266051009868911</text:p>
          </table:table-cell>
          <table:table-cell table:formula="of:=(((1/2)*([.D50]-[.C51])+[.C50]+[.E51])*([.D50]-[.C51])+((2/3)*[.E51]+[.C50])*(1/2)*[.E51])/([.D50]-[.C51]+(1/2)*[.E51])" office:value-type="float" office:value="0.0000275152006181838" calcext:value-type="float">
            <text:p>2.75152006181838E-05</text:p>
          </table:table-cell>
          <table:table-cell table:formula="of:=(((1/2)*([.B51]-[.B50])+[.B50])*([.D50]-[.C51])+((1/3)*([.B51]-[.B50])+[.B50])*(1/2)*[.E51])/([.D50]-[.C51]+(1/2)*[.E51])" office:value-type="float" office:value="0.265863079951787" calcext:value-type="float">
            <text:p>0.265863079951787</text:p>
          </table:table-cell>
          <table:table-cell table:formula="of:=DEGREES(ATAN(([.G50]-[.I50])/([.H50]-[.F50])))" office:value-type="float" office:value="85.094728091955" calcext:value-type="float">
            <text:p>85.094728091955</text:p>
          </table:table-cell>
          <table:table-cell table:formula="of:=DEGREES(ATAN(([.C51]-[.C50])/([.B51]-[.B50])))" office:value-type="float" office:value="0.00146354295832457" calcext:value-type="float">
            <text:p>0.001463542958325</text:p>
          </table:table-cell>
          <table:table-cell table:formula="of:=[.J50]-[.K50]" office:value-type="float" office:value="85.0932645489967" calcext:value-type="float">
            <text:p>85.0932645489967</text:p>
          </table:table-cell>
          <table:table-cell table:formula="of:=ABS([.L50])" office:value-type="float" office:value="85.0932645489967" calcext:value-type="float">
            <text:p>85.0932645489967</text:p>
          </table:table-cell>
          <table:table-cell table:formula="of:=[.E51]/([.B51]-[.B50])" office:value-type="float" office:value="0.0000255436433726975" calcext:value-type="float">
            <text:p>2.55436433726975E-05</text:p>
          </table:table-cell>
          <table:table-cell table:formula="of:=[.C51]-[.N50]*[.B51]" office:value-type="float" office:value="0.0000159770965300518" calcext:value-type="float">
            <text:p>1.59770965300518E-05</text:p>
          </table:table-cell>
          <table:table-cell table:formula="of:=([.F50]-[.H50])/([.G50]-[.I50])" office:value-type="float" office:value="-0.0858229309225757" calcext:value-type="float">
            <text:p>-0.085822930922576</text:p>
          </table:table-cell>
          <table:table-cell table:formula="of:=[.F50]-[.P50]*[.G50]" office:value-type="float" office:value="0.0228446639461836" calcext:value-type="float">
            <text:p>0.022844663946184</text:p>
          </table:table-cell>
          <table:table-cell table:formula="of:=([.Q50]-[.O50])/([.N50]-[.P50])" office:value-type="float" office:value="0.265918374963281" calcext:value-type="float">
            <text:p>0.265918374963281</text:p>
          </table:table-cell>
          <table:table-cell table:formula="of:=[.N50]*[.R50]+[.O50]" office:value-type="float" office:value="0.0000227696206663611" calcext:value-type="float">
            <text:p>2.27696206663611E-05</text:p>
          </table:table-cell>
          <table:table-cell table:formula="of:=SQRT(([.B51]-[.R50])^2+([.C51]-[.S50])^2)*SQRT(([.F50]-[.S50])^2+([.G50]-[.R50])^2)" office:value-type="float" office:value="0.00000162899250878423" calcext:value-type="float">
            <text:p>1.62899250878423E-06</text:p>
          </table:table-cell>
          <table:table-cell table:formula="of:=(-([.B51]-[.R50])*([.F50]-[.S50])+([.C51]-[.S50])*([.G50]-[.R50]))/[.T50]" office:value-type="float" office:value="0.0855340487119124" calcext:value-type="float">
            <text:p>0.085534048711913</text:p>
          </table:table-cell>
          <table:table-cell table:formula="of:=DEGREES(ACOS([.U50]))" office:value-type="float" office:value="85.0932645489955" calcext:value-type="float">
            <text:p>85.0932645489955</text:p>
          </table:table-cell>
          <table:table-cell table:number-columns-repeated="6"/>
          <table:table-cell table:formula="of:=[.M50]-DEGREES(ACOS([.U50]))" office:value-type="float" office:value="0.00000000000120792265079217" calcext:value-type="float">
            <text:p>1.20792265079217E-1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.278155170440697</text:p>
          </table:table-cell>
          <table:table-cell table:formula="of:=[.C50]+[.E51]" office:value-type="float" office:value="0.0000230821930060609" calcext:value-type="float">
            <text:p>2.30821930060609E-05</text:p>
          </table:table-cell>
          <table:table-cell table:formula="of:=[$Arkusz3.C44]" office:value-type="float" office:value="0.0000322621930060606" calcext:value-type="float">
            <text:p>3.23E-05</text:p>
          </table:table-cell>
          <table:table-cell table:formula="of:=[$Arkusz3.D43]" office:value-type="float" office:value="0.000000621193006066366" calcext:value-type="float">
            <text:p>6.21193006066366E-07</text:p>
          </table:table-cell>
          <table:table-cell table:number-columns-repeated="8"/>
          <table:table-cell table:style-name="Default" table:number-columns-repeated="6"/>
          <table:table-cell table:number-columns-repeated="11"/>
        </table:table-row>
      </table:table>
      <table:table table:name="Arkusz1_2" table:style-name="ta1">
        <table:shapes>
          <draw:frame draw:z-index="0" draw:style-name="gr1" draw:text-style-name="P1" svg:width="214.48mm" svg:height="120.64mm" svg:x="245.69mm" svg:y="92.67mm">
            <draw:object draw:notify-on-update-of-ranges="Arkusz1_2.B8:Arkusz1_2.B50 Arkusz1_2.C8:Arkusz1_2.C50 Arkusz1_2.B8:Arkusz1_2.B50 Arkusz1_2.D8:Arkusz1_2.D50 Arkusz1_2.B8:Arkusz1_2.B50 Arkusz1_2.Y8:Arkusz1_2.Y5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3" table:default-cell-style-name="Default"/>
        <table:table-column table:style-name="co1" table:default-cell-style-name="ce10"/>
        <table:table-column table:style-name="co1" table:number-columns-repeated="6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" table:default-cell-style-name="Default"/>
        <table:table-column table:style-name="co4" table:number-columns-repeated="3" table:default-cell-style-name="Default"/>
        <table:table-column table:style-name="co4" table:number-columns-repeated="2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table:style-name="ce1" office:value-type="string" calcext:value-type="string">
            <text:p>Δy – zmienna niezależna, od niego zależą kolejne Y1</text:p>
          </table:table-cell>
          <table:table-cell/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Y2 – stałe</text:p>
          </table:table-cell>
          <table:table-cell office:value-type="string" calcext:value-type="string">
            <text:p>Y1 dla X=0 też parametrem wejściowym jest</text:p>
          </table:table-cell>
          <table:table-cell table:style-name="Default"/>
          <table:table-cell table:number-columns-repeated="12"/>
          <table:table-cell table:style-name="Default" table:number-columns-repeated="2"/>
          <table:table-cell table:number-columns-repeated="8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/>
          <table:table-cell table:style-name="Default"/>
          <table:table-cell table:number-columns-repeated="9"/>
          <table:table-cell table:style-name="ce4" office:value-type="string" calcext:value-type="string" table:number-columns-spanned="3" table:number-rows-spanned="1">
            <text:p>Nowe funkcje</text:p>
          </table:table-cell>
          <table:covered-table-cell table:number-columns-repeated="2"/>
          <table:table-cell table:style-name="Default" office:value-type="string" calcext:value-type="string">
            <text:p>Nieortogonalność</text:p>
          </table:table-cell>
          <table:table-cell table:style-name="Default"/>
          <table:table-cell table:style-name="ce6" office:value-type="string" calcext:value-type="string" table:number-columns-spanned="8" table:number-rows-spanned="1">
            <text:p>Do sprawdzenia</text:p>
          </table: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table:style-name="Default"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środek x</text:p>
          </table:table-cell>
          <table:table-cell office:value-type="string" calcext:value-type="string">
            <text:p>środek y</text:p>
          </table:table-cell>
          <table:table-cell office:value-type="string" calcext:value-type="string">
            <text:p>normalizacja</text:p>
          </table:table-cell>
          <table:table-cell office:value-type="string" calcext:value-type="string">
            <text:p>cos(beta)</text:p>
          </table:table-cell>
          <table:table-cell office:value-type="string" calcext:value-type="string">
            <text:p>Kąt</text:p>
          </table:table-cell>
          <table:table-cell table:style-name="ce7" office:value-type="string" calcext:value-type="string">
            <text:p>cos(alpha)</text:p>
          </table:table-cell>
          <table:table-cell table:style-name="ce7" office:value-type="string" calcext:value-type="string">
            <text:p>Kąt</text:p>
          </table:table-cell>
          <table:table-cell table:style-name="ce8" office:value-type="string" calcext:value-type="string">
            <text:p>Normalizacja</text:p>
          </table:table-cell>
          <table:table-cell table:style-name="ce7" office:value-type="string" calcext:value-type="string">
            <text:p>cos (beta)-Fluent(nieorto)</text:p>
          </table:table-cell>
          <table:table-cell table:style-name="ce7"/>
          <table:table-cell office:value-type="string" calcext:value-type="string">
            <text:p>cos z iloczynu skalarnego</text:p>
          </table:table-cell>
          <table:table-cell office:value-type="string" calcext:value-type="string">
            <text:p>cos z iloczynu wektorowego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0" table:formula="of:=[$Arkusz3.B1]" office:value-type="float" office:value="0.0000160643705129985" calcext:value-type="float">
            <text:p>1.61E-05</text:p>
          </table:table-cell>
          <table:table-cell table:formula="of:=[$Arkusz3.C1]" office:value-type="float" office:value="0.000032262193006057" calcext:value-type="float">
            <text:p>3.23E-05</text:p>
          </table:table-cell>
          <table:table-cell/>
          <table:table-cell table:formula="of:=((1/2)*[.C8]*[.C8]+((1/3)*[.E9]+[.C8])*(1/2)*[.E9])/([.C8]+(1/2)*[.E9])" office:value-type="float" office:value="0.00000795742089258656" calcext:value-type="float">
            <text:p>7.95742089258656E-06</text:p>
          </table:table-cell>
          <table:table-cell table:formula="of:=(((1/2)*([.B9]-[.B8])+[.B8])*[.C8]+((2/3)*([.B9]-[.B8])+[.B8])*(1/2)*[.E9])/([.C8]+(1/2)*[.E9])" office:value-type="float" office:value="0.000498429092751125" calcext:value-type="float">
            <text:p>0.000498429092751</text:p>
          </table:table-cell>
          <table:table-cell table:formula="of:=(((1/2)*([.D8]-[.C9])+[.C8]+[.E9])*([.D8]-[.C9])+((2/3)*[.E9]+[.C8])*(1/2)*[.E9])/([.D8]-[.C9]+(1/2)*[.E9])" office:value-type="float" office:value="0.0000240880523711794" calcext:value-type="float">
            <text:p>2.40880523711794E-05</text:p>
          </table:table-cell>
          <table:table-cell table:formula="of:=(((1/2)*([.B9]-[.B8])+[.B8])*([.D8]-[.C9])+((1/3)*([.B9]-[.B8])+[.B8])*(1/2)*[.E9])/([.D8]-[.C9]+(1/2)*[.E9])" office:value-type="float" office:value="0.00050152925565533" calcext:value-type="float">
            <text:p>0.000501529255655</text:p>
          </table:table-cell>
          <table:table-cell table:formula="of:=DEGREES(ATAN(([.G8]-[.I8])/([.H8]-[.F8])))" office:value-type="float" office:value="-10.8790818137295" calcext:value-type="float">
            <text:p>-10.8790818137295</text:p>
          </table:table-cell>
          <table:table-cell table:formula="of:=DEGREES(ATAN(([.C9]-[.C8])/([.B9]-[.B8])))" office:value-type="float" office:value="-0.0171887333382631" calcext:value-type="float">
            <text:p>-0.017188733338263</text:p>
          </table:table-cell>
          <table:table-cell table:formula="of:=[.J8]-[.K8]" office:value-type="float" office:value="-10.8618930803912" calcext:value-type="float">
            <text:p>-10.8618930803912</text:p>
          </table:table-cell>
          <table:table-cell table:formula="of:=ABS([.L8])" office:value-type="float" office:value="10.8618930803912" calcext:value-type="float">
            <text:p>10.8618930803912</text:p>
          </table:table-cell>
          <table:table-cell table:formula="of:=[.B8]+0.5*([.B9]-[.B8])" office:value-type="float" office:value="0.00049999999999999" calcext:value-type="float">
            <text:p>0.0005</text:p>
          </table:table-cell>
          <table:table-cell table:formula="of:=[.C8]+0.5*([.C9]-[.C8])" office:value-type="float" office:value="0.0000159143705129984" calcext:value-type="float">
            <text:p>1.59143705129984E-05</text:p>
          </table:table-cell>
          <table:table-cell table:formula="of:=SQRT(([.B9]-[.N8])^2+([.C9]-[.O8])^2)*SQRT(([.F8]-[.O8])^2+([.G8]-[.N8])^2)" office:value-type="float" office:value="0.00000000405526826383225" calcext:value-type="float">
            <text:p>4.05526826383225E-09</text:p>
          </table:table-cell>
          <table:table-cell table:formula="of:=(-([.B9]-[.N8])*([.F8]-[.O8])+([.C9]-[.O8])*([.G8]-[.N8]))/[.P8]" office:value-type="float" office:value="0.981121392579167" calcext:value-type="float">
            <text:p>0.981121392579167</text:p>
          </table:table-cell>
          <table:table-cell table:formula="of:=DEGREES(ACOS([.Q8]))" office:value-type="float" office:value="11.1508564420633" calcext:value-type="float">
            <text:p>11.1508564420633</text:p>
          </table:table-cell>
          <table:table-cell table:style-name="ce7" table:formula="of:=(([.B9]-[.N8])*([.G8]-[.N8])+([.C9]-[.O8])*([.F8]-[.O8]))/[.U8]" office:value-type="float" office:value="-0.193392898068971" calcext:value-type="float">
            <text:p>-0.193392898068971</text:p>
          </table:table-cell>
          <table:table-cell table:style-name="ce7" table:formula="of:=DEGREES(ACOS([.S8]))" office:value-type="float" office:value="101.150856442063" calcext:value-type="float">
            <text:p>101.150856442063</text:p>
          </table:table-cell>
          <table:table-cell table:style-name="ce9" table:formula="of:=SQRT(([.B9]-[.N8])^2+([.C9]-[.O8])^2)*SQRT(([.F8]-[.O8])^2+([.G8]-[.N8])^2)" office:value-type="float" office:value="0.00000000405526826383225" calcext:value-type="float">
            <text:p>.000000004055268</text:p>
          </table:table-cell>
          <table:table-cell table:style-name="ce7" table:formula="of:=SQRT(1-[.S8]^2)" office:value-type="float" office:value="0.981121392579167" calcext:value-type="float">
            <text:p>0.981121392579167</text:p>
          </table:table-cell>
          <table:table-cell table:style-name="ce7" table:formula="of:=DEGREES(ACOS([.V8]))" office:value-type="float" office:value="11.1508564420633" calcext:value-type="float">
            <text:p>11.1508564420633</text:p>
          </table:table-cell>
          <table:table-cell table:formula="of:=[.M8]-[.W8]" office:value-type="float" office:value="-0.288963361672105" calcext:value-type="float">
            <text:p>-0.288963361672105</text:p>
          </table:table-cell>
          <table:table-cell table:formula="of:=[.M8]-DEGREES(ACOS([.Q8]))" office:value-type="float" office:value="-0.288963361672105" calcext:value-type="float">
            <text:p>-0.288963361672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99999999999998" calcext:value-type="float">
            <text:p>0.001</text:p>
          </table:table-cell>
          <table:table-cell table:formula="of:=[.C8]+[.E9]" office:value-type="float" office:value="0.0000157643705129985" calcext:value-type="float">
            <text:p>1.57643705129985E-05</text:p>
          </table:table-cell>
          <table:table-cell table:formula="of:=[$Arkusz3.C2]" office:value-type="float" office:value="0.00003226219300605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9]*[.C9]+((1/3)*[.E10]+[.C9])*(1/2)*[.E10])/([.C9]+(1/2)*[.E10])" office:value-type="float" office:value="0.00000795742089258656" calcext:value-type="float">
            <text:p>7.95742089258656E-06</text:p>
          </table:table-cell>
          <table:table-cell table:formula="of:=(((1/2)*([.B10]-[.B9])+[.B9])*[.C9]+((2/3)*([.B10]-[.B9])+[.B9])*(1/2)*[.E10])/([.C9]+(1/2)*[.E10])" office:value-type="float" office:value="0.00150576505737793" calcext:value-type="float">
            <text:p>0.001505765057378</text:p>
          </table:table-cell>
          <table:table-cell table:formula="of:=(((1/2)*([.D9]-[.C10])+[.C9]+[.E10])*([.D9]-[.C10])+((2/3)*[.E10]+[.C9])*(1/2)*[.E10])/([.D9]-[.C10]+(1/2)*[.E10])" office:value-type="float" office:value="0.0000240880523711794" calcext:value-type="float">
            <text:p>2.40880523711794E-05</text:p>
          </table:table-cell>
          <table:table-cell table:formula="of:=(((1/2)*([.B10]-[.B9])+[.B9])*([.D9]-[.C10])+((1/3)*([.B10]-[.B9])+[.B9])*(1/2)*[.E10])/([.D9]-[.C10]+(1/2)*[.E10])" office:value-type="float" office:value="0.00150263897082374" calcext:value-type="float">
            <text:p>0.001502638970824</text:p>
          </table:table-cell>
          <table:table-cell table:formula="of:=DEGREES(ATAN(([.G9]-[.I9])/([.H9]-[.F9])))" office:value-type="float" office:value="10.9678556899551" calcext:value-type="float">
            <text:p>10.9678556899551</text:p>
          </table:table-cell>
          <table:table-cell table:formula="of:=DEGREES(ATAN(([.C10]-[.C9])/([.B10]-[.B9])))" office:value-type="float" office:value="0.017046192601559" calcext:value-type="float">
            <text:p>0.017046192601559</text:p>
          </table:table-cell>
          <table:table-cell table:formula="of:=[.J9]-[.K9]" office:value-type="float" office:value="10.9508094973536" calcext:value-type="float">
            <text:p>10.9508094973536</text:p>
          </table:table-cell>
          <table:table-cell table:formula="of:=ABS([.L9])" office:value-type="float" office:value="10.9508094973536" calcext:value-type="float">
            <text:p>10.9508094973536</text:p>
          </table:table-cell>
          <table:table-cell table:formula="of:=[.B9]+0.5*([.B10]-[.B9])" office:value-type="float" office:value="0.00150418101415817" calcext:value-type="float">
            <text:p>0.001504181014158</text:p>
          </table:table-cell>
          <table:table-cell table:formula="of:=[.C9]+0.5*([.C10]-[.C9])" office:value-type="float" office:value="0.0000159143705129984" calcext:value-type="float">
            <text:p>1.59143705129984E-05</text:p>
          </table:table-cell>
          <table:table-cell table:formula="of:=SQRT(([.B10]-[.N9])^2+([.C10]-[.O9])^2)*SQRT(([.F9]-[.O9])^2+([.G9]-[.N9])^2)" office:value-type="float" office:value="0.00000000409046646187659" calcext:value-type="float">
            <text:p>4.09046646187659E-09</text:p>
          </table:table-cell>
          <table:table-cell table:formula="of:=(-([.B10]-[.N9])*([.F9]-[.O9])+([.C10]-[.O9])*([.G9]-[.N9]))/[.P9]" office:value-type="float" office:value="0.980812475325193" calcext:value-type="float">
            <text:p>0.980812475325193</text:p>
          </table:table-cell>
          <table:table-cell table:formula="of:=DEGREES(ACOS([.Q9]))" office:value-type="float" office:value="11.2420103642404" calcext:value-type="float">
            <text:p>11.2420103642404</text:p>
          </table:table-cell>
          <table:table-cell table:style-name="ce7" table:formula="of:=(([.B10]-[.N9])*([.G9]-[.N9])+([.C10]-[.O9])*([.F9]-[.O9]))/[.U9]" office:value-type="float" office:value="0.194953554074986" calcext:value-type="float">
            <text:p>0.194953554074986</text:p>
          </table:table-cell>
          <table:table-cell table:style-name="ce7" table:formula="of:=DEGREES(ACOS([.S9]))" office:value-type="float" office:value="78.7579896357595" calcext:value-type="float">
            <text:p>78.7579896357595</text:p>
          </table:table-cell>
          <table:table-cell table:style-name="ce9" table:formula="of:=SQRT(([.B10]-[.N9])^2+([.C10]-[.O9])^2)*SQRT(([.F9]-[.O9])^2+([.G9]-[.N9])^2)" office:value-type="float" office:value="0.00000000409046646187659" calcext:value-type="float">
            <text:p>.000000004090466</text:p>
          </table:table-cell>
          <table:table-cell table:style-name="ce7" table:formula="of:=SQRT(1-[.S9]^2)" office:value-type="float" office:value="0.980812475325193" calcext:value-type="float">
            <text:p>0.980812475325193</text:p>
          </table:table-cell>
          <table:table-cell table:style-name="ce7" table:formula="of:=DEGREES(ACOS([.V9]))" office:value-type="float" office:value="11.2420103642405" calcext:value-type="float">
            <text:p>11.2420103642405</text:p>
          </table:table-cell>
          <table:table-cell table:formula="of:=[.M9]-[.W9]" office:value-type="float" office:value="-0.291200866886941" calcext:value-type="float">
            <text:p>-0.291200866886941</text:p>
          </table:table-cell>
          <table:table-cell table:formula="of:=[.M9]-DEGREES(ACOS([.Q9]))" office:value-type="float" office:value="-0.291200866886875" calcext:value-type="float">
            <text:p>-0.29120086688687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200836202831636" calcext:value-type="float">
            <text:p>0.002008362028316</text:p>
          </table:table-cell>
          <table:table-cell table:formula="of:=[.C9]+[.E10]" office:value-type="float" office:value="0.0000160643705129985" calcext:value-type="float">
            <text:p>1.60643705129985E-05</text:p>
          </table:table-cell>
          <table:table-cell table:formula="of:=[$Arkusz3.C3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0]*[.C10]+((1/3)*[.E11]+[.C10])*(1/2)*[.E11])/([.C10]+(1/2)*[.E11])" office:value-type="float" office:value="0.00000795742089258656" calcext:value-type="float">
            <text:p>7.95742089258656E-06</text:p>
          </table:table-cell>
          <table:table-cell table:formula="of:=(((1/2)*([.B11]-[.B10])+[.B10])*[.C10]+((2/3)*([.B11]-[.B10])+[.B10])*(1/2)*[.E11])/([.C10]+(1/2)*[.E11])" office:value-type="float" office:value="0.00251932960754473" calcext:value-type="float">
            <text:p>0.002519329607545</text:p>
          </table:table-cell>
          <table:table-cell table:formula="of:=(((1/2)*([.D10]-[.C11])+[.C10]+[.E11])*([.D10]-[.C11])+((2/3)*[.E11]+[.C10])*(1/2)*[.E11])/([.D10]-[.C11]+(1/2)*[.E11])" office:value-type="float" office:value="0.0000240880523711795" calcext:value-type="float">
            <text:p>2.40880523711795E-05</text:p>
          </table:table-cell>
          <table:table-cell table:formula="of:=(((1/2)*([.B11]-[.B10])+[.B10])*([.D10]-[.C11])+((1/3)*([.B11]-[.B10])+[.B10])*(1/2)*[.E11])/([.D10]-[.C11]+(1/2)*[.E11])" office:value-type="float" office:value="0.0025225077581732" calcext:value-type="float">
            <text:p>0.002522507758173</text:p>
          </table:table-cell>
          <table:table-cell table:formula="of:=DEGREES(ATAN(([.G10]-[.I10])/([.H10]-[.F10])))" office:value-type="float" office:value="-11.1459844326953" calcext:value-type="float">
            <text:p>-11.1459844326953</text:p>
          </table:table-cell>
          <table:table-cell table:formula="of:=DEGREES(ATAN(([.C11]-[.C10])/([.B11]-[.B10])))" office:value-type="float" office:value="-0.016766943978576" calcext:value-type="float">
            <text:p>-0.016766943978576</text:p>
          </table:table-cell>
          <table:table-cell table:formula="of:=[.J10]-[.K10]" office:value-type="float" office:value="-11.1292174887167" calcext:value-type="float">
            <text:p>-11.1292174887167</text:p>
          </table:table-cell>
          <table:table-cell table:formula="of:=ABS([.L10])" office:value-type="float" office:value="11.1292174887167" calcext:value-type="float">
            <text:p>11.1292174887167</text:p>
          </table:table-cell>
          <table:table-cell table:formula="of:=[.B10]+0.5*([.B11]-[.B10])" office:value-type="float" office:value="0.00252094003254965" calcext:value-type="float">
            <text:p>0.00252094003255</text:p>
          </table:table-cell>
          <table:table-cell table:formula="of:=[.C10]+0.5*([.C11]-[.C10])" office:value-type="float" office:value="0.0000159143705129984" calcext:value-type="float">
            <text:p>1.59143705129984E-05</text:p>
          </table:table-cell>
          <table:table-cell table:formula="of:=SQRT(([.B11]-[.N10])^2+([.C11]-[.O10])^2)*SQRT(([.F10]-[.O10])^2+([.G10]-[.N10])^2)" office:value-type="float" office:value="0.00000000416125338425795" calcext:value-type="float">
            <text:p>4.16125338425795E-09</text:p>
          </table:table-cell>
          <table:table-cell table:formula="of:=(-([.B11]-[.N10])*([.F10]-[.O10])+([.C11]-[.O10])*([.G10]-[.N10]))/[.P10]" office:value-type="float" office:value="0.980185185405047" calcext:value-type="float">
            <text:p>0.980185185405047</text:p>
          </table:table-cell>
          <table:table-cell table:formula="of:=DEGREES(ACOS([.Q10]))" office:value-type="float" office:value="11.4248992312108" calcext:value-type="float">
            <text:p>11.4248992312108</text:p>
          </table:table-cell>
          <table:table-cell table:style-name="ce7" table:formula="of:=(([.B11]-[.N10])*([.G10]-[.N10])+([.C11]-[.O10])*([.F10]-[.O10]))/[.U10]" office:value-type="float" office:value="-0.198083321641359" calcext:value-type="float">
            <text:p>-0.198083321641359</text:p>
          </table:table-cell>
          <table:table-cell table:style-name="ce7" table:formula="of:=DEGREES(ACOS([.S10]))" office:value-type="float" office:value="101.424899231211" calcext:value-type="float">
            <text:p>101.424899231211</text:p>
          </table:table-cell>
          <table:table-cell table:style-name="ce9" table:formula="of:=SQRT(([.B11]-[.N10])^2+([.C11]-[.O10])^2)*SQRT(([.F10]-[.O10])^2+([.G10]-[.N10])^2)" office:value-type="float" office:value="0.00000000416125338425795" calcext:value-type="float">
            <text:p>.000000004161253</text:p>
          </table:table-cell>
          <table:table-cell table:style-name="ce7" table:formula="of:=SQRT(1-[.S10]^2)" office:value-type="float" office:value="0.980185185405047" calcext:value-type="float">
            <text:p>0.980185185405047</text:p>
          </table:table-cell>
          <table:table-cell table:style-name="ce7" table:formula="of:=DEGREES(ACOS([.V10]))" office:value-type="float" office:value="11.4248992312108" calcext:value-type="float">
            <text:p>11.4248992312108</text:p>
          </table:table-cell>
          <table:table-cell table:formula="of:=[.M10]-[.W10]" office:value-type="float" office:value="-0.295681742494084" calcext:value-type="float">
            <text:p>-0.295681742494084</text:p>
          </table:table-cell>
          <table:table-cell table:formula="of:=[.M10]-DEGREES(ACOS([.Q10]))" office:value-type="float" office:value="-0.295681742494116" calcext:value-type="float">
            <text:p>-0.2956817424941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303351803678293" calcext:value-type="float">
            <text:p>0.003033518036783</text:p>
          </table:table-cell>
          <table:table-cell table:formula="of:=[.C10]+[.E11]" office:value-type="float" office:value="0.0000157643705129985" calcext:value-type="float">
            <text:p>1.57643705129985E-05</text:p>
          </table:table-cell>
          <table:table-cell table:formula="of:=[$Arkusz3.C4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1]*[.C11]+((1/3)*[.E12]+[.C11])*(1/2)*[.E12])/([.C11]+(1/2)*[.E12])" office:value-type="float" office:value="0.00000795742089258656" calcext:value-type="float">
            <text:p>7.95742089258656E-06</text:p>
          </table:table-cell>
          <table:table-cell table:formula="of:=(((1/2)*([.B12]-[.B11])+[.B11])*[.C11]+((2/3)*([.B12]-[.B11])+[.B11])*(1/2)*[.E12])/([.C11]+(1/2)*[.E12])" office:value-type="float" office:value="0.00356042949608667" calcext:value-type="float">
            <text:p>0.003560429496087</text:p>
          </table:table-cell>
          <table:table-cell table:formula="of:=(((1/2)*([.D11]-[.C12])+[.C11]+[.E12])*([.D11]-[.C12])+((2/3)*[.E12]+[.C11])*(1/2)*[.E12])/([.D11]-[.C12]+(1/2)*[.E12])" office:value-type="float" office:value="0.0000240880523711795" calcext:value-type="float">
            <text:p>2.40880523711795E-05</text:p>
          </table:table-cell>
          <table:table-cell table:formula="of:=(((1/2)*([.B12]-[.B11])+[.B11])*([.D11]-[.C12])+((1/3)*([.B12]-[.B11])+[.B11])*(1/2)*[.E12])/([.D11]-[.C12]+(1/2)*[.E12])" office:value-type="float" office:value="0.00355717270559837" calcext:value-type="float">
            <text:p>0.003557172705598</text:p>
          </table:table-cell>
          <table:table-cell table:formula="of:=DEGREES(ATAN(([.G11]-[.I11])/([.H11]-[.F11])))" office:value-type="float" office:value="11.4146236879927" calcext:value-type="float">
            <text:p>11.4146236879927</text:p>
          </table:table-cell>
          <table:table-cell table:formula="of:=DEGREES(ATAN(([.C12]-[.C11])/([.B12]-[.B11])))" office:value-type="float" office:value="0.0163620821809471" calcext:value-type="float">
            <text:p>0.016362082180947</text:p>
          </table:table-cell>
          <table:table-cell table:formula="of:=[.J11]-[.K11]" office:value-type="float" office:value="11.3982616058117" calcext:value-type="float">
            <text:p>11.3982616058117</text:p>
          </table:table-cell>
          <table:table-cell table:formula="of:=ABS([.L11])" office:value-type="float" office:value="11.3982616058117" calcext:value-type="float">
            <text:p>11.3982616058117</text:p>
          </table:table-cell>
          <table:table-cell table:formula="of:=[.B11]+0.5*([.B12]-[.B11])" office:value-type="float" office:value="0.0035587792228771" calcext:value-type="float">
            <text:p>0.003558779222877</text:p>
          </table:table-cell>
          <table:table-cell table:formula="of:=[.C11]+0.5*([.C12]-[.C11])" office:value-type="float" office:value="0.0000159143705129984" calcext:value-type="float">
            <text:p>1.59143705129984E-05</text:p>
          </table:table-cell>
          <table:table-cell table:formula="of:=SQRT(([.B12]-[.N11])^2+([.C12]-[.O11])^2)*SQRT(([.F11]-[.O11])^2+([.G11]-[.N11])^2)" office:value-type="float" office:value="0.00000000426842036575111" calcext:value-type="float">
            <text:p>4.26842036575111E-09</text:p>
          </table:table-cell>
          <table:table-cell table:formula="of:=(-([.B12]-[.N11])*([.F11]-[.O11])+([.C12]-[.O11])*([.G11]-[.N11]))/[.P11]" office:value-type="float" office:value="0.979220408989647" calcext:value-type="float">
            <text:p>0.979220408989647</text:p>
          </table:table-cell>
          <table:table-cell table:formula="of:=DEGREES(ACOS([.Q11]))" office:value-type="float" office:value="11.7006785407818" calcext:value-type="float">
            <text:p>11.7006785407818</text:p>
          </table:table-cell>
          <table:table-cell table:style-name="ce7" table:formula="of:=(([.B12]-[.N11])*([.G11]-[.N11])+([.C12]-[.O11])*([.F11]-[.O11]))/[.U11]" office:value-type="float" office:value="0.202798892053552" calcext:value-type="float">
            <text:p>0.202798892053552</text:p>
          </table:table-cell>
          <table:table-cell table:style-name="ce7" table:formula="of:=DEGREES(ACOS([.S11]))" office:value-type="float" office:value="78.2993214592182" calcext:value-type="float">
            <text:p>78.2993214592182</text:p>
          </table:table-cell>
          <table:table-cell table:style-name="ce9" table:formula="of:=SQRT(([.B12]-[.N11])^2+([.C12]-[.O11])^2)*SQRT(([.F11]-[.O11])^2+([.G11]-[.N11])^2)" office:value-type="float" office:value="0.00000000426842036575111" calcext:value-type="float">
            <text:p>.000000004268420</text:p>
          </table:table-cell>
          <table:table-cell table:style-name="ce7" table:formula="of:=SQRT(1-[.S11]^2)" office:value-type="float" office:value="0.979220408989647" calcext:value-type="float">
            <text:p>0.979220408989647</text:p>
          </table:table-cell>
          <table:table-cell table:style-name="ce7" table:formula="of:=DEGREES(ACOS([.V11]))" office:value-type="float" office:value="11.7006785407818" calcext:value-type="float">
            <text:p>11.7006785407818</text:p>
          </table:table-cell>
          <table:table-cell table:formula="of:=[.M11]-[.W11]" office:value-type="float" office:value="-0.302416934970047" calcext:value-type="float">
            <text:p>-0.302416934970047</text:p>
          </table:table-cell>
          <table:table-cell table:formula="of:=[.M11]-DEGREES(ACOS([.Q11]))" office:value-type="float" office:value="-0.302416934970081" calcext:value-type="float">
            <text:p>-0.30241693497008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408404040897127" calcext:value-type="float">
            <text:p>0.004084040408971</text:p>
          </table:table-cell>
          <table:table-cell table:formula="of:=[.C11]+[.E12]" office:value-type="float" office:value="0.0000160643705129985" calcext:value-type="float">
            <text:p>1.60643705129985E-05</text:p>
          </table:table-cell>
          <table:table-cell table:formula="of:=[$Arkusz3.C5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2]*[.C12]+((1/3)*[.E13]+[.C12])*(1/2)*[.E13])/([.C12]+(1/2)*[.E13])" office:value-type="float" office:value="0.00000795742089258656" calcext:value-type="float">
            <text:p>7.95742089258656E-06</text:p>
          </table:table-cell>
          <table:table-cell table:formula="of:=(((1/2)*([.B13]-[.B12])+[.B12])*[.C12]+((2/3)*([.B13]-[.B12])+[.B12])*(1/2)*[.E13])/([.C12]+(1/2)*[.E13])" office:value-type="float" office:value="0.00462467310479235" calcext:value-type="float">
            <text:p>0.004624673104792</text:p>
          </table:table-cell>
          <table:table-cell table:formula="of:=(((1/2)*([.D12]-[.C13])+[.C12]+[.E13])*([.D12]-[.C13])+((2/3)*[.E13]+[.C12])*(1/2)*[.E13])/([.D12]-[.C13]+(1/2)*[.E13])" office:value-type="float" office:value="0.0000240880523711795" calcext:value-type="float">
            <text:p>2.40880523711795E-05</text:p>
          </table:table-cell>
          <table:table-cell table:formula="of:=(((1/2)*([.B13]-[.B12])+[.B12])*([.D12]-[.C13])+((1/3)*([.B13]-[.B12])+[.B12])*(1/2)*[.E13])/([.D12]-[.C13]+(1/2)*[.E13])" office:value-type="float" office:value="0.00462803576851476" calcext:value-type="float">
            <text:p>0.004628035768515</text:p>
          </table:table-cell>
          <table:table-cell table:formula="of:=DEGREES(ATAN(([.G12]-[.I12])/([.H12]-[.F12])))" office:value-type="float" office:value="-11.7754903904297" calcext:value-type="float">
            <text:p>-11.7754903904297</text:p>
          </table:table-cell>
          <table:table-cell table:formula="of:=DEGREES(ATAN(([.C13]-[.C12])/([.B13]-[.B12])))" office:value-type="float" office:value="-0.0158469231848463" calcext:value-type="float">
            <text:p>-0.015846923184846</text:p>
          </table:table-cell>
          <table:table-cell table:formula="of:=[.J12]-[.K12]" office:value-type="float" office:value="-11.7596434672448" calcext:value-type="float">
            <text:p>-11.7596434672448</text:p>
          </table:table-cell>
          <table:table-cell table:formula="of:=ABS([.L12])" office:value-type="float" office:value="11.7596434672448" calcext:value-type="float">
            <text:p>11.7596434672448</text:p>
          </table:table-cell>
          <table:table-cell table:formula="of:=[.B12]+0.5*([.B13]-[.B12])" office:value-type="float" office:value="0.00462637702583788" calcext:value-type="float">
            <text:p>0.004626377025838</text:p>
          </table:table-cell>
          <table:table-cell table:formula="of:=[.C12]+0.5*([.C13]-[.C12])" office:value-type="float" office:value="0.0000159143705129984" calcext:value-type="float">
            <text:p>1.59143705129984E-05</text:p>
          </table:table-cell>
          <table:table-cell table:formula="of:=SQRT(([.B13]-[.N12])^2+([.C13]-[.O12])^2)*SQRT(([.F12]-[.O12])^2+([.G12]-[.N12])^2)" office:value-type="float" office:value="0.00000000441318067767894" calcext:value-type="float">
            <text:p>4.41318067767894E-09</text:p>
          </table:table-cell>
          <table:table-cell table:formula="of:=(-([.B13]-[.N12])*([.F12]-[.O12])+([.C13]-[.O12])*([.G12]-[.N12]))/[.P12]" office:value-type="float" office:value="0.977888974203244" calcext:value-type="float">
            <text:p>0.977888974203244</text:p>
          </table:table-cell>
          <table:table-cell table:formula="of:=DEGREES(ACOS([.Q12]))" office:value-type="float" office:value="12.0710643287259" calcext:value-type="float">
            <text:p>12.0710643287259</text:p>
          </table:table-cell>
          <table:table-cell table:style-name="ce7" table:formula="of:=(([.B13]-[.N12])*([.G12]-[.N12])+([.C13]-[.O12])*([.F12]-[.O12]))/[.U12]" office:value-type="float" office:value="-0.209124733428946" calcext:value-type="float">
            <text:p>-0.209124733428946</text:p>
          </table:table-cell>
          <table:table-cell table:style-name="ce7" table:formula="of:=DEGREES(ACOS([.S12]))" office:value-type="float" office:value="102.071064328726" calcext:value-type="float">
            <text:p>102.071064328726</text:p>
          </table:table-cell>
          <table:table-cell table:style-name="ce9" table:formula="of:=SQRT(([.B13]-[.N12])^2+([.C13]-[.O12])^2)*SQRT(([.F12]-[.O12])^2+([.G12]-[.N12])^2)" office:value-type="float" office:value="0.00000000441318067767894" calcext:value-type="float">
            <text:p>.000000004413181</text:p>
          </table:table-cell>
          <table:table-cell table:style-name="ce7" table:formula="of:=SQRT(1-[.S12]^2)" office:value-type="float" office:value="0.977888974203244" calcext:value-type="float">
            <text:p>0.977888974203244</text:p>
          </table:table-cell>
          <table:table-cell table:style-name="ce7" table:formula="of:=DEGREES(ACOS([.V12]))" office:value-type="float" office:value="12.0710643287259" calcext:value-type="float">
            <text:p>12.0710643287259</text:p>
          </table:table-cell>
          <table:table-cell table:formula="of:=[.M12]-[.W12]" office:value-type="float" office:value="-0.311420861481084" calcext:value-type="float">
            <text:p>-0.311420861481084</text:p>
          </table:table-cell>
          <table:table-cell table:formula="of:=[.M12]-DEGREES(ACOS([.Q12]))" office:value-type="float" office:value="-0.311420861481054" calcext:value-type="float">
            <text:p>-0.31142086148105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516871364270448" calcext:value-type="float">
            <text:p>0.005168713642704</text:p>
          </table:table-cell>
          <table:table-cell table:formula="of:=[.C12]+[.E13]" office:value-type="float" office:value="0.0000157643705129985" calcext:value-type="float">
            <text:p>1.57643705129985E-05</text:p>
          </table:table-cell>
          <table:table-cell table:formula="of:=[$Arkusz3.C6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3]*[.C13]+((1/3)*[.E14]+[.C13])*(1/2)*[.E14])/([.C13]+(1/2)*[.E14])" office:value-type="float" office:value="0.00000795742089258656" calcext:value-type="float">
            <text:p>7.95742089258656E-06</text:p>
          </table:table-cell>
          <table:table-cell table:formula="of:=(((1/2)*([.B14]-[.B13])+[.B13])*[.C13]+((2/3)*([.B14]-[.B13])+[.B13])*(1/2)*[.E14])/([.C13]+(1/2)*[.E14])" office:value-type="float" office:value="0.0057344325416083" calcext:value-type="float">
            <text:p>0.005734432541608</text:p>
          </table:table-cell>
          <table:table-cell table:formula="of:=(((1/2)*([.D13]-[.C14])+[.C13]+[.E14])*([.D13]-[.C14])+((2/3)*[.E14]+[.C13])*(1/2)*[.E14])/([.D13]-[.C14]+(1/2)*[.E14])" office:value-type="float" office:value="0.0000240880523711795" calcext:value-type="float">
            <text:p>2.40880523711795E-05</text:p>
          </table:table-cell>
          <table:table-cell table:formula="of:=(((1/2)*([.B14]-[.B13])+[.B13])*([.D13]-[.C14])+((1/3)*([.B14]-[.B13])+[.B13])*(1/2)*[.E14])/([.D13]-[.C14]+(1/2)*[.E14])" office:value-type="float" office:value="0.00573093588596252" calcext:value-type="float">
            <text:p>0.005730935885963</text:p>
          </table:table-cell>
          <table:table-cell table:formula="of:=DEGREES(ATAN(([.G13]-[.I13])/([.H13]-[.F13])))" office:value-type="float" office:value="12.2308409495883" calcext:value-type="float">
            <text:p>12.2308409495883</text:p>
          </table:table-cell>
          <table:table-cell table:formula="of:=DEGREES(ATAN(([.C14]-[.C13])/([.B14]-[.B13])))" office:value-type="float" office:value="0.0152396687594614" calcext:value-type="float">
            <text:p>0.015239668759461</text:p>
          </table:table-cell>
          <table:table-cell table:formula="of:=[.J13]-[.K13]" office:value-type="float" office:value="12.2156012808288" calcext:value-type="float">
            <text:p>12.2156012808288</text:p>
          </table:table-cell>
          <table:table-cell table:formula="of:=ABS([.L13])" office:value-type="float" office:value="12.2156012808288" calcext:value-type="float">
            <text:p>12.2156012808288</text:p>
          </table:table-cell>
          <table:table-cell table:formula="of:=[.B13]+0.5*([.B14]-[.B13])" office:value-type="float" office:value="0.00573266072449079" calcext:value-type="float">
            <text:p>0.005732660724491</text:p>
          </table:table-cell>
          <table:table-cell table:formula="of:=[.C13]+0.5*([.C14]-[.C13])" office:value-type="float" office:value="0.0000159143705129984" calcext:value-type="float">
            <text:p>1.59143705129984E-05</text:p>
          </table:table-cell>
          <table:table-cell table:formula="of:=SQRT(([.B14]-[.N13])^2+([.C14]-[.O13])^2)*SQRT(([.F13]-[.O13])^2+([.G13]-[.N13])^2)" office:value-type="float" office:value="0.00000000459720265989148" calcext:value-type="float">
            <text:p>4.59720265989148E-09</text:p>
          </table:table-cell>
          <table:table-cell table:formula="of:=(-([.B14]-[.N13])*([.F13]-[.O13])+([.C14]-[.O13])*([.G13]-[.N13]))/[.P13]" office:value-type="float" office:value="0.976151069012365" calcext:value-type="float">
            <text:p>0.976151069012365</text:p>
          </table:table-cell>
          <table:table-cell table:formula="of:=DEGREES(ACOS([.Q13]))" office:value-type="float" office:value="12.5383101692413" calcext:value-type="float">
            <text:p>12.5383101692413</text:p>
          </table:table-cell>
          <table:table-cell table:style-name="ce7" table:formula="of:=(([.B14]-[.N13])*([.G13]-[.N13])+([.C14]-[.O13])*([.F13]-[.O13]))/[.U13]" office:value-type="float" office:value="0.217092354692689" calcext:value-type="float">
            <text:p>0.217092354692689</text:p>
          </table:table-cell>
          <table:table-cell table:style-name="ce7" table:formula="of:=DEGREES(ACOS([.S13]))" office:value-type="float" office:value="77.4616898307587" calcext:value-type="float">
            <text:p>77.4616898307587</text:p>
          </table:table-cell>
          <table:table-cell table:style-name="ce9" table:formula="of:=SQRT(([.B14]-[.N13])^2+([.C14]-[.O13])^2)*SQRT(([.F13]-[.O13])^2+([.G13]-[.N13])^2)" office:value-type="float" office:value="0.00000000459720265989148" calcext:value-type="float">
            <text:p>.000000004597203</text:p>
          </table:table-cell>
          <table:table-cell table:style-name="ce7" table:formula="of:=SQRT(1-[.S13]^2)" office:value-type="float" office:value="0.976151069012365" calcext:value-type="float">
            <text:p>0.976151069012365</text:p>
          </table:table-cell>
          <table:table-cell table:style-name="ce7" table:formula="of:=DEGREES(ACOS([.V13]))" office:value-type="float" office:value="12.5383101692413" calcext:value-type="float">
            <text:p>12.5383101692413</text:p>
          </table:table-cell>
          <table:table-cell table:formula="of:=[.M13]-[.W13]" office:value-type="float" office:value="-0.322708888412459" calcext:value-type="float">
            <text:p>-0.322708888412459</text:p>
          </table:table-cell>
          <table:table-cell table:formula="of:=[.M13]-DEGREES(ACOS([.Q13]))" office:value-type="float" office:value="-0.322708888412489" calcext:value-type="float">
            <text:p>-0.3227088884124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629660780627709" calcext:value-type="float">
            <text:p>0.006296607806277</text:p>
          </table:table-cell>
          <table:table-cell table:formula="of:=[.C13]+[.E14]" office:value-type="float" office:value="0.0000160643705129985" calcext:value-type="float">
            <text:p>1.60643705129985E-05</text:p>
          </table:table-cell>
          <table:table-cell table:formula="of:=[$Arkusz3.C7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4]*[.C14]+((1/3)*[.E15]+[.C14])*(1/2)*[.E15])/([.C14]+(1/2)*[.E15])" office:value-type="float" office:value="0.00000795742089258656" calcext:value-type="float">
            <text:p>7.95742089258656E-06</text:p>
          </table:table-cell>
          <table:table-cell table:formula="of:=(((1/2)*([.B15]-[.B14])+[.B14])*[.C14]+((2/3)*([.B15]-[.B14])+[.B14])*(1/2)*[.E15])/([.C14]+(1/2)*[.E15])" office:value-type="float" office:value="0.00688502656527548" calcext:value-type="float">
            <text:p>0.006885026565275</text:p>
          </table:table-cell>
          <table:table-cell table:formula="of:=(((1/2)*([.D14]-[.C15])+[.C14]+[.E15])*([.D14]-[.C15])+((2/3)*[.E15]+[.C14])*(1/2)*[.E15])/([.D14]-[.C15]+(1/2)*[.E15])" office:value-type="float" office:value="0.0000240880523711795" calcext:value-type="float">
            <text:p>2.40880523711795E-05</text:p>
          </table:table-cell>
          <table:table-cell table:formula="of:=(((1/2)*([.B15]-[.B14])+[.B14])*([.D14]-[.C15])+((1/3)*([.B15]-[.B14])+[.B14])*(1/2)*[.E15])/([.D14]-[.C15]+(1/2)*[.E15])" office:value-type="float" office:value="0.00688868645197815" calcext:value-type="float">
            <text:p>0.006888686451978</text:p>
          </table:table-cell>
          <table:table-cell table:formula="of:=DEGREES(ATAN(([.G14]-[.I14])/([.H14]-[.F14])))" office:value-type="float" office:value="-12.7834388307708" calcext:value-type="float">
            <text:p>-12.7834388307708</text:p>
          </table:table-cell>
          <table:table-cell table:formula="of:=DEGREES(ATAN(([.C15]-[.C14])/([.B15]-[.B14])))" office:value-type="float" office:value="-0.0145599791048781" calcext:value-type="float">
            <text:p>-0.014559979104878</text:p>
          </table:table-cell>
          <table:table-cell table:formula="of:=[.J14]-[.K14]" office:value-type="float" office:value="-12.768878851666" calcext:value-type="float">
            <text:p>-12.768878851666</text:p>
          </table:table-cell>
          <table:table-cell table:formula="of:=ABS([.L14])" office:value-type="float" office:value="12.768878851666" calcext:value-type="float">
            <text:p>12.768878851666</text:p>
          </table:table-cell>
          <table:table-cell table:formula="of:=[.B14]+0.5*([.B15]-[.B14])" office:value-type="float" office:value="0.00688688109444989" calcext:value-type="float">
            <text:p>0.00688688109445</text:p>
          </table:table-cell>
          <table:table-cell table:formula="of:=[.C14]+0.5*([.C15]-[.C14])" office:value-type="float" office:value="0.0000159143705129984" calcext:value-type="float">
            <text:p>1.59143705129984E-05</text:p>
          </table:table-cell>
          <table:table-cell table:formula="of:=SQRT(([.B15]-[.N14])^2+([.C15]-[.O14])^2)*SQRT(([.F14]-[.O14])^2+([.G14]-[.N14])^2)" office:value-type="float" office:value="0.00000000482265667072119" calcext:value-type="float">
            <text:p>4.82265667072119E-09</text:p>
          </table:table-cell>
          <table:table-cell table:formula="of:=(-([.B15]-[.N14])*([.F14]-[.O14])+([.C15]-[.O14])*([.G14]-[.N14]))/[.P14]" office:value-type="float" office:value="0.973955501364677" calcext:value-type="float">
            <text:p>0.973955501364677</text:p>
          </table:table-cell>
          <table:table-cell table:formula="of:=DEGREES(ACOS([.Q14]))" office:value-type="float" office:value="13.1051726289066" calcext:value-type="float">
            <text:p>13.1051726289066</text:p>
          </table:table-cell>
          <table:table-cell table:style-name="ce7" table:formula="of:=(([.B15]-[.N14])*([.G14]-[.N14])+([.C15]-[.O14])*([.F14]-[.O14]))/[.U14]" office:value-type="float" office:value="-0.226739236484292" calcext:value-type="float">
            <text:p>-0.226739236484292</text:p>
          </table:table-cell>
          <table:table-cell table:style-name="ce7" table:formula="of:=DEGREES(ACOS([.S14]))" office:value-type="float" office:value="103.105172628907" calcext:value-type="float">
            <text:p>103.105172628907</text:p>
          </table:table-cell>
          <table:table-cell table:style-name="ce9" table:formula="of:=SQRT(([.B15]-[.N14])^2+([.C15]-[.O14])^2)*SQRT(([.F14]-[.O14])^2+([.G14]-[.N14])^2)" office:value-type="float" office:value="0.00000000482265667072119" calcext:value-type="float">
            <text:p>.000000004822657</text:p>
          </table:table-cell>
          <table:table-cell table:style-name="ce7" table:formula="of:=SQRT(1-[.S14]^2)" office:value-type="float" office:value="0.973955501364678" calcext:value-type="float">
            <text:p>0.973955501364678</text:p>
          </table:table-cell>
          <table:table-cell table:style-name="ce7" table:formula="of:=DEGREES(ACOS([.V14]))" office:value-type="float" office:value="13.1051726289065" calcext:value-type="float">
            <text:p>13.1051726289065</text:p>
          </table:table-cell>
          <table:table-cell table:formula="of:=[.M14]-[.W14]" office:value-type="float" office:value="-0.336293777240558" calcext:value-type="float">
            <text:p>-0.336293777240558</text:p>
          </table:table-cell>
          <table:table-cell table:formula="of:=[.M14]-DEGREES(ACOS([.Q14]))" office:value-type="float" office:value="-0.336293777240613" calcext:value-type="float">
            <text:p>-0.33629377724061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47715438262268" calcext:value-type="float">
            <text:p>0.007477154382623</text:p>
          </table:table-cell>
          <table:table-cell table:formula="of:=[.C14]+[.E15]" office:value-type="float" office:value="0.0000157643705129985" calcext:value-type="float">
            <text:p>1.57643705129985E-05</text:p>
          </table:table-cell>
          <table:table-cell table:formula="of:=[$Arkusz3.C8]" office:value-type="float" office:value="0.000032262193006057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5]*[.C15]+((1/3)*[.E16]+[.C15])*(1/2)*[.E16])/([.C15]+(1/2)*[.E16])" office:value-type="float" office:value="0.00000795742089258656" calcext:value-type="float">
            <text:p>7.95742089258656E-06</text:p>
          </table:table-cell>
          <table:table-cell table:formula="of:=(((1/2)*([.B16]-[.B15])+[.B15])*[.C15]+((2/3)*([.B16]-[.B15])+[.B15])*(1/2)*[.E16])/([.C15]+(1/2)*[.E16])" office:value-type="float" office:value="0.00810064250798884" calcext:value-type="float">
            <text:p>0.008100642507989</text:p>
          </table:table-cell>
          <table:table-cell table:formula="of:=(((1/2)*([.D15]-[.C16])+[.C15]+[.E16])*([.D15]-[.C16])+((2/3)*[.E16]+[.C15])*(1/2)*[.E16])/([.D15]-[.C16]+(1/2)*[.E16])" office:value-type="float" office:value="0.0000240880523711795" calcext:value-type="float">
            <text:p>2.40880523711795E-05</text:p>
          </table:table-cell>
          <table:table-cell table:formula="of:=(((1/2)*([.B16]-[.B15])+[.B15])*([.D15]-[.C16])+((1/3)*([.B16]-[.B15])+[.B15])*(1/2)*[.E16])/([.D15]-[.C16]+(1/2)*[.E16])" office:value-type="float" office:value="0.00809678878615303" calcext:value-type="float">
            <text:p>0.008096788786153</text:p>
          </table:table-cell>
          <table:table-cell table:formula="of:=DEGREES(ATAN(([.G15]-[.I15])/([.H15]-[.F15])))" office:value-type="float" office:value="13.4365085924622" calcext:value-type="float">
            <text:p>13.4365085924622</text:p>
          </table:table-cell>
          <table:table-cell table:formula="of:=DEGREES(ATAN(([.C16]-[.C15])/([.B16]-[.B15])))" office:value-type="float" office:value="0.013827638916344" calcext:value-type="float">
            <text:p>0.013827638916344</text:p>
          </table:table-cell>
          <table:table-cell table:formula="of:=[.J15]-[.K15]" office:value-type="float" office:value="13.4226809535459" calcext:value-type="float">
            <text:p>13.4226809535459</text:p>
          </table:table-cell>
          <table:table-cell table:formula="of:=ABS([.L15])" office:value-type="float" office:value="13.4226809535459" calcext:value-type="float">
            <text:p>13.4226809535459</text:p>
          </table:table-cell>
          <table:table-cell table:formula="of:=[.B15]+0.5*([.B16]-[.B15])" office:value-type="float" office:value="0.00809868975913207" calcext:value-type="float">
            <text:p>0.008098689759132</text:p>
          </table:table-cell>
          <table:table-cell table:formula="of:=[.C15]+0.5*([.C16]-[.C15])" office:value-type="float" office:value="0.0000159143705129984" calcext:value-type="float">
            <text:p>1.59143705129984E-05</text:p>
          </table:table-cell>
          <table:table-cell table:formula="of:=SQRT(([.B16]-[.N15])^2+([.C16]-[.O15])^2)*SQRT(([.F15]-[.O15])^2+([.G15]-[.N15])^2)" office:value-type="float" office:value="0.00000000509227841860314" calcext:value-type="float">
            <text:p>5.09227841860314E-09</text:p>
          </table:table-cell>
          <table:table-cell table:formula="of:=(-([.B16]-[.N15])*([.F15]-[.O15])+([.C16]-[.O15])*([.G15]-[.N15]))/[.P15]" office:value-type="float" office:value="0.971238841232519" calcext:value-type="float">
            <text:p>0.971238841232519</text:p>
          </table:table-cell>
          <table:table-cell table:formula="of:=DEGREES(ACOS([.Q15]))" office:value-type="float" office:value="13.7748618992465" calcext:value-type="float">
            <text:p>13.7748618992465</text:p>
          </table:table-cell>
          <table:table-cell table:style-name="ce7" table:formula="of:=(([.B16]-[.N15])*([.G15]-[.N15])+([.C16]-[.O15])*([.F15]-[.O15]))/[.U15]" office:value-type="float" office:value="0.238107356629974" calcext:value-type="float">
            <text:p>0.238107356629974</text:p>
          </table:table-cell>
          <table:table-cell table:style-name="ce7" table:formula="of:=DEGREES(ACOS([.S15]))" office:value-type="float" office:value="76.2251381007535" calcext:value-type="float">
            <text:p>76.2251381007535</text:p>
          </table:table-cell>
          <table:table-cell table:style-name="ce9" table:formula="of:=SQRT(([.B16]-[.N15])^2+([.C16]-[.O15])^2)*SQRT(([.F15]-[.O15])^2+([.G15]-[.N15])^2)" office:value-type="float" office:value="0.00000000509227841860314" calcext:value-type="float">
            <text:p>.000000005092278</text:p>
          </table:table-cell>
          <table:table-cell table:style-name="ce7" table:formula="of:=SQRT(1-[.S15]^2)" office:value-type="float" office:value="0.971238841232519" calcext:value-type="float">
            <text:p>0.971238841232519</text:p>
          </table:table-cell>
          <table:table-cell table:style-name="ce7" table:formula="of:=DEGREES(ACOS([.V15]))" office:value-type="float" office:value="13.7748618992465" calcext:value-type="float">
            <text:p>13.7748618992465</text:p>
          </table:table-cell>
          <table:table-cell table:formula="of:=[.M15]-[.W15]" office:value-type="float" office:value="-0.352180945700619" calcext:value-type="float">
            <text:p>-0.352180945700619</text:p>
          </table:table-cell>
          <table:table-cell table:formula="of:=[.M15]-DEGREES(ACOS([.Q15]))" office:value-type="float" office:value="-0.352180945700594" calcext:value-type="float">
            <text:p>-0.35218094570059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872022513564146" calcext:value-type="float">
            <text:p>0.008720225135641</text:p>
          </table:table-cell>
          <table:table-cell table:formula="of:=[.C15]+[.E16]" office:value-type="float" office:value="0.0000160643705129985" calcext:value-type="float">
            <text:p>1.60643705129985E-05</text:p>
          </table:table-cell>
          <table:table-cell table:formula="of:=[$Arkusz3.C9]" office:value-type="float" office:value="0.000032262193006057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6]*[.C16]+((1/3)*[.E17]+[.C16])*(1/2)*[.E17])/([.C16]+(1/2)*[.E17])" office:value-type="float" office:value="0.00000795742089258656" calcext:value-type="float">
            <text:p>7.95742089258656E-06</text:p>
          </table:table-cell>
          <table:table-cell table:formula="of:=(((1/2)*([.B17]-[.B16])+[.B16])*[.C16]+((2/3)*([.B17]-[.B16])+[.B16])*(1/2)*[.E17])/([.C16]+(1/2)*[.E17])" office:value-type="float" office:value="0.00937615259942506" calcext:value-type="float">
            <text:p>0.009376152599425</text:p>
          </table:table-cell>
          <table:table-cell table:formula="of:=(((1/2)*([.D16]-[.C17])+[.C16]+[.E17])*([.D16]-[.C17])+((2/3)*[.E17]+[.C16])*(1/2)*[.E17])/([.D16]-[.C17]+(1/2)*[.E17])" office:value-type="float" office:value="0.0000240880523711795" calcext:value-type="float">
            <text:p>2.40880523711795E-05</text:p>
          </table:table-cell>
          <table:table-cell table:formula="of:=(((1/2)*([.B17]-[.B16])+[.B16])*([.D16]-[.C17])+((1/3)*([.B17]-[.B16])+[.B16])*(1/2)*[.E17])/([.D16]-[.C17]+(1/2)*[.E17])" office:value-type="float" office:value="0.00938023238132512" calcext:value-type="float">
            <text:p>0.009380232381325</text:p>
          </table:table-cell>
          <table:table-cell table:formula="of:=DEGREES(ATAN(([.G16]-[.I16])/([.H16]-[.F16])))" office:value-type="float" office:value="-14.1936726476626" calcext:value-type="float">
            <text:p>-14.1936726476626</text:p>
          </table:table-cell>
          <table:table-cell table:formula="of:=DEGREES(ATAN(([.C17]-[.C16])/([.B17]-[.B16])))" office:value-type="float" office:value="-0.0130614516771762" calcext:value-type="float">
            <text:p>-0.013061451677176</text:p>
          </table:table-cell>
          <table:table-cell table:formula="of:=[.J16]-[.K16]" office:value-type="float" office:value="-14.1806111959854" calcext:value-type="float">
            <text:p>-14.1806111959854</text:p>
          </table:table-cell>
          <table:table-cell table:formula="of:=ABS([.L16])" office:value-type="float" office:value="14.1806111959854" calcext:value-type="float">
            <text:p>14.1806111959854</text:p>
          </table:table-cell>
          <table:table-cell table:formula="of:=[.B16]+0.5*([.B17]-[.B16])" office:value-type="float" office:value="0.00937821989690543" calcext:value-type="float">
            <text:p>0.009378219896905</text:p>
          </table:table-cell>
          <table:table-cell table:formula="of:=[.C16]+0.5*([.C17]-[.C16])" office:value-type="float" office:value="0.0000159143705129984" calcext:value-type="float">
            <text:p>1.59143705129984E-05</text:p>
          </table:table-cell>
          <table:table-cell table:formula="of:=SQRT(([.B17]-[.N16])^2+([.C17]-[.O16])^2)*SQRT(([.F16]-[.O16])^2+([.G16]-[.N16])^2)" office:value-type="float" office:value="0.0000000054094521145814" calcext:value-type="float">
            <text:p>5.4094521145814E-09</text:p>
          </table:table-cell>
          <table:table-cell table:formula="of:=(-([.B17]-[.N16])*([.F16]-[.O16])+([.C17]-[.O16])*([.G16]-[.N16]))/[.P16]" office:value-type="float" office:value="0.967924505030872" calcext:value-type="float">
            <text:p>0.967924505030872</text:p>
          </table:table-cell>
          <table:table-cell table:formula="of:=DEGREES(ACOS([.Q16]))" office:value-type="float" office:value="14.5509735717008" calcext:value-type="float">
            <text:p>14.5509735717008</text:p>
          </table:table-cell>
          <table:table-cell table:style-name="ce7" table:formula="of:=(([.B17]-[.N16])*([.G16]-[.N16])+([.C17]-[.O16])*([.F16]-[.O16]))/[.U16]" office:value-type="float" office:value="-0.251241223848201" calcext:value-type="float">
            <text:p>-0.251241223848201</text:p>
          </table:table-cell>
          <table:table-cell table:style-name="ce7" table:formula="of:=DEGREES(ACOS([.S16]))" office:value-type="float" office:value="104.550973571701" calcext:value-type="float">
            <text:p>104.550973571701</text:p>
          </table:table-cell>
          <table:table-cell table:style-name="ce9" table:formula="of:=SQRT(([.B17]-[.N16])^2+([.C17]-[.O16])^2)*SQRT(([.F16]-[.O16])^2+([.G16]-[.N16])^2)" office:value-type="float" office:value="0.0000000054094521145814" calcext:value-type="float">
            <text:p>.000000005409452</text:p>
          </table:table-cell>
          <table:table-cell table:style-name="ce7" table:formula="of:=SQRT(1-[.S16]^2)" office:value-type="float" office:value="0.967924505030872" calcext:value-type="float">
            <text:p>0.967924505030872</text:p>
          </table:table-cell>
          <table:table-cell table:style-name="ce7" table:formula="of:=DEGREES(ACOS([.V16]))" office:value-type="float" office:value="14.5509735717008" calcext:value-type="float">
            <text:p>14.5509735717008</text:p>
          </table:table-cell>
          <table:table-cell table:formula="of:=[.M16]-[.W16]" office:value-type="float" office:value="-0.370362375715349" calcext:value-type="float">
            <text:p>-0.370362375715349</text:p>
          </table:table-cell>
          <table:table-cell table:formula="of:=[.M16]-DEGREES(ACOS([.Q16]))" office:value-type="float" office:value="-0.370362375715349" calcext:value-type="float">
            <text:p>-0.37036237571534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100362146581694" calcext:value-type="float">
            <text:p>0.010036214658169</text:p>
          </table:table-cell>
          <table:table-cell table:formula="of:=[.C16]+[.E17]" office:value-type="float" office:value="0.0000157643705129985" calcext:value-type="float">
            <text:p>1.57643705129985E-05</text:p>
          </table:table-cell>
          <table:table-cell table:formula="of:=[$Arkusz3.C10]" office:value-type="float" office:value="0.000032262193006057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7]*[.C17]+((1/3)*[.E18]+[.C17])*(1/2)*[.E18])/([.C17]+(1/2)*[.E18])" office:value-type="float" office:value="0.00000795742089258656" calcext:value-type="float">
            <text:p>7.95742089258656E-06</text:p>
          </table:table-cell>
          <table:table-cell table:formula="of:=(((1/2)*([.B18]-[.B17])+[.B17])*[.C17]+((2/3)*([.B18]-[.B17])+[.B17])*(1/2)*[.E18])/([.C17]+(1/2)*[.E18])" office:value-type="float" office:value="0.0107383701079176" calcext:value-type="float">
            <text:p>0.010738370107918</text:p>
          </table:table-cell>
          <table:table-cell table:formula="of:=(((1/2)*([.D17]-[.C18])+[.C17]+[.E18])*([.D17]-[.C18])+((2/3)*[.E18]+[.C17])*(1/2)*[.E18])/([.D17]-[.C18]+(1/2)*[.E18])" office:value-type="float" office:value="0.0000240880523711795" calcext:value-type="float">
            <text:p>2.40880523711795E-05</text:p>
          </table:table-cell>
          <table:table-cell table:formula="of:=(((1/2)*([.B18]-[.B17])+[.B17])*([.D17]-[.C18])+((1/3)*([.B18]-[.B17])+[.B17])*(1/2)*[.E18])/([.D17]-[.C18]+(1/2)*[.E18])" office:value-type="float" office:value="0.0107340301507015" calcext:value-type="float">
            <text:p>0.010734030150702</text:p>
          </table:table-cell>
          <table:table-cell table:formula="of:=DEGREES(ATAN(([.G17]-[.I17])/([.H17]-[.F17])))" office:value-type="float" office:value="15.0588662464458" calcext:value-type="float">
            <text:p>15.0588662464458</text:p>
          </table:table-cell>
          <table:table-cell table:formula="of:=DEGREES(ATAN(([.C18]-[.C17])/([.B18]-[.B17])))" office:value-type="float" office:value="0.0122784330801496" calcext:value-type="float">
            <text:p>0.01227843308015</text:p>
          </table:table-cell>
          <table:table-cell table:formula="of:=[.J17]-[.K17]" office:value-type="float" office:value="15.0465878133657" calcext:value-type="float">
            <text:p>15.0465878133657</text:p>
          </table:table-cell>
          <table:table-cell table:formula="of:=ABS([.L17])" office:value-type="float" office:value="15.0465878133657" calcext:value-type="float">
            <text:p>15.0465878133657</text:p>
          </table:table-cell>
          <table:table-cell table:formula="of:=[.B17]+0.5*([.B18]-[.B17])" office:value-type="float" office:value="0.0107361709750136" calcext:value-type="float">
            <text:p>0.010736170975014</text:p>
          </table:table-cell>
          <table:table-cell table:formula="of:=[.C17]+0.5*([.C18]-[.C17])" office:value-type="float" office:value="0.0000159143705129984" calcext:value-type="float">
            <text:p>1.59143705129984E-05</text:p>
          </table:table-cell>
          <table:table-cell table:formula="of:=SQRT(([.B18]-[.N17])^2+([.C18]-[.O17])^2)*SQRT(([.F17]-[.O17])^2+([.G17]-[.N17])^2)" office:value-type="float" office:value="0.0000000057783179185827" calcext:value-type="float">
            <text:p>5.7783179185827E-09</text:p>
          </table:table-cell>
          <table:table-cell table:formula="of:=(-([.B18]-[.N17])*([.F17]-[.O17])+([.C18]-[.O17])*([.G17]-[.N17]))/[.P17]" office:value-type="float" office:value="0.963921871041691" calcext:value-type="float">
            <text:p>0.963921871041691</text:p>
          </table:table-cell>
          <table:table-cell table:formula="of:=DEGREES(ACOS([.Q17]))" office:value-type="float" office:value="15.4373968188628" calcext:value-type="float">
            <text:p>15.4373968188628</text:p>
          </table:table-cell>
          <table:table-cell table:style-name="ce7" table:formula="of:=(([.B18]-[.N17])*([.G17]-[.N17])+([.C18]-[.O17])*([.F17]-[.O17]))/[.U17]" office:value-type="float" office:value="0.266185323651558" calcext:value-type="float">
            <text:p>0.266185323651558</text:p>
          </table:table-cell>
          <table:table-cell table:style-name="ce7" table:formula="of:=DEGREES(ACOS([.S17]))" office:value-type="float" office:value="74.5626031811373" calcext:value-type="float">
            <text:p>74.5626031811373</text:p>
          </table:table-cell>
          <table:table-cell table:style-name="ce9" table:formula="of:=SQRT(([.B18]-[.N17])^2+([.C18]-[.O17])^2)*SQRT(([.F17]-[.O17])^2+([.G17]-[.N17])^2)" office:value-type="float" office:value="0.0000000057783179185827" calcext:value-type="float">
            <text:p>.000000005778318</text:p>
          </table:table-cell>
          <table:table-cell table:style-name="ce7" table:formula="of:=SQRT(1-[.S17]^2)" office:value-type="float" office:value="0.963921871041692" calcext:value-type="float">
            <text:p>0.963921871041692</text:p>
          </table:table-cell>
          <table:table-cell table:style-name="ce7" table:formula="of:=DEGREES(ACOS([.V17]))" office:value-type="float" office:value="15.4373968188628" calcext:value-type="float">
            <text:p>15.4373968188628</text:p>
          </table:table-cell>
          <table:table-cell table:formula="of:=[.M17]-[.W17]" office:value-type="float" office:value="-0.390809005497097" calcext:value-type="float">
            <text:p>-0.390809005497097</text:p>
          </table:table-cell>
          <table:table-cell table:formula="of:=[.M17]-DEGREES(ACOS([.Q17]))" office:value-type="float" office:value="-0.390809005497145" calcext:value-type="float">
            <text:p>-0.39080900549714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114361272918578" calcext:value-type="float">
            <text:p>0.011436127291858</text:p>
          </table:table-cell>
          <table:table-cell table:formula="of:=[.C17]+[.E18]" office:value-type="float" office:value="0.0000160643705129985" calcext:value-type="float">
            <text:p>1.60643705129985E-05</text:p>
          </table:table-cell>
          <table:table-cell table:formula="of:=[$Arkusz3.C11]" office:value-type="float" office:value="0.0000322621930060572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18]*[.C18]+((1/3)*[.E19]+[.C18])*(1/2)*[.E19])/([.C18]+(1/2)*[.E19])" office:value-type="float" office:value="0.00000795742089258656" calcext:value-type="float">
            <text:p>7.95742089258656E-06</text:p>
          </table:table-cell>
          <table:table-cell table:formula="of:=(((1/2)*([.B19]-[.B18])+[.B18])*[.C18]+((2/3)*([.B19]-[.B18])+[.B18])*(1/2)*[.E19])/([.C18]+(1/2)*[.E19])" office:value-type="float" office:value="0.0121815488612846" calcext:value-type="float">
            <text:p>0.012181548861285</text:p>
          </table:table-cell>
          <table:table-cell table:formula="of:=(((1/2)*([.D18]-[.C19])+[.C18]+[.E19])*([.D18]-[.C19])+((2/3)*[.E19]+[.C18])*(1/2)*[.E19])/([.D18]-[.C19]+(1/2)*[.E19])" office:value-type="float" office:value="0.0000240880523711795" calcext:value-type="float">
            <text:p>2.40880523711795E-05</text:p>
          </table:table-cell>
          <table:table-cell table:formula="of:=(((1/2)*([.B19]-[.B18])+[.B18])*([.D18]-[.C19])+((1/3)*([.B19]-[.B18])+[.B18])*(1/2)*[.E19])/([.D18]-[.C19]+(1/2)*[.E19])" office:value-type="float" office:value="0.0121861852846618" calcext:value-type="float">
            <text:p>0.012186185284662</text:p>
          </table:table-cell>
          <table:table-cell table:formula="of:=DEGREES(ATAN(([.G18]-[.I18])/([.H18]-[.F18])))" office:value-type="float" office:value="-16.0362255153485" calcext:value-type="float">
            <text:p>-16.0362255153485</text:p>
          </table:table-cell>
          <table:table-cell table:formula="of:=DEGREES(ATAN(([.C19]-[.C18])/([.B19]-[.B18])))" office:value-type="float" office:value="-0.0114933150002985" calcext:value-type="float">
            <text:p>-0.011493315000299</text:p>
          </table:table-cell>
          <table:table-cell table:formula="of:=[.J18]-[.K18]" office:value-type="float" office:value="-16.0247322003482" calcext:value-type="float">
            <text:p>-16.0247322003482</text:p>
          </table:table-cell>
          <table:table-cell table:formula="of:=ABS([.L18])" office:value-type="float" office:value="16.0247322003482" calcext:value-type="float">
            <text:p>16.0247322003482</text:p>
          </table:table-cell>
          <table:table-cell table:formula="of:=[.B18]+0.5*([.B19]-[.B18])" office:value-type="float" office:value="0.0121838982188239" calcext:value-type="float">
            <text:p>0.012183898218824</text:p>
          </table:table-cell>
          <table:table-cell table:formula="of:=[.C18]+0.5*([.C19]-[.C18])" office:value-type="float" office:value="0.0000159143705129984" calcext:value-type="float">
            <text:p>1.59143705129984E-05</text:p>
          </table:table-cell>
          <table:table-cell table:formula="of:=SQRT(([.B19]-[.N18])^2+([.C19]-[.O18])^2)*SQRT(([.F18]-[.O18])^2+([.G18]-[.N18])^2)" office:value-type="float" office:value="0.00000000620390937430671" calcext:value-type="float">
            <text:p>6.20390937430671E-09</text:p>
          </table:table-cell>
          <table:table-cell table:formula="of:=(-([.B19]-[.N18])*([.F18]-[.O18])+([.C19]-[.O18])*([.G18]-[.N18]))/[.P18]" office:value-type="float" office:value="0.959125551019807" calcext:value-type="float">
            <text:p>0.959125551019807</text:p>
          </table:table-cell>
          <table:table-cell table:formula="of:=DEGREES(ACOS([.Q18]))" office:value-type="float" office:value="16.438193686695" calcext:value-type="float">
            <text:p>16.438193686695</text:p>
          </table:table-cell>
          <table:table-cell table:style-name="ce7" table:formula="of:=(([.B19]-[.N18])*([.G18]-[.N18])+([.C19]-[.O18])*([.F18]-[.O18]))/[.U18]" office:value-type="float" office:value="-0.282980878118915" calcext:value-type="float">
            <text:p>-0.282980878118915</text:p>
          </table:table-cell>
          <table:table-cell table:style-name="ce7" table:formula="of:=DEGREES(ACOS([.S18]))" office:value-type="float" office:value="106.438193686695" calcext:value-type="float">
            <text:p>106.438193686695</text:p>
          </table:table-cell>
          <table:table-cell table:style-name="ce9" table:formula="of:=SQRT(([.B19]-[.N18])^2+([.C19]-[.O18])^2)*SQRT(([.F18]-[.O18])^2+([.G18]-[.N18])^2)" office:value-type="float" office:value="0.00000000620390937430671" calcext:value-type="float">
            <text:p>.000000006203909</text:p>
          </table:table-cell>
          <table:table-cell table:style-name="ce7" table:formula="of:=SQRT(1-[.S18]^2)" office:value-type="float" office:value="0.959125551019807" calcext:value-type="float">
            <text:p>0.959125551019807</text:p>
          </table:table-cell>
          <table:table-cell table:style-name="ce7" table:formula="of:=DEGREES(ACOS([.V18]))" office:value-type="float" office:value="16.438193686695" calcext:value-type="float">
            <text:p>16.438193686695</text:p>
          </table:table-cell>
          <table:table-cell table:formula="of:=[.M18]-[.W18]" office:value-type="float" office:value="-0.413461486346776" calcext:value-type="float">
            <text:p>-0.413461486346776</text:p>
          </table:table-cell>
          <table:table-cell table:formula="of:=[.M18]-DEGREES(ACOS([.Q18]))" office:value-type="float" office:value="-0.413461486346776" calcext:value-type="float">
            <text:p>-0.41346148634677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1293166914579" calcext:value-type="float">
            <text:p>0.01293166914579</text:p>
          </table:table-cell>
          <table:table-cell table:formula="of:=[.C18]+[.E19]" office:value-type="float" office:value="0.0000157643705129985" calcext:value-type="float">
            <text:p>1.57643705129985E-05</text:p>
          </table:table-cell>
          <table:table-cell table:formula="of:=[$Arkusz3.C12]" office:value-type="float" office:value="0.000032262193006057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19]*[.C19]+((1/3)*[.E20]+[.C19])*(1/2)*[.E20])/([.C19]+(1/2)*[.E20])" office:value-type="float" office:value="0.00000795742089258656" calcext:value-type="float">
            <text:p>7.95742089258656E-06</text:p>
          </table:table-cell>
          <table:table-cell table:formula="of:=(((1/2)*([.B20]-[.B19])+[.B19])*[.C19]+((2/3)*([.B20]-[.B19])+[.B19])*(1/2)*[.E20])/([.C19]+(1/2)*[.E20])" office:value-type="float" office:value="0.0137360267921123" calcext:value-type="float">
            <text:p>0.013736026792112</text:p>
          </table:table-cell>
          <table:table-cell table:formula="of:=(((1/2)*([.D19]-[.C20])+[.C19]+[.E20])*([.D19]-[.C20])+((2/3)*[.E20]+[.C19])*(1/2)*[.E20])/([.D19]-[.C20]+(1/2)*[.E20])" office:value-type="float" office:value="0.0000240880523711795" calcext:value-type="float">
            <text:p>2.40880523711795E-05</text:p>
          </table:table-cell>
          <table:table-cell table:formula="of:=(((1/2)*([.B20]-[.B19])+[.B19])*([.D19]-[.C20])+((1/3)*([.B20]-[.B19])+[.B19])*(1/2)*[.E20])/([.D19]-[.C20]+(1/2)*[.E20])" office:value-type="float" office:value="0.0137310551326704" calcext:value-type="float">
            <text:p>0.01373105513267</text:p>
          </table:table-cell>
          <table:table-cell table:formula="of:=DEGREES(ATAN(([.G19]-[.I19])/([.H19]-[.F19])))" office:value-type="float" office:value="17.1299429721193" calcext:value-type="float">
            <text:p>17.1299429721193</text:p>
          </table:table-cell>
          <table:table-cell table:formula="of:=DEGREES(ATAN(([.C20]-[.C19])/([.B20]-[.B19])))" office:value-type="float" office:value="0.0107183275653833" calcext:value-type="float">
            <text:p>0.010718327565383</text:p>
          </table:table-cell>
          <table:table-cell table:formula="of:=[.J19]-[.K19]" office:value-type="float" office:value="17.1192246445539" calcext:value-type="float">
            <text:p>17.1192246445539</text:p>
          </table:table-cell>
          <table:table-cell table:formula="of:=ABS([.L19])" office:value-type="float" office:value="17.1192246445539" calcext:value-type="float">
            <text:p>17.1192246445539</text:p>
          </table:table-cell>
          <table:table-cell table:formula="of:=[.B19]+0.5*([.B20]-[.B19])" office:value-type="float" office:value="0.0137335075645434" calcext:value-type="float">
            <text:p>0.013733507564544</text:p>
          </table:table-cell>
          <table:table-cell table:formula="of:=[.C19]+0.5*([.C20]-[.C19])" office:value-type="float" office:value="0.0000159143705129984" calcext:value-type="float">
            <text:p>1.59143705129984E-05</text:p>
          </table:table-cell>
          <table:table-cell table:formula="of:=SQRT(([.B20]-[.N19])^2+([.C20]-[.O19])^2)*SQRT(([.F19]-[.O19])^2+([.G19]-[.N19])^2)" office:value-type="float" office:value="0.0000000066923279632854" calcext:value-type="float">
            <text:p>6.6923279632854E-09</text:p>
          </table:table-cell>
          <table:table-cell table:formula="of:=(-([.B20]-[.N19])*([.F19]-[.O19])+([.C20]-[.O19])*([.G19]-[.N19]))/[.P19]" office:value-type="float" office:value="0.953414988158311" calcext:value-type="float">
            <text:p>0.953414988158311</text:p>
          </table:table-cell>
          <table:table-cell table:formula="of:=DEGREES(ACOS([.Q19]))" office:value-type="float" office:value="17.5574439250856" calcext:value-type="float">
            <text:p>17.5574439250856</text:p>
          </table:table-cell>
          <table:table-cell table:style-name="ce7" table:formula="of:=(([.B20]-[.N19])*([.G19]-[.N19])+([.C20]-[.O19])*([.F19]-[.O19]))/[.U19]" office:value-type="float" office:value="0.30166183112069" calcext:value-type="float">
            <text:p>0.30166183112069</text:p>
          </table:table-cell>
          <table:table-cell table:style-name="ce7" table:formula="of:=DEGREES(ACOS([.S19]))" office:value-type="float" office:value="72.4425560749144" calcext:value-type="float">
            <text:p>72.4425560749144</text:p>
          </table:table-cell>
          <table:table-cell table:style-name="ce9" table:formula="of:=SQRT(([.B20]-[.N19])^2+([.C20]-[.O19])^2)*SQRT(([.F19]-[.O19])^2+([.G19]-[.N19])^2)" office:value-type="float" office:value="0.0000000066923279632854" calcext:value-type="float">
            <text:p>.000000006692328</text:p>
          </table:table-cell>
          <table:table-cell table:style-name="ce7" table:formula="of:=SQRT(1-[.S19]^2)" office:value-type="float" office:value="0.953414988158311" calcext:value-type="float">
            <text:p>0.953414988158311</text:p>
          </table:table-cell>
          <table:table-cell table:style-name="ce7" table:formula="of:=DEGREES(ACOS([.V19]))" office:value-type="float" office:value="17.5574439250856" calcext:value-type="float">
            <text:p>17.5574439250856</text:p>
          </table:table-cell>
          <table:table-cell table:formula="of:=[.M19]-[.W19]" office:value-type="float" office:value="-0.438219280531659" calcext:value-type="float">
            <text:p>-0.438219280531659</text:p>
          </table:table-cell>
          <table:table-cell table:formula="of:=[.M19]-DEGREES(ACOS([.Q19]))" office:value-type="float" office:value="-0.438219280531659" calcext:value-type="float">
            <text:p>-0.438219280531659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145353459832969" calcext:value-type="float">
            <text:p>0.014535345983297</text:p>
          </table:table-cell>
          <table:table-cell table:formula="of:=[.C19]+[.E20]" office:value-type="float" office:value="0.0000160643705129985" calcext:value-type="float">
            <text:p>1.60643705129985E-05</text:p>
          </table:table-cell>
          <table:table-cell table:formula="of:=[$Arkusz3.C13]" office:value-type="float" office:value="0.0000322621930060572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0]*[.C20]+((1/3)*[.E21]+[.C20])*(1/2)*[.E21])/([.C20]+(1/2)*[.E21])" office:value-type="float" office:value="0.00000795742089258656" calcext:value-type="float">
            <text:p>7.95742089258656E-06</text:p>
          </table:table-cell>
          <table:table-cell table:formula="of:=(((1/2)*([.B21]-[.B20])+[.B20])*[.C20]+((2/3)*([.B21]-[.B20])+[.B20])*(1/2)*[.E21])/([.C20]+(1/2)*[.E21])" office:value-type="float" office:value="0.0153952467259498" calcext:value-type="float">
            <text:p>0.01539524672595</text:p>
          </table:table-cell>
          <table:table-cell table:formula="of:=(((1/2)*([.D20]-[.C21])+[.C20]+[.E21])*([.D20]-[.C21])+((2/3)*[.E21]+[.C20])*(1/2)*[.E21])/([.D20]-[.C21]+(1/2)*[.E21])" office:value-type="float" office:value="0.0000240880523711795" calcext:value-type="float">
            <text:p>2.40880523711795E-05</text:p>
          </table:table-cell>
          <table:table-cell table:formula="of:=(((1/2)*([.B21]-[.B20])+[.B20])*([.D20]-[.C21])+((1/3)*([.B21]-[.B20])+[.B20])*(1/2)*[.E21])/([.D20]-[.C21]+(1/2)*[.E21])" office:value-type="float" office:value="0.0154005951946135" calcext:value-type="float">
            <text:p>0.015400595194614</text:p>
          </table:table-cell>
          <table:table-cell table:formula="of:=DEGREES(ATAN(([.G20]-[.I20])/([.H20]-[.F20])))" office:value-type="float" office:value="-18.3440849664108" calcext:value-type="float">
            <text:p>-18.3440849664108</text:p>
          </table:table-cell>
          <table:table-cell table:formula="of:=DEGREES(ATAN(([.C21]-[.C20])/([.B21]-[.B20])))" office:value-type="float" office:value="-0.00996320215699345" calcext:value-type="float">
            <text:p>-0.009963202156993</text:p>
          </table:table-cell>
          <table:table-cell table:formula="of:=[.J20]-[.K20]" office:value-type="float" office:value="-18.3341217642538" calcext:value-type="float">
            <text:p>-18.3341217642538</text:p>
          </table:table-cell>
          <table:table-cell table:formula="of:=ABS([.L20])" office:value-type="float" office:value="18.3341217642538" calcext:value-type="float">
            <text:p>18.3341217642538</text:p>
          </table:table-cell>
          <table:table-cell table:formula="of:=[.B20]+0.5*([.B21]-[.B20])" office:value-type="float" office:value="0.0153979568894005" calcext:value-type="float">
            <text:p>0.015397956889401</text:p>
          </table:table-cell>
          <table:table-cell table:formula="of:=[.C20]+0.5*([.C21]-[.C20])" office:value-type="float" office:value="0.0000159143705129984" calcext:value-type="float">
            <text:p>1.59143705129984E-05</text:p>
          </table:table-cell>
          <table:table-cell table:formula="of:=SQRT(([.B21]-[.N20])^2+([.C21]-[.O20])^2)*SQRT(([.F20]-[.O20])^2+([.G20]-[.N20])^2)" office:value-type="float" office:value="0.00000000725096357492769" calcext:value-type="float">
            <text:p>7.25096357492769E-09</text:p>
          </table:table-cell>
          <table:table-cell table:formula="of:=(-([.B21]-[.N20])*([.F20]-[.O20])+([.C21]-[.O20])*([.G20]-[.N20]))/[.P20]" office:value-type="float" office:value="0.946654603277311" calcext:value-type="float">
            <text:p>0.946654603277311</text:p>
          </table:table-cell>
          <table:table-cell table:formula="of:=DEGREES(ACOS([.Q20]))" office:value-type="float" office:value="18.7990500134835" calcext:value-type="float">
            <text:p>18.7990500134835</text:p>
          </table:table-cell>
          <table:table-cell table:style-name="ce7" table:formula="of:=(([.B21]-[.N20])*([.G20]-[.N20])+([.C21]-[.O20])*([.F20]-[.O20]))/[.U20]" office:value-type="float" office:value="-0.322249999369863" calcext:value-type="float">
            <text:p>-0.322249999369863</text:p>
          </table:table-cell>
          <table:table-cell table:style-name="ce7" table:formula="of:=DEGREES(ACOS([.S20]))" office:value-type="float" office:value="108.799050013484" calcext:value-type="float">
            <text:p>108.799050013484</text:p>
          </table:table-cell>
          <table:table-cell table:style-name="ce9" table:formula="of:=SQRT(([.B21]-[.N20])^2+([.C21]-[.O20])^2)*SQRT(([.F20]-[.O20])^2+([.G20]-[.N20])^2)" office:value-type="float" office:value="0.00000000725096357492769" calcext:value-type="float">
            <text:p>.000000007250964</text:p>
          </table:table-cell>
          <table:table-cell table:style-name="ce7" table:formula="of:=SQRT(1-[.S20]^2)" office:value-type="float" office:value="0.946654603277311" calcext:value-type="float">
            <text:p>0.946654603277311</text:p>
          </table:table-cell>
          <table:table-cell table:style-name="ce7" table:formula="of:=DEGREES(ACOS([.V20]))" office:value-type="float" office:value="18.7990500134835" calcext:value-type="float">
            <text:p>18.7990500134835</text:p>
          </table:table-cell>
          <table:table-cell table:formula="of:=[.M20]-[.W20]" office:value-type="float" office:value="-0.464928249229708" calcext:value-type="float">
            <text:p>-0.464928249229708</text:p>
          </table:table-cell>
          <table:table-cell table:formula="of:=[.M20]-DEGREES(ACOS([.Q20]))" office:value-type="float" office:value="-0.46492824922969" calcext:value-type="float">
            <text:p>-0.46492824922969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16260567795504" calcext:value-type="float">
            <text:p>0.016260567795504</text:p>
          </table:table-cell>
          <table:table-cell table:formula="of:=[.C20]+[.E21]" office:value-type="float" office:value="0.0000157643705129985" calcext:value-type="float">
            <text:p>1.57643705129985E-05</text:p>
          </table:table-cell>
          <table:table-cell table:formula="of:=[$Arkusz3.C14]" office:value-type="float" office:value="0.0000322621930060573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1]*[.C21]+((1/3)*[.E22]+[.C21])*(1/2)*[.E22])/([.C21]+(1/2)*[.E22])" office:value-type="float" office:value="0.00000795742089258656" calcext:value-type="float">
            <text:p>7.95742089258656E-06</text:p>
          </table:table-cell>
          <table:table-cell table:formula="of:=(((1/2)*([.B22]-[.B21])+[.B21])*[.C21]+((2/3)*([.B22]-[.B21])+[.B21])*(1/2)*[.E22])/([.C21]+(1/2)*[.E22])" office:value-type="float" office:value="0.0171940881275765" calcext:value-type="float">
            <text:p>0.017194088127577</text:p>
          </table:table-cell>
          <table:table-cell table:formula="of:=(((1/2)*([.D21]-[.C22])+[.C21]+[.E22])*([.D21]-[.C22])+((2/3)*[.E22]+[.C21])*(1/2)*[.E22])/([.D21]-[.C22]+(1/2)*[.E22])" office:value-type="float" office:value="0.0000240880523711796" calcext:value-type="float">
            <text:p>2.40880523711796E-05</text:p>
          </table:table-cell>
          <table:table-cell table:formula="of:=(((1/2)*([.B22]-[.B21])+[.B21])*([.D21]-[.C22])+((1/3)*([.B22]-[.B21])+[.B21])*(1/2)*[.E22])/([.D21]-[.C22]+(1/2)*[.E22])" office:value-type="float" office:value="0.0171883181256446" calcext:value-type="float">
            <text:p>0.017188318125645</text:p>
          </table:table-cell>
          <table:table-cell table:formula="of:=DEGREES(ATAN(([.G21]-[.I21])/([.H21]-[.F21])))" office:value-type="float" office:value="19.6823662597076" calcext:value-type="float">
            <text:p>19.6823662597076</text:p>
          </table:table-cell>
          <table:table-cell table:formula="of:=DEGREES(ATAN(([.C22]-[.C21])/([.B22]-[.B21])))" office:value-type="float" office:value="0.0092353304611665" calcext:value-type="float">
            <text:p>0.009235330461167</text:p>
          </table:table-cell>
          <table:table-cell table:formula="of:=[.J21]-[.K21]" office:value-type="float" office:value="19.6731309292464" calcext:value-type="float">
            <text:p>19.6731309292464</text:p>
          </table:table-cell>
          <table:table-cell table:formula="of:=ABS([.L21])" office:value-type="float" office:value="19.6731309292464" calcext:value-type="float">
            <text:p>19.6731309292464</text:p>
          </table:table-cell>
          <table:table-cell table:formula="of:=[.B21]+0.5*([.B22]-[.B21])" office:value-type="float" office:value="0.0171911643657805" calcext:value-type="float">
            <text:p>0.017191164365781</text:p>
          </table:table-cell>
          <table:table-cell table:formula="of:=[.C21]+0.5*([.C22]-[.C21])" office:value-type="float" office:value="0.0000159143705129984" calcext:value-type="float">
            <text:p>1.59143705129984E-05</text:p>
          </table:table-cell>
          <table:table-cell table:formula="of:=SQRT(([.B22]-[.N21])^2+([.C22]-[.O21])^2)*SQRT(([.F21]-[.O21])^2+([.G21]-[.N21])^2)" office:value-type="float" office:value="0.00000000788877158952198" calcext:value-type="float">
            <text:p>7.88877158952198E-09</text:p>
          </table:table-cell>
          <table:table-cell table:formula="of:=(-([.B22]-[.N21])*([.F21]-[.O21])+([.C22]-[.O21])*([.G21]-[.N21]))/[.P21]" office:value-type="float" office:value="0.938694764685961" calcext:value-type="float">
            <text:p>0.938694764685961</text:p>
          </table:table-cell>
          <table:table-cell table:formula="of:=DEGREES(ACOS([.Q21]))" office:value-type="float" office:value="20.1664980767546" calcext:value-type="float">
            <text:p>20.1664980767546</text:p>
          </table:table-cell>
          <table:table-cell table:style-name="ce7" table:formula="of:=(([.B22]-[.N21])*([.G21]-[.N21])+([.C22]-[.O21])*([.F21]-[.O21]))/[.U21]" office:value-type="float" office:value="0.344749385425366" calcext:value-type="float">
            <text:p>0.344749385425366</text:p>
          </table:table-cell>
          <table:table-cell table:style-name="ce7" table:formula="of:=DEGREES(ACOS([.S21]))" office:value-type="float" office:value="69.8335019232455" calcext:value-type="float">
            <text:p>69.8335019232455</text:p>
          </table:table-cell>
          <table:table-cell table:style-name="ce9" table:formula="of:=SQRT(([.B22]-[.N21])^2+([.C22]-[.O21])^2)*SQRT(([.F21]-[.O21])^2+([.G21]-[.N21])^2)" office:value-type="float" office:value="0.00000000788877158952198" calcext:value-type="float">
            <text:p>.000000007888772</text:p>
          </table:table-cell>
          <table:table-cell table:style-name="ce7" table:formula="of:=SQRT(1-[.S21]^2)" office:value-type="float" office:value="0.938694764685961" calcext:value-type="float">
            <text:p>0.938694764685961</text:p>
          </table:table-cell>
          <table:table-cell table:style-name="ce7" table:formula="of:=DEGREES(ACOS([.V21]))" office:value-type="float" office:value="20.1664980767545" calcext:value-type="float">
            <text:p>20.1664980767545</text:p>
          </table:table-cell>
          <table:table-cell table:formula="of:=[.M21]-[.W21]" office:value-type="float" office:value="-0.49336714750811" calcext:value-type="float">
            <text:p>-0.49336714750811</text:p>
          </table:table-cell>
          <table:table-cell table:formula="of:=[.M21]-DEGREES(ACOS([.Q21]))" office:value-type="float" office:value="-0.493367147508131" calcext:value-type="float">
            <text:p>-0.49336714750813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8121760936057" calcext:value-type="float">
            <text:p>0.018121760936057</text:p>
          </table:table-cell>
          <table:table-cell table:formula="of:=[.C21]+[.E22]" office:value-type="float" office:value="0.0000160643705129985" calcext:value-type="float">
            <text:p>1.60643705129985E-05</text:p>
          </table:table-cell>
          <table:table-cell table:formula="of:=[$Arkusz3.C15]" office:value-type="float" office:value="0.000032262193006057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2]*[.C22]+((1/3)*[.E23]+[.C22])*(1/2)*[.E23])/([.C22]+(1/2)*[.E23])" office:value-type="float" office:value="0.00000795742089258656" calcext:value-type="float">
            <text:p>7.95742089258656E-06</text:p>
          </table:table-cell>
          <table:table-cell table:formula="of:=(((1/2)*([.B23]-[.B22])+[.B22])*[.C22]+((2/3)*([.B23]-[.B22])+[.B22])*(1/2)*[.E23])/([.C22]+(1/2)*[.E23])" office:value-type="float" office:value="0.0191249630366579" calcext:value-type="float">
            <text:p>0.019124963036658</text:p>
          </table:table-cell>
          <table:table-cell table:formula="of:=(((1/2)*([.D22]-[.C23])+[.C22]+[.E23])*([.D22]-[.C23])+((2/3)*[.E23]+[.C22])*(1/2)*[.E23])/([.D22]-[.C23]+(1/2)*[.E23])" office:value-type="float" office:value="0.0000240880523711796" calcext:value-type="float">
            <text:p>2.40880523711796E-05</text:p>
          </table:table-cell>
          <table:table-cell table:formula="of:=(((1/2)*([.B23]-[.B22])+[.B22])*([.D22]-[.C23])+((1/3)*([.B23]-[.B22])+[.B22])*(1/2)*[.E23])/([.D22]-[.C23]+(1/2)*[.E23])" office:value-type="float" office:value="0.0191312028207775" calcext:value-type="float">
            <text:p>0.019131202820778</text:p>
          </table:table-cell>
          <table:table-cell table:formula="of:=DEGREES(ATAN(([.G22]-[.I22])/([.H22]-[.F22])))" office:value-type="float" office:value="-21.1478788025968" calcext:value-type="float">
            <text:p>-21.1478788025968</text:p>
          </table:table-cell>
          <table:table-cell table:formula="of:=DEGREES(ATAN(([.C23]-[.C22])/([.B23]-[.B22])))" office:value-type="float" office:value="-0.00854001895707354" calcext:value-type="float">
            <text:p>-0.008540018957074</text:p>
          </table:table-cell>
          <table:table-cell table:formula="of:=[.J22]-[.K22]" office:value-type="float" office:value="-21.1393387836397" calcext:value-type="float">
            <text:p>-21.1393387836397</text:p>
          </table:table-cell>
          <table:table-cell table:formula="of:=ABS([.L22])" office:value-type="float" office:value="21.1393387836397" calcext:value-type="float">
            <text:p>21.1393387836397</text:p>
          </table:table-cell>
          <table:table-cell table:formula="of:=[.B22]+0.5*([.B23]-[.B22])" office:value-type="float" office:value="0.0191281248453782" calcext:value-type="float">
            <text:p>0.019128124845378</text:p>
          </table:table-cell>
          <table:table-cell table:formula="of:=[.C22]+0.5*([.C23]-[.C22])" office:value-type="float" office:value="0.0000159143705129984" calcext:value-type="float">
            <text:p>1.59143705129984E-05</text:p>
          </table:table-cell>
          <table:table-cell table:formula="of:=SQRT(([.B23]-[.N22])^2+([.C23]-[.O22])^2)*SQRT(([.F22]-[.O22])^2+([.G22]-[.N22])^2)" office:value-type="float" office:value="0.0000000086166193909742" calcext:value-type="float">
            <text:p>8.6166193909742E-09</text:p>
          </table:table-cell>
          <table:table-cell table:formula="of:=(-([.B23]-[.N22])*([.F22]-[.O22])+([.C23]-[.O22])*([.G22]-[.N22]))/[.P22]" office:value-type="float" office:value="0.929373903408747" calcext:value-type="float">
            <text:p>0.929373903408747</text:p>
          </table:table-cell>
          <table:table-cell table:formula="of:=DEGREES(ACOS([.Q22]))" office:value-type="float" office:value="21.6625726077261" calcext:value-type="float">
            <text:p>21.6625726077261</text:p>
          </table:table-cell>
          <table:table-cell table:style-name="ce7" table:number-columns-repeated="2"/>
          <table:table-cell table:style-name="ce8"/>
          <table:table-cell table:style-name="ce7" table:number-columns-repeated="2"/>
          <table:table-cell/>
          <table:table-cell table:formula="of:=[.M22]-DEGREES(ACOS([.Q22]))" office:value-type="float" office:value="-0.523233824086397" calcext:value-type="float">
            <text:p>-0.523233824086397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201344887546993" calcext:value-type="float">
            <text:p>0.020134488754699</text:p>
          </table:table-cell>
          <table:table-cell table:formula="of:=[.C22]+[.E23]" office:value-type="float" office:value="0.0000157643705129985" calcext:value-type="float">
            <text:p>1.57643705129985E-05</text:p>
          </table:table-cell>
          <table:table-cell table:formula="of:=[$Arkusz3.C16]" office:value-type="float" office:value="0.0000322621930060573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3]*[.C23]+((1/3)*[.E24]+[.C23])*(1/2)*[.E24])/([.C23]+(1/2)*[.E24])" office:value-type="float" office:value="0.00000795742089258656" calcext:value-type="float">
            <text:p>7.95742089258656E-06</text:p>
          </table:table-cell>
          <table:table-cell table:formula="of:=(((1/2)*([.B24]-[.B23])+[.B23])*[.C23]+((2/3)*([.B24]-[.B23])+[.B23])*(1/2)*[.E24])/([.C23]+(1/2)*[.E24])" office:value-type="float" office:value="0.02122846154135" calcext:value-type="float">
            <text:p>0.02122846154135</text:p>
          </table:table-cell>
          <table:table-cell table:formula="of:=(((1/2)*([.D23]-[.C24])+[.C23]+[.E24])*([.D23]-[.C24])+((2/3)*[.E24]+[.C23])*(1/2)*[.E24])/([.D23]-[.C24]+(1/2)*[.E24])" office:value-type="float" office:value="0.0000240880523711796" calcext:value-type="float">
            <text:p>2.40880523711796E-05</text:p>
          </table:table-cell>
          <table:table-cell table:formula="of:=(((1/2)*([.B24]-[.B23])+[.B23])*([.D23]-[.C24])+((1/3)*([.B24]-[.B23])+[.B23])*(1/2)*[.E24])/([.D23]-[.C24]+(1/2)*[.E24])" office:value-type="float" office:value="0.0212216997977912" calcext:value-type="float">
            <text:p>0.021221699797791</text:p>
          </table:table-cell>
          <table:table-cell table:formula="of:=DEGREES(ATAN(([.G23]-[.I23])/([.H23]-[.F23])))" office:value-type="float" office:value="22.7427750820445" calcext:value-type="float">
            <text:p>22.7427750820445</text:p>
          </table:table-cell>
          <table:table-cell table:formula="of:=DEGREES(ATAN(([.C24]-[.C23])/([.B24]-[.B23])))" office:value-type="float" office:value="0.00788078906935027" calcext:value-type="float">
            <text:p>0.00788078906935</text:p>
          </table:table-cell>
          <table:table-cell table:formula="of:=[.J23]-[.K23]" office:value-type="float" office:value="22.7348942929752" calcext:value-type="float">
            <text:p>22.7348942929752</text:p>
          </table:table-cell>
          <table:table-cell table:formula="of:=ABS([.L23])" office:value-type="float" office:value="22.7348942929752" calcext:value-type="float">
            <text:p>22.7348942929752</text:p>
          </table:table-cell>
          <table:table-cell table:formula="of:=[.B23]+0.5*([.B24]-[.B23])" office:value-type="float" office:value="0.0212250352465714" calcext:value-type="float">
            <text:p>0.021225035246571</text:p>
          </table:table-cell>
          <table:table-cell table:formula="of:=[.C23]+0.5*([.C24]-[.C23])" office:value-type="float" office:value="0.0000159143705129984" calcext:value-type="float">
            <text:p>1.59143705129984E-05</text:p>
          </table:table-cell>
          <table:table-cell table:formula="of:=SQRT(([.B24]-[.N23])^2+([.C24]-[.O23])^2)*SQRT(([.F23]-[.O23])^2+([.G23]-[.N23])^2)" office:value-type="float" office:value="0.00000000944771743143337" calcext:value-type="float">
            <text:p>9.44771743143337E-09</text:p>
          </table:table-cell>
          <table:table-cell table:formula="of:=(-([.B24]-[.N23])*([.F23]-[.O23])+([.C24]-[.O23])*([.G23]-[.N23]))/[.P23]" office:value-type="float" office:value="0.918522119415614" calcext:value-type="float">
            <text:p>0.918522119415614</text:p>
          </table:table-cell>
          <table:table-cell table:formula="of:=DEGREES(ACOS([.Q23]))" office:value-type="float" office:value="23.2890267061335" calcext:value-type="float">
            <text:p>23.2890267061335</text:p>
          </table:table-cell>
          <table:table-cell table:number-columns-repeated="6"/>
          <table:table-cell table:formula="of:=[.M23]-DEGREES(ACOS([.Q23]))" office:value-type="float" office:value="-0.554132413158367" calcext:value-type="float">
            <text:p>-0.554132413158367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223155817384435" calcext:value-type="float">
            <text:p>0.022315581738444</text:p>
          </table:table-cell>
          <table:table-cell table:formula="of:=[.C23]+[.E24]" office:value-type="float" office:value="0.0000160643705129985" calcext:value-type="float">
            <text:p>1.60643705129985E-05</text:p>
          </table:table-cell>
          <table:table-cell table:formula="of:=[$Arkusz3.C17]" office:value-type="float" office:value="0.000032262193006057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4]*[.C24]+((1/3)*[.E25]+[.C24])*(1/2)*[.E25])/([.C24]+(1/2)*[.E25])" office:value-type="float" office:value="0.00000795742089258656" calcext:value-type="float">
            <text:p>7.95742089258656E-06</text:p>
          </table:table-cell>
          <table:table-cell table:formula="of:=(((1/2)*([.B25]-[.B24])+[.B24])*[.C24]+((2/3)*([.B25]-[.B24])+[.B24])*(1/2)*[.E25])/([.C24]+(1/2)*[.E25])" office:value-type="float" office:value="0.023495710561901" calcext:value-type="float">
            <text:p>0.023495710561901</text:p>
          </table:table-cell>
          <table:table-cell table:formula="of:=(((1/2)*([.D24]-[.C25])+[.C24]+[.E25])*([.D24]-[.C25])+((2/3)*[.E25]+[.C24])*(1/2)*[.E25])/([.D24]-[.C25]+(1/2)*[.E25])" office:value-type="float" office:value="0.0000240880523711796" calcext:value-type="float">
            <text:p>2.40880523711796E-05</text:p>
          </table:table-cell>
          <table:table-cell table:formula="of:=(((1/2)*([.B25]-[.B24])+[.B24])*([.D24]-[.C25])+((1/3)*([.B25]-[.B24])+[.B24])*(1/2)*[.E25])/([.D24]-[.C25]+(1/2)*[.E25])" office:value-type="float" office:value="0.0235030508067901" calcext:value-type="float">
            <text:p>0.02350305080679</text:p>
          </table:table-cell>
          <table:table-cell table:formula="of:=DEGREES(ATAN(([.G24]-[.I24])/([.H24]-[.F24])))" office:value-type="float" office:value="-24.4679115406989" calcext:value-type="float">
            <text:p>-24.4679115406989</text:p>
          </table:table-cell>
          <table:table-cell table:formula="of:=DEGREES(ATAN(([.C25]-[.C24])/([.B25]-[.B24])))" office:value-type="float" office:value="-0.00725968623442712" calcext:value-type="float">
            <text:p>-0.007259686234427</text:p>
          </table:table-cell>
          <table:table-cell table:formula="of:=[.J24]-[.K24]" office:value-type="float" office:value="-24.4606518544645" calcext:value-type="float">
            <text:p>-24.4606518544645</text:p>
          </table:table-cell>
          <table:table-cell table:formula="of:=ABS([.L24])" office:value-type="float" office:value="24.4606518544645" calcext:value-type="float">
            <text:p>24.4606518544645</text:p>
          </table:table-cell>
          <table:table-cell table:formula="of:=[.B24]+0.5*([.B25]-[.B24])" office:value-type="float" office:value="0.0234994299935118" calcext:value-type="float">
            <text:p>0.023499429993512</text:p>
          </table:table-cell>
          <table:table-cell table:formula="of:=[.C24]+0.5*([.C25]-[.C24])" office:value-type="float" office:value="0.0000159143705129984" calcext:value-type="float">
            <text:p>1.59143705129984E-05</text:p>
          </table:table-cell>
          <table:table-cell table:formula="of:=SQRT(([.B25]-[.N24])^2+([.C25]-[.O24])^2)*SQRT(([.F24]-[.O24])^2+([.G24]-[.N24])^2)" office:value-type="float" office:value="0.0000000103981524110681" calcext:value-type="float">
            <text:p>1.03981524110681E-08</text:p>
          </table:table-cell>
          <table:table-cell table:formula="of:=(-([.B25]-[.N24])*([.F24]-[.O24])+([.C25]-[.O24])*([.G24]-[.N24]))/[.P24]" office:value-type="float" office:value="0.905966605038962" calcext:value-type="float">
            <text:p>0.905966605038962</text:p>
          </table:table-cell>
          <table:table-cell table:formula="of:=DEGREES(ACOS([.Q24]))" office:value-type="float" office:value="25.0462152252456" calcext:value-type="float">
            <text:p>25.0462152252456</text:p>
          </table:table-cell>
          <table:table-cell table:number-columns-repeated="6"/>
          <table:table-cell table:formula="of:=[.M24]-DEGREES(ACOS([.Q24]))" office:value-type="float" office:value="-0.585563370781102" calcext:value-type="float">
            <text:p>-0.585563370781102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246832782485802" calcext:value-type="float">
            <text:p>0.02468327824858</text:p>
          </table:table-cell>
          <table:table-cell table:formula="of:=[.C24]+[.E25]" office:value-type="float" office:value="0.0000157643705129985" calcext:value-type="float">
            <text:p>1.57643705129985E-05</text:p>
          </table:table-cell>
          <table:table-cell table:formula="of:=[$Arkusz3.C18]" office:value-type="float" office:value="0.0000322621930060574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5]*[.C25]+((1/3)*[.E26]+[.C25])*(1/2)*[.E26])/([.C25]+(1/2)*[.E26])" office:value-type="float" office:value="0.00000795742089258656" calcext:value-type="float">
            <text:p>7.95742089258656E-06</text:p>
          </table:table-cell>
          <table:table-cell table:formula="of:=(((1/2)*([.B26]-[.B25])+[.B25])*[.C25]+((2/3)*([.B26]-[.B25])+[.B25])*(1/2)*[.E26])/([.C25]+(1/2)*[.E26])" office:value-type="float" office:value="0.0259743713099116" calcext:value-type="float">
            <text:p>0.025974371309912</text:p>
          </table:table-cell>
          <table:table-cell table:formula="of:=(((1/2)*([.D25]-[.C26])+[.C25]+[.E26])*([.D25]-[.C26])+((2/3)*[.E26]+[.C25])*(1/2)*[.E26])/([.D25]-[.C26]+(1/2)*[.E26])" office:value-type="float" office:value="0.0000240880523711796" calcext:value-type="float">
            <text:p>2.40880523711796E-05</text:p>
          </table:table-cell>
          <table:table-cell table:formula="of:=(((1/2)*([.B26]-[.B25])+[.B25])*([.D25]-[.C26])+((1/3)*([.B26]-[.B25])+[.B25])*(1/2)*[.E26])/([.D25]-[.C26]+(1/2)*[.E26])" office:value-type="float" office:value="0.0259663911843565" calcext:value-type="float">
            <text:p>0.025966391184357</text:p>
          </table:table-cell>
          <table:table-cell table:formula="of:=DEGREES(ATAN(([.G25]-[.I25])/([.H25]-[.F25])))" office:value-type="float" office:value="26.3224646746562" calcext:value-type="float">
            <text:p>26.3224646746562</text:p>
          </table:table-cell>
          <table:table-cell table:formula="of:=DEGREES(ATAN(([.C26]-[.C25])/([.B26]-[.B25])))" office:value-type="float" office:value="0.00667757348618028" calcext:value-type="float">
            <text:p>0.00667757348618</text:p>
          </table:table-cell>
          <table:table-cell table:formula="of:=[.J25]-[.K25]" office:value-type="float" office:value="26.31578710117" calcext:value-type="float">
            <text:p>26.31578710117</text:p>
          </table:table-cell>
          <table:table-cell table:formula="of:=ABS([.L25])" office:value-type="float" office:value="26.31578710117" calcext:value-type="float">
            <text:p>26.31578710117</text:p>
          </table:table-cell>
          <table:table-cell table:formula="of:=[.B25]+0.5*([.B26]-[.B25])" office:value-type="float" office:value="0.025970327639476" calcext:value-type="float">
            <text:p>0.025970327639476</text:p>
          </table:table-cell>
          <table:table-cell table:formula="of:=[.C25]+0.5*([.C26]-[.C25])" office:value-type="float" office:value="0.0000159143705129984" calcext:value-type="float">
            <text:p>1.59143705129984E-05</text:p>
          </table:table-cell>
          <table:table-cell table:formula="of:=SQRT(([.B26]-[.N25])^2+([.C26]-[.O25])^2)*SQRT(([.F25]-[.O25])^2+([.G25]-[.N25])^2)" office:value-type="float" office:value="0.0000000114875426607663" calcext:value-type="float">
            <text:p>1.14875426607663E-08</text:p>
          </table:table-cell>
          <table:table-cell table:formula="of:=(-([.B26]-[.N25])*([.F25]-[.O25])+([.C26]-[.O25])*([.G25]-[.N25]))/[.P25]" office:value-type="float" office:value="0.891539123322121" calcext:value-type="float">
            <text:p>0.891539123322121</text:p>
          </table:table-cell>
          <table:table-cell table:formula="of:=DEGREES(ACOS([.Q25]))" office:value-type="float" office:value="26.9327058585336" calcext:value-type="float">
            <text:p>26.9327058585336</text:p>
          </table:table-cell>
          <table:table-cell table:number-columns-repeated="6"/>
          <table:table-cell table:formula="of:=[.M25]-DEGREES(ACOS([.Q25]))" office:value-type="float" office:value="-0.616918757363525" calcext:value-type="float">
            <text:p>-0.616918757363525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272573770303718" calcext:value-type="float">
            <text:p>0.027257377030372</text:p>
          </table:table-cell>
          <table:table-cell table:formula="of:=[.C25]+[.E26]" office:value-type="float" office:value="0.0000160643705129985" calcext:value-type="float">
            <text:p>1.60643705129985E-05</text:p>
          </table:table-cell>
          <table:table-cell table:formula="of:=[$Arkusz3.C19]" office:value-type="float" office:value="0.0000322621930060574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6]*[.C26]+((1/3)*[.E27]+[.C26])*(1/2)*[.E27])/([.C26]+(1/2)*[.E27])" office:value-type="float" office:value="0.00000795742089258656" calcext:value-type="float">
            <text:p>7.95742089258656E-06</text:p>
          </table:table-cell>
          <table:table-cell table:formula="of:=(((1/2)*([.B27]-[.B26])+[.B26])*[.C26]+((2/3)*([.B27]-[.B26])+[.B26])*(1/2)*[.E27])/([.C26]+(1/2)*[.E27])" office:value-type="float" office:value="0.0286539881779992" calcext:value-type="float">
            <text:p>0.028653988177999</text:p>
          </table:table-cell>
          <table:table-cell table:formula="of:=(((1/2)*([.D26]-[.C27])+[.C26]+[.E27])*([.D26]-[.C27])+((2/3)*[.E27]+[.C26])*(1/2)*[.E27])/([.D26]-[.C27]+(1/2)*[.E27])" office:value-type="float" office:value="0.0000240880523711796" calcext:value-type="float">
            <text:p>2.40880523711796E-05</text:p>
          </table:table-cell>
          <table:table-cell table:formula="of:=(((1/2)*([.B27]-[.B26])+[.B26])*([.D26]-[.C27])+((1/3)*([.B27]-[.B26])+[.B26])*(1/2)*[.E27])/([.D26]-[.C27]+(1/2)*[.E27])" office:value-type="float" office:value="0.028662674914256" calcext:value-type="float">
            <text:p>0.028662674914256</text:p>
          </table:table-cell>
          <table:table-cell table:formula="of:=DEGREES(ATAN(([.G26]-[.I26])/([.H26]-[.F26])))" office:value-type="float" office:value="-28.3035412788706" calcext:value-type="float">
            <text:p>-28.3035412788706</text:p>
          </table:table-cell>
          <table:table-cell table:formula="of:=DEGREES(ATAN(([.C27]-[.C26])/([.B27]-[.B26])))" office:value-type="float" office:value="-0.00613439539142381" calcext:value-type="float">
            <text:p>-0.006134395391424</text:p>
          </table:table-cell>
          <table:table-cell table:formula="of:=[.J26]-[.K26]" office:value-type="float" office:value="-28.2974068834792" calcext:value-type="float">
            <text:p>-28.2974068834792</text:p>
          </table:table-cell>
          <table:table-cell table:formula="of:=ABS([.L26])" office:value-type="float" office:value="28.2974068834792" calcext:value-type="float">
            <text:p>28.2974068834792</text:p>
          </table:table-cell>
          <table:table-cell table:formula="of:=[.B26]+0.5*([.B27]-[.B26])" office:value-type="float" office:value="0.0286583899005462" calcext:value-type="float">
            <text:p>0.028658389900546</text:p>
          </table:table-cell>
          <table:table-cell table:formula="of:=[.C26]+0.5*([.C27]-[.C26])" office:value-type="float" office:value="0.0000159143705129984" calcext:value-type="float">
            <text:p>1.59143705129984E-05</text:p>
          </table:table-cell>
          <table:table-cell table:formula="of:=SQRT(([.B27]-[.N26])^2+([.C27]-[.O26])^2)*SQRT(([.F26]-[.O26])^2+([.G26]-[.N26])^2)" office:value-type="float" office:value="0.000000012739838398012" calcext:value-type="float">
            <text:p>1.2739838398012E-08</text:p>
          </table:table-cell>
          <table:table-cell table:formula="of:=(-([.B27]-[.N26])*([.F26]-[.O26])+([.C27]-[.O26])*([.G26]-[.N26]))/[.P26]" office:value-type="float" office:value="0.875085596505533" calcext:value-type="float">
            <text:p>0.875085596505533</text:p>
          </table:table-cell>
          <table:table-cell table:formula="of:=DEGREES(ACOS([.Q26]))" office:value-type="float" office:value="28.944892435916" calcext:value-type="float">
            <text:p>28.944892435916</text:p>
          </table:table-cell>
          <table:table-cell table:number-columns-repeated="6"/>
          <table:table-cell table:formula="of:=[.M26]-DEGREES(ACOS([.Q26]))" office:value-type="float" office:value="-0.64748555243682" calcext:value-type="float">
            <text:p>-0.64748555243682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300594027707206" calcext:value-type="float">
            <text:p>0.030059402770721</text:p>
          </table:table-cell>
          <table:table-cell table:formula="of:=[.C26]+[.E27]" office:value-type="float" office:value="0.0000157643705129985" calcext:value-type="float">
            <text:p>1.57643705129985E-05</text:p>
          </table:table-cell>
          <table:table-cell table:formula="of:=[$Arkusz3.C20]" office:value-type="float" office:value="0.0000322621930060574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7]*[.C27]+((1/3)*[.E28]+[.C27])*(1/2)*[.E28])/([.C27]+(1/2)*[.E28])" office:value-type="float" office:value="0.00000795742089258656" calcext:value-type="float">
            <text:p>7.95742089258656E-06</text:p>
          </table:table-cell>
          <table:table-cell table:formula="of:=(((1/2)*([.B28]-[.B27])+[.B27])*[.C27]+((2/3)*([.B28]-[.B27])+[.B27])*(1/2)*[.E28])/([.C27]+(1/2)*[.E28])" office:value-type="float" office:value="0.0315908910114526" calcext:value-type="float">
            <text:p>0.031590891011453</text:p>
          </table:table-cell>
          <table:table-cell table:formula="of:=(((1/2)*([.D27]-[.C28])+[.C27]+[.E28])*([.D27]-[.C28])+((2/3)*[.E28]+[.C27])*(1/2)*[.E28])/([.D27]-[.C28]+(1/2)*[.E28])" office:value-type="float" office:value="0.0000240880523711796" calcext:value-type="float">
            <text:p>2.40880523711796E-05</text:p>
          </table:table-cell>
          <table:table-cell table:formula="of:=(((1/2)*([.B28]-[.B27])+[.B27])*([.D27]-[.C28])+((1/3)*([.B28]-[.B27])+[.B27])*(1/2)*[.E28])/([.D27]-[.C28]+(1/2)*[.E28])" office:value-type="float" office:value="0.0315814250257594" calcext:value-type="float">
            <text:p>0.031581425025759</text:p>
          </table:table-cell>
          <table:table-cell table:formula="of:=DEGREES(ATAN(([.G27]-[.I27])/([.H27]-[.F27])))" office:value-type="float" office:value="30.4058140933969" calcext:value-type="float">
            <text:p>30.4058140933969</text:p>
          </table:table-cell>
          <table:table-cell table:formula="of:=DEGREES(ATAN(([.C28]-[.C27])/([.B28]-[.B27])))" office:value-type="float" office:value="0.00562940581359607" calcext:value-type="float">
            <text:p>0.005629405813596</text:p>
          </table:table-cell>
          <table:table-cell table:formula="of:=[.J27]-[.K27]" office:value-type="float" office:value="30.4001846875833" calcext:value-type="float">
            <text:p>30.4001846875833</text:p>
          </table:table-cell>
          <table:table-cell table:formula="of:=ABS([.L27])" office:value-type="float" office:value="30.4001846875833" calcext:value-type="float">
            <text:p>30.4001846875833</text:p>
          </table:table-cell>
          <table:table-cell table:formula="of:=[.B27]+0.5*([.B28]-[.B27])" office:value-type="float" office:value="0.0315860944294655" calcext:value-type="float">
            <text:p>0.031586094429466</text:p>
          </table:table-cell>
          <table:table-cell table:formula="of:=[.C27]+0.5*([.C28]-[.C27])" office:value-type="float" office:value="0.0000159143705129984" calcext:value-type="float">
            <text:p>1.59143705129984E-05</text:p>
          </table:table-cell>
          <table:table-cell table:formula="of:=SQRT(([.B28]-[.N27])^2+([.C28]-[.O27])^2)*SQRT(([.F27]-[.O27])^2+([.G27]-[.N27])^2)" office:value-type="float" office:value="0.0000000141842922111998" calcext:value-type="float">
            <text:p>1.41842922111998E-08</text:p>
          </table:table-cell>
          <table:table-cell table:formula="of:=(-([.B28]-[.N27])*([.F27]-[.O27])+([.C28]-[.O27])*([.G27]-[.N27]))/[.P27]" office:value-type="float" office:value="0.856477568351444" calcext:value-type="float">
            <text:p>0.856477568351444</text:p>
          </table:table-cell>
          <table:table-cell table:formula="of:=DEGREES(ACOS([.Q27]))" office:value-type="float" office:value="31.0766444752529" calcext:value-type="float">
            <text:p>31.0766444752529</text:p>
          </table:table-cell>
          <table:table-cell table:number-columns-repeated="6"/>
          <table:table-cell table:formula="of:=[.M27]-DEGREES(ACOS([.Q27]))" office:value-type="float" office:value="-0.676459787669575" calcext:value-type="float">
            <text:p>-0.67645978766957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0331127860882105" calcext:value-type="float">
            <text:p>0.033112786088211</text:p>
          </table:table-cell>
          <table:table-cell table:formula="of:=[.C27]+[.E28]" office:value-type="float" office:value="0.0000160643705129985" calcext:value-type="float">
            <text:p>1.60643705129985E-05</text:p>
          </table:table-cell>
          <table:table-cell table:formula="of:=[$Arkusz3.C21]" office:value-type="float" office:value="0.0000322621930060575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28]*[.C28]+((1/3)*[.E29]+[.C28])*(1/2)*[.E29])/([.C28]+(1/2)*[.E29])" office:value-type="float" office:value="0.00000795742089258656" calcext:value-type="float">
            <text:p>7.95742089258656E-06</text:p>
          </table:table-cell>
          <table:table-cell table:formula="of:=(((1/2)*([.B29]-[.B28])+[.B28])*[.C28]+((2/3)*([.B29]-[.B28])+[.B28])*(1/2)*[.E29])/([.C28]+(1/2)*[.E29])" office:value-type="float" office:value="0.0347726912238254" calcext:value-type="float">
            <text:p>0.034772691223825</text:p>
          </table:table-cell>
          <table:table-cell table:formula="of:=(((1/2)*([.D28]-[.C29])+[.C28]+[.E29])*([.D28]-[.C29])+((2/3)*[.E29]+[.C28])*(1/2)*[.E29])/([.D28]-[.C29]+(1/2)*[.E29])" office:value-type="float" office:value="0.0000240880523711797" calcext:value-type="float">
            <text:p>2.40880523711797E-05</text:p>
          </table:table-cell>
          <table:table-cell table:formula="of:=(((1/2)*([.B29]-[.B28])+[.B28])*([.D28]-[.C29])+((1/3)*([.B29]-[.B28])+[.B28])*(1/2)*[.E29])/([.D28]-[.C29]+(1/2)*[.E29])" office:value-type="float" office:value="0.0347830156137954" calcext:value-type="float">
            <text:p>0.034783015613795</text:p>
          </table:table-cell>
          <table:table-cell table:formula="of:=DEGREES(ATAN(([.G28]-[.I28])/([.H28]-[.F28])))" office:value-type="float" office:value="-32.6212231882538" calcext:value-type="float">
            <text:p>-32.6212231882538</text:p>
          </table:table-cell>
          <table:table-cell table:formula="of:=DEGREES(ATAN(([.C29]-[.C28])/([.B29]-[.B28])))" office:value-type="float" office:value="-0.00516135820858477" calcext:value-type="float">
            <text:p>-0.005161358208585</text:p>
          </table:table-cell>
          <table:table-cell table:formula="of:=[.J28]-[.K28]" office:value-type="float" office:value="-32.6160618300453" calcext:value-type="float">
            <text:p>-32.6160618300453</text:p>
          </table:table-cell>
          <table:table-cell table:formula="of:=ABS([.L28])" office:value-type="float" office:value="32.6160618300453" calcext:value-type="float">
            <text:p>32.6160618300453</text:p>
          </table:table-cell>
          <table:table-cell table:formula="of:=[.B28]+0.5*([.B29]-[.B28])" office:value-type="float" office:value="0.0347779227744068" calcext:value-type="float">
            <text:p>0.034777922774407</text:p>
          </table:table-cell>
          <table:table-cell table:formula="of:=[.C28]+0.5*([.C29]-[.C28])" office:value-type="float" office:value="0.0000159143705129984" calcext:value-type="float">
            <text:p>1.59143705129984E-05</text:p>
          </table:table-cell>
          <table:table-cell table:formula="of:=SQRT(([.B29]-[.N28])^2+([.C29]-[.O28])^2)*SQRT(([.F28]-[.O28])^2+([.G28]-[.N28])^2)" office:value-type="float" office:value="0.0000000158566280886857" calcext:value-type="float">
            <text:p>1.58566280886857E-08</text:p>
          </table:table-cell>
          <table:table-cell table:formula="of:=(-([.B29]-[.N28])*([.F28]-[.O28])+([.C29]-[.O28])*([.G28]-[.N28]))/[.P28]" office:value-type="float" office:value="0.835624912285438" calcext:value-type="float">
            <text:p>0.835624912285438</text:p>
          </table:table-cell>
          <table:table-cell table:formula="of:=DEGREES(ACOS([.Q28]))" office:value-type="float" office:value="33.3190354924522" calcext:value-type="float">
            <text:p>33.3190354924522</text:p>
          </table:table-cell>
          <table:table-cell table:number-columns-repeated="6"/>
          <table:table-cell table:formula="of:=[.M28]-DEGREES(ACOS([.Q28]))" office:value-type="float" office:value="-0.702973662406947" calcext:value-type="float">
            <text:p>-0.70297366240694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364430594606031" calcext:value-type="float">
            <text:p>0.036443059460603</text:p>
          </table:table-cell>
          <table:table-cell table:formula="of:=[.C28]+[.E29]" office:value-type="float" office:value="0.0000157643705129985" calcext:value-type="float">
            <text:p>1.57643705129985E-05</text:p>
          </table:table-cell>
          <table:table-cell table:formula="of:=[$Arkusz3.C22]" office:value-type="float" office:value="0.000032262193006057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29]*[.C29]+((1/3)*[.E30]+[.C29])*(1/2)*[.E30])/([.C29]+(1/2)*[.E30])" office:value-type="float" office:value="0.00000795742089258656" calcext:value-type="float">
            <text:p>7.95742089258656E-06</text:p>
          </table:table-cell>
          <table:table-cell table:formula="of:=(((1/2)*([.B30]-[.B29])+[.B29])*[.C29]+((2/3)*([.B30]-[.B29])+[.B29])*(1/2)*[.E30])/([.C29]+(1/2)*[.E30])" office:value-type="float" office:value="0.0382662753599212" calcext:value-type="float">
            <text:p>0.038266275359921</text:p>
          </table:table-cell>
          <table:table-cell table:formula="of:=(((1/2)*([.D29]-[.C30])+[.C29]+[.E30])*([.D29]-[.C30])+((2/3)*[.E30]+[.C29])*(1/2)*[.E30])/([.D29]-[.C30]+(1/2)*[.E30])" office:value-type="float" office:value="0.0000240880523711797" calcext:value-type="float">
            <text:p>2.40880523711797E-05</text:p>
          </table:table-cell>
          <table:table-cell table:formula="of:=(((1/2)*([.B30]-[.B29])+[.B29])*([.D29]-[.C30])+((1/3)*([.B30]-[.B29])+[.B29])*(1/2)*[.E30])/([.D29]-[.C30]+(1/2)*[.E30])" office:value-type="float" office:value="0.0382550062328332" calcext:value-type="float">
            <text:p>0.038255006232833</text:p>
          </table:table-cell>
          <table:table-cell table:formula="of:=DEGREES(ATAN(([.G29]-[.I29])/([.H29]-[.F29])))" office:value-type="float" office:value="34.9387893884143" calcext:value-type="float">
            <text:p>34.9387893884143</text:p>
          </table:table-cell>
          <table:table-cell table:formula="of:=DEGREES(ATAN(([.C30]-[.C29])/([.B30]-[.B29])))" office:value-type="float" office:value="0.00472866039464804" calcext:value-type="float">
            <text:p>0.004728660394648</text:p>
          </table:table-cell>
          <table:table-cell table:formula="of:=[.J29]-[.K29]" office:value-type="float" office:value="34.9340607280197" calcext:value-type="float">
            <text:p>34.9340607280197</text:p>
          </table:table-cell>
          <table:table-cell table:formula="of:=ABS([.L29])" office:value-type="float" office:value="34.9340607280197" calcext:value-type="float">
            <text:p>34.9340607280197</text:p>
          </table:table-cell>
          <table:table-cell table:formula="of:=[.B29]+0.5*([.B30]-[.B29])" office:value-type="float" office:value="0.0382605650943713" calcext:value-type="float">
            <text:p>0.038260565094371</text:p>
          </table:table-cell>
          <table:table-cell table:formula="of:=[.C29]+0.5*([.C30]-[.C29])" office:value-type="float" office:value="0.0000159143705129984" calcext:value-type="float">
            <text:p>1.59143705129984E-05</text:p>
          </table:table-cell>
          <table:table-cell table:formula="of:=SQRT(([.B30]-[.N29])^2+([.C30]-[.O29])^2)*SQRT(([.F29]-[.O29])^2+([.G29]-[.N29])^2)" office:value-type="float" office:value="0.0000000178004409015772" calcext:value-type="float">
            <text:p>1.78004409015772E-08</text:p>
          </table:table-cell>
          <table:table-cell table:formula="of:=(-([.B30]-[.N29])*([.F29]-[.O29])+([.C30]-[.O29])*([.G29]-[.N29]))/[.P29]" office:value-type="float" office:value="0.812488712077879" calcext:value-type="float">
            <text:p>0.812488712077879</text:p>
          </table:table-cell>
          <table:table-cell table:formula="of:=DEGREES(ACOS([.Q29]))" office:value-type="float" office:value="35.6601971037297" calcext:value-type="float">
            <text:p>35.6601971037297</text:p>
          </table:table-cell>
          <table:table-cell table:number-columns-repeated="6"/>
          <table:table-cell table:formula="of:=[.M29]-DEGREES(ACOS([.Q29]))" office:value-type="float" office:value="-0.726136375710006" calcext:value-type="float">
            <text:p>-0.726136375710006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400780707281395" calcext:value-type="float">
            <text:p>0.04007807072814</text:p>
          </table:table-cell>
          <table:table-cell table:formula="of:=[.C29]+[.E30]" office:value-type="float" office:value="0.0000160643705129985" calcext:value-type="float">
            <text:p>1.60643705129985E-05</text:p>
          </table:table-cell>
          <table:table-cell table:formula="of:=[$Arkusz3.C23]" office:value-type="float" office:value="0.0000322621930060575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0]*[.C30]+((1/3)*[.E31]+[.C30])*(1/2)*[.E31])/([.C30]+(1/2)*[.E31])" office:value-type="float" office:value="0.00000795742089258656" calcext:value-type="float">
            <text:p>7.95742089258656E-06</text:p>
          </table:table-cell>
          <table:table-cell table:formula="of:=(((1/2)*([.B31]-[.B30])+[.B30])*[.C30]+((2/3)*([.B31]-[.B30])+[.B30])*(1/2)*[.E31])/([.C30]+(1/2)*[.E31])" office:value-type="float" office:value="0.0420569066131337" calcext:value-type="float">
            <text:p>0.042056906613134</text:p>
          </table:table-cell>
          <table:table-cell table:formula="of:=(((1/2)*([.D30]-[.C31])+[.C30]+[.E31])*([.D30]-[.C31])+((2/3)*[.E31]+[.C30])*(1/2)*[.E31])/([.D30]-[.C31]+(1/2)*[.E31])" office:value-type="float" office:value="0.0000240880523711797" calcext:value-type="float">
            <text:p>2.40880523711797E-05</text:p>
          </table:table-cell>
          <table:table-cell table:formula="of:=(((1/2)*([.B31]-[.B30])+[.B30])*([.D30]-[.C31])+((1/3)*([.B31]-[.B30])+[.B30])*(1/2)*[.E31])/([.D30]-[.C31]+(1/2)*[.E31])" office:value-type="float" office:value="0.0420692147100995" calcext:value-type="float">
            <text:p>0.0420692147101</text:p>
          </table:table-cell>
          <table:table-cell table:formula="of:=DEGREES(ATAN(([.G30]-[.I30])/([.H30]-[.F30])))" office:value-type="float" office:value="-37.3445860175628" calcext:value-type="float">
            <text:p>-37.3445860175628</text:p>
          </table:table-cell>
          <table:table-cell table:formula="of:=DEGREES(ATAN(([.C31]-[.C30])/([.B31]-[.B30])))" office:value-type="float" office:value="-0.00432949749345756" calcext:value-type="float">
            <text:p>-0.004329497493458</text:p>
          </table:table-cell>
          <table:table-cell table:formula="of:=[.J30]-[.K30]" office:value-type="float" office:value="-37.3402565200694" calcext:value-type="float">
            <text:p>-37.3402565200694</text:p>
          </table:table-cell>
          <table:table-cell table:formula="of:=ABS([.L30])" office:value-type="float" office:value="37.3402565200694" calcext:value-type="float">
            <text:p>37.3402565200694</text:p>
          </table:table-cell>
          <table:table-cell table:formula="of:=[.B30]+0.5*([.B31]-[.B30])" office:value-type="float" office:value="0.0420631433430543" calcext:value-type="float">
            <text:p>0.042063143343054</text:p>
          </table:table-cell>
          <table:table-cell table:formula="of:=[.C30]+0.5*([.C31]-[.C30])" office:value-type="float" office:value="0.0000159143705129984" calcext:value-type="float">
            <text:p>1.59143705129984E-05</text:p>
          </table:table-cell>
          <table:table-cell table:formula="of:=SQRT(([.B31]-[.N30])^2+([.C31]-[.O30])^2)*SQRT(([.F30]-[.O30])^2+([.G30]-[.N30])^2)" office:value-type="float" office:value="0.000000020068863043224" calcext:value-type="float">
            <text:p>2.0068863043224E-08</text:p>
          </table:table-cell>
          <table:table-cell table:formula="of:=(-([.B31]-[.N30])*([.F30]-[.O30])+([.C31]-[.O30])*([.G30]-[.N30]))/[.P30]" office:value-type="float" office:value="0.787092834566803" calcext:value-type="float">
            <text:p>0.787092834566803</text:p>
          </table:table-cell>
          <table:table-cell table:formula="of:=DEGREES(ACOS([.Q30]))" office:value-type="float" office:value="38.0853436860664" calcext:value-type="float">
            <text:p>38.0853436860664</text:p>
          </table:table-cell>
          <table:table-cell table:number-columns-repeated="6"/>
          <table:table-cell table:formula="of:=[.M30]-DEGREES(ACOS([.Q30]))" office:value-type="float" office:value="-0.745087165997042" calcext:value-type="float">
            <text:p>-0.74508716599704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44048215957969" calcext:value-type="float">
            <text:p>0.044048215957969</text:p>
          </table:table-cell>
          <table:table-cell table:formula="of:=[.C30]+[.E31]" office:value-type="float" office:value="0.0000157643705129985" calcext:value-type="float">
            <text:p>1.57643705129985E-05</text:p>
          </table:table-cell>
          <table:table-cell table:formula="of:=[$Arkusz3.C24]" office:value-type="float" office:value="0.000032262193006057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1]*[.C31]+((1/3)*[.E32]+[.C31])*(1/2)*[.E32])/([.C31]+(1/2)*[.E32])" office:value-type="float" office:value="0.00000795742089258656" calcext:value-type="float">
            <text:p>7.95742089258656E-06</text:p>
          </table:table-cell>
          <table:table-cell table:formula="of:=(((1/2)*([.B32]-[.B31])+[.B31])*[.C31]+((2/3)*([.B32]-[.B31])+[.B31])*(1/2)*[.E32])/([.C31]+(1/2)*[.E32])" office:value-type="float" office:value="0.0462242701334497" calcext:value-type="float">
            <text:p>0.04622427013345</text:p>
          </table:table-cell>
          <table:table-cell table:formula="of:=(((1/2)*([.D31]-[.C32])+[.C31]+[.E32])*([.D31]-[.C32])+((2/3)*[.E32]+[.C31])*(1/2)*[.E32])/([.D31]-[.C32]+(1/2)*[.E32])" office:value-type="float" office:value="0.0000240880523711797" calcext:value-type="float">
            <text:p>2.40880523711797E-05</text:p>
          </table:table-cell>
          <table:table-cell table:formula="of:=(((1/2)*([.B32]-[.B31])+[.B31])*([.D31]-[.C32])+((1/3)*([.B32]-[.B31])+[.B31])*(1/2)*[.E32])/([.D31]-[.C32]+(1/2)*[.E32])" office:value-type="float" office:value="0.0462108201459507" calcext:value-type="float">
            <text:p>0.046210820145951</text:p>
          </table:table-cell>
          <table:table-cell table:formula="of:=DEGREES(ATAN(([.G31]-[.I31])/([.H31]-[.F31])))" office:value-type="float" office:value="39.8219066724269" calcext:value-type="float">
            <text:p>39.8219066724269</text:p>
          </table:table-cell>
          <table:table-cell table:formula="of:=DEGREES(ATAN(([.C32]-[.C31])/([.B32]-[.B31])))" office:value-type="float" office:value="0.00396192747265886" calcext:value-type="float">
            <text:p>0.003961927472659</text:p>
          </table:table-cell>
          <table:table-cell table:formula="of:=[.J31]-[.K31]" office:value-type="float" office:value="39.8179447449542" calcext:value-type="float">
            <text:p>39.8179447449542</text:p>
          </table:table-cell>
          <table:table-cell table:formula="of:=ABS([.L31])" office:value-type="float" office:value="39.8179447449542" calcext:value-type="float">
            <text:p>39.8179447449542</text:p>
          </table:table-cell>
          <table:table-cell table:formula="of:=[.B31]+0.5*([.B32]-[.B31])" office:value-type="float" office:value="0.0462174547874463" calcext:value-type="float">
            <text:p>0.046217454787446</text:p>
          </table:table-cell>
          <table:table-cell table:formula="of:=[.C31]+0.5*([.C32]-[.C31])" office:value-type="float" office:value="0.0000159143705129984" calcext:value-type="float">
            <text:p>1.59143705129984E-05</text:p>
          </table:table-cell>
          <table:table-cell table:formula="of:=SQRT(([.B32]-[.N31])^2+([.C32]-[.O31])^2)*SQRT(([.F31]-[.O31])^2+([.G31]-[.N31])^2)" office:value-type="float" office:value="0.0000000227265416802033" calcext:value-type="float">
            <text:p>2.27265416802033E-08</text:p>
          </table:table-cell>
          <table:table-cell table:formula="of:=(-([.B32]-[.N31])*([.F31]-[.O31])+([.C32]-[.O31])*([.G31]-[.N31]))/[.P31]" office:value-type="float" office:value="0.759532472013922" calcext:value-type="float">
            <text:p>0.759532472013922</text:p>
          </table:table-cell>
          <table:table-cell table:formula="of:=DEGREES(ACOS([.Q31]))" office:value-type="float" office:value="40.5770010263839" calcext:value-type="float">
            <text:p>40.5770010263839</text:p>
          </table:table-cell>
          <table:table-cell table:number-columns-repeated="6"/>
          <table:table-cell table:formula="of:=[.M31]-DEGREES(ACOS([.Q31]))" office:value-type="float" office:value="-0.759056281429643" calcext:value-type="float">
            <text:p>-0.759056281429643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0483866936169235" calcext:value-type="float">
            <text:p>0.048386693616924</text:p>
          </table:table-cell>
          <table:table-cell table:formula="of:=[.C31]+[.E32]" office:value-type="float" office:value="0.0000160643705129985" calcext:value-type="float">
            <text:p>1.60643705129985E-05</text:p>
          </table:table-cell>
          <table:table-cell table:formula="of:=[$Arkusz3.C25]" office:value-type="float" office:value="0.0000322621930060577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2]*[.C32]+((1/3)*[.E33]+[.C32])*(1/2)*[.E33])/([.C32]+(1/2)*[.E33])" office:value-type="float" office:value="0.00000795742089258656" calcext:value-type="float">
            <text:p>7.95742089258656E-06</text:p>
          </table:table-cell>
          <table:table-cell table:formula="of:=(((1/2)*([.B33]-[.B32])+[.B32])*[.C32]+((2/3)*([.B33]-[.B32])+[.B32])*(1/2)*[.E33])/([.C32]+(1/2)*[.E33])" office:value-type="float" office:value="0.0507507869452776" calcext:value-type="float">
            <text:p>0.050750786945278</text:p>
          </table:table-cell>
          <table:table-cell table:formula="of:=(((1/2)*([.D32]-[.C33])+[.C32]+[.E33])*([.D32]-[.C33])+((2/3)*[.E33]+[.C32])*(1/2)*[.E33])/([.D32]-[.C33]+(1/2)*[.E33])" office:value-type="float" office:value="0.0000240880523711798" calcext:value-type="float">
            <text:p>2.40880523711798E-05</text:p>
          </table:table-cell>
          <table:table-cell table:formula="of:=(((1/2)*([.B33]-[.B32])+[.B32])*([.D32]-[.C33])+((1/3)*([.B33]-[.B32])+[.B32])*(1/2)*[.E33])/([.D32]-[.C33]+(1/2)*[.E33])" office:value-type="float" office:value="0.0507654912924861" calcext:value-type="float">
            <text:p>0.050765491292486</text:p>
          </table:table-cell>
          <table:table-cell table:formula="of:=DEGREES(ATAN(([.G32]-[.I32])/([.H32]-[.F32])))" office:value-type="float" office:value="-42.351648500389" calcext:value-type="float">
            <text:p>-42.351648500389</text:p>
          </table:table-cell>
          <table:table-cell table:formula="of:=DEGREES(ATAN(([.C33]-[.C32])/([.B33]-[.B32])))" office:value-type="float" office:value="-0.00362395380341959" calcext:value-type="float">
            <text:p>-0.00362395380342</text:p>
          </table:table-cell>
          <table:table-cell table:formula="of:=[.J32]-[.K32]" office:value-type="float" office:value="-42.3480245465856" calcext:value-type="float">
            <text:p>-42.3480245465856</text:p>
          </table:table-cell>
          <table:table-cell table:formula="of:=ABS([.L32])" office:value-type="float" office:value="42.3480245465856" calcext:value-type="float">
            <text:p>42.3480245465856</text:p>
          </table:table-cell>
          <table:table-cell table:formula="of:=[.B32]+0.5*([.B33]-[.B32])" office:value-type="float" office:value="0.0507582378974803" calcext:value-type="float">
            <text:p>0.05075823789748</text:p>
          </table:table-cell>
          <table:table-cell table:formula="of:=[.C32]+0.5*([.C33]-[.C32])" office:value-type="float" office:value="0.0000159143705129984" calcext:value-type="float">
            <text:p>1.59143705129984E-05</text:p>
          </table:table-cell>
          <table:table-cell table:formula="of:=SQRT(([.B33]-[.N32])^2+([.C33]-[.O32])^2)*SQRT(([.F32]-[.O32])^2+([.G32]-[.N32])^2)" office:value-type="float" office:value="0.0000000258519796284141" calcext:value-type="float">
            <text:p>2.58519796284141E-08</text:p>
          </table:table-cell>
          <table:table-cell table:formula="of:=(-([.B33]-[.N32])*([.F32]-[.O32])+([.C33]-[.O32])*([.G32]-[.N32]))/[.P32]" office:value-type="float" office:value="0.72997798532437" calcext:value-type="float">
            <text:p>0.72997798532437</text:p>
          </table:table-cell>
          <table:table-cell table:formula="of:=DEGREES(ACOS([.Q32]))" office:value-type="float" office:value="43.1154514818888" calcext:value-type="float">
            <text:p>43.1154514818888</text:p>
          </table:table-cell>
          <table:table-cell table:number-columns-repeated="6"/>
          <table:table-cell table:formula="of:=[.M32]-DEGREES(ACOS([.Q32]))" office:value-type="float" office:value="-0.767426935303149" calcext:value-type="float">
            <text:p>-0.767426935303149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53129782178037" calcext:value-type="float">
            <text:p>0.053129782178037</text:p>
          </table:table-cell>
          <table:table-cell table:formula="of:=[.C32]+[.E33]" office:value-type="float" office:value="0.0000157643705129985" calcext:value-type="float">
            <text:p>1.57643705129985E-05</text:p>
          </table:table-cell>
          <table:table-cell table:formula="of:=[$Arkusz3.C26]" office:value-type="float" office:value="0.000032262193006057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3]*[.C33]+((1/3)*[.E34]+[.C33])*(1/2)*[.E34])/([.C33]+(1/2)*[.E34])" office:value-type="float" office:value="0.00000795742089258656" calcext:value-type="float">
            <text:p>7.95742089258656E-06</text:p>
          </table:table-cell>
          <table:table-cell table:formula="of:=(((1/2)*([.B34]-[.B33])+[.B33])*[.C33]+((2/3)*([.B34]-[.B33])+[.B33])*(1/2)*[.E34])/([.C33]+(1/2)*[.E34])" office:value-type="float" office:value="0.0557316116935758" calcext:value-type="float">
            <text:p>0.055731611693576</text:p>
          </table:table-cell>
          <table:table-cell table:formula="of:=(((1/2)*([.D33]-[.C34])+[.C33]+[.E34])*([.D33]-[.C34])+((2/3)*[.E34]+[.C33])*(1/2)*[.E34])/([.D33]-[.C34]+(1/2)*[.E34])" office:value-type="float" office:value="0.0000240880523711798" calcext:value-type="float">
            <text:p>2.40880523711798E-05</text:p>
          </table:table-cell>
          <table:table-cell table:formula="of:=(((1/2)*([.B34]-[.B33])+[.B33])*([.D33]-[.C34])+((1/3)*([.B34]-[.B33])+[.B33])*(1/2)*[.E34])/([.D33]-[.C34]+(1/2)*[.E34])" office:value-type="float" office:value="0.0557155300284901" calcext:value-type="float">
            <text:p>0.05571553002849</text:p>
          </table:table-cell>
          <table:table-cell table:formula="of:=DEGREES(ATAN(([.G33]-[.I33])/([.H33]-[.F33])))" office:value-type="float" office:value="44.9129038974161" calcext:value-type="float">
            <text:p>44.9129038974161</text:p>
          </table:table-cell>
          <table:table-cell table:formula="of:=DEGREES(ATAN(([.C34]-[.C33])/([.B34]-[.B33])))" office:value-type="float" office:value="0.00331357945340821" calcext:value-type="float">
            <text:p>0.003313579453408</text:p>
          </table:table-cell>
          <table:table-cell table:formula="of:=[.J33]-[.K33]" office:value-type="float" office:value="44.9095903179627" calcext:value-type="float">
            <text:p>44.9095903179627</text:p>
          </table:table-cell>
          <table:table-cell table:formula="of:=ABS([.L33])" office:value-type="float" office:value="44.9095903179627" calcext:value-type="float">
            <text:p>44.9095903179627</text:p>
          </table:table-cell>
          <table:table-cell table:formula="of:=[.B33]+0.5*([.B34]-[.B33])" office:value-type="float" office:value="0.0557234628301007" calcext:value-type="float">
            <text:p>0.055723462830101</text:p>
          </table:table-cell>
          <table:table-cell table:formula="of:=[.C33]+0.5*([.C34]-[.C33])" office:value-type="float" office:value="0.0000159143705129984" calcext:value-type="float">
            <text:p>1.59143705129984E-05</text:p>
          </table:table-cell>
          <table:table-cell table:formula="of:=SQRT(([.B34]-[.N33])^2+([.C34]-[.O33])^2)*SQRT(([.F33]-[.O33])^2+([.G33]-[.N33])^2)" office:value-type="float" office:value="0.0000000295403060150682" calcext:value-type="float">
            <text:p>2.95403060150682E-08</text:p>
          </table:table-cell>
          <table:table-cell table:formula="of:=(-([.B34]-[.N33])*([.F33]-[.O33])+([.C34]-[.O33])*([.G33]-[.N33]))/[.P33]" office:value-type="float" office:value="0.698672809919487" calcext:value-type="float">
            <text:p>0.698672809919487</text:p>
          </table:table-cell>
          <table:table-cell table:formula="of:=DEGREES(ACOS([.Q33]))" office:value-type="float" office:value="45.6793798967287" calcext:value-type="float">
            <text:p>45.6793798967287</text:p>
          </table:table-cell>
          <table:table-cell table:number-columns-repeated="6"/>
          <table:table-cell table:formula="of:=[.M33]-DEGREES(ACOS([.Q33]))" office:value-type="float" office:value="-0.769789578766009" calcext:value-type="float">
            <text:p>-0.769789578766009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83171434821644" calcext:value-type="float">
            <text:p>0.058317143482164</text:p>
          </table:table-cell>
          <table:table-cell table:formula="of:=[.C33]+[.E34]" office:value-type="float" office:value="0.0000160643705129985" calcext:value-type="float">
            <text:p>1.60643705129985E-05</text:p>
          </table:table-cell>
          <table:table-cell table:formula="of:=[$Arkusz3.C27]" office:value-type="float" office:value="0.0000322621930060578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4]*[.C34]+((1/3)*[.E35]+[.C34])*(1/2)*[.E35])/([.C34]+(1/2)*[.E35])" office:value-type="float" office:value="0.00000795742089258656" calcext:value-type="float">
            <text:p>7.95742089258656E-06</text:p>
          </table:table-cell>
          <table:table-cell table:formula="of:=(((1/2)*([.B35]-[.B34])+[.B34])*[.C34]+((2/3)*([.B35]-[.B34])+[.B34])*(1/2)*[.E35])/([.C34]+(1/2)*[.E35])" office:value-type="float" office:value="0.0611457340210165" calcext:value-type="float">
            <text:p>0.061145734021017</text:p>
          </table:table-cell>
          <table:table-cell table:formula="of:=(((1/2)*([.D34]-[.C35])+[.C34]+[.E35])*([.D34]-[.C35])+((2/3)*[.E35]+[.C34])*(1/2)*[.E35])/([.D34]-[.C35]+(1/2)*[.E35])" office:value-type="float" office:value="0.0000240880523711798" calcext:value-type="float">
            <text:p>2.40880523711798E-05</text:p>
          </table:table-cell>
          <table:table-cell table:formula="of:=(((1/2)*([.B35]-[.B34])+[.B34])*([.D34]-[.C35])+((1/3)*([.B35]-[.B34])+[.B34])*(1/2)*[.E35])/([.D34]-[.C35]+(1/2)*[.E35])" office:value-type="float" office:value="0.0611633274793183" calcext:value-type="float">
            <text:p>0.061163327479318</text:p>
          </table:table-cell>
          <table:table-cell table:formula="of:=DEGREES(ATAN(([.G34]-[.I34])/([.H34]-[.F34])))" office:value-type="float" office:value="-47.4837229878147" calcext:value-type="float">
            <text:p>-47.4837229878147</text:p>
          </table:table-cell>
          <table:table-cell table:formula="of:=DEGREES(ATAN(([.C35]-[.C34])/([.B35]-[.B34])))" office:value-type="float" office:value="-0.00302884595514794" calcext:value-type="float">
            <text:p>-0.003028845955148</text:p>
          </table:table-cell>
          <table:table-cell table:formula="of:=[.J34]-[.K34]" office:value-type="float" office:value="-47.4806941418596" calcext:value-type="float">
            <text:p>-47.4806941418596</text:p>
          </table:table-cell>
          <table:table-cell table:formula="of:=ABS([.L34])" office:value-type="float" office:value="47.4806941418596" calcext:value-type="float">
            <text:p>47.4806941418596</text:p>
          </table:table-cell>
          <table:table-cell table:formula="of:=[.B34]+0.5*([.B35]-[.B34])" office:value-type="float" office:value="0.0611546489367912" calcext:value-type="float">
            <text:p>0.061154648936791</text:p>
          </table:table-cell>
          <table:table-cell table:formula="of:=[.C34]+0.5*([.C35]-[.C34])" office:value-type="float" office:value="0.0000159143705129984" calcext:value-type="float">
            <text:p>1.59143705129984E-05</text:p>
          </table:table-cell>
          <table:table-cell table:formula="of:=SQRT(([.B35]-[.N34])^2+([.C35]-[.O34])^2)*SQRT(([.F34]-[.O34])^2+([.G34]-[.N34])^2)" office:value-type="float" office:value="0.000000033906560172618" calcext:value-type="float">
            <text:p>3.3906560172618E-08</text:p>
          </table:table-cell>
          <table:table-cell table:formula="of:=(-([.B35]-[.N34])*([.F34]-[.O34])+([.C35]-[.O34])*([.G34]-[.N34]))/[.P34]" office:value-type="float" office:value="0.665924973589918" calcext:value-type="float">
            <text:p>0.665924973589918</text:p>
          </table:table-cell>
          <table:table-cell table:formula="of:=DEGREES(ACOS([.Q34]))" office:value-type="float" office:value="48.246673973822" calcext:value-type="float">
            <text:p>48.246673973822</text:p>
          </table:table-cell>
          <table:table-cell table:number-columns-repeated="6"/>
          <table:table-cell table:formula="of:=[.M34]-DEGREES(ACOS([.Q34]))" office:value-type="float" office:value="-0.765979831962461" calcext:value-type="float">
            <text:p>-0.765979831962461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63992154391418" calcext:value-type="float">
            <text:p>0.063992154391418</text:p>
          </table:table-cell>
          <table:table-cell table:formula="of:=[.C34]+[.E35]" office:value-type="float" office:value="0.0000157643705129985" calcext:value-type="float">
            <text:p>1.57643705129985E-05</text:p>
          </table:table-cell>
          <table:table-cell table:formula="of:=[$Arkusz3.C28]" office:value-type="float" office:value="0.0000322621930060579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5]*[.C35]+((1/3)*[.E36]+[.C35])*(1/2)*[.E36])/([.C35]+(1/2)*[.E36])" office:value-type="float" office:value="0.00000795742089258656" calcext:value-type="float">
            <text:p>7.95742089258656E-06</text:p>
          </table:table-cell>
          <table:table-cell table:formula="of:=(((1/2)*([.B36]-[.B35])+[.B35])*[.C35]+((2/3)*([.B36]-[.B35])+[.B35])*(1/2)*[.E36])/([.C35]+(1/2)*[.E36])" office:value-type="float" office:value="0.0671069674644197" calcext:value-type="float">
            <text:p>0.06710696746442</text:p>
          </table:table-cell>
          <table:table-cell table:formula="of:=(((1/2)*([.D35]-[.C36])+[.C35]+[.E36])*([.D35]-[.C36])+((2/3)*[.E36]+[.C35])*(1/2)*[.E36])/([.D35]-[.C36]+(1/2)*[.E36])" office:value-type="float" office:value="0.0000240880523711799" calcext:value-type="float">
            <text:p>2.40880523711799E-05</text:p>
          </table:table-cell>
          <table:table-cell table:formula="of:=(((1/2)*([.B36]-[.B35])+[.B35])*([.D35]-[.C36])+((1/3)*([.B36]-[.B35])+[.B35])*(1/2)*[.E36])/([.D35]-[.C36]+(1/2)*[.E36])" office:value-type="float" office:value="0.0670877150959053" calcext:value-type="float">
            <text:p>0.067087715095905</text:p>
          </table:table-cell>
          <table:table-cell table:formula="of:=DEGREES(ATAN(([.G35]-[.I35])/([.H35]-[.F35])))" office:value-type="float" office:value="50.041981282223" calcext:value-type="float">
            <text:p>50.041981282223</text:p>
          </table:table-cell>
          <table:table-cell table:formula="of:=DEGREES(ATAN(([.C36]-[.C35])/([.B36]-[.B35])))" office:value-type="float" office:value="0.00276786074310308" calcext:value-type="float">
            <text:p>0.002767860743103</text:p>
          </table:table-cell>
          <table:table-cell table:formula="of:=[.J35]-[.K35]" office:value-type="float" office:value="50.0392134214799" calcext:value-type="float">
            <text:p>50.0392134214799</text:p>
          </table:table-cell>
          <table:table-cell table:formula="of:=ABS([.L35])" office:value-type="float" office:value="50.0392134214799" calcext:value-type="float">
            <text:p>50.0392134214799</text:p>
          </table:table-cell>
          <table:table-cell table:formula="of:=[.B35]+0.5*([.B36]-[.B35])" office:value-type="float" office:value="0.0670972119495672" calcext:value-type="float">
            <text:p>0.067097211949567</text:p>
          </table:table-cell>
          <table:table-cell table:formula="of:=[.C35]+0.5*([.C36]-[.C35])" office:value-type="float" office:value="0.0000159143705129984" calcext:value-type="float">
            <text:p>1.59143705129984E-05</text:p>
          </table:table-cell>
          <table:table-cell table:formula="of:=SQRT(([.B36]-[.N35])^2+([.C36]-[.O35])^2)*SQRT(([.F35]-[.O35])^2+([.G35]-[.N35])^2)" office:value-type="float" office:value="0.0000000390895938535362" calcext:value-type="float">
            <text:p>3.90895938535362E-08</text:p>
          </table:table-cell>
          <table:table-cell table:formula="of:=(-([.B36]-[.N35])*([.F35]-[.O35])+([.C36]-[.O35])*([.G35]-[.N35]))/[.P35]" office:value-type="float" office:value="0.632092775854346" calcext:value-type="float">
            <text:p>0.632092775854346</text:p>
          </table:table-cell>
          <table:table-cell table:formula="of:=DEGREES(ACOS([.Q35]))" office:value-type="float" office:value="50.7953069317796" calcext:value-type="float">
            <text:p>50.7953069317796</text:p>
          </table:table-cell>
          <table:table-cell table:number-columns-repeated="6"/>
          <table:table-cell table:formula="of:=[.M35]-DEGREES(ACOS([.Q35]))" office:value-type="float" office:value="-0.756093510299721" calcext:value-type="float">
            <text:p>-0.756093510299721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702022695077165" calcext:value-type="float">
            <text:p>0.070202269507717</text:p>
          </table:table-cell>
          <table:table-cell table:formula="of:=[.C35]+[.E36]" office:value-type="float" office:value="0.0000160643705129985" calcext:value-type="float">
            <text:p>1.60643705129985E-05</text:p>
          </table:table-cell>
          <table:table-cell table:formula="of:=[$Arkusz3.C29]" office:value-type="float" office:value="0.0000322621930060579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6]*[.C36]+((1/3)*[.E37]+[.C36])*(1/2)*[.E37])/([.C36]+(1/2)*[.E37])" office:value-type="float" office:value="0.00000795742089258656" calcext:value-type="float">
            <text:p>7.95742089258656E-06</text:p>
          </table:table-cell>
          <table:table-cell table:formula="of:=(((1/2)*([.B37]-[.B36])+[.B36])*[.C36]+((2/3)*([.B37]-[.B36])+[.B36])*(1/2)*[.E37])/([.C36]+(1/2)*[.E37])" office:value-type="float" office:value="0.0735901660587917" calcext:value-type="float">
            <text:p>0.073590166058792</text:p>
          </table:table-cell>
          <table:table-cell table:formula="of:=(((1/2)*([.D36]-[.C37])+[.C36]+[.E37])*([.D36]-[.C37])+((2/3)*[.E37]+[.C36])*(1/2)*[.E37])/([.D36]-[.C37]+(1/2)*[.E37])" office:value-type="float" office:value="0.0000240880523711799" calcext:value-type="float">
            <text:p>2.40880523711799E-05</text:p>
          </table:table-cell>
          <table:table-cell table:formula="of:=(((1/2)*([.B37]-[.B36])+[.B36])*([.D36]-[.C37])+((1/3)*([.B37]-[.B36])+[.B36])*(1/2)*[.E37])/([.D36]-[.C37]+(1/2)*[.E37])" office:value-type="float" office:value="0.0736112383263693" calcext:value-type="float">
            <text:p>0.073611238326369</text:p>
          </table:table-cell>
          <table:table-cell table:formula="of:=DEGREES(ATAN(([.G36]-[.I36])/([.H36]-[.F36])))" office:value-type="float" office:value="-52.5662685541627" calcext:value-type="float">
            <text:p>-52.5662685541627</text:p>
          </table:table-cell>
          <table:table-cell table:formula="of:=DEGREES(ATAN(([.C37]-[.C36])/([.B37]-[.B36])))" office:value-type="float" office:value="-0.00252881541264019" calcext:value-type="float">
            <text:p>-0.00252881541264</text:p>
          </table:table-cell>
          <table:table-cell table:formula="of:=[.J36]-[.K36]" office:value-type="float" office:value="-52.5637397387501" calcext:value-type="float">
            <text:p>-52.5637397387501</text:p>
          </table:table-cell>
          <table:table-cell table:formula="of:=ABS([.L36])" office:value-type="float" office:value="52.5637397387501" calcext:value-type="float">
            <text:p>52.5637397387501</text:p>
          </table:table-cell>
          <table:table-cell table:formula="of:=[.B36]+0.5*([.B37]-[.B36])" office:value-type="float" office:value="0.0736008437486133" calcext:value-type="float">
            <text:p>0.073600843748613</text:p>
          </table:table-cell>
          <table:table-cell table:formula="of:=[.C36]+0.5*([.C37]-[.C36])" office:value-type="float" office:value="0.0000159143705129984" calcext:value-type="float">
            <text:p>1.59143705129984E-05</text:p>
          </table:table-cell>
          <table:table-cell table:formula="of:=SQRT(([.B37]-[.N36])^2+([.C37]-[.O36])^2)*SQRT(([.F36]-[.O36])^2+([.G36]-[.N36])^2)" office:value-type="float" office:value="0.0000000452567227961372" calcext:value-type="float">
            <text:p>4.52567227961372E-08</text:p>
          </table:table-cell>
          <table:table-cell table:formula="of:=(-([.B37]-[.N36])*([.F36]-[.O36])+([.C37]-[.O36])*([.G36]-[.N36]))/[.P36]" office:value-type="float" office:value="0.597566151471906" calcext:value-type="float">
            <text:p>0.597566151471906</text:p>
          </table:table-cell>
          <table:table-cell table:formula="of:=DEGREES(ACOS([.Q36]))" office:value-type="float" office:value="53.3042157687195" calcext:value-type="float">
            <text:p>53.3042157687195</text:p>
          </table:table-cell>
          <table:table-cell table:number-columns-repeated="6"/>
          <table:table-cell table:formula="of:=[.M36]-DEGREES(ACOS([.Q36]))" office:value-type="float" office:value="-0.740476029969443" calcext:value-type="float">
            <text:p>-0.740476029969443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769994179895101" calcext:value-type="float">
            <text:p>0.07699941798951</text:p>
          </table:table-cell>
          <table:table-cell table:formula="of:=[.C36]+[.E37]" office:value-type="float" office:value="0.0000157643705129985" calcext:value-type="float">
            <text:p>1.57643705129985E-05</text:p>
          </table:table-cell>
          <table:table-cell table:formula="of:=[$Arkusz3.C30]" office:value-type="float" office:value="0.000032262193006058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7]*[.C37]+((1/3)*[.E38]+[.C37])*(1/2)*[.E38])/([.C37]+(1/2)*[.E38])" office:value-type="float" office:value="0.00000795742089258656" calcext:value-type="float">
            <text:p>7.95742089258656E-06</text:p>
          </table:table-cell>
          <table:table-cell table:formula="of:=(((1/2)*([.B38]-[.B37])+[.B37])*[.C37]+((2/3)*([.B38]-[.B37])+[.B37])*(1/2)*[.E38])/([.C37]+(1/2)*[.E38])" office:value-type="float" office:value="0.0807316170391275" calcext:value-type="float">
            <text:p>0.080731617039128</text:p>
          </table:table-cell>
          <table:table-cell table:formula="of:=(((1/2)*([.D37]-[.C38])+[.C37]+[.E38])*([.D37]-[.C38])+((2/3)*[.E38]+[.C37])*(1/2)*[.E38])/([.D37]-[.C38]+(1/2)*[.E38])" office:value-type="float" office:value="0.0000240880523711799" calcext:value-type="float">
            <text:p>2.40880523711799E-05</text:p>
          </table:table-cell>
          <table:table-cell table:formula="of:=(((1/2)*([.B38]-[.B37])+[.B37])*([.D37]-[.C38])+((1/3)*([.B38]-[.B37])+[.B37])*(1/2)*[.E38])/([.D37]-[.C38]+(1/2)*[.E38])" office:value-type="float" office:value="0.0807085486655885" calcext:value-type="float">
            <text:p>0.080708548665589</text:p>
          </table:table-cell>
          <table:table-cell table:formula="of:=DEGREES(ATAN(([.G37]-[.I37])/([.H37]-[.F37])))" office:value-type="float" office:value="55.0367112165853" calcext:value-type="float">
            <text:p>55.0367112165853</text:p>
          </table:table-cell>
          <table:table-cell table:formula="of:=DEGREES(ATAN(([.C38]-[.C37])/([.B38]-[.B37])))" office:value-type="float" office:value="0.00230999705918278" calcext:value-type="float">
            <text:p>0.002309997059183</text:p>
          </table:table-cell>
          <table:table-cell table:formula="of:=[.J37]-[.K37]" office:value-type="float" office:value="55.0344012195261" calcext:value-type="float">
            <text:p>55.0344012195261</text:p>
          </table:table-cell>
          <table:table-cell table:formula="of:=ABS([.L37])" office:value-type="float" office:value="55.0344012195261" calcext:value-type="float">
            <text:p>55.0344012195261</text:p>
          </table:table-cell>
          <table:table-cell table:formula="of:=[.B37]+0.5*([.B38]-[.B37])" office:value-type="float" office:value="0.0807199278871921" calcext:value-type="float">
            <text:p>0.080719927887192</text:p>
          </table:table-cell>
          <table:table-cell table:formula="of:=[.C37]+0.5*([.C38]-[.C37])" office:value-type="float" office:value="0.0000159143705129984" calcext:value-type="float">
            <text:p>1.59143705129984E-05</text:p>
          </table:table-cell>
          <table:table-cell table:formula="of:=SQRT(([.B38]-[.N37])^2+([.C38]-[.O37])^2)*SQRT(([.F37]-[.O37])^2+([.G37]-[.N37])^2)" office:value-type="float" office:value="0.0000000526092887718768" calcext:value-type="float">
            <text:p>5.26092887718768E-08</text:p>
          </table:table-cell>
          <table:table-cell table:formula="of:=(-([.B38]-[.N37])*([.F37]-[.O37])+([.C38]-[.O37])*([.G37]-[.N37]))/[.P37]" office:value-type="float" office:value="0.562745931032537" calcext:value-type="float">
            <text:p>0.562745931032537</text:p>
          </table:table-cell>
          <table:table-cell table:formula="of:=DEGREES(ACOS([.Q37]))" office:value-type="float" office:value="55.7540893050566" calcext:value-type="float">
            <text:p>55.7540893050566</text:p>
          </table:table-cell>
          <table:table-cell table:number-columns-repeated="6"/>
          <table:table-cell table:formula="of:=[.M37]-DEGREES(ACOS([.Q37]))" office:value-type="float" office:value="-0.719688085530478" calcext:value-type="float">
            <text:p>-0.719688085530478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084440437784874" calcext:value-type="float">
            <text:p>0.084440437784874</text:p>
          </table:table-cell>
          <table:table-cell table:formula="of:=[.C37]+[.E38]" office:value-type="float" office:value="0.0000160643705129985" calcext:value-type="float">
            <text:p>1.60643705129985E-05</text:p>
          </table:table-cell>
          <table:table-cell table:formula="of:=[$Arkusz3.C31]" office:value-type="float" office:value="0.0000322621930060581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38]*[.C38]+((1/3)*[.E39]+[.C38])*(1/2)*[.E39])/([.C38]+(1/2)*[.E39])" office:value-type="float" office:value="0.00000795742089258656" calcext:value-type="float">
            <text:p>7.95742089258656E-06</text:p>
          </table:table-cell>
          <table:table-cell table:formula="of:=(((1/2)*([.B39]-[.B38])+[.B38])*[.C38]+((2/3)*([.B39]-[.B38])+[.B38])*(1/2)*[.E39])/([.C38]+(1/2)*[.E39])" office:value-type="float" office:value="0.088501195989388" calcext:value-type="float">
            <text:p>0.088501195989388</text:p>
          </table:table-cell>
          <table:table-cell table:formula="of:=(((1/2)*([.D38]-[.C39])+[.C38]+[.E39])*([.D38]-[.C39])+((2/3)*[.E39]+[.C38])*(1/2)*[.E39])/([.D38]-[.C39]+(1/2)*[.E39])" office:value-type="float" office:value="0.00002408805237118" calcext:value-type="float">
            <text:p>2.408805237118E-05</text:p>
          </table:table-cell>
          <table:table-cell table:formula="of:=(((1/2)*([.B39]-[.B38])+[.B38])*([.D38]-[.C39])+((1/3)*([.B39]-[.B38])+[.B38])*(1/2)*[.E39])/([.D38]-[.C39]+(1/2)*[.E39])" office:value-type="float" office:value="0.0885264533672811" calcext:value-type="float">
            <text:p>0.088526453367281</text:p>
          </table:table-cell>
          <table:table-cell table:formula="of:=DEGREES(ATAN(([.G38]-[.I38])/([.H38]-[.F38])))" office:value-type="float" office:value="-57.4356523754351" calcext:value-type="float">
            <text:p>-57.4356523754351</text:p>
          </table:table-cell>
          <table:table-cell table:formula="of:=DEGREES(ATAN(([.C39]-[.C38])/([.B39]-[.B38])))" office:value-type="float" office:value="-0.0021097944238484" calcext:value-type="float">
            <text:p>-0.002109794423848</text:p>
          </table:table-cell>
          <table:table-cell table:formula="of:=[.J38]-[.K38]" office:value-type="float" office:value="-57.4335425810112" calcext:value-type="float">
            <text:p>-57.4335425810112</text:p>
          </table:table-cell>
          <table:table-cell table:formula="of:=ABS([.L38])" office:value-type="float" office:value="57.4335425810112" calcext:value-type="float">
            <text:p>57.4335425810112</text:p>
          </table:table-cell>
          <table:table-cell table:formula="of:=[.B38]+0.5*([.B39]-[.B38])" office:value-type="float" office:value="0.0885139943484568" calcext:value-type="float">
            <text:p>0.088513994348457</text:p>
          </table:table-cell>
          <table:table-cell table:formula="of:=[.C38]+0.5*([.C39]-[.C38])" office:value-type="float" office:value="0.0000159143705129984" calcext:value-type="float">
            <text:p>1.59143705129984E-05</text:p>
          </table:table-cell>
          <table:table-cell table:formula="of:=SQRT(([.B39]-[.N38])^2+([.C39]-[.O38])^2)*SQRT(([.F38]-[.O38])^2+([.G38]-[.N38])^2)" office:value-type="float" office:value="0.0000000613893275837522" calcext:value-type="float">
            <text:p>6.13893275837522E-08</text:p>
          </table:table-cell>
          <table:table-cell table:formula="of:=(-([.B39]-[.N38])*([.F38]-[.O38])+([.C39]-[.O38])*([.G38]-[.N38]))/[.P38]" office:value-type="float" office:value="0.528023442869013" calcext:value-type="float">
            <text:p>0.528023442869013</text:p>
          </table:table-cell>
          <table:table-cell table:formula="of:=DEGREES(ACOS([.Q38]))" office:value-type="float" office:value="58.1279961499602" calcext:value-type="float">
            <text:p>58.1279961499602</text:p>
          </table:table-cell>
          <table:table-cell table:number-columns-repeated="6"/>
          <table:table-cell table:formula="of:=[.M38]-DEGREES(ACOS([.Q38]))" office:value-type="float" office:value="-0.694453568948966" calcext:value-type="float">
            <text:p>-0.694453568948966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925875509120395" calcext:value-type="float">
            <text:p>0.09258755091204</text:p>
          </table:table-cell>
          <table:table-cell table:formula="of:=[.C38]+[.E39]" office:value-type="float" office:value="0.0000157643705129985" calcext:value-type="float">
            <text:p>1.57643705129985E-05</text:p>
          </table:table-cell>
          <table:table-cell table:formula="of:=[$Arkusz3.C32]" office:value-type="float" office:value="0.0000322621930060582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39]*[.C39]+((1/3)*[.E40]+[.C39])*(1/2)*[.E40])/([.C39]+(1/2)*[.E40])" office:value-type="float" office:value="0.00000795742089258656" calcext:value-type="float">
            <text:p>7.95742089258656E-06</text:p>
          </table:table-cell>
          <table:table-cell table:formula="of:=(((1/2)*([.B40]-[.B39])+[.B39])*[.C39]+((2/3)*([.B40]-[.B39])+[.B39])*(1/2)*[.E40])/([.C39]+(1/2)*[.E40])" office:value-type="float" office:value="0.0970622319232988" calcext:value-type="float">
            <text:p>0.097062231923299</text:p>
          </table:table-cell>
          <table:table-cell table:formula="of:=(((1/2)*([.D39]-[.C40])+[.C39]+[.E40])*([.D39]-[.C40])+((2/3)*[.E40]+[.C39])*(1/2)*[.E40])/([.D39]-[.C40]+(1/2)*[.E40])" office:value-type="float" office:value="0.00002408805237118" calcext:value-type="float">
            <text:p>2.408805237118E-05</text:p>
          </table:table-cell>
          <table:table-cell table:formula="of:=(((1/2)*([.B40]-[.B39])+[.B39])*([.D39]-[.C40])+((1/3)*([.B40]-[.B39])+[.B39])*(1/2)*[.E40])/([.D39]-[.C40]+(1/2)*[.E40])" office:value-type="float" office:value="0.0970345743381423" calcext:value-type="float">
            <text:p>0.097034574338142</text:p>
          </table:table-cell>
          <table:table-cell table:formula="of:=DEGREES(ATAN(([.G39]-[.I39])/([.H39]-[.F39])))" office:value-type="float" office:value="59.7481379866066" calcext:value-type="float">
            <text:p>59.7481379866066</text:p>
          </table:table-cell>
          <table:table-cell table:formula="of:=DEGREES(ATAN(([.C40]-[.C39])/([.B40]-[.B39])))" office:value-type="float" office:value="0.00192670020692635" calcext:value-type="float">
            <text:p>0.001926700206926</text:p>
          </table:table-cell>
          <table:table-cell table:formula="of:=[.J39]-[.K39]" office:value-type="float" office:value="59.7462112863997" calcext:value-type="float">
            <text:p>59.7462112863997</text:p>
          </table:table-cell>
          <table:table-cell table:formula="of:=ABS([.L39])" office:value-type="float" office:value="59.7462112863997" calcext:value-type="float">
            <text:p>59.7462112863997</text:p>
          </table:table-cell>
          <table:table-cell table:formula="of:=[.B39]+0.5*([.B40]-[.B39])" office:value-type="float" office:value="0.0970482173368558" calcext:value-type="float">
            <text:p>0.097048217336856</text:p>
          </table:table-cell>
          <table:table-cell table:formula="of:=[.C39]+0.5*([.C40]-[.C39])" office:value-type="float" office:value="0.0000159143705129984" calcext:value-type="float">
            <text:p>1.59143705129984E-05</text:p>
          </table:table-cell>
          <table:table-cell table:formula="of:=SQRT(([.B40]-[.N39])^2+([.C40]-[.O39])^2)*SQRT(([.F39]-[.O39])^2+([.G39]-[.N39])^2)" office:value-type="float" office:value="0.0000000718875776307008" calcext:value-type="float">
            <text:p>7.18875776307008E-08</text:p>
          </table:table-cell>
          <table:table-cell table:formula="of:=(-([.B40]-[.N39])*([.F39]-[.O39])+([.C40]-[.O39])*([.G39]-[.N39]))/[.P39]" office:value-type="float" office:value="0.493762641245729" calcext:value-type="float">
            <text:p>0.493762641245729</text:p>
          </table:table-cell>
          <table:table-cell table:formula="of:=DEGREES(ACOS([.Q39]))" office:value-type="float" office:value="60.4118094471318" calcext:value-type="float">
            <text:p>60.4118094471318</text:p>
          </table:table-cell>
          <table:table-cell table:number-columns-repeated="6"/>
          <table:table-cell table:formula="of:=[.M39]-DEGREES(ACOS([.Q39]))" office:value-type="float" office:value="-0.665598160732138" calcext:value-type="float">
            <text:p>-0.665598160732138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101508883761672" calcext:value-type="float">
            <text:p>0.101508883761672</text:p>
          </table:table-cell>
          <table:table-cell table:formula="of:=[.C39]+[.E40]" office:value-type="float" office:value="0.0000160643705129985" calcext:value-type="float">
            <text:p>1.60643705129985E-05</text:p>
          </table:table-cell>
          <table:table-cell table:formula="of:=[$Arkusz3.C33]" office:value-type="float" office:value="0.000032262193006058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0]*[.C40]+((1/3)*[.E41]+[.C40])*(1/2)*[.E41])/([.C40]+(1/2)*[.E41])" office:value-type="float" office:value="0.00000795742089258656" calcext:value-type="float">
            <text:p>7.95742089258656E-06</text:p>
          </table:table-cell>
          <table:table-cell table:formula="of:=(((1/2)*([.B41]-[.B40])+[.B40])*[.C40]+((2/3)*([.B41]-[.B40])+[.B40])*(1/2)*[.E41])/([.C40]+(1/2)*[.E41])" office:value-type="float" office:value="0.106378612262491" calcext:value-type="float">
            <text:p>0.106378612262491</text:p>
          </table:table-cell>
          <table:table-cell table:formula="of:=(((1/2)*([.D40]-[.C41])+[.C40]+[.E41])*([.D40]-[.C41])+((2/3)*[.E41]+[.C40])*(1/2)*[.E41])/([.D40]-[.C41]+(1/2)*[.E41])" office:value-type="float" office:value="0.0000240880523711801" calcext:value-type="float">
            <text:p>2.40880523711801E-05</text:p>
          </table:table-cell>
          <table:table-cell table:formula="of:=(((1/2)*([.B41]-[.B40])+[.B40])*([.D40]-[.C41])+((1/3)*([.B41]-[.B40])+[.B40])*(1/2)*[.E41])/([.D40]-[.C41]+(1/2)*[.E41])" office:value-type="float" office:value="0.106408901328421" calcext:value-type="float">
            <text:p>0.106408901328421</text:p>
          </table:table-cell>
          <table:table-cell table:formula="of:=DEGREES(ATAN(([.G40]-[.I40])/([.H40]-[.F40])))" office:value-type="float" office:value="-61.9621877836381" calcext:value-type="float">
            <text:p>-61.9621877836381</text:p>
          </table:table-cell>
          <table:table-cell table:formula="of:=DEGREES(ATAN(([.C41]-[.C40])/([.B41]-[.B40])))" office:value-type="float" office:value="-0.00175931060966125" calcext:value-type="float">
            <text:p>-0.001759310609661</text:p>
          </table:table-cell>
          <table:table-cell table:formula="of:=[.J40]-[.K40]" office:value-type="float" office:value="-61.9604284730284" calcext:value-type="float">
            <text:p>-61.9604284730284</text:p>
          </table:table-cell>
          <table:table-cell table:formula="of:=ABS([.L40])" office:value-type="float" office:value="61.9604284730284" calcext:value-type="float">
            <text:p>61.9604284730284</text:p>
          </table:table-cell>
          <table:table-cell table:formula="of:=[.B40]+0.5*([.B41]-[.B40])" office:value-type="float" office:value="0.106393960266677" calcext:value-type="float">
            <text:p>0.106393960266677</text:p>
          </table:table-cell>
          <table:table-cell table:formula="of:=[.C40]+0.5*([.C41]-[.C40])" office:value-type="float" office:value="0.0000159143705129984" calcext:value-type="float">
            <text:p>1.59143705129984E-05</text:p>
          </table:table-cell>
          <table:table-cell table:formula="of:=SQRT(([.B41]-[.N40])^2+([.C41]-[.O40])^2)*SQRT(([.F40]-[.O40])^2+([.G40]-[.N40])^2)" office:value-type="float" office:value="0.0000000844531088100836" calcext:value-type="float">
            <text:p>8.44531088100836E-08</text:p>
          </table:table-cell>
          <table:table-cell table:formula="of:=(-([.B41]-[.N40])*([.F40]-[.O40])+([.C41]-[.O40])*([.G40]-[.N40]))/[.P40]" office:value-type="float" office:value="0.46028631024374" calcext:value-type="float">
            <text:p>0.46028631024374</text:p>
          </table:table-cell>
          <table:table-cell table:formula="of:=DEGREES(ACOS([.Q40]))" office:value-type="float" office:value="62.5944158785807" calcext:value-type="float">
            <text:p>62.5944158785807</text:p>
          </table:table-cell>
          <table:table-cell table:number-columns-repeated="6"/>
          <table:table-cell table:formula="of:=[.M40]-DEGREES(ACOS([.Q40]))" office:value-type="float" office:value="-0.633987405552318" calcext:value-type="float">
            <text:p>-0.633987405552318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111279036771681" calcext:value-type="float">
            <text:p>0.111279036771681</text:p>
          </table:table-cell>
          <table:table-cell table:formula="of:=[.C40]+[.E41]" office:value-type="float" office:value="0.0000157643705129985" calcext:value-type="float">
            <text:p>1.57643705129985E-05</text:p>
          </table:table-cell>
          <table:table-cell table:formula="of:=[$Arkusz3.C34]" office:value-type="float" office:value="0.000032262193006058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1]*[.C41]+((1/3)*[.E42]+[.C41])*(1/2)*[.E42])/([.C41]+(1/2)*[.E42])" office:value-type="float" office:value="0.00000795742089258656" calcext:value-type="float">
            <text:p>7.95742089258656E-06</text:p>
          </table:table-cell>
          <table:table-cell table:formula="of:=(((1/2)*([.B42]-[.B41])+[.B41])*[.C41]+((2/3)*([.B42]-[.B41])+[.B41])*(1/2)*[.E42])/([.C41]+(1/2)*[.E42])" office:value-type="float" office:value="0.11664618226731" calcext:value-type="float">
            <text:p>0.11664618226731</text:p>
          </table:table-cell>
          <table:table-cell table:formula="of:=(((1/2)*([.D41]-[.C42])+[.C41]+[.E42])*([.D41]-[.C42])+((2/3)*[.E42]+[.C41])*(1/2)*[.E42])/([.D41]-[.C42]+(1/2)*[.E42])" office:value-type="float" office:value="0.0000240880523711802" calcext:value-type="float">
            <text:p>2.40880523711802E-05</text:p>
          </table:table-cell>
          <table:table-cell table:formula="of:=(((1/2)*([.B42]-[.B41])+[.B41])*([.D41]-[.C42])+((1/3)*([.B42]-[.B41])+[.B41])*(1/2)*[.E42])/([.D41]-[.C42]+(1/2)*[.E42])" office:value-type="float" office:value="0.116613008442579" calcext:value-type="float">
            <text:p>0.116613008442579</text:p>
          </table:table-cell>
          <table:table-cell table:formula="of:=DEGREES(ATAN(([.G41]-[.I41])/([.H41]-[.F41])))" office:value-type="float" office:value="64.0688587946031" calcext:value-type="float">
            <text:p>64.0688587946031</text:p>
          </table:table-cell>
          <table:table-cell table:formula="of:=DEGREES(ATAN(([.C42]-[.C41])/([.B42]-[.B41])))" office:value-type="float" office:value="0.00160632292125019" calcext:value-type="float">
            <text:p>0.00160632292125</text:p>
          </table:table-cell>
          <table:table-cell table:formula="of:=[.J41]-[.K41]" office:value-type="float" office:value="64.0672524716818" calcext:value-type="float">
            <text:p>64.0672524716818</text:p>
          </table:table-cell>
          <table:table-cell table:formula="of:=ABS([.L41])" office:value-type="float" office:value="64.0672524716818" calcext:value-type="float">
            <text:p>64.0672524716818</text:p>
          </table:table-cell>
          <table:table-cell table:formula="of:=[.B41]+0.5*([.B42]-[.B41])" office:value-type="float" office:value="0.116629372504936" calcext:value-type="float">
            <text:p>0.116629372504936</text:p>
          </table:table-cell>
          <table:table-cell table:formula="of:=[.C41]+0.5*([.C42]-[.C41])" office:value-type="float" office:value="0.0000159143705129984" calcext:value-type="float">
            <text:p>1.59143705129984E-05</text:p>
          </table:table-cell>
          <table:table-cell table:formula="of:=SQRT(([.B42]-[.N41])^2+([.C42]-[.O41])^2)*SQRT(([.F41]-[.O41])^2+([.G41]-[.N41])^2)" office:value-type="float" office:value="0.0000000995049045339416" calcext:value-type="float">
            <text:p>9.95049045339416E-08</text:p>
          </table:table-cell>
          <table:table-cell table:formula="of:=(-([.B42]-[.N41])*([.F41]-[.O41])+([.C42]-[.O41])*([.G41]-[.N41]))/[.P41]" office:value-type="float" office:value="0.427867083995133" calcext:value-type="float">
            <text:p>0.427867083995133</text:p>
          </table:table-cell>
          <table:table-cell table:formula="of:=DEGREES(ACOS([.Q41]))" office:value-type="float" office:value="64.667724099671" calcext:value-type="float">
            <text:p>64.667724099671</text:p>
          </table:table-cell>
          <table:table-cell table:number-columns-repeated="6"/>
          <table:table-cell table:formula="of:=[.M41]-DEGREES(ACOS([.Q41]))" office:value-type="float" office:value="-0.60047162798918" calcext:value-type="float">
            <text:p>-0.60047162798918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2197970823819" calcext:value-type="float">
            <text:p>0.12197970823819</text:p>
          </table:table-cell>
          <table:table-cell table:formula="of:=[.C41]+[.E42]" office:value-type="float" office:value="0.0000160643705129985" calcext:value-type="float">
            <text:p>1.60643705129985E-05</text:p>
          </table:table-cell>
          <table:table-cell table:formula="of:=[$Arkusz3.C35]" office:value-type="float" office:value="0.0000322621930060586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2]*[.C42]+((1/3)*[.E43]+[.C42])*(1/2)*[.E43])/([.C42]+(1/2)*[.E43])" office:value-type="float" office:value="0.00000795742089258656" calcext:value-type="float">
            <text:p>7.95742089258656E-06</text:p>
          </table:table-cell>
          <table:table-cell table:formula="of:=(((1/2)*([.B43]-[.B42])+[.B42])*[.C42]+((2/3)*([.B43]-[.B42])+[.B42])*(1/2)*[.E43])/([.C42]+(1/2)*[.E43])" office:value-type="float" office:value="0.127821630774326" calcext:value-type="float">
            <text:p>0.127821630774326</text:p>
          </table:table-cell>
          <table:table-cell table:formula="of:=(((1/2)*([.D42]-[.C43])+[.C42]+[.E43])*([.D42]-[.C43])+((2/3)*[.E43]+[.C42])*(1/2)*[.E43])/([.D42]-[.C43]+(1/2)*[.E43])" office:value-type="float" office:value="0.0000240880523711802" calcext:value-type="float">
            <text:p>2.40880523711802E-05</text:p>
          </table:table-cell>
          <table:table-cell table:formula="of:=(((1/2)*([.B43]-[.B42])+[.B42])*([.D42]-[.C43])+((1/3)*([.B43]-[.B42])+[.B42])*(1/2)*[.E43])/([.D42]-[.C43]+(1/2)*[.E43])" office:value-type="float" office:value="0.127857966758319" calcext:value-type="float">
            <text:p>0.127857966758319</text:p>
          </table:table-cell>
          <table:table-cell table:formula="of:=DEGREES(ATAN(([.G42]-[.I42])/([.H42]-[.F42])))" office:value-type="float" office:value="-66.0621317789203" calcext:value-type="float">
            <text:p>-66.0621317789203</text:p>
          </table:table-cell>
          <table:table-cell table:formula="of:=DEGREES(ATAN(([.C43]-[.C42])/([.B43]-[.B42])))" office:value-type="float" office:value="-0.00146653177365615" calcext:value-type="float">
            <text:p>-0.001466531773656</text:p>
          </table:table-cell>
          <table:table-cell table:formula="of:=[.J42]-[.K42]" office:value-type="float" office:value="-66.0606652471466" calcext:value-type="float">
            <text:p>-66.0606652471466</text:p>
          </table:table-cell>
          <table:table-cell table:formula="of:=ABS([.L42])" office:value-type="float" office:value="66.0606652471466" calcext:value-type="float">
            <text:p>66.0606652471466</text:p>
          </table:table-cell>
          <table:table-cell table:formula="of:=[.B42]+0.5*([.B43]-[.B42])" office:value-type="float" office:value="0.127840042858598" calcext:value-type="float">
            <text:p>0.127840042858598</text:p>
          </table:table-cell>
          <table:table-cell table:formula="of:=[.C42]+0.5*([.C43]-[.C42])" office:value-type="float" office:value="0.0000159143705129984" calcext:value-type="float">
            <text:p>1.59143705129984E-05</text:p>
          </table:table-cell>
          <table:table-cell table:formula="of:=SQRT(([.B43]-[.N42])^2+([.C43]-[.O42])^2)*SQRT(([.F42]-[.O42])^2+([.G42]-[.N42])^2)" office:value-type="float" office:value="0.000000117545792841563" calcext:value-type="float">
            <text:p>1.17545792841563E-07</text:p>
          </table:table-cell>
          <table:table-cell table:formula="of:=(-([.B43]-[.N42])*([.F42]-[.O42])+([.C43]-[.O42])*([.G42]-[.N42]))/[.P42]" office:value-type="float" office:value="0.396723251582799" calcext:value-type="float">
            <text:p>0.396723251582799</text:p>
          </table:table-cell>
          <table:table-cell table:formula="of:=DEGREES(ACOS([.Q42]))" office:value-type="float" office:value="66.6265077292184" calcext:value-type="float">
            <text:p>66.6265077292184</text:p>
          </table:table-cell>
          <table:table-cell table:number-columns-repeated="6"/>
          <table:table-cell table:formula="of:=[.M42]-DEGREES(ACOS([.Q42]))" office:value-type="float" office:value="-0.565842482071759" calcext:value-type="float">
            <text:p>-0.565842482071759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133700377479006" calcext:value-type="float">
            <text:p>0.133700377479006</text:p>
          </table:table-cell>
          <table:table-cell table:formula="of:=[.C42]+[.E43]" office:value-type="float" office:value="0.0000157643705129985" calcext:value-type="float">
            <text:p>1.57643705129985E-05</text:p>
          </table:table-cell>
          <table:table-cell table:formula="of:=[$Arkusz3.C36]" office:value-type="float" office:value="0.0000322621930060587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3]*[.C43]+((1/3)*[.E44]+[.C43])*(1/2)*[.E44])/([.C43]+(1/2)*[.E44])" office:value-type="float" office:value="0.00000795742089258656" calcext:value-type="float">
            <text:p>7.95742089258656E-06</text:p>
          </table:table-cell>
          <table:table-cell table:formula="of:=(((1/2)*([.B44]-[.B43])+[.B43])*[.C43]+((2/3)*([.B44]-[.B43])+[.B43])*(1/2)*[.E44])/([.C43]+(1/2)*[.E44])" office:value-type="float" office:value="0.140139883639146" calcext:value-type="float">
            <text:p>0.140139883639146</text:p>
          </table:table-cell>
          <table:table-cell table:formula="of:=(((1/2)*([.D43]-[.C44])+[.C43]+[.E44])*([.D43]-[.C44])+((2/3)*[.E44]+[.C43])*(1/2)*[.E44])/([.D43]-[.C44]+(1/2)*[.E44])" office:value-type="float" office:value="0.0000240880523711803" calcext:value-type="float">
            <text:p>2.40880523711803E-05</text:p>
          </table:table-cell>
          <table:table-cell table:formula="of:=(((1/2)*([.B44]-[.B43])+[.B43])*([.D43]-[.C44])+((1/3)*([.B44]-[.B43])+[.B43])*(1/2)*[.E44])/([.D43]-[.C44]+(1/2)*[.E44])" office:value-type="float" office:value="0.140100081653364" calcext:value-type="float">
            <text:p>0.140100081653364</text:p>
          </table:table-cell>
          <table:table-cell table:formula="of:=DEGREES(ATAN(([.G43]-[.I43])/([.H43]-[.F43])))" office:value-type="float" office:value="67.9386640306902" calcext:value-type="float">
            <text:p>67.9386640306902</text:p>
          </table:table-cell>
          <table:table-cell table:formula="of:=DEGREES(ATAN(([.C44]-[.C43])/([.B44]-[.B43])))" office:value-type="float" office:value="0.00133882453368377" calcext:value-type="float">
            <text:p>0.001338824533684</text:p>
          </table:table-cell>
          <table:table-cell table:formula="of:=[.J43]-[.K43]" office:value-type="float" office:value="67.9373252061565" calcext:value-type="float">
            <text:p>67.9373252061565</text:p>
          </table:table-cell>
          <table:table-cell table:formula="of:=ABS([.L43])" office:value-type="float" office:value="67.9373252061565" calcext:value-type="float">
            <text:p>67.9373252061565</text:p>
          </table:table-cell>
          <table:table-cell table:formula="of:=[.B43]+0.5*([.B44]-[.B43])" office:value-type="float" office:value="0.140119715270607" calcext:value-type="float">
            <text:p>0.140119715270607</text:p>
          </table:table-cell>
          <table:table-cell table:formula="of:=[.C43]+0.5*([.C44]-[.C43])" office:value-type="float" office:value="0.0000159143705129984" calcext:value-type="float">
            <text:p>1.59143705129984E-05</text:p>
          </table:table-cell>
          <table:table-cell table:formula="of:=SQRT(([.B44]-[.N43])^2+([.C44]-[.O43])^2)*SQRT(([.F43]-[.O43])^2+([.G43]-[.N43])^2)" office:value-type="float" office:value="0.000000139179198730144" calcext:value-type="float">
            <text:p>1.39179198730144E-07</text:p>
          </table:table-cell>
          <table:table-cell table:formula="of:=(-([.B44]-[.N43])*([.F43]-[.O43])+([.C44]-[.O43])*([.G43]-[.N43]))/[.P43]" office:value-type="float" office:value="0.367018729275014" calcext:value-type="float">
            <text:p>0.367018729275014</text:p>
          </table:table-cell>
          <table:table-cell table:formula="of:=DEGREES(ACOS([.Q43]))" office:value-type="float" office:value="68.4681283291889" calcext:value-type="float">
            <text:p>68.4681283291889</text:p>
          </table:table-cell>
          <table:table-cell table:number-columns-repeated="6"/>
          <table:table-cell table:formula="of:=[.M43]-DEGREES(ACOS([.Q43]))" office:value-type="float" office:value="-0.530803123032413" calcext:value-type="float">
            <text:p>-0.530803123032413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146539053062207" calcext:value-type="float">
            <text:p>0.146539053062207</text:p>
          </table:table-cell>
          <table:table-cell table:formula="of:=[.C43]+[.E44]" office:value-type="float" office:value="0.0000160643705129985" calcext:value-type="float">
            <text:p>1.60643705129985E-05</text:p>
          </table:table-cell>
          <table:table-cell table:formula="of:=[$Arkusz3.C37]" office:value-type="float" office:value="0.0000322621930060589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4]*[.C44]+((1/3)*[.E45]+[.C44])*(1/2)*[.E45])/([.C44]+(1/2)*[.E45])" office:value-type="float" office:value="0.00000795742089258656" calcext:value-type="float">
            <text:p>7.95742089258656E-06</text:p>
          </table:table-cell>
          <table:table-cell table:formula="of:=(((1/2)*([.B45]-[.B44])+[.B44])*[.C44]+((2/3)*([.B45]-[.B44])+[.B44])*(1/2)*[.E45])/([.C44]+(1/2)*[.E45])" office:value-type="float" office:value="0.15354897940811" calcext:value-type="float">
            <text:p>0.15354897940811</text:p>
          </table:table-cell>
          <table:table-cell table:formula="of:=(((1/2)*([.D44]-[.C45])+[.C44]+[.E45])*([.D44]-[.C45])+((2/3)*[.E45]+[.C44])*(1/2)*[.E45])/([.D44]-[.C45]+(1/2)*[.E45])" office:value-type="float" office:value="0.0000240880523711804" calcext:value-type="float">
            <text:p>2.40880523711804E-05</text:p>
          </table:table-cell>
          <table:table-cell table:formula="of:=(((1/2)*([.B45]-[.B44])+[.B44])*([.D44]-[.C45])+((1/3)*([.B45]-[.B44])+[.B44])*(1/2)*[.E45])/([.D44]-[.C45]+(1/2)*[.E45])" office:value-type="float" office:value="0.153592580221013" calcext:value-type="float">
            <text:p>0.153592580221013</text:p>
          </table:table-cell>
          <table:table-cell table:formula="of:=DEGREES(ATAN(([.G44]-[.I44])/([.H44]-[.F44])))" office:value-type="float" office:value="-69.6974557886891" calcext:value-type="float">
            <text:p>-69.6974557886891</text:p>
          </table:table-cell>
          <table:table-cell table:formula="of:=DEGREES(ATAN(([.C45]-[.C44])/([.B45]-[.B44])))" office:value-type="float" office:value="-0.00122217618221633" calcext:value-type="float">
            <text:p>-0.001222176182216</text:p>
          </table:table-cell>
          <table:table-cell table:formula="of:=[.J44]-[.K44]" office:value-type="float" office:value="-69.6962336125069" calcext:value-type="float">
            <text:p>-69.6962336125069</text:p>
          </table:table-cell>
          <table:table-cell table:formula="of:=ABS([.L44])" office:value-type="float" office:value="69.6962336125069" calcext:value-type="float">
            <text:p>69.6962336125069</text:p>
          </table:table-cell>
          <table:table-cell table:formula="of:=[.B44]+0.5*([.B45]-[.B44])" office:value-type="float" office:value="0.153571072709386" calcext:value-type="float">
            <text:p>0.153571072709386</text:p>
          </table:table-cell>
          <table:table-cell table:formula="of:=[.C44]+0.5*([.C45]-[.C44])" office:value-type="float" office:value="0.0000159143705129984" calcext:value-type="float">
            <text:p>1.59143705129984E-05</text:p>
          </table:table-cell>
          <table:table-cell table:formula="of:=SQRT(([.B45]-[.N44])^2+([.C45]-[.O44])^2)*SQRT(([.F44]-[.O44])^2+([.G44]-[.N44])^2)" office:value-type="float" office:value="0.000000165129281960135" calcext:value-type="float">
            <text:p>1.65129281960135E-07</text:p>
          </table:table-cell>
          <table:table-cell table:formula="of:=(-([.B45]-[.N44])*([.F44]-[.O44])+([.C45]-[.O44])*([.G44]-[.N44]))/[.P44]" office:value-type="float" office:value="0.338866247059962" calcext:value-type="float">
            <text:p>0.338866247059962</text:p>
          </table:table-cell>
          <table:table-cell table:formula="of:=DEGREES(ACOS([.Q44]))" office:value-type="float" office:value="70.1921852314641" calcext:value-type="float">
            <text:p>70.1921852314641</text:p>
          </table:table-cell>
          <table:table-cell table:number-columns-repeated="6"/>
          <table:table-cell table:formula="of:=[.M44]-DEGREES(ACOS([.Q44]))" office:value-type="float" office:value="-0.495951618957207" calcext:value-type="float">
            <text:p>-0.495951618957207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60603092356564" calcext:value-type="float">
            <text:p>0.160603092356564</text:p>
          </table:table-cell>
          <table:table-cell table:formula="of:=[.C44]+[.E45]" office:value-type="float" office:value="0.0000157643705129985" calcext:value-type="float">
            <text:p>1.57643705129985E-05</text:p>
          </table:table-cell>
          <table:table-cell table:formula="of:=[$Arkusz3.C38]" office:value-type="float" office:value="0.0000322621930060591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5]*[.C45]+((1/3)*[.E46]+[.C45])*(1/2)*[.E46])/([.C45]+(1/2)*[.E46])" office:value-type="float" office:value="0.00000795742089258656" calcext:value-type="float">
            <text:p>7.95742089258656E-06</text:p>
          </table:table-cell>
          <table:table-cell table:formula="of:=(((1/2)*([.B46]-[.B45])+[.B45])*[.C45]+((2/3)*([.B46]-[.B45])+[.B45])*(1/2)*[.E46])/([.C45]+(1/2)*[.E46])" office:value-type="float" office:value="0.168330798785555" calcext:value-type="float">
            <text:p>0.168330798785555</text:p>
          </table:table-cell>
          <table:table-cell table:formula="of:=(((1/2)*([.D45]-[.C46])+[.C45]+[.E46])*([.D45]-[.C46])+((2/3)*[.E46]+[.C45])*(1/2)*[.E46])/([.D45]-[.C46]+(1/2)*[.E46])" office:value-type="float" office:value="0.0000240880523711805" calcext:value-type="float">
            <text:p>2.40880523711805E-05</text:p>
          </table:table-cell>
          <table:table-cell table:formula="of:=(((1/2)*([.B46]-[.B45])+[.B45])*([.D45]-[.C46])+((1/3)*([.B46]-[.B45])+[.B45])*(1/2)*[.E46])/([.D45]-[.C46]+(1/2)*[.E46])" office:value-type="float" office:value="0.168283034554298" calcext:value-type="float">
            <text:p>0.168283034554298</text:p>
          </table:table-cell>
          <table:table-cell table:formula="of:=DEGREES(ATAN(([.G45]-[.I45])/([.H45]-[.F45])))" office:value-type="float" office:value="71.3394739899598" calcext:value-type="float">
            <text:p>71.3394739899598</text:p>
          </table:table-cell>
          <table:table-cell table:formula="of:=DEGREES(ATAN(([.C46]-[.C45])/([.B46]-[.B45])))" office:value-type="float" office:value="0.00111564393804338" calcext:value-type="float">
            <text:p>0.001115643938043</text:p>
          </table:table-cell>
          <table:table-cell table:formula="of:=[.J45]-[.K45]" office:value-type="float" office:value="71.3383583460217" calcext:value-type="float">
            <text:p>71.3383583460217</text:p>
          </table:table-cell>
          <table:table-cell table:formula="of:=ABS([.L45])" office:value-type="float" office:value="71.3383583460217" calcext:value-type="float">
            <text:p>71.3383583460217</text:p>
          </table:table-cell>
          <table:table-cell table:formula="of:=[.B45]+0.5*([.B46]-[.B45])" office:value-type="float" office:value="0.168306595806732" calcext:value-type="float">
            <text:p>0.168306595806732</text:p>
          </table:table-cell>
          <table:table-cell table:formula="of:=[.C45]+0.5*([.C46]-[.C45])" office:value-type="float" office:value="0.0000159143705129984" calcext:value-type="float">
            <text:p>1.59143705129984E-05</text:p>
          </table:table-cell>
          <table:table-cell table:formula="of:=SQRT(([.B46]-[.N45])^2+([.C46]-[.O45])^2)*SQRT(([.F45]-[.O45])^2+([.G45]-[.N45])^2)" office:value-type="float" office:value="0.000000196265136096313" calcext:value-type="float">
            <text:p>1.96265136096313E-07</text:p>
          </table:table-cell>
          <table:table-cell table:formula="of:=(-([.B46]-[.N45])*([.F45]-[.O45])+([.C46]-[.O45])*([.G45]-[.N45]))/[.P45]" office:value-type="float" office:value="0.312332697083794" calcext:value-type="float">
            <text:p>0.312332697083794</text:p>
          </table:table-cell>
          <table:table-cell table:formula="of:=DEGREES(ACOS([.Q45]))" office:value-type="float" office:value="71.8001339812312" calcext:value-type="float">
            <text:p>71.8001339812312</text:p>
          </table:table-cell>
          <table:table-cell table:number-columns-repeated="6"/>
          <table:table-cell table:formula="of:=[.M45]-DEGREES(ACOS([.Q45]))" office:value-type="float" office:value="-0.461775635209506" calcext:value-type="float">
            <text:p>-0.461775635209506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1760100992569" calcext:value-type="float">
            <text:p>0.1760100992569</text:p>
          </table:table-cell>
          <table:table-cell table:formula="of:=[.C45]+[.E46]" office:value-type="float" office:value="0.0000160643705129985" calcext:value-type="float">
            <text:p>1.60643705129985E-05</text:p>
          </table:table-cell>
          <table:table-cell table:formula="of:=[$Arkusz3.C39]" office:value-type="float" office:value="0.000032262193006059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6]*[.C46]+((1/3)*[.E47]+[.C46])*(1/2)*[.E47])/([.C46]+(1/2)*[.E47])" office:value-type="float" office:value="0.00000795742089258656" calcext:value-type="float">
            <text:p>7.95742089258656E-06</text:p>
          </table:table-cell>
          <table:table-cell table:formula="of:=(((1/2)*([.B47]-[.B46])+[.B46])*[.C46]+((2/3)*([.B47]-[.B46])+[.B46])*(1/2)*[.E47])/([.C46]+(1/2)*[.E47])" office:value-type="float" office:value="0.184422988381677" calcext:value-type="float">
            <text:p>0.184422988381677</text:p>
          </table:table-cell>
          <table:table-cell table:formula="of:=(((1/2)*([.D46]-[.C47])+[.C46]+[.E47])*([.D46]-[.C47])+((2/3)*[.E47]+[.C46])*(1/2)*[.E47])/([.D46]-[.C47]+(1/2)*[.E47])" office:value-type="float" office:value="0.0000240880523711806" calcext:value-type="float">
            <text:p>2.40880523711806E-05</text:p>
          </table:table-cell>
          <table:table-cell table:formula="of:=(((1/2)*([.B47]-[.B46])+[.B46])*([.D46]-[.C47])+((1/3)*([.B47]-[.B46])+[.B46])*(1/2)*[.E47])/([.D46]-[.C47]+(1/2)*[.E47])" office:value-type="float" office:value="0.184475315437143" calcext:value-type="float">
            <text:p>0.184475315437143</text:p>
          </table:table-cell>
          <table:table-cell table:formula="of:=DEGREES(ATAN(([.G46]-[.I46])/([.H46]-[.F46])))" office:value-type="float" office:value="-72.8672691506318" calcext:value-type="float">
            <text:p>-72.8672691506318</text:p>
          </table:table-cell>
          <table:table-cell table:formula="of:=DEGREES(ATAN(([.C47]-[.C46])/([.B47]-[.B46])))" office:value-type="float" office:value="-0.00101836181273539" calcext:value-type="float">
            <text:p>-0.001018361812735</text:p>
          </table:table-cell>
          <table:table-cell table:formula="of:=[.J46]-[.K46]" office:value-type="float" office:value="-72.8662507888191" calcext:value-type="float">
            <text:p>-72.8662507888191</text:p>
          </table:table-cell>
          <table:table-cell table:formula="of:=ABS([.L46])" office:value-type="float" office:value="72.8662507888191" calcext:value-type="float">
            <text:p>72.8662507888191</text:p>
          </table:table-cell>
          <table:table-cell table:formula="of:=[.B46]+0.5*([.B47]-[.B46])" office:value-type="float" office:value="0.184449503424042" calcext:value-type="float">
            <text:p>0.184449503424042</text:p>
          </table:table-cell>
          <table:table-cell table:formula="of:=[.C46]+0.5*([.C47]-[.C46])" office:value-type="float" office:value="0.0000159143705129984" calcext:value-type="float">
            <text:p>1.59143705129984E-05</text:p>
          </table:table-cell>
          <table:table-cell table:formula="of:=SQRT(([.B47]-[.N46])^2+([.C47]-[.O46])^2)*SQRT(([.F46]-[.O46])^2+([.G46]-[.N46])^2)" office:value-type="float" office:value="0.00000023362985929181" calcext:value-type="float">
            <text:p>2.3362985929181E-07</text:p>
          </table:table-cell>
          <table:table-cell table:formula="of:=(-([.B47]-[.N46])*([.F46]-[.O46])+([.C47]-[.O46])*([.G46]-[.N46]))/[.P46]" office:value-type="float" office:value="0.287445668306971" calcext:value-type="float">
            <text:p>0.287445668306971</text:p>
          </table:table-cell>
          <table:table-cell table:formula="of:=DEGREES(ACOS([.Q46]))" office:value-type="float" office:value="73.2949064546659" calcext:value-type="float">
            <text:p>73.2949064546659</text:p>
          </table:table-cell>
          <table:table-cell table:number-columns-repeated="6"/>
          <table:table-cell table:formula="of:=[.M46]-DEGREES(ACOS([.Q46]))" office:value-type="float" office:value="-0.428655665846804" calcext:value-type="float">
            <text:p>-0.428655665846804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92888907591184" calcext:value-type="float">
            <text:p>0.192888907591184</text:p>
          </table:table-cell>
          <table:table-cell table:formula="of:=[.C46]+[.E47]" office:value-type="float" office:value="0.0000157643705129985" calcext:value-type="float">
            <text:p>1.57643705129985E-05</text:p>
          </table:table-cell>
          <table:table-cell table:formula="of:=[$Arkusz3.C40]" office:value-type="float" office:value="0.0000322621930060595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7]*[.C47]+((1/3)*[.E48]+[.C47])*(1/2)*[.E48])/([.C47]+(1/2)*[.E48])" office:value-type="float" office:value="0.00000795742089258656" calcext:value-type="float">
            <text:p>7.95742089258656E-06</text:p>
          </table:table-cell>
          <table:table-cell table:formula="of:=(((1/2)*([.B48]-[.B47])+[.B47])*[.C47]+((2/3)*([.B48]-[.B47])+[.B47])*(1/2)*[.E48])/([.C47]+(1/2)*[.E48])" office:value-type="float" office:value="0.202163831837361" calcext:value-type="float">
            <text:p>0.202163831837361</text:p>
          </table:table-cell>
          <table:table-cell table:formula="of:=(((1/2)*([.D47]-[.C48])+[.C47]+[.E48])*([.D47]-[.C48])+((2/3)*[.E48]+[.C47])*(1/2)*[.E48])/([.D47]-[.C48]+(1/2)*[.E48])" office:value-type="float" office:value="0.0000240880523711807" calcext:value-type="float">
            <text:p>2.40880523711807E-05</text:p>
          </table:table-cell>
          <table:table-cell table:formula="of:=(((1/2)*([.B48]-[.B47])+[.B47])*([.D47]-[.C48])+((1/3)*([.B48]-[.B47])+[.B47])*(1/2)*[.E48])/([.D47]-[.C48]+(1/2)*[.E48])" office:value-type="float" office:value="0.202106504397368" calcext:value-type="float">
            <text:p>0.202106504397368</text:p>
          </table:table-cell>
          <table:table-cell table:formula="of:=DEGREES(ATAN(([.G47]-[.I47])/([.H47]-[.F47])))" office:value-type="float" office:value="74.2846114498317" calcext:value-type="float">
            <text:p>74.2846114498317</text:p>
          </table:table-cell>
          <table:table-cell table:formula="of:=DEGREES(ATAN(([.C48]-[.C47])/([.B48]-[.B47])))" office:value-type="float" office:value="0.000929535228966418" calcext:value-type="float">
            <text:p>0.000929535228966</text:p>
          </table:table-cell>
          <table:table-cell table:formula="of:=[.J47]-[.K47]" office:value-type="float" office:value="74.2836819146027" calcext:value-type="float">
            <text:p>74.2836819146027</text:p>
          </table:table-cell>
          <table:table-cell table:formula="of:=ABS([.L47])" office:value-type="float" office:value="74.2836819146027" calcext:value-type="float">
            <text:p>74.2836819146027</text:p>
          </table:table-cell>
          <table:table-cell table:formula="of:=[.B47]+0.5*([.B48]-[.B47])" office:value-type="float" office:value="0.202134783011919" calcext:value-type="float">
            <text:p>0.202134783011919</text:p>
          </table:table-cell>
          <table:table-cell table:formula="of:=[.C47]+0.5*([.C48]-[.C47])" office:value-type="float" office:value="0.0000159143705129984" calcext:value-type="float">
            <text:p>1.59143705129984E-05</text:p>
          </table:table-cell>
          <table:table-cell table:formula="of:=SQRT(([.B48]-[.N47])^2+([.C48]-[.O47])^2)*SQRT(([.F47]-[.O47])^2+([.G47]-[.N47])^2)" office:value-type="float" office:value="0.000000278475469782024" calcext:value-type="float">
            <text:p>2.78475469782024E-07</text:p>
          </table:table-cell>
          <table:table-cell table:formula="of:=(-([.B48]-[.N47])*([.F47]-[.O47])+([.C48]-[.O47])*([.G47]-[.N47]))/[.P47]" office:value-type="float" office:value="0.264200370326343" calcext:value-type="float">
            <text:p>0.264200370326343</text:p>
          </table:table-cell>
          <table:table-cell table:formula="of:=DEGREES(ACOS([.Q47]))" office:value-type="float" office:value="74.6805559048826" calcext:value-type="float">
            <text:p>74.6805559048826</text:p>
          </table:table-cell>
          <table:table-cell table:number-columns-repeated="6"/>
          <table:table-cell table:formula="of:=[.M47]-DEGREES(ACOS([.Q47]))" office:value-type="float" office:value="-0.396873990279843" calcext:value-type="float">
            <text:p>-0.396873990279843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211380658432655" calcext:value-type="float">
            <text:p>0.211380658432655</text:p>
          </table:table-cell>
          <table:table-cell table:formula="of:=[.C47]+[.E48]" office:value-type="float" office:value="0.0000160643705129985" calcext:value-type="float">
            <text:p>1.60643705129985E-05</text:p>
          </table:table-cell>
          <table:table-cell table:formula="of:=[$Arkusz3.C41]" office:value-type="float" office:value="0.0000322621930060597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48]*[.C48]+((1/3)*[.E49]+[.C48])*(1/2)*[.E49])/([.C48]+(1/2)*[.E49])" office:value-type="float" office:value="0.00000795742089258656" calcext:value-type="float">
            <text:p>7.95742089258656E-06</text:p>
          </table:table-cell>
          <table:table-cell table:formula="of:=(((1/2)*([.B49]-[.B48])+[.B48])*[.C48]+((2/3)*([.B49]-[.B48])+[.B48])*(1/2)*[.E49])/([.C48]+(1/2)*[.E49])" office:value-type="float" office:value="0.221478493863443" calcext:value-type="float">
            <text:p>0.221478493863443</text:p>
          </table:table-cell>
          <table:table-cell table:formula="of:=(((1/2)*([.D48]-[.C49])+[.C48]+[.E49])*([.D48]-[.C49])+((2/3)*[.E49]+[.C48])*(1/2)*[.E49])/([.D48]-[.C49]+(1/2)*[.E49])" office:value-type="float" office:value="0.0000240880523711808" calcext:value-type="float">
            <text:p>2.40880523711808E-05</text:p>
          </table:table-cell>
          <table:table-cell table:formula="of:=(((1/2)*([.B49]-[.B48])+[.B48])*([.D48]-[.C49])+((1/3)*([.B49]-[.B48])+[.B48])*(1/2)*[.E49])/([.D48]-[.C49]+(1/2)*[.E49])" office:value-type="float" office:value="0.221541301061639" calcext:value-type="float">
            <text:p>0.221541301061639</text:p>
          </table:table-cell>
          <table:table-cell table:formula="of:=DEGREES(ATAN(([.G48]-[.I48])/([.H48]-[.F48])))" office:value-type="float" office:value="-75.5961626441019" calcext:value-type="float">
            <text:p>-75.5961626441019</text:p>
          </table:table-cell>
          <table:table-cell table:formula="of:=DEGREES(ATAN(([.C49]-[.C48])/([.B49]-[.B48])))" office:value-type="float" office:value="-0.000848435793834093" calcext:value-type="float">
            <text:p>-0.000848435793834</text:p>
          </table:table-cell>
          <table:table-cell table:formula="of:=[.J48]-[.K48]" office:value-type="float" office:value="-75.5953142083081" calcext:value-type="float">
            <text:p>-75.5953142083081</text:p>
          </table:table-cell>
          <table:table-cell table:formula="of:=ABS([.L48])" office:value-type="float" office:value="75.5953142083081" calcext:value-type="float">
            <text:p>75.5953142083081</text:p>
          </table:table-cell>
          <table:table-cell table:formula="of:=[.B48]+0.5*([.B49]-[.B48])" office:value-type="float" office:value="0.221510319379061" calcext:value-type="float">
            <text:p>0.221510319379061</text:p>
          </table:table-cell>
          <table:table-cell table:formula="of:=[.C48]+0.5*([.C49]-[.C48])" office:value-type="float" office:value="0.0000159143705129984" calcext:value-type="float">
            <text:p>1.59143705129984E-05</text:p>
          </table:table-cell>
          <table:table-cell table:formula="of:=SQRT(([.B49]-[.N48])^2+([.C49]-[.O48])^2)*SQRT(([.F48]-[.O48])^2+([.G48]-[.N48])^2)" office:value-type="float" office:value="0.00000033230483456328" calcext:value-type="float">
            <text:p>3.3230483456328E-07</text:p>
          </table:table-cell>
          <table:table-cell table:formula="of:=(-([.B49]-[.N48])*([.F48]-[.O48])+([.C49]-[.O48])*([.G48]-[.N48]))/[.P48]" office:value-type="float" office:value="0.242566364572104" calcext:value-type="float">
            <text:p>0.242566364572104</text:p>
          </table:table-cell>
          <table:table-cell table:formula="of:=DEGREES(ACOS([.Q48]))" office:value-type="float" office:value="75.9619410744065" calcext:value-type="float">
            <text:p>75.9619410744065</text:p>
          </table:table-cell>
          <table:table-cell table:number-columns-repeated="6"/>
          <table:table-cell table:formula="of:=[.M48]-DEGREES(ACOS([.Q48]))" office:value-type="float" office:value="-0.366626866098414" calcext:value-type="float">
            <text:p>-0.366626866098414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231639980325467" calcext:value-type="float">
            <text:p>0.231639980325467</text:p>
          </table:table-cell>
          <table:table-cell table:formula="of:=[.C48]+[.E49]" office:value-type="float" office:value="0.0000157643705129985" calcext:value-type="float">
            <text:p>1.57643705129985E-05</text:p>
          </table:table-cell>
          <table:table-cell table:formula="of:=[$Arkusz3.C42]" office:value-type="float" office:value="0.0000322621930060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formula="of:=((1/2)*[.C49]*[.C49]+((1/3)*[.E50]+[.C49])*(1/2)*[.E50])/([.C49]+(1/2)*[.E50])" office:value-type="float" office:value="0.00000795742089258656" calcext:value-type="float">
            <text:p>7.95742089258656E-06</text:p>
          </table:table-cell>
          <table:table-cell table:formula="of:=(((1/2)*([.B50]-[.B49])+[.B49])*[.C49]+((2/3)*([.B50]-[.B49])+[.B49])*(1/2)*[.E50])/([.C49]+(1/2)*[.E50])" office:value-type="float" office:value="0.242772999640871" calcext:value-type="float">
            <text:p>0.242772999640871</text:p>
          </table:table-cell>
          <table:table-cell table:formula="of:=(((1/2)*([.D49]-[.C50])+[.C49]+[.E50])*([.D49]-[.C50])+((2/3)*[.E50]+[.C49])*(1/2)*[.E50])/([.D49]-[.C50]+(1/2)*[.E50])" office:value-type="float" office:value="0.0000240880523711809" calcext:value-type="float">
            <text:p>2.40880523711809E-05</text:p>
          </table:table-cell>
          <table:table-cell table:formula="of:=(((1/2)*([.B50]-[.B49])+[.B49])*([.D49]-[.C50])+((1/3)*([.B50]-[.B49])+[.B49])*(1/2)*[.E50])/([.D49]-[.C50]+(1/2)*[.E50])" office:value-type="float" office:value="0.242704187488901" calcext:value-type="float">
            <text:p>0.242704187488901</text:p>
          </table:table-cell>
          <table:table-cell table:formula="of:=DEGREES(ATAN(([.G49]-[.I49])/([.H49]-[.F49])))" office:value-type="float" office:value="76.807192446184" calcext:value-type="float">
            <text:p>76.807192446184</text:p>
          </table:table-cell>
          <table:table-cell table:formula="of:=DEGREES(ATAN(([.C50]-[.C49])/([.B50]-[.B49])))" office:value-type="float" office:value="0.000774396288086769" calcext:value-type="float">
            <text:p>0.000774396288087</text:p>
          </table:table-cell>
          <table:table-cell table:formula="of:=[.J49]-[.K49]" office:value-type="float" office:value="76.8064180498959" calcext:value-type="float">
            <text:p>76.8064180498959</text:p>
          </table:table-cell>
          <table:table-cell table:formula="of:=ABS([.L49])" office:value-type="float" office:value="76.8064180498959" calcext:value-type="float">
            <text:p>76.8064180498959</text:p>
          </table:table-cell>
          <table:table-cell table:formula="of:=[.B49]+0.5*([.B50]-[.B49])" office:value-type="float" office:value="0.242738131309213" calcext:value-type="float">
            <text:p>0.242738131309213</text:p>
          </table:table-cell>
          <table:table-cell table:formula="of:=[.C49]+0.5*([.C50]-[.C49])" office:value-type="float" office:value="0.0000159143705129984" calcext:value-type="float">
            <text:p>1.59143705129984E-05</text:p>
          </table:table-cell>
          <table:table-cell table:formula="of:=SQRT(([.B50]-[.N49])^2+([.C50]-[.O49])^2)*SQRT(([.F49]-[.O49])^2+([.G49]-[.N49])^2)" office:value-type="float" office:value="0.000000396922014743475" calcext:value-type="float">
            <text:p>3.96922014743475E-07</text:p>
          </table:table-cell>
          <table:table-cell table:formula="of:=(-([.B50]-[.N49])*([.F49]-[.O49])+([.C50]-[.O49])*([.G49]-[.N49]))/[.P49]" office:value-type="float" office:value="0.222493727298577" calcext:value-type="float">
            <text:p>0.222493727298577</text:p>
          </table:table-cell>
          <table:table-cell table:formula="of:=DEGREES(ACOS([.Q49]))" office:value-type="float" office:value="77.1444560525605" calcext:value-type="float">
            <text:p>77.1444560525605</text:p>
          </table:table-cell>
          <table:table-cell table:number-columns-repeated="6"/>
          <table:table-cell table:formula="of:=[.M49]-DEGREES(ACOS([.Q49]))" office:value-type="float" office:value="-0.338038002664575" calcext:value-type="float">
            <text:p>-0.338038002664575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253836282292958" calcext:value-type="float">
            <text:p>0.253836282292958</text:p>
          </table:table-cell>
          <table:table-cell table:formula="of:=[.C49]+[.E50]" office:value-type="float" office:value="0.0000160643705129985" calcext:value-type="float">
            <text:p>1.60643705129985E-05</text:p>
          </table:table-cell>
          <table:table-cell table:formula="of:=[$Arkusz3.C43]" office:value-type="float" office:value="0.0000322621930060603" calcext:value-type="float">
            <text:p>3.23E-05</text:p>
          </table:table-cell>
          <table:table-cell office:value-type="float" office:value="0.0000003" calcext:value-type="float">
            <text:p>3E-07</text:p>
          </table:table-cell>
          <table:table-cell table:formula="of:=((1/2)*[.C50]*[.C50]+((1/3)*[.E51]+[.C50])*(1/2)*[.E51])/([.C50]+(1/2)*[.E51])" office:value-type="float" office:value="0.00000795742089258656" calcext:value-type="float">
            <text:p>7.95742089258656E-06</text:p>
          </table:table-cell>
          <table:table-cell table:formula="of:=(((1/2)*([.B51]-[.B50])+[.B50])*[.C50]+((2/3)*([.B51]-[.B50])+[.B50])*(1/2)*[.E51])/([.C50]+(1/2)*[.E51])" office:value-type="float" office:value="0.265957523649152" calcext:value-type="float">
            <text:p>0.265957523649152</text:p>
          </table:table-cell>
          <table:table-cell table:formula="of:=(((1/2)*([.D50]-[.C51])+[.C50]+[.E51])*([.D50]-[.C51])+((2/3)*[.E51]+[.C50])*(1/2)*[.E51])/([.D50]-[.C51]+(1/2)*[.E51])" office:value-type="float" office:value="0.0000240880523711811" calcext:value-type="float">
            <text:p>2.40880523711811E-05</text:p>
          </table:table-cell>
          <table:table-cell table:formula="of:=(((1/2)*([.B51]-[.B50])+[.B50])*([.D50]-[.C51])+((1/3)*([.B51]-[.B50])+[.B50])*(1/2)*[.E51])/([.D50]-[.C51]+(1/2)*[.E51])" office:value-type="float" office:value="0.266032916164059" calcext:value-type="float">
            <text:p>0.266032916164059</text:p>
          </table:table-cell>
          <table:table-cell table:formula="of:=DEGREES(ATAN(([.G50]-[.I50])/([.H50]-[.F50])))" office:value-type="float" office:value="-77.9233419369035" calcext:value-type="float">
            <text:p>-77.9233419369035</text:p>
          </table:table-cell>
          <table:table-cell table:formula="of:=DEGREES(ATAN(([.C51]-[.C50])/([.B51]-[.B50])))" office:value-type="float" office:value="-0.000706805909407946" calcext:value-type="float">
            <text:p>-0.000706805909408</text:p>
          </table:table-cell>
          <table:table-cell table:formula="of:=[.J50]-[.K50]" office:value-type="float" office:value="-77.9226351309941" calcext:value-type="float">
            <text:p>-77.9226351309941</text:p>
          </table:table-cell>
          <table:table-cell table:formula="of:=ABS([.L50])" office:value-type="float" office:value="77.9226351309941" calcext:value-type="float">
            <text:p>77.9226351309941</text:p>
          </table:table-cell>
          <table:table-cell table:formula="of:=[.B50]+0.5*([.B51]-[.B50])" office:value-type="float" office:value="0.265995726366828" calcext:value-type="float">
            <text:p>0.265995726366828</text:p>
          </table:table-cell>
          <table:table-cell table:formula="of:=[.C50]+0.5*([.C51]-[.C50])" office:value-type="float" office:value="0.0000159143705129984" calcext:value-type="float">
            <text:p>1.59143705129984E-05</text:p>
          </table:table-cell>
          <table:table-cell table:formula="of:=SQRT(([.B51]-[.N50])^2+([.C51]-[.O50])^2)*SQRT(([.F50]-[.O50])^2+([.G50]-[.N50])^2)" office:value-type="float" office:value="0.000000474492713269645" calcext:value-type="float">
            <text:p>4.74492713269645E-07</text:p>
          </table:table-cell>
          <table:table-cell table:formula="of:=(-([.B51]-[.N50])*([.F50]-[.O50])+([.C51]-[.O50])*([.G50]-[.N50]))/[.P50]" office:value-type="float" office:value="0.203918440915364" calcext:value-type="float">
            <text:p>0.203918440915364</text:p>
          </table:table-cell>
          <table:table-cell table:formula="of:=DEGREES(ACOS([.Q50]))" office:value-type="float" office:value="78.2338070620954" calcext:value-type="float">
            <text:p>78.2338070620954</text:p>
          </table:table-cell>
          <table:table-cell table:number-columns-repeated="6"/>
          <table:table-cell table:formula="of:=[.M50]-DEGREES(ACOS([.Q50]))" office:value-type="float" office:value="-0.311171931101327" calcext:value-type="float">
            <text:p>-0.311171931101327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278155170440697" calcext:value-type="float">
            <text:p>0.278155170440697</text:p>
          </table:table-cell>
          <table:table-cell table:formula="of:=[.C50]+[.E51]" office:value-type="float" office:value="0.0000157643705129985" calcext:value-type="float">
            <text:p>1.57643705129985E-05</text:p>
          </table:table-cell>
          <table:table-cell table:formula="of:=[$Arkusz3.C44]" office:value-type="float" office:value="0.0000322621930060606" calcext:value-type="float">
            <text:p>3.23E-05</text:p>
          </table:table-cell>
          <table:table-cell office:value-type="float" office:value="-0.0000003" calcext:value-type="float">
            <text:p>-3E-07</text:p>
          </table:table-cell>
          <table:table-cell table:number-columns-repeated="21"/>
        </table:table-row>
      </table:table>
      <table:table table:name="Arkusz1_2-idealna siatka" table:style-name="ta1">
        <table:shapes>
          <draw:frame draw:z-index="0" draw:style-name="gr1" draw:text-style-name="P1" svg:width="214.48mm" svg:height="120.64mm" svg:x="59.28mm" svg:y="104.85mm">
            <draw:object draw:notify-on-update-of-ranges="'Arkusz1_2-idealna siatka'.B8:'Arkusz1_2-idealna siatka'.B22 'Arkusz1_2-idealna siatka'.C8:'Arkusz1_2-idealna siatka'.C22 'Arkusz1_2-idealna siatka'.B8:'Arkusz1_2-idealna siatka'.B22 'Arkusz1_2-idealna siatka'.D8:'Arkusz1_2-idealna siatka'.D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table:formula="of:=([.B2]*((1/2)*[.C2]+(1/3)*[.E2]))/([.C2]+(1/2)*[.E2])" office:value-type="float" office:value="5.07936507936508" calcext:value-type="float">
            <text:p>5.07936507936508</text:p>
          </table:table-cell>
          <table:table-cell table:formula="of:=((1/2)*[.C2]*[.C2]+((1/3)*[.E2]+[.C2])*[.E2]*(1/2))/([.C2]+(1/2)*[.E2])" office:value-type="float" office:value="0.525396825396825" calcext:value-type="float">
            <text:p>0.525396825396825</text:p>
          </table:table-cell>
          <table:table-cell table:formula="of:=([.B2]*((1/2)*[.D2]-(1/3)*[.E2]-(1/2)*[.C2]))/([.D2]-(1/2)*[.E2]-[.C2])" office:value-type="float" office:value="4.92063492063492" calcext:value-type="float">
            <text:p>4.92063492063492</text:p>
          </table:table-cell>
          <table:table-cell table:formula="of:=(((1/2)*[.D2]+(1/2)*[.E2]+(1/2)*[.C2])*([.D2]-[.E2]-[.C2])+((2/3)*[.E2]+[.C2])*(1/2)*[.E2])/([.D2]-(1/2)*[.E2]-[.C2])" office:value-type="float" office:value="1.57460317460317" calcext:value-type="float">
            <text:p>1.57460317460317</text:p>
          </table:table-cell>
          <table:table-cell table:number-columns-repeated="4"/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rmalna forma danych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1</text:p>
          </table:table-cell>
          <table:table-cell office:value-type="string" calcext:value-type="string">
            <text:p>Y2</text:p>
          </table:table-cell>
          <table:table-cell table:style-name="ce1" office:value-type="string" calcext:value-type="string">
            <text:p>Δy</text:p>
          </table:table-cell>
          <table:table-cell office:value-type="string" calcext:value-type="string">
            <text:p>ys1</text:p>
          </table:table-cell>
          <table:table-cell office:value-type="string" calcext:value-type="string">
            <text:p>xs1</text:p>
          </table:table-cell>
          <table:table-cell office:value-type="string" calcext:value-type="string">
            <text:p>ys2</text:p>
          </table:table-cell>
          <table:table-cell office:value-type="string" calcext:value-type="string">
            <text:p>xs2</text:p>
          </table:table-cell>
          <table:table-cell office:value-type="string" calcext:value-type="string">
            <text:p>Kąt do 90stopni</text:p>
          </table:table-cell>
          <table:table-cell office:value-type="string" calcext:value-type="string">
            <text:p>Kąt pochlenia komórki</text:p>
          </table:table-cell>
          <table:table-cell office:value-type="string" calcext:value-type="string">
            <text:p>nieortogonalność</text:p>
          </table:table-cell>
          <table:table-cell office:value-type="string" calcext:value-type="string">
            <text:p>mo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/>
          <table:table-cell table:formula="of:=((1/2)*[.C8]*[.C8]+((1/3)*[.E9]+[.C8])*(1/2)*[.E9])/([.C8]+(1/2)*[.E9])" office:value-type="float" office:value="0.5" calcext:value-type="float">
            <text:p>0.5</text:p>
          </table:table-cell>
          <table:table-cell table:formula="of:=(((1/2)*([.B9]-[.B8])+[.B8])*[.C8]+((2/3)*([.B9]-[.B8])+[.B8])*(1/2)*[.E9])/([.C8]+(1/2)*[.E9])" office:value-type="float" office:value="9" calcext:value-type="float">
            <text:p>9</text:p>
          </table:table-cell>
          <table:table-cell table:formula="of:=(((1/2)*([.D8]-[.C9])+[.C8]+[.E9])*([.D8]-[.C9])+((2/3)*[.E9]+[.C8])*(1/2)*[.E9])/([.D8]-[.C9]+(1/2)*[.E9])" office:value-type="float" office:value="1.55" calcext:value-type="float">
            <text:p>1.55</text:p>
          </table:table-cell>
          <table:table-cell table:formula="of:=(((1/2)*([.B9]-[.B8])+[.B8])*([.D8]-[.C9])+((1/3)*([.B9]-[.B8])+[.B8])*(1/2)*[.E9])/([.D8]-[.C9]+(1/2)*[.E9])" office:value-type="float" office:value="9" calcext:value-type="float">
            <text:p>9</text:p>
          </table:table-cell>
          <table:table-cell table:formula="of:=DEGREES(ATAN(([.G8]-[.I8])/([.H8]-[.F8])))" office:value-type="float" office:value="0" calcext:value-type="float">
            <text:p>0</text:p>
          </table:table-cell>
          <table:table-cell table:formula="of:=DEGREES(ATAN(([.C9]-[.C8])/([.B9]-[.B8])))" office:value-type="float" office:value="0" calcext:value-type="float">
            <text:p>0</text:p>
          </table:table-cell>
          <table:table-cell table:formula="of:=[.J8]-[.K8]" office:value-type="float" office:value="0" calcext:value-type="float">
            <text:p>0</text:p>
          </table:table-cell>
          <table:table-cell table:formula="of:=ABS([.L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10+[.A9]*[.A9]*2" office:value-type="float" office:value="18" calcext:value-type="float">
            <text:p>18</text:p>
          </table:table-cell>
          <table:table-cell table:formula="of:=[.C8]+[.E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9]*[.C9]+((1/3)*[.E10]+[.C9])*(1/2)*[.E10])/([.C9]+(1/2)*[.E10])" office:value-type="float" office:value="0.5" calcext:value-type="float">
            <text:p>0.5</text:p>
          </table:table-cell>
          <table:table-cell table:formula="of:=(((1/2)*([.B10]-[.B9])+[.B9])*[.C9]+((2/3)*([.B10]-[.B9])+[.B9])*(1/2)*[.E10])/([.C9]+(1/2)*[.E10])" office:value-type="float" office:value="23" calcext:value-type="float">
            <text:p>23</text:p>
          </table:table-cell>
          <table:table-cell table:formula="of:=(((1/2)*([.D9]-[.C10])+[.C9]+[.E10])*([.D9]-[.C10])+((2/3)*[.E10]+[.C9])*(1/2)*[.E10])/([.D9]-[.C10]+(1/2)*[.E10])" office:value-type="float" office:value="1.55" calcext:value-type="float">
            <text:p>1.55</text:p>
          </table:table-cell>
          <table:table-cell table:formula="of:=(((1/2)*([.B10]-[.B9])+[.B9])*([.D9]-[.C10])+((1/3)*([.B10]-[.B9])+[.B9])*(1/2)*[.E10])/([.D9]-[.C10]+(1/2)*[.E10])" office:value-type="float" office:value="23" calcext:value-type="float">
            <text:p>23</text:p>
          </table:table-cell>
          <table:table-cell table:formula="of:=DEGREES(ATAN(([.G9]-[.I9])/([.H9]-[.F9])))" office:value-type="float" office:value="0" calcext:value-type="float">
            <text:p>0</text:p>
          </table:table-cell>
          <table:table-cell table:formula="of:=DEGREES(ATAN(([.C10]-[.C9])/([.B10]-[.B9])))" office:value-type="float" office:value="0" calcext:value-type="float">
            <text:p>0</text:p>
          </table:table-cell>
          <table:table-cell table:formula="of:=[.J9]-[.K9]" office:value-type="float" office:value="0" calcext:value-type="float">
            <text:p>0</text:p>
          </table:table-cell>
          <table:table-cell table:formula="of:=ABS([.L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10+[.A10]*[.A10]*2" office:value-type="float" office:value="28" calcext:value-type="float">
            <text:p>28</text:p>
          </table:table-cell>
          <table:table-cell table:formula="of:=[.C9]+[.E10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0]*[.C10]+((1/3)*[.E11]+[.C10])*(1/2)*[.E11])/([.C10]+(1/2)*[.E11])" office:value-type="float" office:value="0.5" calcext:value-type="float">
            <text:p>0.5</text:p>
          </table:table-cell>
          <table:table-cell table:formula="of:=(((1/2)*([.B11]-[.B10])+[.B10])*[.C10]+((2/3)*([.B11]-[.B10])+[.B10])*(1/2)*[.E11])/([.C10]+(1/2)*[.E11])" office:value-type="float" office:value="35" calcext:value-type="float">
            <text:p>35</text:p>
          </table:table-cell>
          <table:table-cell table:formula="of:=(((1/2)*([.D10]-[.C11])+[.C10]+[.E11])*([.D10]-[.C11])+((2/3)*[.E11]+[.C10])*(1/2)*[.E11])/([.D10]-[.C11]+(1/2)*[.E11])" office:value-type="float" office:value="1.55" calcext:value-type="float">
            <text:p>1.55</text:p>
          </table:table-cell>
          <table:table-cell table:formula="of:=(((1/2)*([.B11]-[.B10])+[.B10])*([.D10]-[.C11])+((1/3)*([.B11]-[.B10])+[.B10])*(1/2)*[.E11])/([.D10]-[.C11]+(1/2)*[.E11])" office:value-type="float" office:value="35" calcext:value-type="float">
            <text:p>35</text:p>
          </table:table-cell>
          <table:table-cell table:formula="of:=DEGREES(ATAN(([.G10]-[.I10])/([.H10]-[.F10])))" office:value-type="float" office:value="0" calcext:value-type="float">
            <text:p>0</text:p>
          </table:table-cell>
          <table:table-cell table:formula="of:=DEGREES(ATAN(([.C11]-[.C10])/([.B11]-[.B10])))" office:value-type="float" office:value="0" calcext:value-type="float">
            <text:p>0</text:p>
          </table:table-cell>
          <table:table-cell table:formula="of:=[.J10]-[.K10]" office:value-type="float" office:value="0" calcext:value-type="float">
            <text:p>0</text:p>
          </table:table-cell>
          <table:table-cell table:formula="of:=ABS([.L1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10+[.A11]*[.A11]*2" office:value-type="float" office:value="42" calcext:value-type="float">
            <text:p>42</text:p>
          </table:table-cell>
          <table:table-cell table:formula="of:=[.C10]+[.E11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1]*[.C11]+((1/3)*[.E12]+[.C11])*(1/2)*[.E12])/([.C11]+(1/2)*[.E12])" office:value-type="float" office:value="0.5" calcext:value-type="float">
            <text:p>0.5</text:p>
          </table:table-cell>
          <table:table-cell table:formula="of:=(((1/2)*([.B12]-[.B11])+[.B11])*[.C11]+((2/3)*([.B12]-[.B11])+[.B11])*(1/2)*[.E12])/([.C11]+(1/2)*[.E12])" office:value-type="float" office:value="51" calcext:value-type="float">
            <text:p>51</text:p>
          </table:table-cell>
          <table:table-cell table:formula="of:=(((1/2)*([.D11]-[.C12])+[.C11]+[.E12])*([.D11]-[.C12])+((2/3)*[.E12]+[.C11])*(1/2)*[.E12])/([.D11]-[.C12]+(1/2)*[.E12])" office:value-type="float" office:value="1.55" calcext:value-type="float">
            <text:p>1.55</text:p>
          </table:table-cell>
          <table:table-cell table:formula="of:=(((1/2)*([.B12]-[.B11])+[.B11])*([.D11]-[.C12])+((1/3)*([.B12]-[.B11])+[.B11])*(1/2)*[.E12])/([.D11]-[.C12]+(1/2)*[.E12])" office:value-type="float" office:value="51" calcext:value-type="float">
            <text:p>51</text:p>
          </table:table-cell>
          <table:table-cell table:formula="of:=DEGREES(ATAN(([.G11]-[.I11])/([.H11]-[.F11])))" office:value-type="float" office:value="0" calcext:value-type="float">
            <text:p>0</text:p>
          </table:table-cell>
          <table:table-cell table:formula="of:=DEGREES(ATAN(([.C12]-[.C11])/([.B12]-[.B11])))" office:value-type="float" office:value="0" calcext:value-type="float">
            <text:p>0</text:p>
          </table:table-cell>
          <table:table-cell table:formula="of:=[.J11]-[.K11]" office:value-type="float" office:value="0" calcext:value-type="float">
            <text:p>0</text:p>
          </table:table-cell>
          <table:table-cell table:formula="of:=ABS([.L1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10+[.A12]*[.A12]*2" office:value-type="float" office:value="60" calcext:value-type="float">
            <text:p>60</text:p>
          </table:table-cell>
          <table:table-cell table:formula="of:=[.C11]+[.E12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2]*[.C12]+((1/3)*[.E13]+[.C12])*(1/2)*[.E13])/([.C12]+(1/2)*[.E13])" office:value-type="float" office:value="0.5" calcext:value-type="float">
            <text:p>0.5</text:p>
          </table:table-cell>
          <table:table-cell table:formula="of:=(((1/2)*([.B13]-[.B12])+[.B12])*[.C12]+((2/3)*([.B13]-[.B12])+[.B12])*(1/2)*[.E13])/([.C12]+(1/2)*[.E13])" office:value-type="float" office:value="71" calcext:value-type="float">
            <text:p>71</text:p>
          </table:table-cell>
          <table:table-cell table:formula="of:=(((1/2)*([.D12]-[.C13])+[.C12]+[.E13])*([.D12]-[.C13])+((2/3)*[.E13]+[.C12])*(1/2)*[.E13])/([.D12]-[.C13]+(1/2)*[.E13])" office:value-type="float" office:value="1.55" calcext:value-type="float">
            <text:p>1.55</text:p>
          </table:table-cell>
          <table:table-cell table:formula="of:=(((1/2)*([.B13]-[.B12])+[.B12])*([.D12]-[.C13])+((1/3)*([.B13]-[.B12])+[.B12])*(1/2)*[.E13])/([.D12]-[.C13]+(1/2)*[.E13])" office:value-type="float" office:value="71" calcext:value-type="float">
            <text:p>71</text:p>
          </table:table-cell>
          <table:table-cell table:formula="of:=DEGREES(ATAN(([.G12]-[.I12])/([.H12]-[.F12])))" office:value-type="float" office:value="0" calcext:value-type="float">
            <text:p>0</text:p>
          </table:table-cell>
          <table:table-cell table:formula="of:=DEGREES(ATAN(([.C13]-[.C12])/([.B13]-[.B12])))" office:value-type="float" office:value="0" calcext:value-type="float">
            <text:p>0</text:p>
          </table:table-cell>
          <table:table-cell table:formula="of:=[.J12]-[.K12]" office:value-type="float" office:value="0" calcext:value-type="float">
            <text:p>0</text:p>
          </table:table-cell>
          <table:table-cell table:formula="of:=ABS([.L12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10+[.A13]*[.A13]*2" office:value-type="float" office:value="82" calcext:value-type="float">
            <text:p>82</text:p>
          </table:table-cell>
          <table:table-cell table:formula="of:=[.C12]+[.E13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3]*[.C13]+((1/3)*[.E14]+[.C13])*(1/2)*[.E14])/([.C13]+(1/2)*[.E14])" office:value-type="float" office:value="0.5" calcext:value-type="float">
            <text:p>0.5</text:p>
          </table:table-cell>
          <table:table-cell table:formula="of:=(((1/2)*([.B14]-[.B13])+[.B13])*[.C13]+((2/3)*([.B14]-[.B13])+[.B13])*(1/2)*[.E14])/([.C13]+(1/2)*[.E14])" office:value-type="float" office:value="95" calcext:value-type="float">
            <text:p>95</text:p>
          </table:table-cell>
          <table:table-cell table:formula="of:=(((1/2)*([.D13]-[.C14])+[.C13]+[.E14])*([.D13]-[.C14])+((2/3)*[.E14]+[.C13])*(1/2)*[.E14])/([.D13]-[.C14]+(1/2)*[.E14])" office:value-type="float" office:value="1.55" calcext:value-type="float">
            <text:p>1.55</text:p>
          </table:table-cell>
          <table:table-cell table:formula="of:=(((1/2)*([.B14]-[.B13])+[.B13])*([.D13]-[.C14])+((1/3)*([.B14]-[.B13])+[.B13])*(1/2)*[.E14])/([.D13]-[.C14]+(1/2)*[.E14])" office:value-type="float" office:value="95" calcext:value-type="float">
            <text:p>95</text:p>
          </table:table-cell>
          <table:table-cell table:formula="of:=DEGREES(ATAN(([.G13]-[.I13])/([.H13]-[.F13])))" office:value-type="float" office:value="0" calcext:value-type="float">
            <text:p>0</text:p>
          </table:table-cell>
          <table:table-cell table:formula="of:=DEGREES(ATAN(([.C14]-[.C13])/([.B14]-[.B13])))" office:value-type="float" office:value="0" calcext:value-type="float">
            <text:p>0</text:p>
          </table:table-cell>
          <table:table-cell table:formula="of:=[.J13]-[.K13]" office:value-type="float" office:value="0" calcext:value-type="float">
            <text:p>0</text:p>
          </table:table-cell>
          <table:table-cell table:formula="of:=ABS([.L13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10+[.A14]*[.A14]*2" office:value-type="float" office:value="108" calcext:value-type="float">
            <text:p>108</text:p>
          </table:table-cell>
          <table:table-cell table:formula="of:=[.C13]+[.E14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4]*[.C14]+((1/3)*[.E15]+[.C14])*(1/2)*[.E15])/([.C14]+(1/2)*[.E15])" office:value-type="float" office:value="0.5" calcext:value-type="float">
            <text:p>0.5</text:p>
          </table:table-cell>
          <table:table-cell table:formula="of:=(((1/2)*([.B15]-[.B14])+[.B14])*[.C14]+((2/3)*([.B15]-[.B14])+[.B14])*(1/2)*[.E15])/([.C14]+(1/2)*[.E15])" office:value-type="float" office:value="123" calcext:value-type="float">
            <text:p>123</text:p>
          </table:table-cell>
          <table:table-cell table:formula="of:=(((1/2)*([.D14]-[.C15])+[.C14]+[.E15])*([.D14]-[.C15])+((2/3)*[.E15]+[.C14])*(1/2)*[.E15])/([.D14]-[.C15]+(1/2)*[.E15])" office:value-type="float" office:value="1.55" calcext:value-type="float">
            <text:p>1.55</text:p>
          </table:table-cell>
          <table:table-cell table:formula="of:=(((1/2)*([.B15]-[.B14])+[.B14])*([.D14]-[.C15])+((1/3)*([.B15]-[.B14])+[.B14])*(1/2)*[.E15])/([.D14]-[.C15]+(1/2)*[.E15])" office:value-type="float" office:value="123" calcext:value-type="float">
            <text:p>123</text:p>
          </table:table-cell>
          <table:table-cell table:formula="of:=DEGREES(ATAN(([.G14]-[.I14])/([.H14]-[.F14])))" office:value-type="float" office:value="0" calcext:value-type="float">
            <text:p>0</text:p>
          </table:table-cell>
          <table:table-cell table:formula="of:=DEGREES(ATAN(([.C15]-[.C14])/([.B15]-[.B14])))" office:value-type="float" office:value="0" calcext:value-type="float">
            <text:p>0</text:p>
          </table:table-cell>
          <table:table-cell table:formula="of:=[.J14]-[.K14]" office:value-type="float" office:value="0" calcext:value-type="float">
            <text:p>0</text:p>
          </table:table-cell>
          <table:table-cell table:formula="of:=ABS([.L14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0+[.A15]*[.A15]*2" office:value-type="float" office:value="138" calcext:value-type="float">
            <text:p>138</text:p>
          </table:table-cell>
          <table:table-cell table:formula="of:=[.C14]+[.E15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5]*[.C15]+((1/3)*[.E16]+[.C15])*(1/2)*[.E16])/([.C15]+(1/2)*[.E16])" office:value-type="float" office:value="0.5" calcext:value-type="float">
            <text:p>0.5</text:p>
          </table:table-cell>
          <table:table-cell table:formula="of:=(((1/2)*([.B16]-[.B15])+[.B15])*[.C15]+((2/3)*([.B16]-[.B15])+[.B15])*(1/2)*[.E16])/([.C15]+(1/2)*[.E16])" office:value-type="float" office:value="155" calcext:value-type="float">
            <text:p>155</text:p>
          </table:table-cell>
          <table:table-cell table:formula="of:=(((1/2)*([.D15]-[.C16])+[.C15]+[.E16])*([.D15]-[.C16])+((2/3)*[.E16]+[.C15])*(1/2)*[.E16])/([.D15]-[.C16]+(1/2)*[.E16])" office:value-type="float" office:value="1.55" calcext:value-type="float">
            <text:p>1.55</text:p>
          </table:table-cell>
          <table:table-cell table:formula="of:=(((1/2)*([.B16]-[.B15])+[.B15])*([.D15]-[.C16])+((1/3)*([.B16]-[.B15])+[.B15])*(1/2)*[.E16])/([.D15]-[.C16]+(1/2)*[.E16])" office:value-type="float" office:value="155" calcext:value-type="float">
            <text:p>155</text:p>
          </table:table-cell>
          <table:table-cell table:formula="of:=DEGREES(ATAN(([.G15]-[.I15])/([.H15]-[.F15])))" office:value-type="float" office:value="0" calcext:value-type="float">
            <text:p>0</text:p>
          </table:table-cell>
          <table:table-cell table:formula="of:=DEGREES(ATAN(([.C16]-[.C15])/([.B16]-[.B15])))" office:value-type="float" office:value="0" calcext:value-type="float">
            <text:p>0</text:p>
          </table:table-cell>
          <table:table-cell table:formula="of:=[.J15]-[.K15]" office:value-type="float" office:value="0" calcext:value-type="float">
            <text:p>0</text:p>
          </table:table-cell>
          <table:table-cell table:formula="of:=ABS([.L15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0+[.A16]*[.A16]*2" office:value-type="float" office:value="172" calcext:value-type="float">
            <text:p>172</text:p>
          </table:table-cell>
          <table:table-cell table:formula="of:=[.C15]+[.E16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6]*[.C16]+((1/3)*[.E17]+[.C16])*(1/2)*[.E17])/([.C16]+(1/2)*[.E17])" office:value-type="float" office:value="0.5" calcext:value-type="float">
            <text:p>0.5</text:p>
          </table:table-cell>
          <table:table-cell table:formula="of:=(((1/2)*([.B17]-[.B16])+[.B16])*[.C16]+((2/3)*([.B17]-[.B16])+[.B16])*(1/2)*[.E17])/([.C16]+(1/2)*[.E17])" office:value-type="float" office:value="191" calcext:value-type="float">
            <text:p>191</text:p>
          </table:table-cell>
          <table:table-cell table:formula="of:=(((1/2)*([.D16]-[.C17])+[.C16]+[.E17])*([.D16]-[.C17])+((2/3)*[.E17]+[.C16])*(1/2)*[.E17])/([.D16]-[.C17]+(1/2)*[.E17])" office:value-type="float" office:value="1.55" calcext:value-type="float">
            <text:p>1.55</text:p>
          </table:table-cell>
          <table:table-cell table:formula="of:=(((1/2)*([.B17]-[.B16])+[.B16])*([.D16]-[.C17])+((1/3)*([.B17]-[.B16])+[.B16])*(1/2)*[.E17])/([.D16]-[.C17]+(1/2)*[.E17])" office:value-type="float" office:value="191" calcext:value-type="float">
            <text:p>191</text:p>
          </table:table-cell>
          <table:table-cell table:formula="of:=DEGREES(ATAN(([.G16]-[.I16])/([.H16]-[.F16])))" office:value-type="float" office:value="0" calcext:value-type="float">
            <text:p>0</text:p>
          </table:table-cell>
          <table:table-cell table:formula="of:=DEGREES(ATAN(([.C17]-[.C16])/([.B17]-[.B16])))" office:value-type="float" office:value="0" calcext:value-type="float">
            <text:p>0</text:p>
          </table:table-cell>
          <table:table-cell table:formula="of:=[.J16]-[.K16]" office:value-type="float" office:value="0" calcext:value-type="float">
            <text:p>0</text:p>
          </table:table-cell>
          <table:table-cell table:formula="of:=ABS([.L1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0+[.A17]*[.A17]*2" office:value-type="float" office:value="210" calcext:value-type="float">
            <text:p>210</text:p>
          </table:table-cell>
          <table:table-cell table:formula="of:=[.C16]+[.E17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7]*[.C17]+((1/3)*[.E18]+[.C17])*(1/2)*[.E18])/([.C17]+(1/2)*[.E18])" office:value-type="float" office:value="0.5" calcext:value-type="float">
            <text:p>0.5</text:p>
          </table:table-cell>
          <table:table-cell table:formula="of:=(((1/2)*([.B18]-[.B17])+[.B17])*[.C17]+((2/3)*([.B18]-[.B17])+[.B17])*(1/2)*[.E18])/([.C17]+(1/2)*[.E18])" office:value-type="float" office:value="231" calcext:value-type="float">
            <text:p>231</text:p>
          </table:table-cell>
          <table:table-cell table:formula="of:=(((1/2)*([.D17]-[.C18])+[.C17]+[.E18])*([.D17]-[.C18])+((2/3)*[.E18]+[.C17])*(1/2)*[.E18])/([.D17]-[.C18]+(1/2)*[.E18])" office:value-type="float" office:value="1.55" calcext:value-type="float">
            <text:p>1.55</text:p>
          </table:table-cell>
          <table:table-cell table:formula="of:=(((1/2)*([.B18]-[.B17])+[.B17])*([.D17]-[.C18])+((1/3)*([.B18]-[.B17])+[.B17])*(1/2)*[.E18])/([.D17]-[.C18]+(1/2)*[.E18])" office:value-type="float" office:value="231" calcext:value-type="float">
            <text:p>231</text:p>
          </table:table-cell>
          <table:table-cell table:formula="of:=DEGREES(ATAN(([.G17]-[.I17])/([.H17]-[.F17])))" office:value-type="float" office:value="0" calcext:value-type="float">
            <text:p>0</text:p>
          </table:table-cell>
          <table:table-cell table:formula="of:=DEGREES(ATAN(([.C18]-[.C17])/([.B18]-[.B17])))" office:value-type="float" office:value="0" calcext:value-type="float">
            <text:p>0</text:p>
          </table:table-cell>
          <table:table-cell table:formula="of:=[.J17]-[.K17]" office:value-type="float" office:value="0" calcext:value-type="float">
            <text:p>0</text:p>
          </table:table-cell>
          <table:table-cell table:formula="of:=ABS([.L1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0+[.A18]*[.A18]*2" office:value-type="float" office:value="252" calcext:value-type="float">
            <text:p>252</text:p>
          </table:table-cell>
          <table:table-cell table:formula="of:=[.C17]+[.E18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8]*[.C18]+((1/3)*[.E19]+[.C18])*(1/2)*[.E19])/([.C18]+(1/2)*[.E19])" office:value-type="float" office:value="0.5" calcext:value-type="float">
            <text:p>0.5</text:p>
          </table:table-cell>
          <table:table-cell table:formula="of:=(((1/2)*([.B19]-[.B18])+[.B18])*[.C18]+((2/3)*([.B19]-[.B18])+[.B18])*(1/2)*[.E19])/([.C18]+(1/2)*[.E19])" office:value-type="float" office:value="275" calcext:value-type="float">
            <text:p>275</text:p>
          </table:table-cell>
          <table:table-cell table:formula="of:=(((1/2)*([.D18]-[.C19])+[.C18]+[.E19])*([.D18]-[.C19])+((2/3)*[.E19]+[.C18])*(1/2)*[.E19])/([.D18]-[.C19]+(1/2)*[.E19])" office:value-type="float" office:value="1.55" calcext:value-type="float">
            <text:p>1.55</text:p>
          </table:table-cell>
          <table:table-cell table:formula="of:=(((1/2)*([.B19]-[.B18])+[.B18])*([.D18]-[.C19])+((1/3)*([.B19]-[.B18])+[.B18])*(1/2)*[.E19])/([.D18]-[.C19]+(1/2)*[.E19])" office:value-type="float" office:value="275" calcext:value-type="float">
            <text:p>275</text:p>
          </table:table-cell>
          <table:table-cell table:formula="of:=DEGREES(ATAN(([.G18]-[.I18])/([.H18]-[.F18])))" office:value-type="float" office:value="0" calcext:value-type="float">
            <text:p>0</text:p>
          </table:table-cell>
          <table:table-cell table:formula="of:=DEGREES(ATAN(([.C19]-[.C18])/([.B19]-[.B18])))" office:value-type="float" office:value="0" calcext:value-type="float">
            <text:p>0</text:p>
          </table:table-cell>
          <table:table-cell table:formula="of:=[.J18]-[.K18]" office:value-type="float" office:value="0" calcext:value-type="float">
            <text:p>0</text:p>
          </table:table-cell>
          <table:table-cell table:formula="of:=ABS([.L18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0+[.A19]*[.A19]*2" office:value-type="float" office:value="298" calcext:value-type="float">
            <text:p>298</text:p>
          </table:table-cell>
          <table:table-cell table:formula="of:=[.C18]+[.E19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19]*[.C19]+((1/3)*[.E20]+[.C19])*(1/2)*[.E20])/([.C19]+(1/2)*[.E20])" office:value-type="float" office:value="0.5" calcext:value-type="float">
            <text:p>0.5</text:p>
          </table:table-cell>
          <table:table-cell table:formula="of:=(((1/2)*([.B20]-[.B19])+[.B19])*[.C19]+((2/3)*([.B20]-[.B19])+[.B19])*(1/2)*[.E20])/([.C19]+(1/2)*[.E20])" office:value-type="float" office:value="323" calcext:value-type="float">
            <text:p>323</text:p>
          </table:table-cell>
          <table:table-cell table:formula="of:=(((1/2)*([.D19]-[.C20])+[.C19]+[.E20])*([.D19]-[.C20])+((2/3)*[.E20]+[.C19])*(1/2)*[.E20])/([.D19]-[.C20]+(1/2)*[.E20])" office:value-type="float" office:value="1.55" calcext:value-type="float">
            <text:p>1.55</text:p>
          </table:table-cell>
          <table:table-cell table:formula="of:=(((1/2)*([.B20]-[.B19])+[.B19])*([.D19]-[.C20])+((1/3)*([.B20]-[.B19])+[.B19])*(1/2)*[.E20])/([.D19]-[.C20]+(1/2)*[.E20])" office:value-type="float" office:value="323" calcext:value-type="float">
            <text:p>323</text:p>
          </table:table-cell>
          <table:table-cell table:formula="of:=DEGREES(ATAN(([.G19]-[.I19])/([.H19]-[.F19])))" office:value-type="float" office:value="0" calcext:value-type="float">
            <text:p>0</text:p>
          </table:table-cell>
          <table:table-cell table:formula="of:=DEGREES(ATAN(([.C20]-[.C19])/([.B20]-[.B19])))" office:value-type="float" office:value="0" calcext:value-type="float">
            <text:p>0</text:p>
          </table:table-cell>
          <table:table-cell table:formula="of:=[.J19]-[.K19]" office:value-type="float" office:value="0" calcext:value-type="float">
            <text:p>0</text:p>
          </table:table-cell>
          <table:table-cell table:formula="of:=ABS([.L19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0+[.A20]*[.A20]*2" office:value-type="float" office:value="348" calcext:value-type="float">
            <text:p>348</text:p>
          </table:table-cell>
          <table:table-cell table:formula="of:=[.C19]+[.E20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20]*[.C20]+((1/3)*[.E21]+[.C20])*(1/2)*[.E21])/([.C20]+(1/2)*[.E21])" office:value-type="float" office:value="0.5" calcext:value-type="float">
            <text:p>0.5</text:p>
          </table:table-cell>
          <table:table-cell table:formula="of:=(((1/2)*([.B21]-[.B20])+[.B20])*[.C20]+((2/3)*([.B21]-[.B20])+[.B20])*(1/2)*[.E21])/([.C20]+(1/2)*[.E21])" office:value-type="float" office:value="375" calcext:value-type="float">
            <text:p>375</text:p>
          </table:table-cell>
          <table:table-cell table:formula="of:=(((1/2)*([.D20]-[.C21])+[.C20]+[.E21])*([.D20]-[.C21])+((2/3)*[.E21]+[.C20])*(1/2)*[.E21])/([.D20]-[.C21]+(1/2)*[.E21])" office:value-type="float" office:value="1.55" calcext:value-type="float">
            <text:p>1.55</text:p>
          </table:table-cell>
          <table:table-cell table:formula="of:=(((1/2)*([.B21]-[.B20])+[.B20])*([.D20]-[.C21])+((1/3)*([.B21]-[.B20])+[.B20])*(1/2)*[.E21])/([.D20]-[.C21]+(1/2)*[.E21])" office:value-type="float" office:value="375" calcext:value-type="float">
            <text:p>375</text:p>
          </table:table-cell>
          <table:table-cell table:formula="of:=DEGREES(ATAN(([.G20]-[.I20])/([.H20]-[.F20])))" office:value-type="float" office:value="0" calcext:value-type="float">
            <text:p>0</text:p>
          </table:table-cell>
          <table:table-cell table:formula="of:=DEGREES(ATAN(([.C21]-[.C20])/([.B21]-[.B20])))" office:value-type="float" office:value="0" calcext:value-type="float">
            <text:p>0</text:p>
          </table:table-cell>
          <table:table-cell table:formula="of:=[.J20]-[.K20]" office:value-type="float" office:value="0" calcext:value-type="float">
            <text:p>0</text:p>
          </table:table-cell>
          <table:table-cell table:formula="of:=ABS([.L20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0+[.A21]*[.A21]*2" office:value-type="float" office:value="402" calcext:value-type="float">
            <text:p>402</text:p>
          </table:table-cell>
          <table:table-cell table:formula="of:=[.C20]+[.E21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formula="of:=((1/2)*[.C21]*[.C21]+((1/3)*[.E22]+[.C21])*(1/2)*[.E22])/([.C21]+(1/2)*[.E22])" office:value-type="float" office:value="0.5" calcext:value-type="float">
            <text:p>0.5</text:p>
          </table:table-cell>
          <table:table-cell table:formula="of:=(((1/2)*([.B22]-[.B21])+[.B21])*[.C21]+((2/3)*([.B22]-[.B21])+[.B21])*(1/2)*[.E22])/([.C21]+(1/2)*[.E22])" office:value-type="float" office:value="431" calcext:value-type="float">
            <text:p>431</text:p>
          </table:table-cell>
          <table:table-cell table:formula="of:=(((1/2)*([.D21]-[.C22])+[.C21]+[.E22])*([.D21]-[.C22])+((2/3)*[.E22]+[.C21])*(1/2)*[.E22])/([.D21]-[.C22]+(1/2)*[.E22])" office:value-type="float" office:value="1.55" calcext:value-type="float">
            <text:p>1.55</text:p>
          </table:table-cell>
          <table:table-cell table:formula="of:=(((1/2)*([.B22]-[.B21])+[.B21])*([.D21]-[.C22])+((1/3)*([.B22]-[.B21])+[.B21])*(1/2)*[.E22])/([.D21]-[.C22]+(1/2)*[.E22])" office:value-type="float" office:value="431" calcext:value-type="float">
            <text:p>431</text:p>
          </table:table-cell>
          <table:table-cell table:formula="of:=DEGREES(ATAN(([.G21]-[.I21])/([.H21]-[.F21])))" office:value-type="float" office:value="0" calcext:value-type="float">
            <text:p>0</text:p>
          </table:table-cell>
          <table:table-cell table:formula="of:=DEGREES(ATAN(([.C22]-[.C21])/([.B22]-[.B21])))" office:value-type="float" office:value="0" calcext:value-type="float">
            <text:p>0</text:p>
          </table:table-cell>
          <table:table-cell table:formula="of:=[.J21]-[.K21]" office:value-type="float" office:value="0" calcext:value-type="float">
            <text:p>0</text:p>
          </table:table-cell>
          <table:table-cell table:formula="of:=ABS([.L21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10+[.A22]*[.A22]*2" office:value-type="float" office:value="460" calcext:value-type="float">
            <text:p>460</text:p>
          </table:table-cell>
          <table:table-cell table:formula="of:=[.C21]+[.E22]" office:value-type="float" office:value="1" calcext:value-type="float">
            <text:p>1</text:p>
          </table:table-cell>
          <table:table-cell office:value-type="float" office:value="2.1" calcext:value-type="float">
            <text:p>2.1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</table:table>
      <table:table table:name="Arkusz3" table:style-name="ta1">
        <table:table-column table:style-name="co11" table:default-cell-style-name="Default"/>
        <table:table-column table:style-name="co12" table:default-cell-style-name="ce10"/>
        <table:table-column table:style-name="co13" table:default-cell-style-name="ce10"/>
        <table:table-column table:style-name="co1" table:number-columns-repeated="9" table:default-cell-style-name="Default"/>
        <table:table-column table:style-name="co1" table:number-columns-repeated="2" table:default-cell-style-name="ce10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" calcext:value-type="float">
            <text:p>3.23E-05</text:p>
          </table:table-cell>
          <table:table-cell table:formula="of:=[.B2]-[.B1]" office:value-type="float" office:value="0" calcext:value-type="float">
            <text:p>0</text:p>
          </table:table-cell>
          <table:table-cell table:formula="of:=(-1)*[.D1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099999999999998" calcext:value-type="float">
            <text:p>0.001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" calcext:value-type="float">
            <text:p>3.23E-05</text:p>
          </table:table-cell>
          <table:table-cell table:formula="of:=[.B3]-[.B2]" office:value-type="float" office:value="0" calcext:value-type="float">
            <text:p>0</text:p>
          </table:table-cell>
          <table:table-cell table:formula="of:=(-1)*[.D2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200836202831636" calcext:value-type="float">
            <text:p>0.002008362028316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4]-[.B3]" office:value-type="float" office:value="0" calcext:value-type="float">
            <text:p>0</text:p>
          </table:table-cell>
          <table:table-cell table:formula="of:=(-1)*[.D3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303351803678293" calcext:value-type="float">
            <text:p>0.003033518036783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5]-[.B4]" office:value-type="float" office:value="0" calcext:value-type="float">
            <text:p>0</text:p>
          </table:table-cell>
          <table:table-cell table:formula="of:=(-1)*[.D4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408404040897127" calcext:value-type="float">
            <text:p>0.004084040408971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6]-[.B5]" office:value-type="float" office:value="0" calcext:value-type="float">
            <text:p>0</text:p>
          </table:table-cell>
          <table:table-cell table:formula="of:=(-1)*[.D5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516871364270448" calcext:value-type="float">
            <text:p>0.005168713642704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7]-[.B6]" office:value-type="float" office:value="0" calcext:value-type="float">
            <text:p>0</text:p>
          </table:table-cell>
          <table:table-cell table:formula="of:=(-1)*[.D6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629660780627709" calcext:value-type="float">
            <text:p>0.006296607806277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8]-[.B7]" office:value-type="float" office:value="0" calcext:value-type="float">
            <text:p>0</text:p>
          </table:table-cell>
          <table:table-cell table:formula="of:=(-1)*[.D7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747715438262268" calcext:value-type="float">
            <text:p>0.007477154382623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9]-[.B8]" office:value-type="float" office:value="0" calcext:value-type="float">
            <text:p>0</text:p>
          </table:table-cell>
          <table:table-cell table:formula="of:=(-1)*[.D8]" office:value-type="float" office:value="-0" calcext:value-type="float">
            <text:p>0</text:p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float" office:value="0.00872022513564146" calcext:value-type="float">
            <text:p>0.008720225135641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1" calcext:value-type="float">
            <text:p>3.23E-05</text:p>
          </table:table-cell>
          <table:table-cell table:formula="of:=[.B10]-[.B9]" office:value-type="float" office:value="0" calcext:value-type="float">
            <text:p>0</text:p>
          </table:table-cell>
          <table:table-cell table:formula="of:=(-1)*[.D9]" office:value-type="float" office:value="-0" calcext:value-type="float">
            <text:p>0</text:p>
          </table:table-cell>
          <table:table-cell table:number-columns-repeated="6"/>
          <table:table-cell table:style-name="ce10" office:value-type="float" office:value="-6.93889390390723E-018" calcext:value-type="float">
            <text:p>-6.94E-18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" calcext:value-type="float">
            <text:p>3.23E-05</text:p>
          </table:table-cell>
        </table:table-row>
        <table:table-row table:style-name="ro1">
          <table:table-cell office:value-type="float" office:value="0.0100362146581694" calcext:value-type="float">
            <text:p>0.010036214658169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1]-[.B10]" office:value-type="float" office:value="5.75982404132924E-020" calcext:value-type="float">
            <text:p>5.75982404132924E-20</text:p>
          </table:table-cell>
          <table:table-cell table:formula="of:=(-1)*[.D10]" office:value-type="float" office:value="-5.75982404132924E-020" calcext:value-type="float">
            <text:p>-5.75982404132924E-20</text:p>
          </table:table-cell>
          <table:table-cell table:number-columns-repeated="6"/>
          <table:table-cell office:value-type="float" office:value="0.00099999999999998" calcext:value-type="float">
            <text:p>0.001</text:p>
          </table:table-cell>
          <table:table-cell office:value-type="float" office:value="0.000031261193006057" calcext:value-type="float">
            <text:p>3.13E-05</text:p>
          </table:table-cell>
          <table:table-cell office:value-type="float" office:value="0.000032262193006057" calcext:value-type="float">
            <text:p>3.23E-05</text:p>
          </table:table-cell>
        </table:table-row>
        <table:table-row table:style-name="ro1">
          <table:table-cell office:value-type="float" office:value="0.0114361272918578" calcext:value-type="float">
            <text:p>0.011436127291858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2]-[.B11]" office:value-type="float" office:value="0.0000112358224930567" calcext:value-type="float">
            <text:p>1.12358224930567E-05</text:p>
          </table:table-cell>
          <table:table-cell table:formula="of:=(-1)*[.D11]" office:value-type="float" office:value="-0.0000112358224930567" calcext:value-type="float">
            <text:p>-1.12358224930567E-05</text:p>
          </table:table-cell>
          <table:table-cell table:number-columns-repeated="6"/>
          <table:table-cell office:value-type="float" office:value="0.00200836202831636" calcext:value-type="float">
            <text:p>0.002008362028316</text:p>
          </table:table-cell>
          <table:table-cell office:value-type="float" office:value="0.0000151579999999831" calcext:value-type="float">
            <text:p>1.52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293166914579" calcext:value-type="float">
            <text:p>0.01293166914579</text:p>
          </table:table-cell>
          <table:table-cell office:value-type="float" office:value="0.0000273001930060552" calcext:value-type="float">
            <text:p>2.73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3]-[.B12]" office:value-type="float" office:value="-0.0000100991930060658" calcext:value-type="float">
            <text:p>-1.00991930060658E-05</text:p>
          </table:table-cell>
          <table:table-cell table:formula="of:=(-1)*[.D12]" office:value-type="float" office:value="0.0000100991930060658" calcext:value-type="float">
            <text:p>1.00991930060658E-05</text:p>
          </table:table-cell>
          <table:table-cell table:number-columns-repeated="6"/>
          <table:table-cell office:value-type="float" office:value="0.00303351803678293" calcext:value-type="float">
            <text:p>0.003033518036783</text:p>
          </table:table-cell>
          <table:table-cell office:value-type="float" office:value="0.0000310571930060573" calcext:value-type="float">
            <text:p>3.11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45353459832969" calcext:value-type="float">
            <text:p>0.014535345983297</text:p>
          </table:table-cell>
          <table:table-cell office:value-type="float" office:value="0.0000172009999999894" calcext:value-type="float">
            <text:p>1.72E-05</text:p>
          </table:table-cell>
          <table:table-cell office:value-type="float" office:value="0.0000322621930060572" calcext:value-type="float">
            <text:p>3.23E-05</text:p>
          </table:table-cell>
          <table:table-cell table:formula="of:=[.B14]-[.B13]" office:value-type="float" office:value="0.00000949319300606556" calcext:value-type="float">
            <text:p>9.49319300606556E-06</text:p>
          </table:table-cell>
          <table:table-cell table:formula="of:=(-1)*[.D13]" office:value-type="float" office:value="-0.00000949319300606556" calcext:value-type="float">
            <text:p>-9.49319300606556E-06</text:p>
          </table:table-cell>
          <table:table-cell table:number-columns-repeated="6"/>
          <table:table-cell office:value-type="float" office:value="0.00408404040897127" calcext:value-type="float">
            <text:p>0.004084040408971</text:p>
          </table:table-cell>
          <table:table-cell office:value-type="float" office:value="0.0000162709999999825" calcext:value-type="float">
            <text:p>1.63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6260567795504" calcext:value-type="float">
            <text:p>0.016260567795504</text:p>
          </table:table-cell>
          <table:table-cell office:value-type="float" office:value="0.0000266941930060549" calcext:value-type="float">
            <text:p>2.67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5]-[.B14]" office:value-type="float" office:value="-0.00000852419300606405" calcext:value-type="float">
            <text:p>-8.52419300606405E-06</text:p>
          </table:table-cell>
          <table:table-cell table:formula="of:=(-1)*[.D14]" office:value-type="float" office:value="0.00000852419300606405" calcext:value-type="float">
            <text:p>8.52419300606405E-06</text:p>
          </table:table-cell>
          <table:table-cell table:number-columns-repeated="6"/>
          <table:table-cell office:value-type="float" office:value="0.00516871364270448" calcext:value-type="float">
            <text:p>0.005168713642704</text:p>
          </table:table-cell>
          <table:table-cell office:value-type="float" office:value="0.0000307041930060568" calcext:value-type="float">
            <text:p>3.07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18121760936057" calcext:value-type="float">
            <text:p>0.018121760936057</text:p>
          </table:table-cell>
          <table:table-cell office:value-type="float" office:value="0.0000181699999999909" calcext:value-type="float">
            <text:p>1.82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6]-[.B15]" office:value-type="float" office:value="0.00000797319300606384" calcext:value-type="float">
            <text:p>7.97319300606384E-06</text:p>
          </table:table-cell>
          <table:table-cell table:formula="of:=(-1)*[.D15]" office:value-type="float" office:value="-0.00000797319300606384" calcext:value-type="float">
            <text:p>-7.97319300606384E-06</text:p>
          </table:table-cell>
          <table:table-cell table:number-columns-repeated="6"/>
          <table:table-cell office:value-type="float" office:value="0.00629660780627709" calcext:value-type="float">
            <text:p>0.006296607806277</text:p>
          </table:table-cell>
          <table:table-cell office:value-type="float" office:value="0.0000177339999999839" calcext:value-type="float">
            <text:p>1.77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201344887546993" calcext:value-type="float">
            <text:p>0.020134488754699</text:p>
          </table:table-cell>
          <table:table-cell office:value-type="float" office:value="0.0000261431930060547" calcext:value-type="float">
            <text:p>2.61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7]-[.B16]" office:value-type="float" office:value="-0.0000071631930060629" calcext:value-type="float">
            <text:p>-7.1631930060629E-06</text:p>
          </table:table-cell>
          <table:table-cell table:formula="of:=(-1)*[.D16]" office:value-type="float" office:value="0.0000071631930060629" calcext:value-type="float">
            <text:p>7.1631930060629E-06</text:p>
          </table:table-cell>
          <table:table-cell table:number-columns-repeated="6"/>
          <table:table-cell office:value-type="float" office:value="0.00747715438262268" calcext:value-type="float">
            <text:p>0.007477154382623</text:p>
          </table:table-cell>
          <table:table-cell office:value-type="float" office:value="0.0000302741930060566" calcext:value-type="float">
            <text:p>3.03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223155817384435" calcext:value-type="float">
            <text:p>0.022315581738444</text:p>
          </table:table-cell>
          <table:table-cell office:value-type="float" office:value="0.0000189799999999918" calcext:value-type="float">
            <text:p>1.90E-05</text:p>
          </table:table-cell>
          <table:table-cell office:value-type="float" office:value="0.0000322621930060573" calcext:value-type="float">
            <text:p>3.23E-05</text:p>
          </table:table-cell>
          <table:table-cell table:formula="of:=[.B18]-[.B17]" office:value-type="float" office:value="0.00000667219300606352" calcext:value-type="float">
            <text:p>6.67219300606352E-06</text:p>
          </table:table-cell>
          <table:table-cell table:formula="of:=(-1)*[.D17]" office:value-type="float" office:value="-0.00000667219300606352" calcext:value-type="float">
            <text:p>-6.67219300606352E-06</text:p>
          </table:table-cell>
          <table:table-cell table:number-columns-repeated="6"/>
          <table:table-cell office:value-type="float" office:value="0.00872022513564146" calcext:value-type="float">
            <text:p>0.008720225135641</text:p>
          </table:table-cell>
          <table:table-cell office:value-type="float" office:value="0.0000192219999999853" calcext:value-type="float">
            <text:p>1.92E-05</text:p>
          </table:table-cell>
          <table:table-cell office:value-type="float" office:value="0.0000322621930060571" calcext:value-type="float">
            <text:p>3.23E-05</text:p>
          </table:table-cell>
        </table:table-row>
        <table:table-row table:style-name="ro1">
          <table:table-cell office:value-type="float" office:value="0.0246832782485802" calcext:value-type="float">
            <text:p>0.02468327824858</text:p>
          </table:table-cell>
          <table:table-cell office:value-type="float" office:value="0.0000256521930060553" calcext:value-type="float">
            <text:p>2.57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19]-[.B18]" office:value-type="float" office:value="-0.00000600219300606333" calcext:value-type="float">
            <text:p>-6.00219300606333E-06</text:p>
          </table:table-cell>
          <table:table-cell table:formula="of:=(-1)*[.D18]" office:value-type="float" office:value="0.00000600219300606333" calcext:value-type="float">
            <text:p>6.00219300606333E-06</text:p>
          </table:table-cell>
          <table:table-cell table:number-columns-repeated="6"/>
          <table:table-cell office:value-type="float" office:value="0.0100362146581694" calcext:value-type="float">
            <text:p>0.010036214658169</text:p>
          </table:table-cell>
          <table:table-cell office:value-type="float" office:value="0.0000298221930060564" calcext:value-type="float">
            <text:p>2.98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272573770303718" calcext:value-type="float">
            <text:p>0.027257377030372</text:p>
          </table:table-cell>
          <table:table-cell office:value-type="float" office:value="0.000019649999999992" calcext:value-type="float">
            <text:p>1.96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20]-[.B19]" office:value-type="float" office:value="0.00000557219300606412" calcext:value-type="float">
            <text:p>5.57219300606412E-06</text:p>
          </table:table-cell>
          <table:table-cell table:formula="of:=(-1)*[.D19]" office:value-type="float" office:value="-0.00000557219300606412" calcext:value-type="float">
            <text:p>-5.57219300606412E-06</text:p>
          </table:table-cell>
          <table:table-cell table:number-columns-repeated="6"/>
          <table:table-cell office:value-type="float" office:value="0.0114361272918578" calcext:value-type="float">
            <text:p>0.011436127291858</text:p>
          </table:table-cell>
          <table:table-cell office:value-type="float" office:value="0.0000160643705129985" calcext:value-type="float">
            <text:p>1.61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300594027707206" calcext:value-type="float">
            <text:p>0.030059402770721</text:p>
          </table:table-cell>
          <table:table-cell office:value-type="float" office:value="0.0000252221930060561" calcext:value-type="float">
            <text:p>2.52E-05</text:p>
          </table:table-cell>
          <table:table-cell office:value-type="float" office:value="0.0000322621930060574" calcext:value-type="float">
            <text:p>3.23E-05</text:p>
          </table:table-cell>
          <table:table-cell table:formula="of:=[.B21]-[.B20]" office:value-type="float" office:value="-0.00000502119300606395" calcext:value-type="float">
            <text:p>-5.02119300606395E-06</text:p>
          </table:table-cell>
          <table:table-cell table:formula="of:=(-1)*[.D20]" office:value-type="float" office:value="0.00000502119300606395" calcext:value-type="float">
            <text:p>5.02119300606395E-06</text:p>
          </table:table-cell>
          <table:table-cell table:number-columns-repeated="6"/>
          <table:table-cell office:value-type="float" office:value="0.01293166914579" calcext:value-type="float">
            <text:p>0.01293166914579</text:p>
          </table:table-cell>
          <table:table-cell office:value-type="float" office:value="0.0000273001930060552" calcext:value-type="float">
            <text:p>2.73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331127860882105" calcext:value-type="float">
            <text:p>0.033112786088211</text:p>
          </table:table-cell>
          <table:table-cell office:value-type="float" office:value="0.0000202009999999922" calcext:value-type="float">
            <text:p>2.02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2]-[.B21]" office:value-type="float" office:value="0.0000046481930060646" calcext:value-type="float">
            <text:p>4.6481930060646E-06</text:p>
          </table:table-cell>
          <table:table-cell table:formula="of:=(-1)*[.D21]" office:value-type="float" office:value="-0.0000046481930060646" calcext:value-type="float">
            <text:p>-4.6481930060646E-06</text:p>
          </table:table-cell>
          <table:table-cell table:number-columns-repeated="6"/>
          <table:table-cell office:value-type="float" office:value="0.0145353459832969" calcext:value-type="float">
            <text:p>0.014535345983297</text:p>
          </table:table-cell>
          <table:table-cell office:value-type="float" office:value="0.0000172009999999894" calcext:value-type="float">
            <text:p>1.72E-05</text:p>
          </table:table-cell>
          <table:table-cell office:value-type="float" office:value="0.0000322621930060572" calcext:value-type="float">
            <text:p>3.23E-05</text:p>
          </table:table-cell>
        </table:table-row>
        <table:table-row table:style-name="ro1">
          <table:table-cell office:value-type="float" office:value="0.0364430594606031" calcext:value-type="float">
            <text:p>0.036443059460603</text:p>
          </table:table-cell>
          <table:table-cell office:value-type="float" office:value="0.0000248491930060568" calcext:value-type="float">
            <text:p>2.48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3]-[.B22]" office:value-type="float" office:value="-0.00000419519300606444" calcext:value-type="float">
            <text:p>-4.19519300606444E-06</text:p>
          </table:table-cell>
          <table:table-cell table:formula="of:=(-1)*[.D22]" office:value-type="float" office:value="0.00000419519300606444" calcext:value-type="float">
            <text:p>4.19519300606444E-06</text:p>
          </table:table-cell>
          <table:table-cell table:number-columns-repeated="6"/>
          <table:table-cell office:value-type="float" office:value="0.016260567795504" calcext:value-type="float">
            <text:p>0.016260567795504</text:p>
          </table:table-cell>
          <table:table-cell office:value-type="float" office:value="0.0000266941930060549" calcext:value-type="float">
            <text:p>2.67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400780707281395" calcext:value-type="float">
            <text:p>0.04007807072814</text:p>
          </table:table-cell>
          <table:table-cell office:value-type="float" office:value="0.0000206539999999923" calcext:value-type="float">
            <text:p>2.07E-05</text:p>
          </table:table-cell>
          <table:table-cell office:value-type="float" office:value="0.0000322621930060575" calcext:value-type="float">
            <text:p>3.23E-05</text:p>
          </table:table-cell>
          <table:table-cell table:formula="of:=[.B24]-[.B23]" office:value-type="float" office:value="0.00000387419300606503" calcext:value-type="float">
            <text:p>3.87419300606503E-06</text:p>
          </table:table-cell>
          <table:table-cell table:formula="of:=(-1)*[.D23]" office:value-type="float" office:value="-0.00000387419300606503" calcext:value-type="float">
            <text:p>-3.87419300606503E-06</text:p>
          </table:table-cell>
          <table:table-cell table:number-columns-repeated="6"/>
          <table:table-cell office:value-type="float" office:value="0.018121760936057" calcext:value-type="float">
            <text:p>0.018121760936057</text:p>
          </table:table-cell>
          <table:table-cell office:value-type="float" office:value="0.0000181699999999909" calcext:value-type="float">
            <text:p>1.82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44048215957969" calcext:value-type="float">
            <text:p>0.044048215957969</text:p>
          </table:table-cell>
          <table:table-cell office:value-type="float" office:value="0.0000245281930060574" calcext:value-type="float">
            <text:p>2.45E-05</text:p>
          </table:table-cell>
          <table:table-cell office:value-type="float" office:value="0.0000322621930060576" calcext:value-type="float">
            <text:p>3.23E-05</text:p>
          </table:table-cell>
          <table:table-cell table:formula="of:=[.B25]-[.B24]" office:value-type="float" office:value="-0.00000350219300606475" calcext:value-type="float">
            <text:p>-3.50219300606475E-06</text:p>
          </table:table-cell>
          <table:table-cell table:formula="of:=(-1)*[.D24]" office:value-type="float" office:value="0.00000350219300606475" calcext:value-type="float">
            <text:p>3.50219300606475E-06</text:p>
          </table:table-cell>
          <table:table-cell table:number-columns-repeated="6"/>
          <table:table-cell office:value-type="float" office:value="0.0201344887546993" calcext:value-type="float">
            <text:p>0.020134488754699</text:p>
          </table:table-cell>
          <table:table-cell office:value-type="float" office:value="0.0000261431930060547" calcext:value-type="float">
            <text:p>2.61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483866936169235" calcext:value-type="float">
            <text:p>0.048386693616924</text:p>
          </table:table-cell>
          <table:table-cell office:value-type="float" office:value="0.0000210259999999926" calcext:value-type="float">
            <text:p>2.10E-05</text:p>
          </table:table-cell>
          <table:table-cell office:value-type="float" office:value="0.0000322621930060577" calcext:value-type="float">
            <text:p>3.23E-05</text:p>
          </table:table-cell>
          <table:table-cell table:formula="of:=[.B26]-[.B25]" office:value-type="float" office:value="0.00000322719300606502" calcext:value-type="float">
            <text:p>3.22719300606502E-06</text:p>
          </table:table-cell>
          <table:table-cell table:formula="of:=(-1)*[.D25]" office:value-type="float" office:value="-0.00000322719300606502" calcext:value-type="float">
            <text:p>-3.22719300606502E-06</text:p>
          </table:table-cell>
          <table:table-cell table:number-columns-repeated="6"/>
          <table:table-cell office:value-type="float" office:value="0.0223155817384435" calcext:value-type="float">
            <text:p>0.022315581738444</text:p>
          </table:table-cell>
          <table:table-cell office:value-type="float" office:value="0.0000189799999999918" calcext:value-type="float">
            <text:p>1.90E-05</text:p>
          </table:table-cell>
          <table:table-cell office:value-type="float" office:value="0.0000322621930060573" calcext:value-type="float">
            <text:p>3.23E-05</text:p>
          </table:table-cell>
        </table:table-row>
        <table:table-row table:style-name="ro1">
          <table:table-cell office:value-type="float" office:value="0.053129782178037" calcext:value-type="float">
            <text:p>0.053129782178037</text:p>
          </table:table-cell>
          <table:table-cell office:value-type="float" office:value="0.0000242531930060576" calcext:value-type="float">
            <text:p>2.43E-05</text:p>
          </table:table-cell>
          <table:table-cell office:value-type="float" office:value="0.0000322621930060577" calcext:value-type="float">
            <text:p>3.23E-05</text:p>
          </table:table-cell>
          <table:table-cell table:formula="of:=[.B27]-[.B26]" office:value-type="float" office:value="-0.00000292219300606466" calcext:value-type="float">
            <text:p>-2.92219300606466E-06</text:p>
          </table:table-cell>
          <table:table-cell table:formula="of:=(-1)*[.D26]" office:value-type="float" office:value="0.00000292219300606466" calcext:value-type="float">
            <text:p>2.92219300606466E-06</text:p>
          </table:table-cell>
          <table:table-cell table:number-columns-repeated="6"/>
          <table:table-cell office:value-type="float" office:value="0.0246832782485802" calcext:value-type="float">
            <text:p>0.02468327824858</text:p>
          </table:table-cell>
          <table:table-cell office:value-type="float" office:value="0.0000256521930060553" calcext:value-type="float">
            <text:p>2.57E-05</text:p>
          </table:table-cell>
          <table:table-cell office:value-type="float" office:value="0.0000322621930060574" calcext:value-type="float">
            <text:p>3.23E-05</text:p>
          </table:table-cell>
        </table:table-row>
        <table:table-row table:style-name="ro1">
          <table:table-cell office:value-type="float" office:value="0.0583171434821644" calcext:value-type="float">
            <text:p>0.058317143482164</text:p>
          </table:table-cell>
          <table:table-cell office:value-type="float" office:value="0.000021330999999993" calcext:value-type="float">
            <text:p>2.13E-05</text:p>
          </table:table-cell>
          <table:table-cell office:value-type="float" office:value="0.0000322621930060578" calcext:value-type="float">
            <text:p>3.23E-05</text:p>
          </table:table-cell>
          <table:table-cell table:formula="of:=[.B28]-[.B27]" office:value-type="float" office:value="0.00000268819300606488" calcext:value-type="float">
            <text:p>2.68819300606488E-06</text:p>
          </table:table-cell>
          <table:table-cell table:formula="of:=(-1)*[.D27]" office:value-type="float" office:value="-0.00000268819300606488" calcext:value-type="float">
            <text:p>-2.68819300606488E-06</text:p>
          </table:table-cell>
          <table:table-cell table:number-columns-repeated="6"/>
          <table:table-cell office:value-type="float" office:value="0.0272573770303718" calcext:value-type="float">
            <text:p>0.027257377030372</text:p>
          </table:table-cell>
          <table:table-cell office:value-type="float" office:value="0.000019649999999992" calcext:value-type="float">
            <text:p>1.96E-05</text:p>
          </table:table-cell>
          <table:table-cell office:value-type="float" office:value="0.0000322621930060574" calcext:value-type="float">
            <text:p>3.23E-05</text:p>
          </table:table-cell>
        </table:table-row>
        <table:table-row table:style-name="ro1">
          <table:table-cell office:value-type="float" office:value="0.063992154391418" calcext:value-type="float">
            <text:p>0.063992154391418</text:p>
          </table:table-cell>
          <table:table-cell office:value-type="float" office:value="0.0000240191930060579" calcext:value-type="float">
            <text:p>2.40E-05</text:p>
          </table:table-cell>
          <table:table-cell office:value-type="float" office:value="0.0000322621930060579" calcext:value-type="float">
            <text:p>3.23E-05</text:p>
          </table:table-cell>
          <table:table-cell table:formula="of:=[.B29]-[.B28]" office:value-type="float" office:value="-0.00000243719300606457" calcext:value-type="float">
            <text:p>-2.43719300606457E-06</text:p>
          </table:table-cell>
          <table:table-cell table:formula="of:=(-1)*[.D28]" office:value-type="float" office:value="0.00000243719300606457" calcext:value-type="float">
            <text:p>2.43719300606457E-06</text:p>
          </table:table-cell>
          <table:table-cell table:number-columns-repeated="6"/>
          <table:table-cell office:value-type="float" office:value="0.0300594027707206" calcext:value-type="float">
            <text:p>0.030059402770721</text:p>
          </table:table-cell>
          <table:table-cell office:value-type="float" office:value="0.0000252221930060561" calcext:value-type="float">
            <text:p>2.52E-05</text:p>
          </table:table-cell>
          <table:table-cell office:value-type="float" office:value="0.0000322621930060574" calcext:value-type="float">
            <text:p>3.23E-05</text:p>
          </table:table-cell>
        </table:table-row>
        <table:table-row table:style-name="ro1">
          <table:table-cell office:value-type="float" office:value="0.0702022695077165" calcext:value-type="float">
            <text:p>0.070202269507717</text:p>
          </table:table-cell>
          <table:table-cell office:value-type="float" office:value="0.0000215819999999933" calcext:value-type="float">
            <text:p>2.16E-05</text:p>
          </table:table-cell>
          <table:table-cell office:value-type="float" office:value="0.0000322621930060579" calcext:value-type="float">
            <text:p>3.23E-05</text:p>
          </table:table-cell>
          <table:table-cell table:formula="of:=[.B30]-[.B29]" office:value-type="float" office:value="0.00000223919300606483" calcext:value-type="float">
            <text:p>2.23919300606483E-06</text:p>
          </table:table-cell>
          <table:table-cell table:formula="of:=(-1)*[.D29]" office:value-type="float" office:value="-0.00000223919300606483" calcext:value-type="float">
            <text:p>-2.23919300606483E-06</text:p>
          </table:table-cell>
          <table:table-cell table:number-columns-repeated="6"/>
          <table:table-cell office:value-type="float" office:value="0.0331127860882105" calcext:value-type="float">
            <text:p>0.033112786088211</text:p>
          </table:table-cell>
          <table:table-cell office:value-type="float" office:value="0.0000202009999999922" calcext:value-type="float">
            <text:p>2.02E-05</text:p>
          </table:table-cell>
          <table:table-cell office:value-type="float" office:value="0.0000322621930060575" calcext:value-type="float">
            <text:p>3.23E-05</text:p>
          </table:table-cell>
        </table:table-row>
        <table:table-row table:style-name="ro1">
          <table:table-cell office:value-type="float" office:value="0.0769994179895101" calcext:value-type="float">
            <text:p>0.07699941798951</text:p>
          </table:table-cell>
          <table:table-cell office:value-type="float" office:value="0.0000238211930060581" calcext:value-type="float">
            <text:p>2.38E-05</text:p>
          </table:table-cell>
          <table:table-cell office:value-type="float" office:value="0.000032262193006058" calcext:value-type="float">
            <text:p>3.23E-05</text:p>
          </table:table-cell>
          <table:table-cell table:formula="of:=[.B31]-[.B30]" office:value-type="float" office:value="-0.00000203119300606456" calcext:value-type="float">
            <text:p>-2.03119300606456E-06</text:p>
          </table:table-cell>
          <table:table-cell table:formula="of:=(-1)*[.D30]" office:value-type="float" office:value="0.00000203119300606456" calcext:value-type="float">
            <text:p>2.03119300606456E-06</text:p>
          </table:table-cell>
          <table:table-cell table:number-columns-repeated="6"/>
          <table:table-cell office:value-type="float" office:value="0.0364430594606031" calcext:value-type="float">
            <text:p>0.036443059460603</text:p>
          </table:table-cell>
          <table:table-cell office:value-type="float" office:value="0.0000248491930060568" calcext:value-type="float">
            <text:p>2.48E-05</text:p>
          </table:table-cell>
          <table:table-cell office:value-type="float" office:value="0.0000322621930060575" calcext:value-type="float">
            <text:p>3.23E-05</text:p>
          </table:table-cell>
        </table:table-row>
        <table:table-row table:style-name="ro1">
          <table:table-cell office:value-type="float" office:value="0.084440437784874" calcext:value-type="float">
            <text:p>0.084440437784874</text:p>
          </table:table-cell>
          <table:table-cell office:value-type="float" office:value="0.0000217899999999936" calcext:value-type="float">
            <text:p>2.18E-05</text:p>
          </table:table-cell>
          <table:table-cell office:value-type="float" office:value="0.0000322621930060581" calcext:value-type="float">
            <text:p>3.23E-05</text:p>
          </table:table-cell>
          <table:table-cell table:formula="of:=[.B32]-[.B31]" office:value-type="float" office:value="0.00000186419300606481" calcext:value-type="float">
            <text:p>1.86419300606481E-06</text:p>
          </table:table-cell>
          <table:table-cell table:formula="of:=(-1)*[.D31]" office:value-type="float" office:value="-0.00000186419300606481" calcext:value-type="float">
            <text:p>-1.86419300606481E-06</text:p>
          </table:table-cell>
          <table:table-cell table:number-columns-repeated="6"/>
          <table:table-cell office:value-type="float" office:value="0.0400780707281395" calcext:value-type="float">
            <text:p>0.04007807072814</text:p>
          </table:table-cell>
          <table:table-cell office:value-type="float" office:value="0.0000206539999999923" calcext:value-type="float">
            <text:p>2.07E-05</text:p>
          </table:table-cell>
          <table:table-cell office:value-type="float" office:value="0.0000322621930060575" calcext:value-type="float">
            <text:p>3.23E-05</text:p>
          </table:table-cell>
        </table:table-row>
        <table:table-row table:style-name="ro1">
          <table:table-cell office:value-type="float" office:value="0.0925875509120395" calcext:value-type="float">
            <text:p>0.09258755091204</text:p>
          </table:table-cell>
          <table:table-cell office:value-type="float" office:value="0.0000236541930060584" calcext:value-type="float">
            <text:p>2.37E-05</text:p>
          </table:table-cell>
          <table:table-cell office:value-type="float" office:value="0.0000322621930060582" calcext:value-type="float">
            <text:p>3.23E-05</text:p>
          </table:table-cell>
          <table:table-cell table:formula="of:=[.B33]-[.B32]" office:value-type="float" office:value="-0.00000169319300606458" calcext:value-type="float">
            <text:p>-1.69319300606458E-06</text:p>
          </table:table-cell>
          <table:table-cell table:formula="of:=(-1)*[.D32]" office:value-type="float" office:value="0.00000169319300606458" calcext:value-type="float">
            <text:p>1.69319300606458E-06</text:p>
          </table:table-cell>
          <table:table-cell table:number-columns-repeated="6"/>
          <table:table-cell office:value-type="float" office:value="0.044048215957969" calcext:value-type="float">
            <text:p>0.044048215957969</text:p>
          </table:table-cell>
          <table:table-cell office:value-type="float" office:value="0.0000245281930060574" calcext:value-type="float">
            <text:p>2.45E-05</text:p>
          </table:table-cell>
          <table:table-cell office:value-type="float" office:value="0.0000322621930060576" calcext:value-type="float">
            <text:p>3.23E-05</text:p>
          </table:table-cell>
        </table:table-row>
        <table:table-row table:style-name="ro1">
          <table:table-cell office:value-type="float" office:value="0.101508883761672" calcext:value-type="float">
            <text:p>0.101508883761672</text:p>
          </table:table-cell>
          <table:table-cell office:value-type="float" office:value="0.0000219609999999938" calcext:value-type="float">
            <text:p>2.20E-05</text:p>
          </table:table-cell>
          <table:table-cell office:value-type="float" office:value="0.0000322621930060583" calcext:value-type="float">
            <text:p>3.23E-05</text:p>
          </table:table-cell>
          <table:table-cell table:formula="of:=[.B34]-[.B33]" office:value-type="float" office:value="0.00000155219300606486" calcext:value-type="float">
            <text:p>1.55219300606486E-06</text:p>
          </table:table-cell>
          <table:table-cell table:formula="of:=(-1)*[.D33]" office:value-type="float" office:value="-0.00000155219300606486" calcext:value-type="float">
            <text:p>-1.55219300606486E-06</text:p>
          </table:table-cell>
          <table:table-cell table:number-columns-repeated="6"/>
          <table:table-cell office:value-type="float" office:value="0.0483866936169235" calcext:value-type="float">
            <text:p>0.048386693616924</text:p>
          </table:table-cell>
          <table:table-cell office:value-type="float" office:value="0.0000210259999999926" calcext:value-type="float">
            <text:p>2.10E-05</text:p>
          </table:table-cell>
          <table:table-cell office:value-type="float" office:value="0.0000322621930060577" calcext:value-type="float">
            <text:p>3.23E-05</text:p>
          </table:table-cell>
        </table:table-row>
        <table:table-row table:style-name="ro1">
          <table:table-cell office:value-type="float" office:value="0.111279036771681" calcext:value-type="float">
            <text:p>0.111279036771681</text:p>
          </table:table-cell>
          <table:table-cell office:value-type="float" office:value="0.0000235131930060587" calcext:value-type="float">
            <text:p>2.35E-05</text:p>
          </table:table-cell>
          <table:table-cell office:value-type="float" office:value="0.0000322621930060585" calcext:value-type="float">
            <text:p>3.23E-05</text:p>
          </table:table-cell>
          <table:table-cell table:formula="of:=[.B35]-[.B34]" office:value-type="float" office:value="-0.00000141119300606467" calcext:value-type="float">
            <text:p>-1.41119300606467E-06</text:p>
          </table:table-cell>
          <table:table-cell table:formula="of:=(-1)*[.D34]" office:value-type="float" office:value="0.00000141119300606467" calcext:value-type="float">
            <text:p>1.41119300606467E-06</text:p>
          </table:table-cell>
          <table:table-cell table:number-columns-repeated="6"/>
          <table:table-cell office:value-type="float" office:value="0.053129782178037" calcext:value-type="float">
            <text:p>0.053129782178037</text:p>
          </table:table-cell>
          <table:table-cell office:value-type="float" office:value="0.0000242531930060576" calcext:value-type="float">
            <text:p>2.43E-05</text:p>
          </table:table-cell>
          <table:table-cell office:value-type="float" office:value="0.0000322621930060577" calcext:value-type="float">
            <text:p>3.23E-05</text:p>
          </table:table-cell>
        </table:table-row>
        <table:table-row table:style-name="ro1">
          <table:table-cell office:value-type="float" office:value="0.12197970823819" calcext:value-type="float">
            <text:p>0.12197970823819</text:p>
          </table:table-cell>
          <table:table-cell office:value-type="float" office:value="0.000022101999999994" calcext:value-type="float">
            <text:p>2.21E-05</text:p>
          </table:table-cell>
          <table:table-cell office:value-type="float" office:value="0.0000322621930060586" calcext:value-type="float">
            <text:p>3.23E-05</text:p>
          </table:table-cell>
          <table:table-cell table:formula="of:=[.B36]-[.B35]" office:value-type="float" office:value="0.00000129319300606498" calcext:value-type="float">
            <text:p>1.29319300606498E-06</text:p>
          </table:table-cell>
          <table:table-cell table:formula="of:=(-1)*[.D35]" office:value-type="float" office:value="-0.00000129319300606498" calcext:value-type="float">
            <text:p>-1.29319300606498E-06</text:p>
          </table:table-cell>
          <table:table-cell table:number-columns-repeated="6"/>
          <table:table-cell office:value-type="float" office:value="0.0583171434821644" calcext:value-type="float">
            <text:p>0.058317143482165</text:p>
          </table:table-cell>
          <table:table-cell office:value-type="float" office:value="0.000021330999999993" calcext:value-type="float">
            <text:p>2.13E-05</text:p>
          </table:table-cell>
          <table:table-cell office:value-type="float" office:value="0.0000322621930060578" calcext:value-type="float">
            <text:p>3.23E-05</text:p>
          </table:table-cell>
        </table:table-row>
        <table:table-row table:style-name="ro1">
          <table:table-cell office:value-type="float" office:value="0.133700377479006" calcext:value-type="float">
            <text:p>0.133700377479006</text:p>
          </table:table-cell>
          <table:table-cell office:value-type="float" office:value="0.000023395193006059" calcext:value-type="float">
            <text:p>2.34E-05</text:p>
          </table:table-cell>
          <table:table-cell office:value-type="float" office:value="0.0000322621930060587" calcext:value-type="float">
            <text:p>3.23E-05</text:p>
          </table:table-cell>
          <table:table-cell table:formula="of:=[.B37]-[.B36]" office:value-type="float" office:value="-0.00000117619300606482" calcext:value-type="float">
            <text:p>-1.17619300606482E-06</text:p>
          </table:table-cell>
          <table:table-cell table:formula="of:=(-1)*[.D36]" office:value-type="float" office:value="0.00000117619300606482" calcext:value-type="float">
            <text:p>1.17619300606482E-06</text:p>
          </table:table-cell>
          <table:table-cell table:number-columns-repeated="6"/>
          <table:table-cell office:value-type="float" office:value="0.063992154391418" calcext:value-type="float">
            <text:p>0.063992154391418</text:p>
          </table:table-cell>
          <table:table-cell office:value-type="float" office:value="0.0000240191930060579" calcext:value-type="float">
            <text:p>2.40E-05</text:p>
          </table:table-cell>
          <table:table-cell office:value-type="float" office:value="0.0000322621930060579" calcext:value-type="float">
            <text:p>3.23E-05</text:p>
          </table:table-cell>
        </table:table-row>
        <table:table-row table:style-name="ro1">
          <table:table-cell office:value-type="float" office:value="0.146539053062207" calcext:value-type="float">
            <text:p>0.146539053062207</text:p>
          </table:table-cell>
          <table:table-cell office:value-type="float" office:value="0.0000222189999999941" calcext:value-type="float">
            <text:p>2.22E-05</text:p>
          </table:table-cell>
          <table:table-cell office:value-type="float" office:value="0.0000322621930060589" calcext:value-type="float">
            <text:p>3.23E-05</text:p>
          </table:table-cell>
          <table:table-cell table:formula="of:=[.B38]-[.B37]" office:value-type="float" office:value="0.00000107619300606519" calcext:value-type="float">
            <text:p>1.07619300606519E-06</text:p>
          </table:table-cell>
          <table:table-cell table:formula="of:=(-1)*[.D37]" office:value-type="float" office:value="-0.00000107619300606519" calcext:value-type="float">
            <text:p>-1.07619300606519E-06</text:p>
          </table:table-cell>
          <table:table-cell table:number-columns-repeated="6"/>
          <table:table-cell office:value-type="float" office:value="0.0702022695077165" calcext:value-type="float">
            <text:p>0.070202269507717</text:p>
          </table:table-cell>
          <table:table-cell office:value-type="float" office:value="0.0000215819999999933" calcext:value-type="float">
            <text:p>2.16E-05</text:p>
          </table:table-cell>
          <table:table-cell office:value-type="float" office:value="0.0000322621930060579" calcext:value-type="float">
            <text:p>3.23E-05</text:p>
          </table:table-cell>
        </table:table-row>
        <table:table-row table:style-name="ro1">
          <table:table-cell office:value-type="float" office:value="0.160603092356564" calcext:value-type="float">
            <text:p>0.160603092356564</text:p>
          </table:table-cell>
          <table:table-cell office:value-type="float" office:value="0.0000232951930060593" calcext:value-type="float">
            <text:p>2.33E-05</text:p>
          </table:table-cell>
          <table:table-cell office:value-type="float" office:value="0.0000322621930060591" calcext:value-type="float">
            <text:p>3.23E-05</text:p>
          </table:table-cell>
          <table:table-cell table:formula="of:=[.B39]-[.B38]" office:value-type="float" office:value="-0.00000098019300606506" calcext:value-type="float">
            <text:p>-9.8019300606506E-07</text:p>
          </table:table-cell>
          <table:table-cell table:formula="of:=(-1)*[.D38]" office:value-type="float" office:value="0.00000098019300606506" calcext:value-type="float">
            <text:p>9.8019300606506E-07</text:p>
          </table:table-cell>
          <table:table-cell table:number-columns-repeated="6"/>
          <table:table-cell office:value-type="float" office:value="0.0769994179895101" calcext:value-type="float">
            <text:p>0.07699941798951</text:p>
          </table:table-cell>
          <table:table-cell office:value-type="float" office:value="0.0000238211930060581" calcext:value-type="float">
            <text:p>2.38E-05</text:p>
          </table:table-cell>
          <table:table-cell office:value-type="float" office:value="0.000032262193006058" calcext:value-type="float">
            <text:p>3.23E-05</text:p>
          </table:table-cell>
        </table:table-row>
        <table:table-row table:style-name="ro1">
          <table:table-cell office:value-type="float" office:value="0.1760100992569" calcext:value-type="float">
            <text:p>0.1760100992569</text:p>
          </table:table-cell>
          <table:table-cell office:value-type="float" office:value="0.0000223149999999943" calcext:value-type="float">
            <text:p>2.23E-05</text:p>
          </table:table-cell>
          <table:table-cell office:value-type="float" office:value="0.0000322621930060593" calcext:value-type="float">
            <text:p>3.23E-05</text:p>
          </table:table-cell>
          <table:table-cell table:formula="of:=[.B40]-[.B39]" office:value-type="float" office:value="0.000000896193006065465" calcext:value-type="float">
            <text:p>8.96193006065465E-07</text:p>
          </table:table-cell>
          <table:table-cell table:formula="of:=(-1)*[.D39]" office:value-type="float" office:value="-0.000000896193006065465" calcext:value-type="float">
            <text:p>-8.96193006065465E-07</text:p>
          </table:table-cell>
          <table:table-cell table:number-columns-repeated="6"/>
          <table:table-cell office:value-type="float" office:value="0.084440437784874" calcext:value-type="float">
            <text:p>0.084440437784874</text:p>
          </table:table-cell>
          <table:table-cell office:value-type="float" office:value="0.0000217899999999936" calcext:value-type="float">
            <text:p>2.18E-05</text:p>
          </table:table-cell>
          <table:table-cell office:value-type="float" office:value="0.0000322621930060581" calcext:value-type="float">
            <text:p>3.23E-05</text:p>
          </table:table-cell>
        </table:table-row>
        <table:table-row table:style-name="ro1">
          <table:table-cell office:value-type="float" office:value="0.192888907591184" calcext:value-type="float">
            <text:p>0.192888907591184</text:p>
          </table:table-cell>
          <table:table-cell office:value-type="float" office:value="0.0000232111930060597" calcext:value-type="float">
            <text:p>2.32E-05</text:p>
          </table:table-cell>
          <table:table-cell office:value-type="float" office:value="0.0000322621930060595" calcext:value-type="float">
            <text:p>3.23E-05</text:p>
          </table:table-cell>
          <table:table-cell table:formula="of:=[.B41]-[.B40]" office:value-type="float" office:value="-0.000000816193006065361" calcext:value-type="float">
            <text:p>-8.16193006065361E-07</text:p>
          </table:table-cell>
          <table:table-cell table:formula="of:=(-1)*[.D40]" office:value-type="float" office:value="0.000000816193006065361" calcext:value-type="float">
            <text:p>8.16193006065361E-07</text:p>
          </table:table-cell>
          <table:table-cell table:number-columns-repeated="6"/>
          <table:table-cell office:value-type="float" office:value="0.0925875509120395" calcext:value-type="float">
            <text:p>0.09258755091204</text:p>
          </table:table-cell>
          <table:table-cell office:value-type="float" office:value="0.0000236541930060584" calcext:value-type="float">
            <text:p>2.37E-05</text:p>
          </table:table-cell>
          <table:table-cell office:value-type="float" office:value="0.0000322621930060582" calcext:value-type="float">
            <text:p>3.23E-05</text:p>
          </table:table-cell>
        </table:table-row>
        <table:table-row table:style-name="ro1">
          <table:table-cell office:value-type="float" office:value="0.211380658432655" calcext:value-type="float">
            <text:p>0.211380658432655</text:p>
          </table:table-cell>
          <table:table-cell office:value-type="float" office:value="0.0000223949999999944" calcext:value-type="float">
            <text:p>2.24E-05</text:p>
          </table:table-cell>
          <table:table-cell office:value-type="float" office:value="0.0000322621930060597" calcext:value-type="float">
            <text:p>3.23E-05</text:p>
          </table:table-cell>
          <table:table-cell table:formula="of:=[.B42]-[.B41]" office:value-type="float" office:value="0.000000746193006065865" calcext:value-type="float">
            <text:p>7.46193006065865E-07</text:p>
          </table:table-cell>
          <table:table-cell table:formula="of:=(-1)*[.D41]" office:value-type="float" office:value="-0.000000746193006065865" calcext:value-type="float">
            <text:p>-7.46193006065865E-07</text:p>
          </table:table-cell>
          <table:table-cell table:number-columns-repeated="6"/>
          <table:table-cell office:value-type="float" office:value="0.101508883761672" calcext:value-type="float">
            <text:p>0.101508883761672</text:p>
          </table:table-cell>
          <table:table-cell office:value-type="float" office:value="0.0000219609999999938" calcext:value-type="float">
            <text:p>2.20E-05</text:p>
          </table:table-cell>
          <table:table-cell office:value-type="float" office:value="0.0000322621930060583" calcext:value-type="float">
            <text:p>3.23E-05</text:p>
          </table:table-cell>
        </table:table-row>
        <table:table-row table:style-name="ro1">
          <table:table-cell office:value-type="float" office:value="0.231639980325467" calcext:value-type="float">
            <text:p>0.231639980325467</text:p>
          </table:table-cell>
          <table:table-cell office:value-type="float" office:value="0.0000231411930060602" calcext:value-type="float">
            <text:p>2.31E-05</text:p>
          </table:table-cell>
          <table:table-cell office:value-type="float" office:value="0.00003226219300606" calcext:value-type="float">
            <text:p>3.23E-05</text:p>
          </table:table-cell>
          <table:table-cell table:formula="of:=[.B43]-[.B42]" office:value-type="float" office:value="-0.000000680193006065788" calcext:value-type="float">
            <text:p>-6.80193006065788E-07</text:p>
          </table:table-cell>
          <table:table-cell table:formula="of:=(-1)*[.D42]" office:value-type="float" office:value="0.000000680193006065788" calcext:value-type="float">
            <text:p>6.80193006065788E-07</text:p>
          </table:table-cell>
          <table:table-cell table:number-columns-repeated="6"/>
          <table:table-cell office:value-type="float" office:value="0.111279036771681" calcext:value-type="float">
            <text:p>0.111279036771681</text:p>
          </table:table-cell>
          <table:table-cell office:value-type="float" office:value="0.0000235131930060587" calcext:value-type="float">
            <text:p>2.35E-05</text:p>
          </table:table-cell>
          <table:table-cell office:value-type="float" office:value="0.0000322621930060585" calcext:value-type="float">
            <text:p>3.23E-05</text:p>
          </table:table-cell>
        </table:table-row>
        <table:table-row table:style-name="ro1">
          <table:table-cell office:value-type="float" office:value="0.253836282292958" calcext:value-type="float">
            <text:p>0.253836282292958</text:p>
          </table:table-cell>
          <table:table-cell office:value-type="float" office:value="0.0000224609999999945" calcext:value-type="float">
            <text:p>2.25E-05</text:p>
          </table:table-cell>
          <table:table-cell office:value-type="float" office:value="0.0000322621930060603" calcext:value-type="float">
            <text:p>3.23E-05</text:p>
          </table:table-cell>
          <table:table-cell table:formula="of:=[.B44]-[.B43]" office:value-type="float" office:value="0.000000621193006066366" calcext:value-type="float">
            <text:p>6.21193006066366E-07</text:p>
          </table:table-cell>
          <table:table-cell table:formula="of:=(-1)*[.D43]" office:value-type="float" office:value="-0.000000621193006066366" calcext:value-type="float">
            <text:p>-6.21193006066366E-07</text:p>
          </table:table-cell>
          <table:table-cell table:number-columns-repeated="6"/>
          <table:table-cell office:value-type="float" office:value="0.12197970823819" calcext:value-type="float">
            <text:p>0.12197970823819</text:p>
          </table:table-cell>
          <table:table-cell office:value-type="float" office:value="0.000022101999999994" calcext:value-type="float">
            <text:p>2.21E-05</text:p>
          </table:table-cell>
          <table:table-cell office:value-type="float" office:value="0.0000322621930060586" calcext:value-type="float">
            <text:p>3.23E-05</text:p>
          </table:table-cell>
        </table:table-row>
        <table:table-row table:style-name="ro1">
          <table:table-cell office:value-type="float" office:value="0.278155170440697" calcext:value-type="float">
            <text:p>0.278155170440697</text:p>
          </table:table-cell>
          <table:table-cell office:value-type="float" office:value="0.0000230821930060608" calcext:value-type="float">
            <text:p>2.31E-05</text:p>
          </table:table-cell>
          <table:table-cell office:value-type="float" office:value="0.0000322621930060606" calcext:value-type="float">
            <text:p>3.23E-05</text:p>
          </table:table-cell>
          <table:table-cell table:number-columns-repeated="8"/>
          <table:table-cell office:value-type="float" office:value="0.133700377479006" calcext:value-type="float">
            <text:p>0.133700377479006</text:p>
          </table:table-cell>
          <table:table-cell office:value-type="float" office:value="0.000023395193006059" calcext:value-type="float">
            <text:p>2.34E-05</text:p>
          </table:table-cell>
          <table:table-cell office:value-type="float" office:value="0.0000322621930060587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146539053062207" calcext:value-type="float">
            <text:p>0.146539053062207</text:p>
          </table:table-cell>
          <table:table-cell office:value-type="float" office:value="0.0000222189999999941" calcext:value-type="float">
            <text:p>2.22E-05</text:p>
          </table:table-cell>
          <table:table-cell office:value-type="float" office:value="0.0000322621930060589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160603092356564" calcext:value-type="float">
            <text:p>0.160603092356564</text:p>
          </table:table-cell>
          <table:table-cell office:value-type="float" office:value="0.0000232951930060593" calcext:value-type="float">
            <text:p>2.33E-05</text:p>
          </table:table-cell>
          <table:table-cell office:value-type="float" office:value="0.0000322621930060591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1760100992569" calcext:value-type="float">
            <text:p>0.1760100992569</text:p>
          </table:table-cell>
          <table:table-cell office:value-type="float" office:value="0.0000223149999999943" calcext:value-type="float">
            <text:p>2.23E-05</text:p>
          </table:table-cell>
          <table:table-cell office:value-type="float" office:value="0.0000322621930060593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192888907591184" calcext:value-type="float">
            <text:p>0.192888907591184</text:p>
          </table:table-cell>
          <table:table-cell office:value-type="float" office:value="0.0000232111930060597" calcext:value-type="float">
            <text:p>2.32E-05</text:p>
          </table:table-cell>
          <table:table-cell office:value-type="float" office:value="0.0000322621930060595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11380658432655" calcext:value-type="float">
            <text:p>0.211380658432655</text:p>
          </table:table-cell>
          <table:table-cell office:value-type="float" office:value="0.0000223949999999944" calcext:value-type="float">
            <text:p>2.24E-05</text:p>
          </table:table-cell>
          <table:table-cell office:value-type="float" office:value="0.0000322621930060597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31639980325467" calcext:value-type="float">
            <text:p>0.231639980325467</text:p>
          </table:table-cell>
          <table:table-cell office:value-type="float" office:value="0.0000231411930060602" calcext:value-type="float">
            <text:p>2.31E-05</text:p>
          </table:table-cell>
          <table:table-cell office:value-type="float" office:value="0.00003226219300606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53836282292958" calcext:value-type="float">
            <text:p>0.253836282292958</text:p>
          </table:table-cell>
          <table:table-cell office:value-type="float" office:value="0.0000224609999999945" calcext:value-type="float">
            <text:p>2.25E-05</text:p>
          </table:table-cell>
          <table:table-cell office:value-type="float" office:value="0.0000322621930060603" calcext:value-type="float">
            <text:p>3.23E-05</text:p>
          </table:table-cell>
        </table:table-row>
        <table:table-row table:style-name="ro1">
          <table:table-cell/>
          <table:table-cell table:style-name="Default" table:number-columns-repeated="2"/>
          <table:table-cell table:number-columns-repeated="8"/>
          <table:table-cell office:value-type="float" office:value="0.278155170440697" calcext:value-type="float">
            <text:p>0.278155170440697</text:p>
          </table:table-cell>
          <table:table-cell office:value-type="float" office:value="0.0000230821930060608" calcext:value-type="float">
            <text:p>2.31E-05</text:p>
          </table:table-cell>
          <table:table-cell office:value-type="float" office:value="0.0000322621930060606" calcext:value-type="float">
            <text:p>3.23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5" loext:min-decimal-places="15" number:min-integer-digits="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1">00/00/0000</text:date>, <text:time style:data-style-name="N2" text:time-value="12:13:06.778987518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0T09:16:56.646000000</meta:creation-date>
    <dc:date>2020-07-21T13:05:37.864172242</dc:date>
    <meta:editing-duration>PT1H52M27S</meta:editing-duration>
    <meta:editing-cycles>20</meta:editing-cycles>
    <meta:generator>LibreOffice/6.0.7.3$Linux_X86_64 LibreOffice_project/00m0$Build-3</meta:generator>
    <meta:document-statistic meta:table-count="4" meta:cell-count="264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.B8:Arkusz1.D50 Arkusz1.AC8:Arkusz1.AC50" svg:x="-0.206cm" svg:y="0.392cm" svg:width="21.874cm" svg:height="11.573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rkusz1.C8:Arkusz1.C50" chart:class="chart:scatter">
            <chart:domain table:cell-range-address="Arkusz1.B8:Arkusz1.B50"/>
            <chart:data-point chart:repeated="43"/>
          </chart:series>
          <chart:series chart:attached-axis="primary-y" chart:style-name="ch8" chart:values-cell-range-address="Arkusz1.D8:Arkusz1.D50" chart:class="chart:scatter">
            <chart:data-point chart:repeated="43"/>
          </chart:series>
          <chart:series chart:attached-axis="secondary-y" chart:style-name="ch9" chart:values-cell-range-address="Arkusz1.AC8:Arkusz1.AC50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A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B8:Arkusz1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.C8:Arkusz1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.D8:Arkusz1.D50</svg:desc>
                </draw:g>
              </table:table-cell>
              <table:table-cell office:value-type="float" office:value="NaN">
                <text:p>NaN</text:p>
                <draw:g>
                  <svg:desc>Arkusz1.AC8:Arkusz1.AC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60643705129986">
                <text:p>0.0000160643705129986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273001930060553">
                <text:p>0.0000273001930060553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72009999999894">
                <text:p>0.0000172009999999894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26694193006055">
                <text:p>0.00002669419300605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81699999999909">
                <text:p>0.0000181699999999909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261431930060548">
                <text:p>0.0000261431930060548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89799999999919">
                <text:p>0.0000189799999999919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256521930060554">
                <text:p>0.0000256521930060554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96499999999921">
                <text:p>0.0000196499999999921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252221930060562">
                <text:p>0.0000252221930060562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202009999999922">
                <text:p>0.0000202009999999922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248491930060568">
                <text:p>0.0000248491930060568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206539999999924">
                <text:p>0.0000206539999999924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245281930060574">
                <text:p>0.0000245281930060574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210259999999927">
                <text:p>0.0000210259999999927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242531930060577">
                <text:p>0.0000242531930060577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21330999999993">
                <text:p>0.000021330999999993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240191930060579">
                <text:p>0.0000240191930060579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000000000000483169060316868">
                <text:p>-0.00000000000048316906031686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215819999999933">
                <text:p>0.0000215819999999933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000000000000440536496171262">
                <text:p>-0.0000000000004405364961712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238211930060582">
                <text:p>0.0000238211930060582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217899999999936">
                <text:p>0.0000217899999999936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0.00000000000035527136788005">
                <text:p>0.000000000000355271367880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236541930060584">
                <text:p>0.0000236541930060584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0.000000000000810018718766514">
                <text:p>0.00000000000081001871876651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219609999999938">
                <text:p>0.0000219609999999938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000000000000525801624462474">
                <text:p>-0.0000000000005258016244624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235131930060587">
                <text:p>0.0000235131930060587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22101999999994">
                <text:p>0.000022101999999994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23395193006059">
                <text:p>0.000023395193006059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222189999999942">
                <text:p>0.0000222189999999942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0.000000000000625277607468888">
                <text:p>-0.00000000000062527760746888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232951930060594">
                <text:p>0.0000232951930060594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223149999999943">
                <text:p>0.0000223149999999943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232111930060598">
                <text:p>0.0000232111930060598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000000000000554223333892878">
                <text:p>-0.0000000000005542233338928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223949999999944">
                <text:p>0.0000223949999999944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00000000000132160948851379">
                <text:p>-0.0000000000013216094885137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231411930060603">
                <text:p>0.0000231411930060603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0.00000000000164845914696343">
                <text:p>0.0000000000016484591469634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224609999999945">
                <text:p>0.0000224609999999945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0.00000000000120792265079217">
                <text:p>0.000000000001207922650792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'Arkusz1_2-idealna siatka'.B8:'Arkusz1_2-idealna siatka'.D22" svg:x="0.428cm" svg:y="0.241cm" svg:width="20.593cm" svg:height="11.583cm">
          <chartooo:coordinate-region svg:x="1.155cm" svg:y="0.441cm" svg:width="19.586cm" svg:height="10.736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'Arkusz1_2-idealna siatka'.C8:'Arkusz1_2-idealna siatka'.C22" chart:class="chart:scatter">
            <chart:domain table:cell-range-address="'Arkusz1_2-idealna siatka'.B8:'Arkusz1_2-idealna siatka'.B22"/>
            <chart:data-point chart:repeated="15"/>
          </chart:series>
          <chart:series chart:style-name="ch6" chart:values-cell-range-address="'Arkusz1_2-idealna siatka'.D8:'Arkusz1_2-idealna siatka'.D22" chart:class="chart:scatter">
            <chart:data-point chart:repeated="1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Arkusz1_2-idealna siatka'.B8:'Arkusz1_2-idealna siatka'.B22</svg:desc>
                </draw:g>
              </table:table-cell>
              <table:table-cell office:value-type="float" office:value="1">
                <text:p>1</text:p>
                <draw:g>
                  <svg:desc>'Arkusz1_2-idealna siatka'.C8:'Arkusz1_2-idealna siatka'.C22</svg:desc>
                </draw:g>
              </table:table-cell>
              <table:table-cell office:value-type="float" office:value="2.1">
                <text:p>2.1</text:p>
                <draw:g>
                  <svg:desc>'Arkusz1_2-idealna siatka'.D8:'Arkusz1_2-idealna siatka'.D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2">
                <text:p>4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2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8">
                <text:p>13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72">
                <text:p>17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0">
                <text:p>21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98">
                <text:p>29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48">
                <text:p>348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02">
                <text:p>402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60">
                <text:p>460</text:p>
              </table:table-cell>
              <table:table-cell office:value-type="float" office:value="1">
                <text:p>1</text:p>
              </table:table-cell>
              <table:table-cell office:value-type="float" office:value="2.1">
                <text:p>2.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6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ff8000" draw:fill-color="#ff8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449cm" svg:height="12.065cm" xlink:href=".." xlink:type="simple" chart:class="chart:scatter" chart:style-name="ch1">
        <chart:plot-area chart:style-name="ch2" table:cell-range-address="Arkusz1_2.B8:Arkusz1_2.D50 Arkusz1_2.Y8:Arkusz1_2.Y50" svg:x="-0.206cm" svg:y="0.392cm" svg:width="21.16cm" svg:height="11.573cm">
          <chartooo:coordinate-region svg:x="1.527cm" svg:y="0.591cm" svg:width="18.593cm" svg:height="10.727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axis chart:dimension="y" chart:name="secondary-y" chart:style-name="ch6"/>
          <chart:series chart:attached-axis="primary-y" chart:style-name="ch7" chart:values-cell-range-address="Arkusz1_2.C8:Arkusz1_2.C50" chart:class="chart:scatter">
            <chart:domain table:cell-range-address="Arkusz1_2.B8:Arkusz1_2.B50"/>
            <chart:data-point chart:repeated="43"/>
          </chart:series>
          <chart:series chart:attached-axis="primary-y" chart:style-name="ch8" chart:values-cell-range-address="Arkusz1_2.D8:Arkusz1_2.D50" chart:class="chart:scatter">
            <chart:data-point chart:repeated="43"/>
          </chart:series>
          <chart:series chart:attached-axis="secondary-y" chart:style-name="ch9" chart:values-cell-range-address="Arkusz1_2.Y8:Arkusz1_2.Y50" chart:class="chart:scatter">
            <chart:data-point chart:repeated="4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Y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_2.B8:Arkusz1_2.B50</svg:desc>
                </draw:g>
              </table:table-cell>
              <table:table-cell office:value-type="float" office:value="0.0000160643705129985">
                <text:p>0.0000160643705129985</text:p>
                <draw:g>
                  <svg:desc>Arkusz1_2.C8:Arkusz1_2.C50</svg:desc>
                </draw:g>
              </table:table-cell>
              <table:table-cell office:value-type="float" office:value="0.000032262193006057">
                <text:p>0.000032262193006057</text:p>
                <draw:g>
                  <svg:desc>Arkusz1_2.D8:Arkusz1_2.D50</svg:desc>
                </draw:g>
              </table:table-cell>
              <table:table-cell office:value-type="float" office:value="-0.288963361672105">
                <text:p>-0.288963361672105</text:p>
                <draw:g>
                  <svg:desc>Arkusz1_2.Y8:Arkusz1_2.Y5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0099999999999998">
                <text:p>0.0009999999999999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">
                <text:p>0.000032262193006057</text:p>
              </table:table-cell>
              <table:table-cell office:value-type="float" office:value="-0.291200866886875">
                <text:p>-0.291200866886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0200836202831636">
                <text:p>0.0020083620283163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295681742494116">
                <text:p>-0.2956817424941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303351803678293">
                <text:p>0.003033518036782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02416934970081">
                <text:p>-0.3024169349700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408404040897127">
                <text:p>0.0040840404089712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11420861481054">
                <text:p>-0.3114208614810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516871364270448">
                <text:p>0.0051687136427044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22708888412489">
                <text:p>-0.3227088884124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629660780627709">
                <text:p>0.0062966078062770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36293777240613">
                <text:p>-0.336293777240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747715438262268">
                <text:p>0.0074771543826226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52180945700594">
                <text:p>-0.35218094570059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872022513564146">
                <text:p>0.00872022513564146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1">
                <text:p>0.0000322621930060571</text:p>
              </table:table-cell>
              <table:table-cell office:value-type="float" office:value="-0.370362375715349">
                <text:p>-0.3703623757153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00362146581694">
                <text:p>0.010036214658169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390809005497145">
                <text:p>-0.390809005497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14361272918578">
                <text:p>0.011436127291857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13461486346776">
                <text:p>-0.4134614863467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293166914579">
                <text:p>0.0129316691457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38219280531659">
                <text:p>-0.4382192805316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45353459832969">
                <text:p>0.01453534598329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2">
                <text:p>0.0000322621930060572</text:p>
              </table:table-cell>
              <table:table-cell office:value-type="float" office:value="-0.46492824922969">
                <text:p>-0.464928249229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6260567795504">
                <text:p>0.01626056779550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493367147508131">
                <text:p>-0.493367147508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8121760936057">
                <text:p>0.01812176093605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23233824086397">
                <text:p>-0.5232338240863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201344887546993">
                <text:p>0.0201344887546993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54132413158367">
                <text:p>-0.554132413158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223155817384435">
                <text:p>0.02231558173844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3">
                <text:p>0.0000322621930060573</text:p>
              </table:table-cell>
              <table:table-cell office:value-type="float" office:value="-0.585563370781102">
                <text:p>-0.58556337078110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246832782485802">
                <text:p>0.0246832782485802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16918757363525">
                <text:p>-0.6169187573635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272573770303718">
                <text:p>0.027257377030371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4748555243682">
                <text:p>-0.647485552436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00594027707206">
                <text:p>0.03005940277072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4">
                <text:p>0.0000322621930060574</text:p>
              </table:table-cell>
              <table:table-cell office:value-type="float" office:value="-0.676459787669575">
                <text:p>-0.6764597876695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31127860882105">
                <text:p>0.033112786088210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02973662406947">
                <text:p>-0.70297366240694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64430594606031">
                <text:p>0.036443059460603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26136375710006">
                <text:p>-0.72613637571000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0780707281395">
                <text:p>0.040078070728139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5">
                <text:p>0.0000322621930060575</text:p>
              </table:table-cell>
              <table:table-cell office:value-type="float" office:value="-0.745087165997042">
                <text:p>-0.74508716599704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4048215957969">
                <text:p>0.044048215957969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6">
                <text:p>0.0000322621930060576</text:p>
              </table:table-cell>
              <table:table-cell office:value-type="float" office:value="-0.759056281429643">
                <text:p>-0.7590562814296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83866936169235">
                <text:p>0.048386693616923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7426935303149">
                <text:p>-0.76742693530314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3129782178037">
                <text:p>0.05312978217803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7">
                <text:p>0.0000322621930060577</text:p>
              </table:table-cell>
              <table:table-cell office:value-type="float" office:value="-0.769789578766009">
                <text:p>-0.7697895787660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83171434821644">
                <text:p>0.058317143482164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8">
                <text:p>0.0000322621930060578</text:p>
              </table:table-cell>
              <table:table-cell office:value-type="float" office:value="-0.765979831962461">
                <text:p>-0.76597983196246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3992154391418">
                <text:p>0.063992154391418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56093510299721">
                <text:p>-0.7560935102997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702022695077165">
                <text:p>0.070202269507716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79">
                <text:p>0.0000322621930060579</text:p>
              </table:table-cell>
              <table:table-cell office:value-type="float" office:value="-0.740476029969443">
                <text:p>-0.74047602996944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769994179895101">
                <text:p>0.076999417989510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">
                <text:p>0.000032262193006058</text:p>
              </table:table-cell>
              <table:table-cell office:value-type="float" office:value="-0.719688085530478">
                <text:p>-0.7196880855304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84440437784874">
                <text:p>0.084440437784874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1">
                <text:p>0.0000322621930060581</text:p>
              </table:table-cell>
              <table:table-cell office:value-type="float" office:value="-0.694453568948966">
                <text:p>-0.69445356894896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925875509120395">
                <text:p>0.0925875509120395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2">
                <text:p>0.0000322621930060582</text:p>
              </table:table-cell>
              <table:table-cell office:value-type="float" office:value="-0.665598160732138">
                <text:p>-0.6655981607321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01508883761672">
                <text:p>0.101508883761672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3">
                <text:p>0.0000322621930060583</text:p>
              </table:table-cell>
              <table:table-cell office:value-type="float" office:value="-0.633987405552318">
                <text:p>-0.63398740555231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11279036771681">
                <text:p>0.111279036771681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5">
                <text:p>0.0000322621930060585</text:p>
              </table:table-cell>
              <table:table-cell office:value-type="float" office:value="-0.60047162798918">
                <text:p>-0.6004716279891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197970823819">
                <text:p>0.1219797082381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6">
                <text:p>0.0000322621930060586</text:p>
              </table:table-cell>
              <table:table-cell office:value-type="float" office:value="-0.565842482071759">
                <text:p>-0.5658424820717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33700377479006">
                <text:p>0.133700377479006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87">
                <text:p>0.0000322621930060587</text:p>
              </table:table-cell>
              <table:table-cell office:value-type="float" office:value="-0.530803123032413">
                <text:p>-0.5308031230324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6539053062207">
                <text:p>0.146539053062207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89">
                <text:p>0.0000322621930060589</text:p>
              </table:table-cell>
              <table:table-cell office:value-type="float" office:value="-0.495951618957207">
                <text:p>-0.495951618957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0603092356564">
                <text:p>0.16060309235656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1">
                <text:p>0.0000322621930060591</text:p>
              </table:table-cell>
              <table:table-cell office:value-type="float" office:value="-0.461775635209506">
                <text:p>-0.46177563520950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60100992569">
                <text:p>0.1760100992569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3">
                <text:p>0.0000322621930060593</text:p>
              </table:table-cell>
              <table:table-cell office:value-type="float" office:value="-0.428655665846804">
                <text:p>-0.42865566584680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92888907591184">
                <text:p>0.192888907591184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595">
                <text:p>0.0000322621930060595</text:p>
              </table:table-cell>
              <table:table-cell office:value-type="float" office:value="-0.396873990279843">
                <text:p>-0.3968739902798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11380658432655">
                <text:p>0.211380658432655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597">
                <text:p>0.0000322621930060597</text:p>
              </table:table-cell>
              <table:table-cell office:value-type="float" office:value="-0.366626866098414">
                <text:p>-0.3666268660984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1639980325467">
                <text:p>0.231639980325467</text:p>
              </table:table-cell>
              <table:table-cell office:value-type="float" office:value="0.0000157643705129985">
                <text:p>0.0000157643705129985</text:p>
              </table:table-cell>
              <table:table-cell office:value-type="float" office:value="0.00003226219300606">
                <text:p>0.00003226219300606</text:p>
              </table:table-cell>
              <table:table-cell office:value-type="float" office:value="-0.338038002664575">
                <text:p>-0.3380380026645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3836282292958">
                <text:p>0.253836282292958</text:p>
              </table:table-cell>
              <table:table-cell office:value-type="float" office:value="0.0000160643705129985">
                <text:p>0.0000160643705129985</text:p>
              </table:table-cell>
              <table:table-cell office:value-type="float" office:value="0.0000322621930060603">
                <text:p>0.0000322621930060603</text:p>
              </table:table-cell>
              <table:table-cell office:value-type="float" office:value="-0.311171931101327">
                <text:p>-0.3111719311013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